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3.7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11" style:family="table-cell" style:parent-style-name="Default" style:data-style-name="N127">
      <style:table-cell-properties fo:background-color="#00cc00"/>
      <style:text-properties style:text-position="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name-complex="等线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1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1">
      <style:text-properties fo:color="#000000" style:font-name="Liberation Sans" fo:font-size="10pt" style:font-name-asian="Noto Sans CJK SC Regular" style:font-size-asian="10pt" style:font-name-complex="等线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name-complex="等线" style:font-size-complex="11pt" style:font-style-complex="normal" style:font-weight-complex="normal"/>
    </style:style>
    <style:style style:name="ce12" style:family="table-cell" style:parent-style-name="Default" style:data-style-name="N1">
      <style:text-properties style:font-name="Liberation Sans" fo:font-size="10pt" style:font-name-asian="Noto Sans CJK SC Regular" style:font-size-asian="10pt" style:font-name-complex="等线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9">
      <style:text-properties style:font-name="Liberation Sans" style:font-name-asian="Noto Sans CJK SC Regular" style:font-name-complex="等线"/>
    </style:style>
    <style:style style:name="ce15" style:family="table-cell" style:parent-style-name="Default" style:data-style-name="N129"/>
    <style:style style:name="ce16" style:family="table-cell" style:parent-style-name="Default" style:data-style-name="N127"/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27">
      <style:table-cell-properties fo:background-color="#00cc00"/>
    </style:style>
    <style:style style:name="T1" style:family="text">
      <style:text-properties fo:color="#000000" style:font-name="等线" fo:font-size="11pt" fo:font-weight="normal" style:text-underline-style="none" style:text-underline-color="font-color" style:text-line-through-type="none" fo:font-style="normal" style:text-outline="false" fo:text-shadow="none" style:text-position="0%" style:font-name-complex="等线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upply_values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2" table:default-cell-style-name="ce12"/>
        <table:table-column table:style-name="co3" table:number-columns-repeated="2" table:default-cell-style-name="ce3"/>
        <table:table-column table:style-name="co3" table:number-columns-repeated="2" table:default-cell-style-name="ce14"/>
        <table:table-column table:style-name="co3" table:default-cell-style-name="ce15"/>
        <table:table-column table:style-name="co3" table:default-cell-style-name="ce14"/>
        <table:table-column table:style-name="co3" table:default-cell-style-name="ce15"/>
        <table:table-column table:style-name="co3" table:number-columns-repeated="11" table:default-cell-style-name="Default"/>
        <table:table-row table:style-name="ro2">
          <table:table-cell office:value-type="string" calcext:value-type="string">
            <text:p>#SUPS</text:p>
          </table:table-cell>
          <table:table-cell office:value-type="string" calcext:value-type="string">
            <text:p>Manure (kg/day)</text:p>
          </table:table-cell>
          <table:table-cell/>
          <table:table-cell table:style-name="Default" office:value-type="string" calcext:value-type="string">
            <text:p>AU</text:p>
          </table:table-cell>
          <table:table-cell table:style-name="Default" office:value-type="string" calcext:value-type="string">
            <text:p>animal weights </text:p>
          </table:table-cell>
          <table:table-cell table:style-name="ce4" office:value-type="string" calcext:value-type="string">
            <text:p>lactating cows</text:p>
          </table:table-cell>
          <table:table-cell table:style-name="ce6" office:value-type="string" calcext:value-type="string">
            <text:p>dry cows</text:p>
          </table:table-cell>
          <table:table-cell table:style-name="ce6" office:value-type="string" calcext:value-type="string">
            <text:p>heifers</text:p>
          </table:table-cell>
          <table:table-cell table:style-name="ce6" office:value-type="string" calcext:value-type="string">
            <text:p>calf</text:p>
          </table:table-cell>
          <table:table-cell table:style-name="ce7" office:value-type="string" calcext:value-type="string">
            <text:p>manure</text:p>
          </table:table-cell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<text:span text:style-name="T1">VS</text:span></text:p>
          </table:table-cell>
          <table:table-cell table:style-name="Default" office:value-type="string" calcext:value-type="string">
            <text:p>water added</text:p>
          </table:table-cell>
          <table:table-cell table:style-name="Default" office:value-type="string" calcext:value-type="string">
            <text:p>total waste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2O5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K2O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P2O5</text:p>
          </table:table-cell>
          <table:table-cell table:formula="of:=(31*2)+(16*5)" office:value-type="float" office:value="142" calcext:value-type="float">
            <text:p>142</text:p>
          </table:table-cell>
          <table:table-cell office:value-type="string" calcext:value-type="string">
            <text:p>kg</text:p>
          </table:table-cell>
        </table:table-row>
        <table:table-row table:style-name="ro4">
          <table:table-cell/>
          <table:table-cell office:value-type="string" calcext:value-type="string">
            <text:p>kg/day</text:p>
          </table:table-cell>
          <table:table-cell/>
          <table:table-cell table:style-name="Default"/>
          <table:table-cell table:style-name="Default" office:value-type="string" calcext:value-type="string">
            <text:p>lb</text:p>
          </table:table-cell>
          <table:table-cell table:number-columns-repeated="4" table:style-name="ce5" office:value-type="string" calcext:value-type="string">
            <text:p>lb</text:p>
          </table:table-cell>
          <table:table-cell table:number-columns-repeated="3" table:style-name="ce8" office:value-type="string" calcext:value-type="string">
            <text:p>kg/day</text:p>
          </table:table-cell>
          <table:table-cell table:style-name="Default" office:value-type="string" calcext:value-type="string">
            <text:p>kg</text:p>
          </table:table-cell>
          <table:table-cell table:style-name="Default" office:value-type="string" calcext:value-type="string">
            <text:p>(with 7% dm)</text:p>
          </table:table-cell>
          <table:table-cell table:number-columns-repeated="5" table:style-name="Default" office:value-type="string" calcext:value-type="string">
            <text:p>lb/day</text:p>
          </table:table-cell>
          <table:table-cell table:number-columns-repeated="3" office:value-type="string" calcext:value-type="string">
            <text:p>%</text:p>
          </table:table-cell>
          <table:table-cell table:style-name="ce17" office:value-type="string" calcext:value-type="string">
            <text:p>TS%</text:p>
          </table:table-cell>
          <table:table-cell table:style-name="ce17" office:value-type="string" calcext:value-type="string">
            <text:p>VS%</text:p>
          </table:table-cell>
          <table:table-cell office:value-type="string" calcext:value-type="string">
            <text:p>increase from our initial assumption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g</text:p>
          </table:table-cell>
        </table:table-row>
        <table:table-row table:style-name="ro3">
          <table:table-cell table:number-columns-repeated="3"/>
          <table:table-cell table:style-name="Default" table:number-columns-repeated="11"/>
          <table:table-cell table:style-name="ce13" office:value-type="string" calcext:value-type="string" table:number-columns-spanned="8" table:number-rows-spanned="1">
            <text:p>in excreted waste</text:p>
          </table:table-cell>
          <table:covered-table-cell table:number-columns-repeated="4" table:style-name="Default"/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s1</text:p>
          </table:table-cell>
          <table:table-cell office:value-type="float" office:value="417304.64" calcext:value-type="float">
            <text:p>417304.64</text:p>
          </table:table-cell>
          <table:table-cell/>
          <table:table-cell table:style-name="Default" table:formula="of:=[.B4]/80/0.453592" office:value-type="float" office:value="11500" calcext:value-type="float">
            <text:p>11500</text:p>
          </table:table-cell>
          <table:table-cell table:style-name="Default" table:formula="of:=[.D4]*1000" office:value-type="float" office:value="11500000" calcext:value-type="float">
            <text:p>11500000</text:p>
          </table:table-cell>
          <table:table-cell table:style-name="Default" table:formula="of:=[.E4]*0.72" office:value-type="float" office:value="8280000" calcext:value-type="float">
            <text:p>8280000</text:p>
          </table:table-cell>
          <table:table-cell table:style-name="Default" table:formula="of:=[.E4]*0.045" office:value-type="float" office:value="517500" calcext:value-type="float">
            <text:p>517500</text:p>
          </table:table-cell>
          <table:table-cell table:style-name="Default" table:formula="of:=[.E4]*0.233" office:value-type="float" office:value="2679500" calcext:value-type="float">
            <text:p>2679500</text:p>
          </table:table-cell>
          <table:table-cell table:style-name="Default" table:formula="of:=[.E4]*0.002" office:value-type="float" office:value="23000" calcext:value-type="float">
            <text:p>23000</text:p>
          </table:table-cell>
          <table:table-cell table:formula="of:=([.F4]/1000*111+[.G4]/1000*51+[.H4]/1000*60+[.I4]/250*20)*0.453592" office:value-type="float" office:value="502617.35734" calcext:value-type="float">
            <text:p>502617</text:p>
          </table:table-cell>
          <table:table-cell table:formula="of:=([.F4]/1000*14.3+[.G4]/1000*6.5+[.H4]/1000*8.9+[.I4]/250*2.4)*0.453592" office:value-type="float" office:value="66150.0882712" calcext:value-type="float">
            <text:p>66150</text:p>
          </table:table-cell>
          <table:table-cell table:formula="of:=([.F4]/1000*12.1+[.G4]/1000*5.5+[.H4]/1000*7.6+[.I4]/250*2)*365*0.453592/1000" office:value-type="float" office:value="20460.443891046" calcext:value-type="float">
            <text:p>20460</text:p>
          </table:table-cell>
          <table:table-cell table:formula="of:=[.J4]*[$Sheet2.$B$16]" office:value-type="float" office:value="359012.3981" calcext:value-type="float">
            <text:p>359012</text:p>
          </table:table-cell>
          <table:table-cell table:formula="of:=[.J4]+[.M4]" office:value-type="float" office:value="861629.75544" calcext:value-type="float">
            <text:p>861630</text:p>
          </table:table-cell>
          <table:table-cell table:formula="of:=([.F4]/1000*0.72+[.G4]/1000*0.3+[.H4]/1000*0.3+[.I4]/250*0.11)*0.453592" office:value-type="float" office:value="3143.76450544" calcext:value-type="float">
            <text:p>3143.8</text:p>
          </table:table-cell>
          <table:table-cell table:formula="of:=([.F4]/1000*0.37+[.G4]/1000*0.11+[.H4]/1000*0.1+[.I4]/250*0.02)*0.453592" office:value-type="float" office:value="1537.81976148" calcext:value-type="float">
            <text:p>1537.8</text:p>
          </table:table-cell>
          <table:table-cell table:formula="of:=[.P4]*[.$AC$4]" office:value-type="float" office:value="671.442431068732" calcext:value-type="float">
            <text:p>671.4</text:p>
          </table:table-cell>
          <table:table-cell table:formula="of:=([.F4]/1000*0.4+[.G4]/1000*0.24+[.H4]/1000*0.31+[.I4]/250*0.09)*0.453592" office:value-type="float" office:value="1939.162499" calcext:value-type="float">
            <text:p>1939.2</text:p>
          </table:table-cell>
          <table:table-cell table:formula="of:=[.R4]*[.$AC$10]" office:value-type="float" office:value="1609.09228640426" calcext:value-type="float">
            <text:p>1609.1</text:p>
          </table:table-cell>
          <table:table-cell table:style-name="ce16" table:formula="of:=[.O4]/[.J4]*100" office:value-type="float" office:value="0.625478698562607" calcext:value-type="float">
            <text:p>0.6255</text:p>
          </table:table-cell>
          <table:table-cell table:style-name="ce16" table:formula="of:=[.Q4]/[.J4]*100" office:value-type="float" office:value="0.133589184946219" calcext:value-type="float">
            <text:p>0.1336</text:p>
          </table:table-cell>
          <table:table-cell table:style-name="ce16" table:formula="of:=[.S4]/[.J4]*100" office:value-type="float" office:value="0.320142602101935" calcext:value-type="float">
            <text:p>0.3201</text:p>
          </table:table-cell>
          <table:table-cell table:formula="of:=([.J4]-[.B4])/[.B4]*100" office:value-type="float" office:value="20.44375" calcext:value-type="float">
            <text:p>20.44375</text:p>
          </table:table-cell>
          <table:table-cell table:formula="of:=([.N4]-[.B4])/[.B4]*100" office:value-type="float" office:value="106.475" calcext:value-type="float">
            <text:p>106.475</text:p>
          </table:table-cell>
          <table:table-cell table:number-columns-repeated="3"/>
          <table:table-cell office:value-type="string" calcext:value-type="string">
            <text:p>P2O5 to TP</text:p>
          </table:table-cell>
          <table:table-cell table:formula="of:=2*[.AC2]/[.AC1]" office:value-type="float" office:value="0.436619718309859" calcext:value-type="float">
            <text:p>0.4366197183</text:p>
          </table:table-cell>
          <table:table-cell office:value-type="string" calcext:value-type="string">
            <text:p>imp: there are two P in P2O5</text:p>
          </table:table-cell>
        </table:table-row>
        <table:table-row table:style-name="ro3">
          <table:table-cell office:value-type="string" calcext:value-type="string">
            <text:p>s2</text:p>
          </table:table-cell>
          <table:table-cell office:value-type="float" office:value="368425.57" calcext:value-type="float">
            <text:p>368425.57</text:p>
          </table:table-cell>
          <table:table-cell/>
          <table:table-cell table:formula="of:=[.B5]/80/0.453592" office:value-type="float" office:value="10153.0001080266" calcext:value-type="float">
            <text:p>10153</text:p>
          </table:table-cell>
          <table:table-cell table:formula="of:=[.D5]*1000" office:value-type="float" office:value="10153000.1080266" calcext:value-type="float">
            <text:p>10153000</text:p>
          </table:table-cell>
          <table:table-cell table:formula="of:=[.E5]*0.72" office:value-type="float" office:value="7310160.07777915" calcext:value-type="float">
            <text:p>7310160</text:p>
          </table:table-cell>
          <table:table-cell table:formula="of:=[.E5]*0.045" office:value-type="float" office:value="456885.004861197" calcext:value-type="float">
            <text:p>456885</text:p>
          </table:table-cell>
          <table:table-cell table:formula="of:=[.E5]*0.233" office:value-type="float" office:value="2365649.0251702" calcext:value-type="float">
            <text:p>2365649</text:p>
          </table:table-cell>
          <table:table-cell table:formula="of:=[.E5]*0.002" office:value-type="float" office:value="20306.0002160532" calcext:value-type="float">
            <text:p>20306</text:p>
          </table:table-cell>
          <table:table-cell table:formula="of:=([.F5]/1000*111+[.G5]/1000*51+[.H5]/1000*60+[.I5]/250*20)*0.453592" office:value-type="float" office:value="443745.572466875" calcext:value-type="float">
            <text:p>443746</text:p>
          </table:table-cell>
          <table:table-cell table:formula="of:=([.F5]/1000*14.3+[.G5]/1000*6.5+[.H5]/1000*8.9+[.I5]/250*2.4)*0.453592" office:value-type="float" office:value="58401.900292475" calcext:value-type="float">
            <text:p>58402</text:p>
          </table:table-cell>
          <table:table-cell table:formula="of:=([.F5]/1000*12.1+[.G5]/1000*5.5+[.H5]/1000*7.6+[.I5]/250*2)*365*0.453592/1000" office:value-type="float" office:value="18063.9033944402" calcext:value-type="float">
            <text:p>18064</text:p>
          </table:table-cell>
          <table:table-cell table:formula="of:=[.J5]*[$Sheet2.$B$16]" office:value-type="float" office:value="316961.123190625" calcext:value-type="float">
            <text:p>316961</text:p>
          </table:table-cell>
          <table:table-cell table:formula="of:=[.J5]+[.M5]" office:value-type="float" office:value="760706.6956575" calcext:value-type="float">
            <text:p>760707</text:p>
          </table:table-cell>
          <table:table-cell table:formula="of:=([.F5]/1000*0.72+[.G5]/1000*0.3+[.H5]/1000*0.3+[.I5]/250*0.11)*0.453592" office:value-type="float" office:value="2775.534031595" calcext:value-type="float">
            <text:p>2775.5</text:p>
          </table:table-cell>
          <table:table-cell table:formula="of:=([.F5]/1000*0.37+[.G5]/1000*0.11+[.H5]/1000*0.1+[.I5]/250*0.02)*0.453592" office:value-type="float" office:value="1357.69427864625" calcext:value-type="float">
            <text:p>1357.7</text:p>
          </table:table-cell>
          <table:table-cell table:formula="of:=[.P5]*[.$AC$4]" office:value-type="float" office:value="592.796093493433" calcext:value-type="float">
            <text:p>592.8</text:p>
          </table:table-cell>
          <table:table-cell table:formula="of:=([.F5]/1000*0.4+[.G5]/1000*0.24+[.H5]/1000*0.31+[.I5]/250*0.09)*0.453592" office:value-type="float" office:value="1712.02757059375" calcext:value-type="float">
            <text:p>1712.0</text:p>
          </table:table-cell>
          <table:table-cell table:formula="of:=[.R5]*[.$AC$10]" office:value-type="float" office:value="1420.61862240758" calcext:value-type="float">
            <text:p>1420.6</text:p>
          </table:table-cell>
          <table:table-cell table:style-name="ce16" table:formula="of:=[.O5]/[.J5]*100" office:value-type="float" office:value="0.625478698562607" calcext:value-type="float">
            <text:p>0.6255</text:p>
          </table:table-cell>
          <table:table-cell table:style-name="ce16" table:formula="of:=[.Q5]/[.J5]*100" office:value-type="float" office:value="0.133589184946219" calcext:value-type="float">
            <text:p>0.1336</text:p>
          </table:table-cell>
          <table:table-cell table:style-name="ce16" table:formula="of:=[.S5]/[.J5]*100" office:value-type="float" office:value="0.320142602101935" calcext:value-type="float">
            <text:p>0.3201</text:p>
          </table:table-cell>
          <table:table-cell table:number-columns-repeated="5"/>
          <table:table-cell office:value-type="string" calcext:value-type="string">
            <text:p>TP to P2O5</text:p>
          </table:table-cell>
          <table:table-cell table:formula="of:=1/[.AC4]" office:value-type="float" office:value="2.29032258064516" calcext:value-type="float">
            <text:p>2.2903225806</text:p>
          </table:table-cell>
          <table:table-cell/>
        </table:table-row>
        <table:table-row table:style-name="ro3">
          <table:table-cell office:value-type="string" calcext:value-type="string">
            <text:p>s3</text:p>
          </table:table-cell>
          <table:table-cell office:value-type="float" office:value="238698.25" calcext:value-type="float">
            <text:p>238698.25</text:p>
          </table:table-cell>
          <table:table-cell/>
          <table:table-cell table:formula="of:=[.B6]/80/0.453592" office:value-type="float" office:value="6577.99988756416" calcext:value-type="float">
            <text:p>6578</text:p>
          </table:table-cell>
          <table:table-cell table:formula="of:=[.D6]*1000" office:value-type="float" office:value="6577999.88756416" calcext:value-type="float">
            <text:p>6578000</text:p>
          </table:table-cell>
          <table:table-cell table:formula="of:=[.E6]*0.72" office:value-type="float" office:value="4736159.91904619" calcext:value-type="float">
            <text:p>4736160</text:p>
          </table:table-cell>
          <table:table-cell table:formula="of:=[.E6]*0.045" office:value-type="float" office:value="296009.994940387" calcext:value-type="float">
            <text:p>296010</text:p>
          </table:table-cell>
          <table:table-cell table:formula="of:=[.E6]*0.233" office:value-type="float" office:value="1532673.97380245" calcext:value-type="float">
            <text:p>1532674</text:p>
          </table:table-cell>
          <table:table-cell table:formula="of:=[.E6]*0.002" office:value-type="float" office:value="13155.9997751283" calcext:value-type="float">
            <text:p>13156</text:p>
          </table:table-cell>
          <table:table-cell table:formula="of:=([.F6]/1000*111+[.G6]/1000*51+[.H6]/1000*60+[.I6]/250*20)*0.453592" office:value-type="float" office:value="287497.123484375" calcext:value-type="float">
            <text:p>287497</text:p>
          </table:table-cell>
          <table:table-cell table:formula="of:=([.F6]/1000*14.3+[.G6]/1000*6.5+[.H6]/1000*8.9+[.I6]/250*2.4)*0.453592" office:value-type="float" office:value="37837.849844375" calcext:value-type="float">
            <text:p>37838</text:p>
          </table:table-cell>
          <table:table-cell table:formula="of:=([.F6]/1000*12.1+[.G6]/1000*5.5+[.H6]/1000*7.6+[.I6]/250*2)*365*0.453592/1000" office:value-type="float" office:value="11703.3737056359" calcext:value-type="float">
            <text:p>11703</text:p>
          </table:table-cell>
          <table:table-cell table:formula="of:=[.J6]*[$Sheet2.$B$16]" office:value-type="float" office:value="205355.088203125" calcext:value-type="float">
            <text:p>205355</text:p>
          </table:table-cell>
          <table:table-cell table:formula="of:=[.J6]+[.M6]" office:value-type="float" office:value="492852.2116875" calcext:value-type="float">
            <text:p>492852</text:p>
          </table:table-cell>
          <table:table-cell table:formula="of:=([.F6]/1000*0.72+[.G6]/1000*0.3+[.H6]/1000*0.3+[.I6]/250*0.11)*0.453592" office:value-type="float" office:value="1798.233266375" calcext:value-type="float">
            <text:p>1798.2</text:p>
          </table:table-cell>
          <table:table-cell table:formula="of:=([.F6]/1000*0.37+[.G6]/1000*0.11+[.H6]/1000*0.1+[.I6]/250*0.02)*0.453592" office:value-type="float" office:value="879.63288853125" calcext:value-type="float">
            <text:p>879.6</text:p>
          </table:table-cell>
          <table:table-cell table:formula="of:=[.P6]*[.$AC$4]" office:value-type="float" office:value="384.065064006602" calcext:value-type="float">
            <text:p>384.1</text:p>
          </table:table-cell>
          <table:table-cell table:formula="of:=([.F6]/1000*0.4+[.G6]/1000*0.24+[.H6]/1000*0.31+[.I6]/250*0.09)*0.453592" office:value-type="float" office:value="1109.20093046875" calcext:value-type="float">
            <text:p>1109.2</text:p>
          </table:table-cell>
          <table:table-cell table:formula="of:=[.R6]*[.$AC$10]" office:value-type="float" office:value="920.400772091091" calcext:value-type="float">
            <text:p>920.4</text:p>
          </table:table-cell>
          <table:table-cell table:style-name="ce16" table:formula="of:=[.O6]/[.J6]*100" office:value-type="float" office:value="0.625478698562607" calcext:value-type="float">
            <text:p>0.6255</text:p>
          </table:table-cell>
          <table:table-cell table:style-name="ce16" table:formula="of:=[.Q6]/[.J6]*100" office:value-type="float" office:value="0.133589184946219" calcext:value-type="float">
            <text:p>0.1336</text:p>
          </table:table-cell>
          <table:table-cell table:style-name="ce16" table:formula="of:=[.S6]/[.J6]*100" office:value-type="float" office:value="0.320142602101935" calcext:value-type="float">
            <text:p>0.320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4</text:p>
          </table:table-cell>
          <table:table-cell office:value-type="float" office:value="211627.88" calcext:value-type="float">
            <text:p>211627.88</text:p>
          </table:table-cell>
          <table:table-cell/>
          <table:table-cell table:formula="of:=[.B7]/80/0.453592" office:value-type="float" office:value="5831.99990299653" calcext:value-type="float">
            <text:p>5832</text:p>
          </table:table-cell>
          <table:table-cell table:formula="of:=[.D7]*1000" office:value-type="float" office:value="5831999.90299653" calcext:value-type="float">
            <text:p>5832000</text:p>
          </table:table-cell>
          <table:table-cell table:formula="of:=[.E7]*0.72" office:value-type="float" office:value="4199039.9301575" calcext:value-type="float">
            <text:p>4199040</text:p>
          </table:table-cell>
          <table:table-cell table:formula="of:=[.E7]*0.045" office:value-type="float" office:value="262439.995634844" calcext:value-type="float">
            <text:p>262440</text:p>
          </table:table-cell>
          <table:table-cell table:formula="of:=[.E7]*0.233" office:value-type="float" office:value="1358855.97739819" calcext:value-type="float">
            <text:p>1358856</text:p>
          </table:table-cell>
          <table:table-cell table:formula="of:=[.E7]*0.002" office:value-type="float" office:value="11663.9998059931" calcext:value-type="float">
            <text:p>11664</text:p>
          </table:table-cell>
          <table:table-cell table:formula="of:=([.F7]/1000*111+[.G7]/1000*51+[.H7]/1000*60+[.I7]/250*20)*0.453592" office:value-type="float" office:value="254892.5547175" calcext:value-type="float">
            <text:p>254893</text:p>
          </table:table-cell>
          <table:table-cell table:formula="of:=([.F7]/1000*14.3+[.G7]/1000*6.5+[.H7]/1000*8.9+[.I7]/250*2.4)*0.453592" office:value-type="float" office:value="33546.7224679" calcext:value-type="float">
            <text:p>33547</text:p>
          </table:table-cell>
          <table:table-cell table:formula="of:=([.F7]/1000*12.1+[.G7]/1000*5.5+[.H7]/1000*7.6+[.I7]/250*2)*365*0.453592/1000" office:value-type="float" office:value="10376.1136337257" calcext:value-type="float">
            <text:p>10376</text:p>
          </table:table-cell>
          <table:table-cell table:formula="of:=[.J7]*[$Sheet2.$B$16]" office:value-type="float" office:value="182066.1105125" calcext:value-type="float">
            <text:p>182066</text:p>
          </table:table-cell>
          <table:table-cell table:formula="of:=[.J7]+[.M7]" office:value-type="float" office:value="436958.66523" calcext:value-type="float">
            <text:p>436959</text:p>
          </table:table-cell>
          <table:table-cell table:formula="of:=([.F7]/1000*0.72+[.G7]/1000*0.3+[.H7]/1000*0.3+[.I7]/250*0.11)*0.453592" office:value-type="float" office:value="1594.29863398" calcext:value-type="float">
            <text:p>1594.3</text:p>
          </table:table-cell>
          <table:table-cell table:formula="of:=([.F7]/1000*0.37+[.G7]/1000*0.11+[.H7]/1000*0.1+[.I7]/250*0.02)*0.453592" office:value-type="float" office:value="779.875191285" calcext:value-type="float">
            <text:p>779.9</text:p>
          </table:table-cell>
          <table:table-cell table:formula="of:=[.P7]*[.$AC$4]" office:value-type="float" office:value="340.508886335704" calcext:value-type="float">
            <text:p>340.5</text:p>
          </table:table-cell>
          <table:table-cell table:formula="of:=([.F7]/1000*0.4+[.G7]/1000*0.24+[.H7]/1000*0.31+[.I7]/250*0.09)*0.453592" office:value-type="float" office:value="983.408304875" calcext:value-type="float">
            <text:p>983.4</text:p>
          </table:table-cell>
          <table:table-cell table:formula="of:=[.R7]*[.$AC$10]" office:value-type="float" office:value="816.019657236702" calcext:value-type="float">
            <text:p>816.0</text:p>
          </table:table-cell>
          <table:table-cell table:style-name="ce16" table:formula="of:=[.O7]/[.J7]*100" office:value-type="float" office:value="0.625478698562607" calcext:value-type="float">
            <text:p>0.6255</text:p>
          </table:table-cell>
          <table:table-cell table:style-name="ce16" table:formula="of:=[.Q7]/[.J7]*100" office:value-type="float" office:value="0.133589184946219" calcext:value-type="float">
            <text:p>0.1336</text:p>
          </table:table-cell>
          <table:table-cell table:style-name="ce16" table:formula="of:=[.S7]/[.J7]*100" office:value-type="float" office:value="0.320142602101935" calcext:value-type="float">
            <text:p>0.3201</text:p>
          </table:table-cell>
          <table:table-cell table:number-columns-repeated="5"/>
          <table:table-cell office:value-type="string" calcext:value-type="string">
            <text:p>K2O</text:p>
          </table:table-cell>
          <table:table-cell table:formula="of:=39*2+16" office:value-type="float" office:value="94" calcext:value-type="float">
            <text:p>94</text:p>
          </table:table-cell>
          <table:table-cell/>
        </table:table-row>
        <table:table-row table:style-name="ro3">
          <table:table-cell office:value-type="string" calcext:value-type="string">
            <text:p>s5</text:p>
          </table:table-cell>
          <table:table-cell office:value-type="float" office:value="211301.3" calcext:value-type="float">
            <text:p>211301.3</text:p>
          </table:table-cell>
          <table:table-cell/>
          <table:table-cell table:formula="of:=[.B8]/80/0.453592" office:value-type="float" office:value="5823.00007495723" calcext:value-type="float">
            <text:p>5823</text:p>
          </table:table-cell>
          <table:table-cell table:formula="of:=[.D8]*1000" office:value-type="float" office:value="5823000.07495723" calcext:value-type="float">
            <text:p>5823000</text:p>
          </table:table-cell>
          <table:table-cell table:formula="of:=[.E8]*0.72" office:value-type="float" office:value="4192560.05396921" calcext:value-type="float">
            <text:p>4192560</text:p>
          </table:table-cell>
          <table:table-cell table:formula="of:=[.E8]*0.045" office:value-type="float" office:value="262035.003373075" calcext:value-type="float">
            <text:p>262035</text:p>
          </table:table-cell>
          <table:table-cell table:formula="of:=[.E8]*0.233" office:value-type="float" office:value="1356759.01746503" calcext:value-type="float">
            <text:p>1356759</text:p>
          </table:table-cell>
          <table:table-cell table:formula="of:=[.E8]*0.002" office:value-type="float" office:value="11646.0001499145" calcext:value-type="float">
            <text:p>11646</text:p>
          </table:table-cell>
          <table:table-cell table:formula="of:=([.F8]/1000*111+[.G8]/1000*51+[.H8]/1000*60+[.I8]/250*20)*0.453592" office:value-type="float" office:value="254499.20951875" calcext:value-type="float">
            <text:p>254499</text:p>
          </table:table-cell>
          <table:table-cell table:formula="of:=([.F8]/1000*14.3+[.G8]/1000*6.5+[.H8]/1000*8.9+[.I8]/250*2.4)*0.453592" office:value-type="float" office:value="33494.95382275" calcext:value-type="float">
            <text:p>33495</text:p>
          </table:table-cell>
          <table:table-cell table:formula="of:=([.F8]/1000*12.1+[.G8]/1000*5.5+[.H8]/1000*7.6+[.I8]/250*2)*365*0.453592/1000" office:value-type="float" office:value="10360.1014183669" calcext:value-type="float">
            <text:p>10360</text:p>
          </table:table-cell>
          <table:table-cell table:formula="of:=[.J8]*[$Sheet2.$B$16]" office:value-type="float" office:value="181785.14965625" calcext:value-type="float">
            <text:p>181785</text:p>
          </table:table-cell>
          <table:table-cell table:formula="of:=[.J8]+[.M8]" office:value-type="float" office:value="436284.359175" calcext:value-type="float">
            <text:p>436284</text:p>
          </table:table-cell>
          <table:table-cell table:formula="of:=([.F8]/1000*0.72+[.G8]/1000*0.3+[.H8]/1000*0.3+[.I8]/250*0.11)*0.453592" office:value-type="float" office:value="1591.83834355" calcext:value-type="float">
            <text:p>1591.8</text:p>
          </table:table-cell>
          <table:table-cell table:formula="of:=([.F8]/1000*0.37+[.G8]/1000*0.11+[.H8]/1000*0.1+[.I8]/250*0.02)*0.453592" office:value-type="float" office:value="778.671703162501" calcext:value-type="float">
            <text:p>778.7</text:p>
          </table:table-cell>
          <table:table-cell table:formula="of:=[.P8]*[.$AC$4]" office:value-type="float" office:value="339.983419690669" calcext:value-type="float">
            <text:p>340.0</text:p>
          </table:table-cell>
          <table:table-cell table:formula="of:=([.F8]/1000*0.4+[.G8]/1000*0.24+[.H8]/1000*0.31+[.I8]/250*0.09)*0.453592" office:value-type="float" office:value="981.8907284375" calcext:value-type="float">
            <text:p>981.9</text:p>
          </table:table-cell>
          <table:table-cell table:formula="of:=[.R8]*[.$AC$10]" office:value-type="float" office:value="814.760391682181" calcext:value-type="float">
            <text:p>814.8</text:p>
          </table:table-cell>
          <table:table-cell table:style-name="ce16" table:formula="of:=[.O8]/[.J8]*100" office:value-type="float" office:value="0.625478698562607" calcext:value-type="float">
            <text:p>0.6255</text:p>
          </table:table-cell>
          <table:table-cell table:style-name="ce16" table:formula="of:=[.Q8]/[.J8]*100" office:value-type="float" office:value="0.133589184946219" calcext:value-type="float">
            <text:p>0.1336</text:p>
          </table:table-cell>
          <table:table-cell table:style-name="ce16" table:formula="of:=[.S8]/[.J8]*100" office:value-type="float" office:value="0.320142602101935" calcext:value-type="float">
            <text:p>0.3201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 office:value-type="string" calcext:value-type="string">
            <text:p>s6</text:p>
          </table:table-cell>
          <table:table-cell office:value-type="float" office:value="208579.75" calcext:value-type="float">
            <text:p>208579.75</text:p>
          </table:table-cell>
          <table:table-cell/>
          <table:table-cell table:formula="of:=[.B9]/80/0.453592" office:value-type="float" office:value="5748.00013007284" calcext:value-type="float">
            <text:p>5748</text:p>
          </table:table-cell>
          <table:table-cell table:formula="of:=[.D9]*1000" office:value-type="float" office:value="5748000.13007284" calcext:value-type="float">
            <text:p>5748000</text:p>
          </table:table-cell>
          <table:table-cell table:formula="of:=[.E9]*0.72" office:value-type="float" office:value="4138560.09365245" calcext:value-type="float">
            <text:p>4138560</text:p>
          </table:table-cell>
          <table:table-cell table:formula="of:=[.E9]*0.045" office:value-type="float" office:value="258660.005853278" calcext:value-type="float">
            <text:p>258660</text:p>
          </table:table-cell>
          <table:table-cell table:formula="of:=[.E9]*0.233" office:value-type="float" office:value="1339284.03030697" calcext:value-type="float">
            <text:p>1339284</text:p>
          </table:table-cell>
          <table:table-cell table:formula="of:=[.E9]*0.002" office:value-type="float" office:value="11496.0002601457" calcext:value-type="float">
            <text:p>11496</text:p>
          </table:table-cell>
          <table:table-cell table:formula="of:=([.F9]/1000*111+[.G9]/1000*51+[.H9]/1000*60+[.I9]/250*20)*0.453592" office:value-type="float" office:value="251221.272640625" calcext:value-type="float">
            <text:p>251221</text:p>
          </table:table-cell>
          <table:table-cell table:formula="of:=([.F9]/1000*14.3+[.G9]/1000*6.5+[.H9]/1000*8.9+[.I9]/250*2.4)*0.453592" office:value-type="float" office:value="33063.540520625" calcext:value-type="float">
            <text:p>33064</text:p>
          </table:table-cell>
          <table:table-cell table:formula="of:=([.F9]/1000*12.1+[.G9]/1000*5.5+[.H9]/1000*7.6+[.I9]/250*2)*365*0.453592/1000" office:value-type="float" office:value="10226.6638388766" calcext:value-type="float">
            <text:p>10227</text:p>
          </table:table-cell>
          <table:table-cell table:formula="of:=[.J9]*[$Sheet2.$B$16]" office:value-type="float" office:value="179443.766171875" calcext:value-type="float">
            <text:p>179444</text:p>
          </table:table-cell>
          <table:table-cell table:formula="of:=[.J9]+[.M9]" office:value-type="float" office:value="430665.0388125" calcext:value-type="float">
            <text:p>430665</text:p>
          </table:table-cell>
          <table:table-cell table:formula="of:=([.F9]/1000*0.72+[.G9]/1000*0.3+[.H9]/1000*0.3+[.I9]/250*0.11)*0.453592" office:value-type="float" office:value="1571.335546625" calcext:value-type="float">
            <text:p>1571.3</text:p>
          </table:table-cell>
          <table:table-cell table:formula="of:=([.F9]/1000*0.37+[.G9]/1000*0.11+[.H9]/1000*0.1+[.I9]/250*0.02)*0.453592" office:value-type="float" office:value="768.642451218751" calcext:value-type="float">
            <text:p>768.6</text:p>
          </table:table-cell>
          <table:table-cell table:formula="of:=[.P9]*[.$AC$4]" office:value-type="float" office:value="335.60445053213" calcext:value-type="float">
            <text:p>335.6</text:p>
          </table:table-cell>
          <table:table-cell table:formula="of:=([.F9]/1000*0.4+[.G9]/1000*0.24+[.H9]/1000*0.31+[.I9]/250*0.09)*0.453592" office:value-type="float" office:value="969.244025781251" calcext:value-type="float">
            <text:p>969.2</text:p>
          </table:table-cell>
          <table:table-cell table:formula="of:=[.R9]*[.$AC$10]" office:value-type="float" office:value="804.266319265293" calcext:value-type="float">
            <text:p>804.3</text:p>
          </table:table-cell>
          <table:table-cell table:style-name="ce16" table:formula="of:=[.O9]/[.J9]*100" office:value-type="float" office:value="0.625478698562608" calcext:value-type="float">
            <text:p>0.6255</text:p>
          </table:table-cell>
          <table:table-cell table:style-name="ce16" table:formula="of:=[.Q9]/[.J9]*100" office:value-type="float" office:value="0.133589184946219" calcext:value-type="float">
            <text:p>0.1336</text:p>
          </table:table-cell>
          <table:table-cell table:style-name="ce16" table:formula="of:=[.S9]/[.J9]*100" office:value-type="float" office:value="0.320142602101935" calcext:value-type="float">
            <text:p>0.320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7</text:p>
          </table:table-cell>
          <table:table-cell office:value-type="float" office:value="200306.23" calcext:value-type="float">
            <text:p>200306.23</text:p>
          </table:table-cell>
          <table:table-cell/>
          <table:table-cell table:formula="of:=[.B10]/80/0.453592" office:value-type="float" office:value="5520.00007716185" calcext:value-type="float">
            <text:p>5520</text:p>
          </table:table-cell>
          <table:table-cell table:formula="of:=[.D10]*1000" office:value-type="float" office:value="5520000.07716185" calcext:value-type="float">
            <text:p>5520000</text:p>
          </table:table-cell>
          <table:table-cell table:formula="of:=[.E10]*0.72" office:value-type="float" office:value="3974400.05555653" calcext:value-type="float">
            <text:p>3974400</text:p>
          </table:table-cell>
          <table:table-cell table:formula="of:=[.E10]*0.045" office:value-type="float" office:value="248400.003472283" calcext:value-type="float">
            <text:p>248400</text:p>
          </table:table-cell>
          <table:table-cell table:formula="of:=[.E10]*0.233" office:value-type="float" office:value="1286160.01797871" calcext:value-type="float">
            <text:p>1286160</text:p>
          </table:table-cell>
          <table:table-cell table:formula="of:=[.E10]*0.002" office:value-type="float" office:value="11040.0001543237" calcext:value-type="float">
            <text:p>11040</text:p>
          </table:table-cell>
          <table:table-cell table:formula="of:=([.F10]/1000*111+[.G10]/1000*51+[.H10]/1000*60+[.I10]/250*20)*0.453592" office:value-type="float" office:value="241256.334895625" calcext:value-type="float">
            <text:p>241256</text:p>
          </table:table-cell>
          <table:table-cell table:formula="of:=([.F10]/1000*14.3+[.G10]/1000*6.5+[.H10]/1000*8.9+[.I10]/250*2.4)*0.453592" office:value-type="float" office:value="31752.042814025" calcext:value-type="float">
            <text:p>31752</text:p>
          </table:table-cell>
          <table:table-cell table:formula="of:=([.F10]/1000*12.1+[.G10]/1000*5.5+[.H10]/1000*7.6+[.I10]/250*2)*365*0.453592/1000" office:value-type="float" office:value="9821.01320498606" calcext:value-type="float">
            <text:p>9821</text:p>
          </table:table-cell>
          <table:table-cell table:formula="of:=[.J10]*[$Sheet2.$B$16]" office:value-type="float" office:value="172325.953496875" calcext:value-type="float">
            <text:p>172326</text:p>
          </table:table-cell>
          <table:table-cell table:formula="of:=[.J10]+[.M10]" office:value-type="float" office:value="413582.2883925" calcext:value-type="float">
            <text:p>413582</text:p>
          </table:table-cell>
          <table:table-cell table:formula="of:=([.F10]/1000*0.72+[.G10]/1000*0.3+[.H10]/1000*0.3+[.I10]/250*0.11)*0.453592" office:value-type="float" office:value="1509.006983705" calcext:value-type="float">
            <text:p>1509.0</text:p>
          </table:table-cell>
          <table:table-cell table:formula="of:=([.F10]/1000*0.37+[.G10]/1000*0.11+[.H10]/1000*0.1+[.I10]/250*0.02)*0.453592" office:value-type="float" office:value="738.153495828749" calcext:value-type="float">
            <text:p>738.2</text:p>
          </table:table-cell>
          <table:table-cell table:formula="of:=[.P10]*[.$AC$4]" office:value-type="float" office:value="322.292371418186" calcext:value-type="float">
            <text:p>322.3</text:p>
          </table:table-cell>
          <table:table-cell table:formula="of:=([.F10]/1000*0.4+[.G10]/1000*0.24+[.H10]/1000*0.31+[.I10]/250*0.09)*0.453592" office:value-type="float" office:value="930.798012531249" calcext:value-type="float">
            <text:p>930.8</text:p>
          </table:table-cell>
          <table:table-cell table:formula="of:=[.R10]*[.$AC$10]" office:value-type="float" office:value="772.364308270611" calcext:value-type="float">
            <text:p>772.4</text:p>
          </table:table-cell>
          <table:table-cell table:style-name="ce16" table:formula="of:=[.O10]/[.J10]*100" office:value-type="float" office:value="0.625478698562606" calcext:value-type="float">
            <text:p>0.6255</text:p>
          </table:table-cell>
          <table:table-cell table:style-name="ce16" table:formula="of:=[.Q10]/[.J10]*100" office:value-type="float" office:value="0.133589184946219" calcext:value-type="float">
            <text:p>0.1336</text:p>
          </table:table-cell>
          <table:table-cell table:style-name="ce16" table:formula="of:=[.S10]/[.J10]*100" office:value-type="float" office:value="0.320142602101934" calcext:value-type="float">
            <text:p>0.3201</text:p>
          </table:table-cell>
          <table:table-cell table:number-columns-repeated="5"/>
          <table:table-cell office:value-type="string" calcext:value-type="string">
            <text:p>K2O to TK</text:p>
          </table:table-cell>
          <table:table-cell table:formula="of:=[.AC8]*2/[.AC7]" office:value-type="float" office:value="0.829787234042553" calcext:value-type="float">
            <text:p>0.829787234</text:p>
          </table:table-cell>
          <table:table-cell/>
        </table:table-row>
        <table:table-row table:style-name="ro3">
          <table:table-cell office:value-type="string" calcext:value-type="string">
            <text:p>s8</text:p>
          </table:table-cell>
          <table:table-cell office:value-type="float" office:value="191125.53" calcext:value-type="float">
            <text:p>191125.53</text:p>
          </table:table-cell>
          <table:table-cell/>
          <table:table-cell table:formula="of:=[.B11]/80/0.453592" office:value-type="float" office:value="5267.00013448209" calcext:value-type="float">
            <text:p>5267</text:p>
          </table:table-cell>
          <table:table-cell table:formula="of:=[.D11]*1000" office:value-type="float" office:value="5267000.13448209" calcext:value-type="float">
            <text:p>5267000</text:p>
          </table:table-cell>
          <table:table-cell table:formula="of:=[.E11]*0.72" office:value-type="float" office:value="3792240.0968271" calcext:value-type="float">
            <text:p>3792240</text:p>
          </table:table-cell>
          <table:table-cell table:formula="of:=[.E11]*0.045" office:value-type="float" office:value="237015.006051694" calcext:value-type="float">
            <text:p>237015</text:p>
          </table:table-cell>
          <table:table-cell table:formula="of:=[.E11]*0.233" office:value-type="float" office:value="1227211.03133433" calcext:value-type="float">
            <text:p>1227211</text:p>
          </table:table-cell>
          <table:table-cell table:formula="of:=[.E11]*0.002" office:value-type="float" office:value="10534.0002689642" calcext:value-type="float">
            <text:p>10534</text:p>
          </table:table-cell>
          <table:table-cell table:formula="of:=([.F11]/1000*111+[.G11]/1000*51+[.H11]/1000*60+[.I11]/250*20)*0.453592" office:value-type="float" office:value="230198.755539375" calcext:value-type="float">
            <text:p>230199</text:p>
          </table:table-cell>
          <table:table-cell table:formula="of:=([.F11]/1000*14.3+[.G11]/1000*6.5+[.H11]/1000*8.9+[.I11]/250*2.4)*0.453592" office:value-type="float" office:value="30296.741201775" calcext:value-type="float">
            <text:p>30297</text:p>
          </table:table-cell>
          <table:table-cell table:formula="of:=([.F11]/1000*12.1+[.G11]/1000*5.5+[.H11]/1000*7.6+[.I11]/250*2)*365*0.453592/1000" office:value-type="float" office:value="9370.88354136544" calcext:value-type="float">
            <text:p>9371</text:p>
          </table:table-cell>
          <table:table-cell table:formula="of:=[.J11]*[$Sheet2.$B$16]" office:value-type="float" office:value="164427.682528125" calcext:value-type="float">
            <text:p>164428</text:p>
          </table:table-cell>
          <table:table-cell table:formula="of:=[.J11]+[.M11]" office:value-type="float" office:value="394626.4380675" calcext:value-type="float">
            <text:p>394626</text:p>
          </table:table-cell>
          <table:table-cell table:formula="of:=([.F11]/1000*0.72+[.G11]/1000*0.3+[.H11]/1000*0.3+[.I11]/250*0.11)*0.453592" office:value-type="float" office:value="1439.844180255" calcext:value-type="float">
            <text:p>1439.8</text:p>
          </table:table-cell>
          <table:table-cell table:formula="of:=([.F11]/1000*0.37+[.G11]/1000*0.11+[.H11]/1000*0.1+[.I11]/250*0.02)*0.453592" office:value-type="float" office:value="704.321468741249" calcext:value-type="float">
            <text:p>704.3</text:p>
          </table:table-cell>
          <table:table-cell table:formula="of:=[.P11]*[.$AC$4]" office:value-type="float" office:value="307.52064128139" calcext:value-type="float">
            <text:p>307.5</text:p>
          </table:table-cell>
          <table:table-cell table:formula="of:=([.F11]/1000*0.4+[.G11]/1000*0.24+[.H11]/1000*0.31+[.I11]/250*0.09)*0.453592" office:value-type="float" office:value="888.13644721875" calcext:value-type="float">
            <text:p>888.1</text:p>
          </table:table-cell>
          <table:table-cell table:formula="of:=[.R11]*[.$AC$10]" office:value-type="float" office:value="736.964285990026" calcext:value-type="float">
            <text:p>737.0</text:p>
          </table:table-cell>
          <table:table-cell table:style-name="ce16" table:formula="of:=[.O11]/[.J11]*100" office:value-type="float" office:value="0.625478698562606" calcext:value-type="float">
            <text:p>0.6255</text:p>
          </table:table-cell>
          <table:table-cell table:style-name="ce16" table:formula="of:=[.Q11]/[.J11]*100" office:value-type="float" office:value="0.133589184946219" calcext:value-type="float">
            <text:p>0.1336</text:p>
          </table:table-cell>
          <table:table-cell table:style-name="ce16" table:formula="of:=[.S11]/[.J11]*100" office:value-type="float" office:value="0.320142602101934" calcext:value-type="float">
            <text:p>0.3201</text:p>
          </table:table-cell>
          <table:table-cell table:number-columns-repeated="5"/>
          <table:table-cell office:value-type="string" calcext:value-type="string">
            <text:p>TK to K2O</text:p>
          </table:table-cell>
          <table:table-cell table:formula="of:=1/[.AC10]" office:value-type="float" office:value="1.20512820512821" calcext:value-type="float">
            <text:p>1.2051282051</text:p>
          </table:table-cell>
          <table:table-cell/>
        </table:table-row>
        <table:table-row table:style-name="ro3">
          <table:table-cell office:value-type="string" calcext:value-type="string">
            <text:p>s9</text:p>
          </table:table-cell>
          <table:table-cell office:value-type="float" office:value="190182.05" calcext:value-type="float">
            <text:p>190182.05</text:p>
          </table:table-cell>
          <table:table-cell/>
          <table:table-cell table:formula="of:=[.B12]/80/0.453592" office:value-type="float" office:value="5240.99989638265" calcext:value-type="float">
            <text:p>5241</text:p>
          </table:table-cell>
          <table:table-cell table:formula="of:=[.D12]*1000" office:value-type="float" office:value="5240999.89638265" calcext:value-type="float">
            <text:p>5241000</text:p>
          </table:table-cell>
          <table:table-cell table:formula="of:=[.E12]*0.72" office:value-type="float" office:value="3773519.92539551" calcext:value-type="float">
            <text:p>3773520</text:p>
          </table:table-cell>
          <table:table-cell table:formula="of:=[.E12]*0.045" office:value-type="float" office:value="235844.995337219" calcext:value-type="float">
            <text:p>235845</text:p>
          </table:table-cell>
          <table:table-cell table:formula="of:=[.E12]*0.233" office:value-type="float" office:value="1221152.97585716" calcext:value-type="float">
            <text:p>1221153</text:p>
          </table:table-cell>
          <table:table-cell table:formula="of:=[.E12]*0.002" office:value-type="float" office:value="10481.9997927653" calcext:value-type="float">
            <text:p>10482</text:p>
          </table:table-cell>
          <table:table-cell table:formula="of:=([.F12]/1000*111+[.G12]/1000*51+[.H12]/1000*60+[.I12]/250*20)*0.453592" office:value-type="float" office:value="229062.392846875" calcext:value-type="float">
            <text:p>229062</text:p>
          </table:table-cell>
          <table:table-cell table:formula="of:=([.F12]/1000*14.3+[.G12]/1000*6.5+[.H12]/1000*8.9+[.I12]/250*2.4)*0.453592" office:value-type="float" office:value="30147.183110875" calcext:value-type="float">
            <text:p>30147</text:p>
          </table:table-cell>
          <table:table-cell table:formula="of:=([.F12]/1000*12.1+[.G12]/1000*5.5+[.H12]/1000*7.6+[.I12]/250*2)*365*0.453592/1000" office:value-type="float" office:value="9324.62472286219" calcext:value-type="float">
            <text:p>9325</text:p>
          </table:table-cell>
          <table:table-cell table:formula="of:=[.J12]*[$Sheet2.$B$16]" office:value-type="float" office:value="163615.994890625" calcext:value-type="float">
            <text:p>163616</text:p>
          </table:table-cell>
          <table:table-cell table:formula="of:=[.J12]+[.M12]" office:value-type="float" office:value="392678.3877375" calcext:value-type="float">
            <text:p>392678</text:p>
          </table:table-cell>
          <table:table-cell table:formula="of:=([.F12]/1000*0.72+[.G12]/1000*0.3+[.H12]/1000*0.3+[.I12]/250*0.11)*0.453592" office:value-type="float" office:value="1432.736473675" calcext:value-type="float">
            <text:p>1432.7</text:p>
          </table:table-cell>
          <table:table-cell table:formula="of:=([.F12]/1000*0.37+[.G12]/1000*0.11+[.H12]/1000*0.1+[.I12]/250*0.02)*0.453592" office:value-type="float" office:value="700.84462700625" calcext:value-type="float">
            <text:p>700.8</text:p>
          </table:table-cell>
          <table:table-cell table:formula="of:=[.P12]*[.$AC$4]" office:value-type="float" office:value="306.002583622447" calcext:value-type="float">
            <text:p>306.0</text:p>
          </table:table-cell>
          <table:table-cell table:formula="of:=([.F12]/1000*0.4+[.G12]/1000*0.24+[.H12]/1000*0.31+[.I12]/250*0.09)*0.453592" office:value-type="float" office:value="883.75221359375" calcext:value-type="float">
            <text:p>883.8</text:p>
          </table:table-cell>
          <table:table-cell table:formula="of:=[.R12]*[.$AC$10]" office:value-type="float" office:value="733.326304896942" calcext:value-type="float">
            <text:p>733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0</text:p>
          </table:table-cell>
          <table:table-cell office:value-type="float" office:value="188694.27" calcext:value-type="float">
            <text:p>188694.27</text:p>
          </table:table-cell>
          <table:table-cell/>
          <table:table-cell table:formula="of:=[.B13]/80/0.453592" office:value-type="float" office:value="5199.99994488439" calcext:value-type="float">
            <text:p>5200</text:p>
          </table:table-cell>
          <table:table-cell table:formula="of:=[.D13]*1000" office:value-type="float" office:value="5199999.94488439" calcext:value-type="float">
            <text:p>5200000</text:p>
          </table:table-cell>
          <table:table-cell table:formula="of:=[.E13]*0.72" office:value-type="float" office:value="3743999.96031676" calcext:value-type="float">
            <text:p>3744000</text:p>
          </table:table-cell>
          <table:table-cell table:formula="of:=[.E13]*0.045" office:value-type="float" office:value="233999.997519797" calcext:value-type="float">
            <text:p>234000</text:p>
          </table:table-cell>
          <table:table-cell table:formula="of:=[.E13]*0.233" office:value-type="float" office:value="1211599.98715806" calcext:value-type="float">
            <text:p>1211600</text:p>
          </table:table-cell>
          <table:table-cell table:formula="of:=[.E13]*0.002" office:value-type="float" office:value="10399.9998897688" calcext:value-type="float">
            <text:p>10400</text:p>
          </table:table-cell>
          <table:table-cell table:formula="of:=([.F13]/1000*111+[.G13]/1000*51+[.H13]/1000*60+[.I13]/250*20)*0.453592" office:value-type="float" office:value="227270.454823125" calcext:value-type="float">
            <text:p>227270</text:p>
          </table:table-cell>
          <table:table-cell table:formula="of:=([.F13]/1000*14.3+[.G13]/1000*6.5+[.H13]/1000*8.9+[.I13]/250*2.4)*0.453592" office:value-type="float" office:value="29911.343944725" calcext:value-type="float">
            <text:p>29911</text:p>
          </table:table-cell>
          <table:table-cell table:formula="of:=([.F13]/1000*12.1+[.G13]/1000*5.5+[.H13]/1000*7.6+[.I13]/250*2)*365*0.453592/1000" office:value-type="float" office:value="9251.67887876081" calcext:value-type="float">
            <text:p>9252</text:p>
          </table:table-cell>
          <table:table-cell table:formula="of:=[.J13]*[$Sheet2.$B$16]" office:value-type="float" office:value="162336.039159375" calcext:value-type="float">
            <text:p>162336</text:p>
          </table:table-cell>
          <table:table-cell table:formula="of:=[.J13]+[.M13]" office:value-type="float" office:value="389606.4939825" calcext:value-type="float">
            <text:p>389606</text:p>
          </table:table-cell>
          <table:table-cell table:formula="of:=([.F13]/1000*0.72+[.G13]/1000*0.3+[.H13]/1000*0.3+[.I13]/250*0.11)*0.453592" office:value-type="float" office:value="1421.528283045" calcext:value-type="float">
            <text:p>1421.5</text:p>
          </table:table-cell>
          <table:table-cell table:formula="of:=([.F13]/1000*0.37+[.G13]/1000*0.11+[.H13]/1000*0.1+[.I13]/250*0.02)*0.453592" office:value-type="float" office:value="695.36197173375" calcext:value-type="float">
            <text:p>695.4</text:p>
          </table:table-cell>
          <table:table-cell table:formula="of:=[.P13]*[.$AC$4]" office:value-type="float" office:value="303.608748221778" calcext:value-type="float">
            <text:p>303.6</text:p>
          </table:table-cell>
          <table:table-cell table:formula="of:=([.F13]/1000*0.4+[.G13]/1000*0.24+[.H13]/1000*0.31+[.I13]/250*0.09)*0.453592" office:value-type="float" office:value="876.83868590625" calcext:value-type="float">
            <text:p>876.8</text:p>
          </table:table-cell>
          <table:table-cell table:formula="of:=[.R13]*[.$AC$10]" office:value-type="float" office:value="727.589547879654" calcext:value-type="float">
            <text:p>727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1</text:p>
          </table:table-cell>
          <table:table-cell office:value-type="float" office:value="171711.79" calcext:value-type="float">
            <text:p>171711.79</text:p>
          </table:table-cell>
          <table:table-cell/>
          <table:table-cell table:formula="of:=[.B14]/80/0.453592" office:value-type="float" office:value="4732.00006834336" calcext:value-type="float">
            <text:p>4732</text:p>
          </table:table-cell>
          <table:table-cell table:formula="of:=[.D14]*1000" office:value-type="float" office:value="4732000.06834336" calcext:value-type="float">
            <text:p>4732000</text:p>
          </table:table-cell>
          <table:table-cell table:formula="of:=[.E14]*0.72" office:value-type="float" office:value="3407040.04920722" calcext:value-type="float">
            <text:p>3407040</text:p>
          </table:table-cell>
          <table:table-cell table:formula="of:=[.E14]*0.045" office:value-type="float" office:value="212940.003075451" calcext:value-type="float">
            <text:p>212940</text:p>
          </table:table-cell>
          <table:table-cell table:formula="of:=[.E14]*0.233" office:value-type="float" office:value="1102556.015924" calcext:value-type="float">
            <text:p>1102556</text:p>
          </table:table-cell>
          <table:table-cell table:formula="of:=[.E14]*0.002" office:value-type="float" office:value="9464.00013668671" calcext:value-type="float">
            <text:p>9464</text:p>
          </table:table-cell>
          <table:table-cell table:formula="of:=([.F14]/1000*111+[.G14]/1000*51+[.H14]/1000*60+[.I14]/250*20)*0.453592" office:value-type="float" office:value="206816.119068125" calcext:value-type="float">
            <text:p>206816</text:p>
          </table:table-cell>
          <table:table-cell table:formula="of:=([.F14]/1000*14.3+[.G14]/1000*6.5+[.H14]/1000*8.9+[.I14]/250*2.4)*0.453592" office:value-type="float" office:value="27219.323671325" calcext:value-type="float">
            <text:p>27219</text:p>
          </table:table-cell>
          <table:table-cell table:formula="of:=([.F14]/1000*12.1+[.G14]/1000*5.5+[.H14]/1000*7.6+[.I14]/250*2)*365*0.453592/1000" office:value-type="float" office:value="8419.02799050131" calcext:value-type="float">
            <text:p>8419</text:p>
          </table:table-cell>
          <table:table-cell table:formula="of:=[.J14]*[$Sheet2.$B$16]" office:value-type="float" office:value="147725.799334375" calcext:value-type="float">
            <text:p>147726</text:p>
          </table:table-cell>
          <table:table-cell table:formula="of:=[.J14]+[.M14]" office:value-type="float" office:value="354541.9184025" calcext:value-type="float">
            <text:p>354542</text:p>
          </table:table-cell>
          <table:table-cell table:formula="of:=([.F14]/1000*0.72+[.G14]/1000*0.3+[.H14]/1000*0.3+[.I14]/250*0.11)*0.453592" office:value-type="float" office:value="1293.590769965" calcext:value-type="float">
            <text:p>1293.6</text:p>
          </table:table-cell>
          <table:table-cell table:formula="of:=([.F14]/1000*0.37+[.G14]/1000*0.11+[.H14]/1000*0.1+[.I14]/250*0.02)*0.453592" office:value-type="float" office:value="632.77941012375" calcext:value-type="float">
            <text:p>632.8</text:p>
          </table:table-cell>
          <table:table-cell table:formula="of:=[.P14]*[.$AC$4]" office:value-type="float" office:value="276.283967800511" calcext:value-type="float">
            <text:p>276.3</text:p>
          </table:table-cell>
          <table:table-cell table:formula="of:=([.F14]/1000*0.4+[.G14]/1000*0.24+[.H14]/1000*0.31+[.I14]/250*0.09)*0.453592" office:value-type="float" office:value="797.92322415625" calcext:value-type="float">
            <text:p>797.9</text:p>
          </table:table-cell>
          <table:table-cell table:formula="of:=[.R14]*[.$AC$10]" office:value-type="float" office:value="662.106505150931" calcext:value-type="float">
            <text:p>662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2</text:p>
          </table:table-cell>
          <table:table-cell office:value-type="float" office:value="167647.6" calcext:value-type="float">
            <text:p>167647.6</text:p>
          </table:table-cell>
          <table:table-cell/>
          <table:table-cell table:formula="of:=[.B15]/80/0.453592" office:value-type="float" office:value="4619.99991181502" calcext:value-type="float">
            <text:p>4620</text:p>
          </table:table-cell>
          <table:table-cell table:formula="of:=[.D15]*1000" office:value-type="float" office:value="4619999.91181502" calcext:value-type="float">
            <text:p>4620000</text:p>
          </table:table-cell>
          <table:table-cell table:formula="of:=[.E15]*0.72" office:value-type="float" office:value="3326399.93650682" calcext:value-type="float">
            <text:p>3326400</text:p>
          </table:table-cell>
          <table:table-cell table:formula="of:=[.E15]*0.045" office:value-type="float" office:value="207899.996031676" calcext:value-type="float">
            <text:p>207900</text:p>
          </table:table-cell>
          <table:table-cell table:formula="of:=[.E15]*0.233" office:value-type="float" office:value="1076459.9794529" calcext:value-type="float">
            <text:p>1076460</text:p>
          </table:table-cell>
          <table:table-cell table:formula="of:=[.E15]*0.002" office:value-type="float" office:value="9239.99982363005" calcext:value-type="float">
            <text:p>9240</text:p>
          </table:table-cell>
          <table:table-cell table:formula="of:=([.F15]/1000*111+[.G15]/1000*51+[.H15]/1000*60+[.I15]/250*20)*0.453592" office:value-type="float" office:value="201921.056225" calcext:value-type="float">
            <text:p>201921</text:p>
          </table:table-cell>
          <table:table-cell table:formula="of:=([.F15]/1000*14.3+[.G15]/1000*6.5+[.H15]/1000*8.9+[.I15]/250*2.4)*0.453592" office:value-type="float" office:value="26575.078433" calcext:value-type="float">
            <text:p>26575</text:p>
          </table:table-cell>
          <table:table-cell table:formula="of:=([.F15]/1000*12.1+[.G15]/1000*5.5+[.H15]/1000*7.6+[.I15]/250*2)*365*0.453592/1000" office:value-type="float" office:value="8219.7607802025" calcext:value-type="float">
            <text:p>8220</text:p>
          </table:table-cell>
          <table:table-cell table:formula="of:=[.J15]*[$Sheet2.$B$16]" office:value-type="float" office:value="144229.325875" calcext:value-type="float">
            <text:p>144229</text:p>
          </table:table-cell>
          <table:table-cell table:formula="of:=[.J15]+[.M15]" office:value-type="float" office:value="346150.3821" calcext:value-type="float">
            <text:p>346150</text:p>
          </table:table-cell>
          <table:table-cell table:formula="of:=([.F15]/1000*0.72+[.G15]/1000*0.3+[.H15]/1000*0.3+[.I15]/250*0.11)*0.453592" office:value-type="float" office:value="1262.9731946" calcext:value-type="float">
            <text:p>1263.0</text:p>
          </table:table-cell>
          <table:table-cell table:formula="of:=([.F15]/1000*0.37+[.G15]/1000*0.11+[.H15]/1000*0.1+[.I15]/250*0.02)*0.453592" office:value-type="float" office:value="617.80236195" calcext:value-type="float">
            <text:p>617.8</text:p>
          </table:table-cell>
          <table:table-cell table:formula="of:=[.P15]*[.$AC$4]" office:value-type="float" office:value="269.744693245775" calcext:value-type="float">
            <text:p>269.7</text:p>
          </table:table-cell>
          <table:table-cell table:formula="of:=([.F15]/1000*0.4+[.G15]/1000*0.24+[.H15]/1000*0.31+[.I15]/250*0.09)*0.453592" office:value-type="float" office:value="779.037441250001" calcext:value-type="float">
            <text:p>779.0</text:p>
          </table:table-cell>
          <table:table-cell table:formula="of:=[.R15]*[.$AC$10]" office:value-type="float" office:value="646.435323590426" calcext:value-type="float">
            <text:p>646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3</text:p>
          </table:table-cell>
          <table:table-cell office:value-type="float" office:value="166050.96" calcext:value-type="float">
            <text:p>166050.96</text:p>
          </table:table-cell>
          <table:table-cell/>
          <table:table-cell table:formula="of:=[.B16]/80/0.453592" office:value-type="float" office:value="4576.00001763699" calcext:value-type="float">
            <text:p>4576</text:p>
          </table:table-cell>
          <table:table-cell table:formula="of:=[.D16]*1000" office:value-type="float" office:value="4576000.01763699" calcext:value-type="float">
            <text:p>4576000</text:p>
          </table:table-cell>
          <table:table-cell table:formula="of:=[.E16]*0.72" office:value-type="float" office:value="3294720.01269864" calcext:value-type="float">
            <text:p>3294720</text:p>
          </table:table-cell>
          <table:table-cell table:formula="of:=[.E16]*0.045" office:value-type="float" office:value="205920.000793665" calcext:value-type="float">
            <text:p>205920</text:p>
          </table:table-cell>
          <table:table-cell table:formula="of:=[.E16]*0.233" office:value-type="float" office:value="1066208.00410942" calcext:value-type="float">
            <text:p>1066208</text:p>
          </table:table-cell>
          <table:table-cell table:formula="of:=[.E16]*0.002" office:value-type="float" office:value="9152.00003527399" calcext:value-type="float">
            <text:p>9152</text:p>
          </table:table-cell>
          <table:table-cell table:formula="of:=([.F16]/1000*111+[.G16]/1000*51+[.H16]/1000*60+[.I16]/250*20)*0.453592" office:value-type="float" office:value="199998.003135" calcext:value-type="float">
            <text:p>199998</text:p>
          </table:table-cell>
          <table:table-cell table:formula="of:=([.F16]/1000*14.3+[.G16]/1000*6.5+[.H16]/1000*8.9+[.I16]/250*2.4)*0.453592" office:value-type="float" office:value="26321.9830518" calcext:value-type="float">
            <text:p>26322</text:p>
          </table:table-cell>
          <table:table-cell table:formula="of:=([.F16]/1000*12.1+[.G16]/1000*5.5+[.H16]/1000*7.6+[.I16]/250*2)*365*0.453592/1000" office:value-type="float" office:value="8141.4775309815" calcext:value-type="float">
            <text:p>8141</text:p>
          </table:table-cell>
          <table:table-cell table:formula="of:=[.J16]*[$Sheet2.$B$16]" office:value-type="float" office:value="142855.716525" calcext:value-type="float">
            <text:p>142856</text:p>
          </table:table-cell>
          <table:table-cell table:formula="of:=[.J16]+[.M16]" office:value-type="float" office:value="342853.71966" calcext:value-type="float">
            <text:p>342854</text:p>
          </table:table-cell>
          <table:table-cell table:formula="of:=([.F16]/1000*0.72+[.G16]/1000*0.3+[.H16]/1000*0.3+[.I16]/250*0.11)*0.453592" office:value-type="float" office:value="1250.94490716" calcext:value-type="float">
            <text:p>1250.9</text:p>
          </table:table-cell>
          <table:table-cell table:formula="of:=([.F16]/1000*0.37+[.G16]/1000*0.11+[.H16]/1000*0.1+[.I16]/250*0.02)*0.453592" office:value-type="float" office:value="611.918543970001" calcext:value-type="float">
            <text:p>611.9</text:p>
          </table:table-cell>
          <table:table-cell table:formula="of:=[.P16]*[.$AC$4]" office:value-type="float" office:value="267.175702296761" calcext:value-type="float">
            <text:p>267.2</text:p>
          </table:table-cell>
          <table:table-cell table:formula="of:=([.F16]/1000*0.4+[.G16]/1000*0.24+[.H16]/1000*0.31+[.I16]/250*0.09)*0.453592" office:value-type="float" office:value="771.618054750001" calcext:value-type="float">
            <text:p>771.6</text:p>
          </table:table-cell>
          <table:table-cell table:formula="of:=[.R16]*[.$AC$10]" office:value-type="float" office:value="640.278811388298" calcext:value-type="float">
            <text:p>640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4</text:p>
          </table:table-cell>
          <table:table-cell office:value-type="float" office:value="154838.17" calcext:value-type="float">
            <text:p>154838.17</text:p>
          </table:table-cell>
          <table:table-cell/>
          <table:table-cell table:formula="of:=[.B17]/80/0.453592" office:value-type="float" office:value="4267.00013448209" calcext:value-type="float">
            <text:p>4267</text:p>
          </table:table-cell>
          <table:table-cell table:formula="of:=[.D17]*1000" office:value-type="float" office:value="4267000.13448209" calcext:value-type="float">
            <text:p>4267000</text:p>
          </table:table-cell>
          <table:table-cell table:formula="of:=[.E17]*0.72" office:value-type="float" office:value="3072240.09682711" calcext:value-type="float">
            <text:p>3072240</text:p>
          </table:table-cell>
          <table:table-cell table:formula="of:=[.E17]*0.045" office:value-type="float" office:value="192015.006051694" calcext:value-type="float">
            <text:p>192015</text:p>
          </table:table-cell>
          <table:table-cell table:formula="of:=[.E17]*0.233" office:value-type="float" office:value="994211.031334327" calcext:value-type="float">
            <text:p>994211</text:p>
          </table:table-cell>
          <table:table-cell table:formula="of:=[.E17]*0.002" office:value-type="float" office:value="8534.00026896418" calcext:value-type="float">
            <text:p>8534</text:p>
          </table:table-cell>
          <table:table-cell table:formula="of:=([.F17]/1000*111+[.G17]/1000*51+[.H17]/1000*60+[.I17]/250*20)*0.453592" office:value-type="float" office:value="186492.898379375" calcext:value-type="float">
            <text:p>186493</text:p>
          </table:table-cell>
          <table:table-cell table:formula="of:=([.F17]/1000*14.3+[.G17]/1000*6.5+[.H17]/1000*8.9+[.I17]/250*2.4)*0.453592" office:value-type="float" office:value="24544.559612975" calcext:value-type="float">
            <text:p>24545</text:p>
          </table:table-cell>
          <table:table-cell table:formula="of:=([.F17]/1000*12.1+[.G17]/1000*5.5+[.H17]/1000*7.6+[.I17]/250*2)*365*0.453592/1000" office:value-type="float" office:value="7591.71450736144" calcext:value-type="float">
            <text:p>7592</text:p>
          </table:table-cell>
          <table:table-cell table:formula="of:=[.J17]*[$Sheet2.$B$16]" office:value-type="float" office:value="133209.213128125" calcext:value-type="float">
            <text:p>133209</text:p>
          </table:table-cell>
          <table:table-cell table:formula="of:=[.J17]+[.M17]" office:value-type="float" office:value="319702.1115075" calcext:value-type="float">
            <text:p>319702</text:p>
          </table:table-cell>
          <table:table-cell table:formula="of:=([.F17]/1000*0.72+[.G17]/1000*0.3+[.H17]/1000*0.3+[.I17]/250*0.11)*0.453592" office:value-type="float" office:value="1166.473353695" calcext:value-type="float">
            <text:p>1166.5</text:p>
          </table:table-cell>
          <table:table-cell table:formula="of:=([.F17]/1000*0.37+[.G17]/1000*0.11+[.H17]/1000*0.1+[.I17]/250*0.02)*0.453592" office:value-type="float" office:value="570.598011221251" calcext:value-type="float">
            <text:p>570.6</text:p>
          </table:table-cell>
          <table:table-cell table:formula="of:=[.P17]*[.$AC$4]" office:value-type="float" office:value="249.134342927588" calcext:value-type="float">
            <text:p>249.1</text:p>
          </table:table-cell>
          <table:table-cell table:formula="of:=([.F17]/1000*0.4+[.G17]/1000*0.24+[.H17]/1000*0.31+[.I17]/250*0.09)*0.453592" office:value-type="float" office:value="719.513621218751" calcext:value-type="float">
            <text:p>719.5</text:p>
          </table:table-cell>
          <table:table-cell table:formula="of:=[.R17]*[.$AC$10]" office:value-type="float" office:value="597.043217607049" calcext:value-type="float">
            <text:p>597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5</text:p>
          </table:table-cell>
          <table:table-cell office:value-type="float" office:value="153060.08" calcext:value-type="float">
            <text:p>153060.08</text:p>
          </table:table-cell>
          <table:table-cell/>
          <table:table-cell table:formula="of:=[.B18]/80/0.453592" office:value-type="float" office:value="4217.99987654103" calcext:value-type="float">
            <text:p>4218</text:p>
          </table:table-cell>
          <table:table-cell table:formula="of:=[.D18]*1000" office:value-type="float" office:value="4217999.87654103" calcext:value-type="float">
            <text:p>4218000</text:p>
          </table:table-cell>
          <table:table-cell table:formula="of:=[.E18]*0.72" office:value-type="float" office:value="3036959.91110954" calcext:value-type="float">
            <text:p>3036960</text:p>
          </table:table-cell>
          <table:table-cell table:formula="of:=[.E18]*0.045" office:value-type="float" office:value="189809.994444346" calcext:value-type="float">
            <text:p>189810</text:p>
          </table:table-cell>
          <table:table-cell table:formula="of:=[.E18]*0.233" office:value-type="float" office:value="982793.97123406" calcext:value-type="float">
            <text:p>982794</text:p>
          </table:table-cell>
          <table:table-cell table:formula="of:=[.E18]*0.002" office:value-type="float" office:value="8435.99975308206" calcext:value-type="float">
            <text:p>8436</text:p>
          </table:table-cell>
          <table:table-cell table:formula="of:=([.F18]/1000*111+[.G18]/1000*51+[.H18]/1000*60+[.I18]/250*20)*0.453592" office:value-type="float" office:value="184351.300105" calcext:value-type="float">
            <text:p>184351</text:p>
          </table:table-cell>
          <table:table-cell table:formula="of:=([.F18]/1000*14.3+[.G18]/1000*6.5+[.H18]/1000*8.9+[.I18]/250*2.4)*0.453592" office:value-type="float" office:value="24262.7012314" calcext:value-type="float">
            <text:p>24263</text:p>
          </table:table-cell>
          <table:table-cell table:formula="of:=([.F18]/1000*12.1+[.G18]/1000*5.5+[.H18]/1000*7.6+[.I18]/250*2)*365*0.453592/1000" office:value-type="float" office:value="7504.5347657745" calcext:value-type="float">
            <text:p>7505</text:p>
          </table:table-cell>
          <table:table-cell table:formula="of:=[.J18]*[$Sheet2.$B$16]" office:value-type="float" office:value="131679.500075" calcext:value-type="float">
            <text:p>131680</text:p>
          </table:table-cell>
          <table:table-cell table:formula="of:=[.J18]+[.M18]" office:value-type="float" office:value="316030.80018" calcext:value-type="float">
            <text:p>316031</text:p>
          </table:table-cell>
          <table:table-cell table:formula="of:=([.F18]/1000*0.72+[.G18]/1000*0.3+[.H18]/1000*0.3+[.I18]/250*0.11)*0.453592" office:value-type="float" office:value="1153.07811268" calcext:value-type="float">
            <text:p>1153.1</text:p>
          </table:table-cell>
          <table:table-cell table:formula="of:=([.F18]/1000*0.37+[.G18]/1000*0.11+[.H18]/1000*0.1+[.I18]/250*0.02)*0.453592" office:value-type="float" office:value="564.045527309999" calcext:value-type="float">
            <text:p>564.0</text:p>
          </table:table-cell>
          <table:table-cell table:formula="of:=[.P18]*[.$AC$4]" office:value-type="float" office:value="246.273399248028" calcext:value-type="float">
            <text:p>246.3</text:p>
          </table:table-cell>
          <table:table-cell table:formula="of:=([.F18]/1000*0.4+[.G18]/1000*0.24+[.H18]/1000*0.31+[.I18]/250*0.09)*0.453592" office:value-type="float" office:value="711.251059249999" calcext:value-type="float">
            <text:p>711.3</text:p>
          </table:table-cell>
          <table:table-cell table:formula="of:=[.R18]*[.$AC$10]" office:value-type="float" office:value="590.187049164893" calcext:value-type="float">
            <text:p>590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6</text:p>
          </table:table-cell>
          <table:table-cell office:value-type="float" office:value="145512.31" calcext:value-type="float">
            <text:p>145512.31</text:p>
          </table:table-cell>
          <table:table-cell/>
          <table:table-cell table:formula="of:=[.B19]/80/0.453592" office:value-type="float" office:value="4009.9999007919" calcext:value-type="float">
            <text:p>4010</text:p>
          </table:table-cell>
          <table:table-cell table:formula="of:=[.D19]*1000" office:value-type="float" office:value="4009999.9007919" calcext:value-type="float">
            <text:p>4010000</text:p>
          </table:table-cell>
          <table:table-cell table:formula="of:=[.E19]*0.72" office:value-type="float" office:value="2887199.92857017" calcext:value-type="float">
            <text:p>2887200</text:p>
          </table:table-cell>
          <table:table-cell table:formula="of:=[.E19]*0.045" office:value-type="float" office:value="180449.995535636" calcext:value-type="float">
            <text:p>180450</text:p>
          </table:table-cell>
          <table:table-cell table:formula="of:=[.E19]*0.233" office:value-type="float" office:value="934329.976884513" calcext:value-type="float">
            <text:p>934330</text:p>
          </table:table-cell>
          <table:table-cell table:formula="of:=[.E19]*0.002" office:value-type="float" office:value="8019.9998015838" calcext:value-type="float">
            <text:p>8020</text:p>
          </table:table-cell>
          <table:table-cell table:formula="of:=([.F19]/1000*111+[.G19]/1000*51+[.H19]/1000*60+[.I19]/250*20)*0.453592" office:value-type="float" office:value="175260.482875625" calcext:value-type="float">
            <text:p>175260</text:p>
          </table:table-cell>
          <table:table-cell table:formula="of:=([.F19]/1000*14.3+[.G19]/1000*6.5+[.H19]/1000*8.9+[.I19]/250*2.4)*0.453592" office:value-type="float" office:value="23066.247600425" calcext:value-type="float">
            <text:p>23066</text:p>
          </table:table-cell>
          <table:table-cell table:formula="of:=([.F19]/1000*12.1+[.G19]/1000*5.5+[.H19]/1000*7.6+[.I19]/250*2)*365*0.453592/1000" office:value-type="float" office:value="7134.46764984806" calcext:value-type="float">
            <text:p>7134</text:p>
          </table:table-cell>
          <table:table-cell table:formula="of:=[.J19]*[$Sheet2.$B$16]" office:value-type="float" office:value="125186.059196875" calcext:value-type="float">
            <text:p>125186</text:p>
          </table:table-cell>
          <table:table-cell table:formula="of:=[.J19]+[.M19]" office:value-type="float" office:value="300446.5420725" calcext:value-type="float">
            <text:p>300447</text:p>
          </table:table-cell>
          <table:table-cell table:formula="of:=([.F19]/1000*0.72+[.G19]/1000*0.3+[.H19]/1000*0.3+[.I19]/250*0.11)*0.453592" office:value-type="float" office:value="1096.216987385" calcext:value-type="float">
            <text:p>1096.2</text:p>
          </table:table-cell>
          <table:table-cell table:formula="of:=([.F19]/1000*0.37+[.G19]/1000*0.11+[.H19]/1000*0.1+[.I19]/250*0.02)*0.453592" office:value-type="float" office:value="536.23105138875" calcext:value-type="float">
            <text:p>536.2</text:p>
          </table:table-cell>
          <table:table-cell table:formula="of:=[.P19]*[.$AC$4]" office:value-type="float" office:value="234.129050606356" calcext:value-type="float">
            <text:p>234.1</text:p>
          </table:table-cell>
          <table:table-cell table:formula="of:=([.F19]/1000*0.4+[.G19]/1000*0.24+[.H19]/1000*0.31+[.I19]/250*0.09)*0.453592" office:value-type="float" office:value="676.17751553125" calcext:value-type="float">
            <text:p>676.2</text:p>
          </table:table-cell>
          <table:table-cell table:formula="of:=[.R19]*[.$AC$10]" office:value-type="float" office:value="561.083470334442" calcext:value-type="float">
            <text:p>561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7</text:p>
          </table:table-cell>
          <table:table-cell office:value-type="float" office:value="142282.74" calcext:value-type="float">
            <text:p>142282.74</text:p>
          </table:table-cell>
          <table:table-cell/>
          <table:table-cell table:formula="of:=[.B20]/80/0.453592" office:value-type="float" office:value="3921.00003968324" calcext:value-type="float">
            <text:p>3921</text:p>
          </table:table-cell>
          <table:table-cell table:formula="of:=[.D20]*1000" office:value-type="float" office:value="3921000.03968324" calcext:value-type="float">
            <text:p>3921000</text:p>
          </table:table-cell>
          <table:table-cell table:formula="of:=[.E20]*0.72" office:value-type="float" office:value="2823120.02857193" calcext:value-type="float">
            <text:p>2823120</text:p>
          </table:table-cell>
          <table:table-cell table:formula="of:=[.E20]*0.045" office:value-type="float" office:value="176445.001785746" calcext:value-type="float">
            <text:p>176445</text:p>
          </table:table-cell>
          <table:table-cell table:formula="of:=[.E20]*0.233" office:value-type="float" office:value="913593.009246195" calcext:value-type="float">
            <text:p>913593</text:p>
          </table:table-cell>
          <table:table-cell table:formula="of:=[.E20]*0.002" office:value-type="float" office:value="7842.00007936648" calcext:value-type="float">
            <text:p>7842</text:p>
          </table:table-cell>
          <table:table-cell table:formula="of:=([.F20]/1000*111+[.G20]/1000*51+[.H20]/1000*60+[.I20]/250*20)*0.453592" office:value-type="float" office:value="171370.66765875" calcext:value-type="float">
            <text:p>171371</text:p>
          </table:table-cell>
          <table:table-cell table:formula="of:=([.F20]/1000*14.3+[.G20]/1000*6.5+[.H20]/1000*8.9+[.I20]/250*2.4)*0.453592" office:value-type="float" office:value="22554.30423795" calcext:value-type="float">
            <text:p>22554</text:p>
          </table:table-cell>
          <table:table-cell table:formula="of:=([.F20]/1000*12.1+[.G20]/1000*5.5+[.H20]/1000*7.6+[.I20]/250*2)*365*0.453592/1000" office:value-type="float" office:value="6976.12185293287" calcext:value-type="float">
            <text:p>6976</text:p>
          </table:table-cell>
          <table:table-cell table:formula="of:=[.J20]*[$Sheet2.$B$16]" office:value-type="float" office:value="122407.61975625" calcext:value-type="float">
            <text:p>122408</text:p>
          </table:table-cell>
          <table:table-cell table:formula="of:=[.J20]+[.M20]" office:value-type="float" office:value="293778.287415" calcext:value-type="float">
            <text:p>293778</text:p>
          </table:table-cell>
          <table:table-cell table:formula="of:=([.F20]/1000*0.72+[.G20]/1000*0.3+[.H20]/1000*0.3+[.I20]/250*0.11)*0.453592" office:value-type="float" office:value="1071.88702179" calcext:value-type="float">
            <text:p>1071.9</text:p>
          </table:table-cell>
          <table:table-cell table:formula="of:=([.F20]/1000*0.37+[.G20]/1000*0.11+[.H20]/1000*0.1+[.I20]/250*0.02)*0.453592" office:value-type="float" office:value="524.3296822425" calcext:value-type="float">
            <text:p>524.3</text:p>
          </table:table-cell>
          <table:table-cell table:formula="of:=[.P20]*[.$AC$4]" office:value-type="float" office:value="228.932678162218" calcext:value-type="float">
            <text:p>228.9</text:p>
          </table:table-cell>
          <table:table-cell table:formula="of:=([.F20]/1000*0.4+[.G20]/1000*0.24+[.H20]/1000*0.31+[.I20]/250*0.09)*0.453592" office:value-type="float" office:value="661.1701074375" calcext:value-type="float">
            <text:p>661.2</text:p>
          </table:table-cell>
          <table:table-cell table:formula="of:=[.R20]*[.$AC$10]" office:value-type="float" office:value="548.63051468218" calcext:value-type="float">
            <text:p>548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8</text:p>
          </table:table-cell>
          <table:table-cell office:value-type="float" office:value="140105.5" calcext:value-type="float">
            <text:p>140105.5</text:p>
          </table:table-cell>
          <table:table-cell/>
          <table:table-cell table:formula="of:=[.B21]/80/0.453592" office:value-type="float" office:value="3861.00008377573" calcext:value-type="float">
            <text:p>3861</text:p>
          </table:table-cell>
          <table:table-cell table:formula="of:=[.D21]*1000" office:value-type="float" office:value="3861000.08377573" calcext:value-type="float">
            <text:p>3861000</text:p>
          </table:table-cell>
          <table:table-cell table:formula="of:=[.E21]*0.72" office:value-type="float" office:value="2779920.06031852" calcext:value-type="float">
            <text:p>2779920</text:p>
          </table:table-cell>
          <table:table-cell table:formula="of:=[.E21]*0.045" office:value-type="float" office:value="173745.003769908" calcext:value-type="float">
            <text:p>173745</text:p>
          </table:table-cell>
          <table:table-cell table:formula="of:=[.E21]*0.233" office:value-type="float" office:value="899613.019519745" calcext:value-type="float">
            <text:p>899613</text:p>
          </table:table-cell>
          <table:table-cell table:formula="of:=[.E21]*0.002" office:value-type="float" office:value="7722.00016755146" calcext:value-type="float">
            <text:p>7722</text:p>
          </table:table-cell>
          <table:table-cell table:formula="of:=([.F21]/1000*111+[.G21]/1000*51+[.H21]/1000*60+[.I21]/250*20)*0.453592" office:value-type="float" office:value="168748.31815625" calcext:value-type="float">
            <text:p>168748</text:p>
          </table:table-cell>
          <table:table-cell table:formula="of:=([.F21]/1000*14.3+[.G21]/1000*6.5+[.H21]/1000*8.9+[.I21]/250*2.4)*0.453592" office:value-type="float" office:value="22209.17359625" calcext:value-type="float">
            <text:p>22209</text:p>
          </table:table-cell>
          <table:table-cell table:formula="of:=([.F21]/1000*12.1+[.G21]/1000*5.5+[.H21]/1000*7.6+[.I21]/250*2)*365*0.453592/1000" office:value-type="float" office:value="6869.37178934062" calcext:value-type="float">
            <text:p>6869</text:p>
          </table:table-cell>
          <table:table-cell table:formula="of:=[.J21]*[$Sheet2.$B$16]" office:value-type="float" office:value="120534.51296875" calcext:value-type="float">
            <text:p>120535</text:p>
          </table:table-cell>
          <table:table-cell table:formula="of:=[.J21]+[.M21]" office:value-type="float" office:value="289282.831125" calcext:value-type="float">
            <text:p>289283</text:p>
          </table:table-cell>
          <table:table-cell table:formula="of:=([.F21]/1000*0.72+[.G21]/1000*0.3+[.H21]/1000*0.3+[.I21]/250*0.11)*0.453592" office:value-type="float" office:value="1055.48478425" calcext:value-type="float">
            <text:p>1055.5</text:p>
          </table:table-cell>
          <table:table-cell table:formula="of:=([.F21]/1000*0.37+[.G21]/1000*0.11+[.H21]/1000*0.1+[.I21]/250*0.02)*0.453592" office:value-type="float" office:value="516.306280687499" calcext:value-type="float">
            <text:p>516.3</text:p>
          </table:table-cell>
          <table:table-cell table:formula="of:=[.P21]*[.$AC$4]" office:value-type="float" office:value="225.429502835387" calcext:value-type="float">
            <text:p>225.4</text:p>
          </table:table-cell>
          <table:table-cell table:formula="of:=([.F21]/1000*0.4+[.G21]/1000*0.24+[.H21]/1000*0.31+[.I21]/250*0.09)*0.453592" office:value-type="float" office:value="651.052745312499" calcext:value-type="float">
            <text:p>651.1</text:p>
          </table:table-cell>
          <table:table-cell table:formula="of:=[.R21]*[.$AC$10]" office:value-type="float" office:value="540.23525674867" calcext:value-type="float">
            <text:p>540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9</text:p>
          </table:table-cell>
          <table:table-cell office:value-type="float" office:value="134988.98" calcext:value-type="float">
            <text:p>134988.98</text:p>
          </table:table-cell>
          <table:table-cell/>
          <table:table-cell table:formula="of:=[.B22]/80/0.453592" office:value-type="float" office:value="3720.00002204624" calcext:value-type="float">
            <text:p>3720</text:p>
          </table:table-cell>
          <table:table-cell table:formula="of:=[.D22]*1000" office:value-type="float" office:value="3720000.02204624" calcext:value-type="float">
            <text:p>3720000</text:p>
          </table:table-cell>
          <table:table-cell table:formula="of:=[.E22]*0.72" office:value-type="float" office:value="2678400.0158733" calcext:value-type="float">
            <text:p>2678400</text:p>
          </table:table-cell>
          <table:table-cell table:formula="of:=[.E22]*0.045" office:value-type="float" office:value="167400.000992081" calcext:value-type="float">
            <text:p>167400</text:p>
          </table:table-cell>
          <table:table-cell table:formula="of:=[.E22]*0.233" office:value-type="float" office:value="866760.005136775" calcext:value-type="float">
            <text:p>866760</text:p>
          </table:table-cell>
          <table:table-cell table:formula="of:=[.E22]*0.002" office:value-type="float" office:value="7440.00004409249" calcext:value-type="float">
            <text:p>7440</text:p>
          </table:table-cell>
          <table:table-cell table:formula="of:=([.F22]/1000*111+[.G22]/1000*51+[.H22]/1000*60+[.I22]/250*20)*0.453592" office:value-type="float" office:value="162585.78959875" calcext:value-type="float">
            <text:p>162586</text:p>
          </table:table-cell>
          <table:table-cell table:formula="of:=([.F22]/1000*14.3+[.G22]/1000*6.5+[.H22]/1000*8.9+[.I22]/250*2.4)*0.453592" office:value-type="float" office:value="21398.11563715" calcext:value-type="float">
            <text:p>21398</text:p>
          </table:table-cell>
          <table:table-cell table:formula="of:=([.F22]/1000*12.1+[.G22]/1000*5.5+[.H22]/1000*7.6+[.I22]/250*2)*365*0.453592/1000" office:value-type="float" office:value="6618.50884571888" calcext:value-type="float">
            <text:p>6619</text:p>
          </table:table-cell>
          <table:table-cell table:formula="of:=[.J22]*[$Sheet2.$B$16]" office:value-type="float" office:value="116132.70685625" calcext:value-type="float">
            <text:p>116133</text:p>
          </table:table-cell>
          <table:table-cell table:formula="of:=[.J22]+[.M22]" office:value-type="float" office:value="278718.496455" calcext:value-type="float">
            <text:p>278718</text:p>
          </table:table-cell>
          <table:table-cell table:formula="of:=([.F22]/1000*0.72+[.G22]/1000*0.3+[.H22]/1000*0.3+[.I22]/250*0.11)*0.453592" office:value-type="float" office:value="1016.93948083" calcext:value-type="float">
            <text:p>1016.9</text:p>
          </table:table-cell>
          <table:table-cell table:formula="of:=([.F22]/1000*0.37+[.G22]/1000*0.11+[.H22]/1000*0.1+[.I22]/250*0.02)*0.453592" office:value-type="float" office:value="497.451264922501" calcext:value-type="float">
            <text:p>497.5</text:p>
          </table:table-cell>
          <table:table-cell table:formula="of:=[.P22]*[.$AC$4]" office:value-type="float" office:value="217.197031163345" calcext:value-type="float">
            <text:p>217.2</text:p>
          </table:table-cell>
          <table:table-cell table:formula="of:=([.F22]/1000*0.4+[.G22]/1000*0.24+[.H22]/1000*0.31+[.I22]/250*0.09)*0.453592" office:value-type="float" office:value="627.276916437501" calcext:value-type="float">
            <text:p>627.3</text:p>
          </table:table-cell>
          <table:table-cell table:formula="of:=[.R22]*[.$AC$10]" office:value-type="float" office:value="520.506377469416" calcext:value-type="float">
            <text:p>520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0</text:p>
          </table:table-cell>
          <table:table-cell office:value-type="float" office:value="129255.58" calcext:value-type="float">
            <text:p>129255.58</text:p>
          </table:table-cell>
          <table:table-cell/>
          <table:table-cell table:formula="of:=[.B23]/80/0.453592" office:value-type="float" office:value="3562.00010141272" calcext:value-type="float">
            <text:p>3562</text:p>
          </table:table-cell>
          <table:table-cell table:formula="of:=[.D23]*1000" office:value-type="float" office:value="3562000.10141272" calcext:value-type="float">
            <text:p>3562000</text:p>
          </table:table-cell>
          <table:table-cell table:formula="of:=[.E23]*0.72" office:value-type="float" office:value="2564640.07301716" calcext:value-type="float">
            <text:p>2564640</text:p>
          </table:table-cell>
          <table:table-cell table:formula="of:=[.E23]*0.045" office:value-type="float" office:value="160290.004563573" calcext:value-type="float">
            <text:p>160290</text:p>
          </table:table-cell>
          <table:table-cell table:formula="of:=[.E23]*0.233" office:value-type="float" office:value="829946.023629165" calcext:value-type="float">
            <text:p>829946</text:p>
          </table:table-cell>
          <table:table-cell table:formula="of:=[.E23]*0.002" office:value-type="float" office:value="7124.00020282545" calcext:value-type="float">
            <text:p>7124</text:p>
          </table:table-cell>
          <table:table-cell table:formula="of:=([.F23]/1000*111+[.G23]/1000*51+[.H23]/1000*60+[.I23]/250*20)*0.453592" office:value-type="float" office:value="155680.26763625" calcext:value-type="float">
            <text:p>155680</text:p>
          </table:table-cell>
          <table:table-cell table:formula="of:=([.F23]/1000*14.3+[.G23]/1000*6.5+[.H23]/1000*8.9+[.I23]/250*2.4)*0.453592" office:value-type="float" office:value="20489.27140265" calcext:value-type="float">
            <text:p>20489</text:p>
          </table:table-cell>
          <table:table-cell table:formula="of:=([.F23]/1000*12.1+[.G23]/1000*5.5+[.H23]/1000*7.6+[.I23]/250*2)*365*0.453592/1000" office:value-type="float" office:value="6337.40027955263" calcext:value-type="float">
            <text:p>6337</text:p>
          </table:table-cell>
          <table:table-cell table:formula="of:=[.J23]*[$Sheet2.$B$16]" office:value-type="float" office:value="111200.19116875" calcext:value-type="float">
            <text:p>111200</text:p>
          </table:table-cell>
          <table:table-cell table:formula="of:=[.J23]+[.M23]" office:value-type="float" office:value="266880.458805" calcext:value-type="float">
            <text:p>266880</text:p>
          </table:table-cell>
          <table:table-cell table:formula="of:=([.F23]/1000*0.72+[.G23]/1000*0.3+[.H23]/1000*0.3+[.I23]/250*0.11)*0.453592" office:value-type="float" office:value="973.74691193" calcext:value-type="float">
            <text:p>973.7</text:p>
          </table:table-cell>
          <table:table-cell table:formula="of:=([.F23]/1000*0.37+[.G23]/1000*0.11+[.H23]/1000*0.1+[.I23]/250*0.02)*0.453592" office:value-type="float" office:value="476.3229692475" calcext:value-type="float">
            <text:p>476.3</text:p>
          </table:table-cell>
          <table:table-cell table:formula="of:=[.P23]*[.$AC$4]" office:value-type="float" office:value="207.972000657359" calcext:value-type="float">
            <text:p>208.0</text:p>
          </table:table-cell>
          <table:table-cell table:formula="of:=([.F23]/1000*0.4+[.G23]/1000*0.24+[.H23]/1000*0.31+[.I23]/250*0.09)*0.453592" office:value-type="float" office:value="600.6345233125" calcext:value-type="float">
            <text:p>600.6</text:p>
          </table:table-cell>
          <table:table-cell table:formula="of:=[.R23]*[.$AC$10]" office:value-type="float" office:value="498.398859769947" calcext:value-type="float">
            <text:p>498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1</text:p>
          </table:table-cell>
          <table:table-cell office:value-type="float" office:value="126969.47" calcext:value-type="float">
            <text:p>126969.47</text:p>
          </table:table-cell>
          <table:table-cell/>
          <table:table-cell table:formula="of:=[.B24]/80/0.453592" office:value-type="float" office:value="3498.99992724739" calcext:value-type="float">
            <text:p>3499</text:p>
          </table:table-cell>
          <table:table-cell table:formula="of:=[.D24]*1000" office:value-type="float" office:value="3498999.92724739" calcext:value-type="float">
            <text:p>3499000</text:p>
          </table:table-cell>
          <table:table-cell table:formula="of:=[.E24]*0.72" office:value-type="float" office:value="2519279.94761812" calcext:value-type="float">
            <text:p>2519280</text:p>
          </table:table-cell>
          <table:table-cell table:formula="of:=[.E24]*0.045" office:value-type="float" office:value="157454.996726133" calcext:value-type="float">
            <text:p>157455</text:p>
          </table:table-cell>
          <table:table-cell table:formula="of:=[.E24]*0.233" office:value-type="float" office:value="815266.983048643" calcext:value-type="float">
            <text:p>815267</text:p>
          </table:table-cell>
          <table:table-cell table:formula="of:=[.E24]*0.002" office:value-type="float" office:value="6997.99985449479" calcext:value-type="float">
            <text:p>6998</text:p>
          </table:table-cell>
          <table:table-cell table:formula="of:=([.F24]/1000*111+[.G24]/1000*51+[.H24]/1000*60+[.I24]/250*20)*0.453592" office:value-type="float" office:value="152926.791023125" calcext:value-type="float">
            <text:p>152927</text:p>
          </table:table-cell>
          <table:table-cell table:formula="of:=([.F24]/1000*14.3+[.G24]/1000*6.5+[.H24]/1000*8.9+[.I24]/250*2.4)*0.453592" office:value-type="float" office:value="20126.882960725" calcext:value-type="float">
            <text:p>20127</text:p>
          </table:table-cell>
          <table:table-cell table:formula="of:=([.F24]/1000*12.1+[.G24]/1000*5.5+[.H24]/1000*7.6+[.I24]/250*2)*365*0.453592/1000" office:value-type="float" office:value="6225.31232054081" calcext:value-type="float">
            <text:p>6225</text:p>
          </table:table-cell>
          <table:table-cell table:formula="of:=[.J24]*[$Sheet2.$B$16]" office:value-type="float" office:value="109233.422159375" calcext:value-type="float">
            <text:p>109233</text:p>
          </table:table-cell>
          <table:table-cell table:formula="of:=[.J24]+[.M24]" office:value-type="float" office:value="262160.2131825" calcext:value-type="float">
            <text:p>262160</text:p>
          </table:table-cell>
          <table:table-cell table:formula="of:=([.F24]/1000*0.72+[.G24]/1000*0.3+[.H24]/1000*0.3+[.I24]/250*0.11)*0.453592" office:value-type="float" office:value="956.524502244999" calcext:value-type="float">
            <text:p>956.5</text:p>
          </table:table-cell>
          <table:table-cell table:formula="of:=([.F24]/1000*0.37+[.G24]/1000*0.11+[.H24]/1000*0.1+[.I24]/250*0.02)*0.453592" office:value-type="float" office:value="467.898368133749" calcext:value-type="float">
            <text:p>467.9</text:p>
          </table:table-cell>
          <table:table-cell table:formula="of:=[.P24]*[.$AC$4]" office:value-type="float" office:value="204.2936536922" calcext:value-type="float">
            <text:p>204.3</text:p>
          </table:table-cell>
          <table:table-cell table:formula="of:=([.F24]/1000*0.4+[.G24]/1000*0.24+[.H24]/1000*0.31+[.I24]/250*0.09)*0.453592" office:value-type="float" office:value="590.011255906249" calcext:value-type="float">
            <text:p>590.0</text:p>
          </table:table-cell>
          <table:table-cell table:formula="of:=[.R24]*[.$AC$10]" office:value-type="float" office:value="489.58380809242" calcext:value-type="float">
            <text:p>489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2</text:p>
          </table:table-cell>
          <table:table-cell office:value-type="float" office:value="125554.27" calcext:value-type="float">
            <text:p>125554.27</text:p>
          </table:table-cell>
          <table:table-cell/>
          <table:table-cell table:formula="of:=[.B25]/80/0.453592" office:value-type="float" office:value="3460.00012125434" calcext:value-type="float">
            <text:p>3460</text:p>
          </table:table-cell>
          <table:table-cell table:formula="of:=[.D25]*1000" office:value-type="float" office:value="3460000.12125434" calcext:value-type="float">
            <text:p>3460000</text:p>
          </table:table-cell>
          <table:table-cell table:formula="of:=[.E25]*0.72" office:value-type="float" office:value="2491200.08730313" calcext:value-type="float">
            <text:p>2491200</text:p>
          </table:table-cell>
          <table:table-cell table:formula="of:=[.E25]*0.045" office:value-type="float" office:value="155700.005456445" calcext:value-type="float">
            <text:p>155700</text:p>
          </table:table-cell>
          <table:table-cell table:formula="of:=[.E25]*0.233" office:value-type="float" office:value="806180.028252262" calcext:value-type="float">
            <text:p>806180</text:p>
          </table:table-cell>
          <table:table-cell table:formula="of:=[.E25]*0.002" office:value-type="float" office:value="6920.00024250869" calcext:value-type="float">
            <text:p>6920</text:p>
          </table:table-cell>
          <table:table-cell table:formula="of:=([.F25]/1000*111+[.G25]/1000*51+[.H25]/1000*60+[.I25]/250*20)*0.453592" office:value-type="float" office:value="151222.271073125" calcext:value-type="float">
            <text:p>151222</text:p>
          </table:table-cell>
          <table:table-cell table:formula="of:=([.F25]/1000*14.3+[.G25]/1000*6.5+[.H25]/1000*8.9+[.I25]/250*2.4)*0.453592" office:value-type="float" office:value="19902.548994725" calcext:value-type="float">
            <text:p>19903</text:p>
          </table:table-cell>
          <table:table-cell table:formula="of:=([.F25]/1000*12.1+[.G25]/1000*5.5+[.H25]/1000*7.6+[.I25]/250*2)*365*0.453592/1000" office:value-type="float" office:value="6155.92507338581" calcext:value-type="float">
            <text:p>6156</text:p>
          </table:table-cell>
          <table:table-cell table:formula="of:=[.J25]*[$Sheet2.$B$16]" office:value-type="float" office:value="108015.907909375" calcext:value-type="float">
            <text:p>108016</text:p>
          </table:table-cell>
          <table:table-cell table:formula="of:=[.J25]+[.M25]" office:value-type="float" office:value="259238.1789825" calcext:value-type="float">
            <text:p>259238</text:p>
          </table:table-cell>
          <table:table-cell table:formula="of:=([.F25]/1000*0.72+[.G25]/1000*0.3+[.H25]/1000*0.3+[.I25]/250*0.11)*0.453592" office:value-type="float" office:value="945.863093045001" calcext:value-type="float">
            <text:p>945.9</text:p>
          </table:table-cell>
          <table:table-cell table:formula="of:=([.F25]/1000*0.37+[.G25]/1000*0.11+[.H25]/1000*0.1+[.I25]/250*0.02)*0.453592" office:value-type="float" office:value="462.68317923375" calcext:value-type="float">
            <text:p>462.7</text:p>
          </table:table-cell>
          <table:table-cell table:formula="of:=[.P25]*[.$AC$4]" office:value-type="float" office:value="202.01659938375" calcext:value-type="float">
            <text:p>202.0</text:p>
          </table:table-cell>
          <table:table-cell table:formula="of:=([.F25]/1000*0.4+[.G25]/1000*0.24+[.H25]/1000*0.31+[.I25]/250*0.09)*0.453592" office:value-type="float" office:value="583.43499840625" calcext:value-type="float">
            <text:p>583.4</text:p>
          </table:table-cell>
          <table:table-cell table:formula="of:=[.R25]*[.$AC$10]" office:value-type="float" office:value="484.126913571144" calcext:value-type="float">
            <text:p>484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3</text:p>
          </table:table-cell>
          <table:table-cell office:value-type="float" office:value="125191.39" calcext:value-type="float">
            <text:p>125191.39</text:p>
          </table:table-cell>
          <table:table-cell/>
          <table:table-cell table:formula="of:=[.B26]/80/0.453592" office:value-type="float" office:value="3449.99994488439" calcext:value-type="float">
            <text:p>3450</text:p>
          </table:table-cell>
          <table:table-cell table:formula="of:=[.D26]*1000" office:value-type="float" office:value="3449999.94488439" calcext:value-type="float">
            <text:p>3450000</text:p>
          </table:table-cell>
          <table:table-cell table:formula="of:=[.E26]*0.72" office:value-type="float" office:value="2483999.96031676" calcext:value-type="float">
            <text:p>2484000</text:p>
          </table:table-cell>
          <table:table-cell table:formula="of:=[.E26]*0.045" office:value-type="float" office:value="155249.997519798" calcext:value-type="float">
            <text:p>155250</text:p>
          </table:table-cell>
          <table:table-cell table:formula="of:=[.E26]*0.233" office:value-type="float" office:value="803849.987158063" calcext:value-type="float">
            <text:p>803850</text:p>
          </table:table-cell>
          <table:table-cell table:formula="of:=[.E26]*0.002" office:value-type="float" office:value="6899.99988976878" calcext:value-type="float">
            <text:p>6900</text:p>
          </table:table-cell>
          <table:table-cell table:formula="of:=([.F26]/1000*111+[.G26]/1000*51+[.H26]/1000*60+[.I26]/250*20)*0.453592" office:value-type="float" office:value="150785.204793125" calcext:value-type="float">
            <text:p>150785</text:p>
          </table:table-cell>
          <table:table-cell table:formula="of:=([.F26]/1000*14.3+[.G26]/1000*6.5+[.H26]/1000*8.9+[.I26]/250*2.4)*0.453592" office:value-type="float" office:value="19845.026164325" calcext:value-type="float">
            <text:p>19845</text:p>
          </table:table-cell>
          <table:table-cell table:formula="of:=([.F26]/1000*12.1+[.G26]/1000*5.5+[.H26]/1000*7.6+[.I26]/250*2)*365*0.453592/1000" office:value-type="float" office:value="6138.13306925381" calcext:value-type="float">
            <text:p>6138</text:p>
          </table:table-cell>
          <table:table-cell table:formula="of:=[.J26]*[$Sheet2.$B$16]" office:value-type="float" office:value="107703.717709375" calcext:value-type="float">
            <text:p>107704</text:p>
          </table:table-cell>
          <table:table-cell table:formula="of:=[.J26]+[.M26]" office:value-type="float" office:value="258488.9225025" calcext:value-type="float">
            <text:p>258489</text:p>
          </table:table-cell>
          <table:table-cell table:formula="of:=([.F26]/1000*0.72+[.G26]/1000*0.3+[.H26]/1000*0.3+[.I26]/250*0.11)*0.453592" office:value-type="float" office:value="943.129336565" calcext:value-type="float">
            <text:p>943.1</text:p>
          </table:table-cell>
          <table:table-cell table:formula="of:=([.F26]/1000*0.37+[.G26]/1000*0.11+[.H26]/1000*0.1+[.I26]/250*0.02)*0.453592" office:value-type="float" office:value="461.34592107375" calcext:value-type="float">
            <text:p>461.3</text:p>
          </table:table-cell>
          <table:table-cell table:formula="of:=[.P26]*[.$AC$4]" office:value-type="float" office:value="201.432726102623" calcext:value-type="float">
            <text:p>201.4</text:p>
          </table:table-cell>
          <table:table-cell table:formula="of:=([.F26]/1000*0.4+[.G26]/1000*0.24+[.H26]/1000*0.31+[.I26]/250*0.09)*0.453592" office:value-type="float" office:value="581.74874040625" calcext:value-type="float">
            <text:p>581.7</text:p>
          </table:table-cell>
          <table:table-cell table:formula="of:=[.R26]*[.$AC$10]" office:value-type="float" office:value="482.727678209441" calcext:value-type="float">
            <text:p>48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4</text:p>
          </table:table-cell>
          <table:table-cell office:value-type="float" office:value="125082.53" calcext:value-type="float">
            <text:p>125082.53</text:p>
          </table:table-cell>
          <table:table-cell/>
          <table:table-cell table:formula="of:=[.B27]/80/0.453592" office:value-type="float" office:value="3447.00000220462" calcext:value-type="float">
            <text:p>3447</text:p>
          </table:table-cell>
          <table:table-cell table:formula="of:=[.D27]*1000" office:value-type="float" office:value="3447000.00220462" calcext:value-type="float">
            <text:p>3447000</text:p>
          </table:table-cell>
          <table:table-cell table:formula="of:=[.E27]*0.72" office:value-type="float" office:value="2481840.00158733" calcext:value-type="float">
            <text:p>2481840</text:p>
          </table:table-cell>
          <table:table-cell table:formula="of:=[.E27]*0.045" office:value-type="float" office:value="155115.000099208" calcext:value-type="float">
            <text:p>155115</text:p>
          </table:table-cell>
          <table:table-cell table:formula="of:=[.E27]*0.233" office:value-type="float" office:value="803151.000513678" calcext:value-type="float">
            <text:p>803151</text:p>
          </table:table-cell>
          <table:table-cell table:formula="of:=[.E27]*0.002" office:value-type="float" office:value="6894.00000440925" calcext:value-type="float">
            <text:p>6894</text:p>
          </table:table-cell>
          <table:table-cell table:formula="of:=([.F27]/1000*111+[.G27]/1000*51+[.H27]/1000*60+[.I27]/250*20)*0.453592" office:value-type="float" office:value="150654.089726875" calcext:value-type="float">
            <text:p>150654</text:p>
          </table:table-cell>
          <table:table-cell table:formula="of:=([.F27]/1000*14.3+[.G27]/1000*6.5+[.H27]/1000*8.9+[.I27]/250*2.4)*0.453592" office:value-type="float" office:value="19827.769949275" calcext:value-type="float">
            <text:p>19828</text:p>
          </table:table-cell>
          <table:table-cell table:formula="of:=([.F27]/1000*12.1+[.G27]/1000*5.5+[.H27]/1000*7.6+[.I27]/250*2)*365*0.453592/1000" office:value-type="float" office:value="6132.79566413419" calcext:value-type="float">
            <text:p>6133</text:p>
          </table:table-cell>
          <table:table-cell table:formula="of:=[.J27]*[$Sheet2.$B$16]" office:value-type="float" office:value="107610.064090625" calcext:value-type="float">
            <text:p>107610</text:p>
          </table:table-cell>
          <table:table-cell table:formula="of:=[.J27]+[.M27]" office:value-type="float" office:value="258264.1538175" calcext:value-type="float">
            <text:p>258264</text:p>
          </table:table-cell>
          <table:table-cell table:formula="of:=([.F27]/1000*0.72+[.G27]/1000*0.3+[.H27]/1000*0.3+[.I27]/250*0.11)*0.453592" office:value-type="float" office:value="942.309239755" calcext:value-type="float">
            <text:p>942.3</text:p>
          </table:table-cell>
          <table:table-cell table:formula="of:=([.F27]/1000*0.37+[.G27]/1000*0.11+[.H27]/1000*0.1+[.I27]/250*0.02)*0.453592" office:value-type="float" office:value="460.94475836625" calcext:value-type="float">
            <text:p>460.9</text:p>
          </table:table-cell>
          <table:table-cell table:formula="of:=[.P27]*[.$AC$4]" office:value-type="float" office:value="201.257570554278" calcext:value-type="float">
            <text:p>201.3</text:p>
          </table:table-cell>
          <table:table-cell table:formula="of:=([.F27]/1000*0.4+[.G27]/1000*0.24+[.H27]/1000*0.31+[.I27]/250*0.09)*0.453592" office:value-type="float" office:value="581.24288159375" calcext:value-type="float">
            <text:p>581.2</text:p>
          </table:table-cell>
          <table:table-cell table:formula="of:=[.R27]*[.$AC$10]" office:value-type="float" office:value="482.307923024601" calcext:value-type="float">
            <text:p>482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5</text:p>
          </table:table-cell>
          <table:table-cell office:value-type="float" office:value="121744.09" calcext:value-type="float">
            <text:p>121744.09</text:p>
          </table:table-cell>
          <table:table-cell/>
          <table:table-cell table:formula="of:=[.B28]/80/0.453592" office:value-type="float" office:value="3354.99992283815" calcext:value-type="float">
            <text:p>3355</text:p>
          </table:table-cell>
          <table:table-cell table:formula="of:=[.D28]*1000" office:value-type="float" office:value="3354999.92283815" calcext:value-type="float">
            <text:p>3355000</text:p>
          </table:table-cell>
          <table:table-cell table:formula="of:=[.E28]*0.72" office:value-type="float" office:value="2415599.94444346" calcext:value-type="float">
            <text:p>2415600</text:p>
          </table:table-cell>
          <table:table-cell table:formula="of:=[.E28]*0.045" office:value-type="float" office:value="150974.996527717" calcext:value-type="float">
            <text:p>150975</text:p>
          </table:table-cell>
          <table:table-cell table:formula="of:=[.E28]*0.233" office:value-type="float" office:value="781714.982021288" calcext:value-type="float">
            <text:p>781715</text:p>
          </table:table-cell>
          <table:table-cell table:formula="of:=[.E28]*0.002" office:value-type="float" office:value="6709.99984567629" calcext:value-type="float">
            <text:p>6710</text:p>
          </table:table-cell>
          <table:table-cell table:formula="of:=([.F28]/1000*111+[.G28]/1000*51+[.H28]/1000*60+[.I28]/250*20)*0.453592" office:value-type="float" office:value="146633.147399375" calcext:value-type="float">
            <text:p>146633</text:p>
          </table:table-cell>
          <table:table-cell table:formula="of:=([.F28]/1000*14.3+[.G28]/1000*6.5+[.H28]/1000*8.9+[.I28]/250*2.4)*0.453592" office:value-type="float" office:value="19298.568786575" calcext:value-type="float">
            <text:p>19299</text:p>
          </table:table-cell>
          <table:table-cell table:formula="of:=([.F28]/1000*12.1+[.G28]/1000*5.5+[.H28]/1000*7.6+[.I28]/250*2)*365*0.453592/1000" office:value-type="float" office:value="5969.11197179944" calcext:value-type="float">
            <text:p>5969</text:p>
          </table:table-cell>
          <table:table-cell table:formula="of:=[.J28]*[$Sheet2.$B$16]" office:value-type="float" office:value="104737.962428125" calcext:value-type="float">
            <text:p>104738</text:p>
          </table:table-cell>
          <table:table-cell table:formula="of:=[.J28]+[.M28]" office:value-type="float" office:value="251371.1098275" calcext:value-type="float">
            <text:p>251371</text:p>
          </table:table-cell>
          <table:table-cell table:formula="of:=([.F28]/1000*0.72+[.G28]/1000*0.3+[.H28]/1000*0.3+[.I28]/250*0.11)*0.453592" office:value-type="float" office:value="917.159102014998" calcext:value-type="float">
            <text:p>917.2</text:p>
          </table:table-cell>
          <table:table-cell table:formula="of:=([.F28]/1000*0.37+[.G28]/1000*0.11+[.H28]/1000*0.1+[.I28]/250*0.02)*0.453592" office:value-type="float" office:value="448.642189661249" calcext:value-type="float">
            <text:p>448.6</text:p>
          </table:table-cell>
          <table:table-cell table:formula="of:=[.P28]*[.$AC$4]" office:value-type="float" office:value="195.886026471813" calcext:value-type="float">
            <text:p>195.9</text:p>
          </table:table-cell>
          <table:table-cell table:formula="of:=([.F28]/1000*0.4+[.G28]/1000*0.24+[.H28]/1000*0.31+[.I28]/250*0.09)*0.453592" office:value-type="float" office:value="565.729568218749" calcext:value-type="float">
            <text:p>565.7</text:p>
          </table:table-cell>
          <table:table-cell table:formula="of:=[.R28]*[.$AC$10]" office:value-type="float" office:value="469.435173628324" calcext:value-type="float">
            <text:p>469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6</text:p>
          </table:table-cell>
          <table:table-cell office:value-type="float" office:value="109587.83" calcext:value-type="float">
            <text:p>109587.83</text:p>
          </table:table-cell>
          <table:table-cell/>
          <table:table-cell table:formula="of:=[.B29]/80/0.453592" office:value-type="float" office:value="3020.00007716185" calcext:value-type="float">
            <text:p>3020</text:p>
          </table:table-cell>
          <table:table-cell table:formula="of:=[.D29]*1000" office:value-type="float" office:value="3020000.07716185" calcext:value-type="float">
            <text:p>3020000</text:p>
          </table:table-cell>
          <table:table-cell table:formula="of:=[.E29]*0.72" office:value-type="float" office:value="2174400.05555654" calcext:value-type="float">
            <text:p>2174400</text:p>
          </table:table-cell>
          <table:table-cell table:formula="of:=[.E29]*0.045" office:value-type="float" office:value="135900.003472283" calcext:value-type="float">
            <text:p>135900</text:p>
          </table:table-cell>
          <table:table-cell table:formula="of:=[.E29]*0.233" office:value-type="float" office:value="703660.017978712" calcext:value-type="float">
            <text:p>703660</text:p>
          </table:table-cell>
          <table:table-cell table:formula="of:=[.E29]*0.002" office:value-type="float" office:value="6040.00015432371" calcext:value-type="float">
            <text:p>6040</text:p>
          </table:table-cell>
          <table:table-cell table:formula="of:=([.F29]/1000*111+[.G29]/1000*51+[.H29]/1000*60+[.I29]/250*20)*0.453592" office:value-type="float" office:value="131991.691995625" calcext:value-type="float">
            <text:p>131992</text:p>
          </table:table-cell>
          <table:table-cell table:formula="of:=([.F29]/1000*14.3+[.G29]/1000*6.5+[.H29]/1000*8.9+[.I29]/250*2.4)*0.453592" office:value-type="float" office:value="17371.588842025" calcext:value-type="float">
            <text:p>17372</text:p>
          </table:table-cell>
          <table:table-cell table:formula="of:=([.F29]/1000*12.1+[.G29]/1000*5.5+[.H29]/1000*7.6+[.I29]/250*2)*365*0.453592/1000" office:value-type="float" office:value="5373.09061997606" calcext:value-type="float">
            <text:p>5373</text:p>
          </table:table-cell>
          <table:table-cell table:formula="of:=[.J29]*[$Sheet2.$B$16]" office:value-type="float" office:value="94279.779996875" calcext:value-type="float">
            <text:p>94280</text:p>
          </table:table-cell>
          <table:table-cell table:formula="of:=[.J29]+[.M29]" office:value-type="float" office:value="226271.4719925" calcext:value-type="float">
            <text:p>226271</text:p>
          </table:table-cell>
          <table:table-cell table:formula="of:=([.F29]/1000*0.72+[.G29]/1000*0.3+[.H29]/1000*0.3+[.I29]/250*0.11)*0.453592" office:value-type="float" office:value="825.579917305001" calcext:value-type="float">
            <text:p>825.6</text:p>
          </table:table-cell>
          <table:table-cell table:formula="of:=([.F29]/1000*0.37+[.G29]/1000*0.11+[.H29]/1000*0.1+[.I29]/250*0.02)*0.453592" office:value-type="float" office:value="403.844852028751" calcext:value-type="float">
            <text:p>403.8</text:p>
          </table:table-cell>
          <table:table-cell table:formula="of:=[.P29]*[.$AC$4]" office:value-type="float" office:value="176.32662553368" calcext:value-type="float">
            <text:p>176.3</text:p>
          </table:table-cell>
          <table:table-cell table:formula="of:=([.F29]/1000*0.4+[.G29]/1000*0.24+[.H29]/1000*0.31+[.I29]/250*0.09)*0.453592" office:value-type="float" office:value="509.240947531251" calcext:value-type="float">
            <text:p>509.2</text:p>
          </table:table-cell>
          <table:table-cell table:formula="of:=[.R29]*[.$AC$10]" office:value-type="float" office:value="422.561637313166" calcext:value-type="float">
            <text:p>422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7</text:p>
          </table:table-cell>
          <table:table-cell office:value-type="float" office:value="106684.84" calcext:value-type="float">
            <text:p>106684.84</text:p>
          </table:table-cell>
          <table:table-cell/>
          <table:table-cell table:formula="of:=[.B30]/80/0.453592" office:value-type="float" office:value="2940.00004409249" calcext:value-type="float">
            <text:p>2940</text:p>
          </table:table-cell>
          <table:table-cell table:formula="of:=[.D30]*1000" office:value-type="float" office:value="2940000.04409249" calcext:value-type="float">
            <text:p>2940000</text:p>
          </table:table-cell>
          <table:table-cell table:formula="of:=[.E30]*0.72" office:value-type="float" office:value="2116800.03174659" calcext:value-type="float">
            <text:p>2116800</text:p>
          </table:table-cell>
          <table:table-cell table:formula="of:=[.E30]*0.045" office:value-type="float" office:value="132300.001984162" calcext:value-type="float">
            <text:p>132300</text:p>
          </table:table-cell>
          <table:table-cell table:formula="of:=[.E30]*0.233" office:value-type="float" office:value="685020.01027355" calcext:value-type="float">
            <text:p>685020</text:p>
          </table:table-cell>
          <table:table-cell table:formula="of:=[.E30]*0.002" office:value-type="float" office:value="5880.00008818498" calcext:value-type="float">
            <text:p>5880</text:p>
          </table:table-cell>
          <table:table-cell table:formula="of:=([.F30]/1000*111+[.G30]/1000*51+[.H30]/1000*60+[.I30]/250*20)*0.453592" office:value-type="float" office:value="128495.2219775" calcext:value-type="float">
            <text:p>128495</text:p>
          </table:table-cell>
          <table:table-cell table:formula="of:=([.F30]/1000*14.3+[.G30]/1000*6.5+[.H30]/1000*8.9+[.I30]/250*2.4)*0.453592" office:value-type="float" office:value="16911.4141247" calcext:value-type="float">
            <text:p>16911</text:p>
          </table:table-cell>
          <table:table-cell table:formula="of:=([.F30]/1000*12.1+[.G30]/1000*5.5+[.H30]/1000*7.6+[.I30]/250*2)*365*0.453592/1000" office:value-type="float" office:value="5230.75703841975" calcext:value-type="float">
            <text:p>5231</text:p>
          </table:table-cell>
          <table:table-cell table:formula="of:=[.J30]*[$Sheet2.$B$16]" office:value-type="float" office:value="91782.3014125" calcext:value-type="float">
            <text:p>91782</text:p>
          </table:table-cell>
          <table:table-cell table:formula="of:=[.J30]+[.M30]" office:value-type="float" office:value="220277.52339" calcext:value-type="float">
            <text:p>220278</text:p>
          </table:table-cell>
          <table:table-cell table:formula="of:=([.F30]/1000*0.72+[.G30]/1000*0.3+[.H30]/1000*0.3+[.I30]/250*0.11)*0.453592" office:value-type="float" office:value="803.71024214" calcext:value-type="float">
            <text:p>803.7</text:p>
          </table:table-cell>
          <table:table-cell table:formula="of:=([.F30]/1000*0.37+[.G30]/1000*0.11+[.H30]/1000*0.1+[.I30]/250*0.02)*0.453592" office:value-type="float" office:value="393.146971005" calcext:value-type="float">
            <text:p>393.1</text:p>
          </table:table-cell>
          <table:table-cell table:formula="of:=[.P30]*[.$AC$4]" office:value-type="float" office:value="171.655719734577" calcext:value-type="float">
            <text:p>171.7</text:p>
          </table:table-cell>
          <table:table-cell table:formula="of:=([.F30]/1000*0.4+[.G30]/1000*0.24+[.H30]/1000*0.31+[.I30]/250*0.09)*0.453592" office:value-type="float" office:value="495.751115875" calcext:value-type="float">
            <text:p>495.8</text:p>
          </table:table-cell>
          <table:table-cell table:formula="of:=[.R30]*[.$AC$10]" office:value-type="float" office:value="411.367947215425" calcext:value-type="float">
            <text:p>411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8</text:p>
          </table:table-cell>
          <table:table-cell office:value-type="float" office:value="105959.09" calcext:value-type="float">
            <text:p>105959.09</text:p>
          </table:table-cell>
          <table:table-cell/>
          <table:table-cell table:formula="of:=[.B31]/80/0.453592" office:value-type="float" office:value="2919.99996693063" calcext:value-type="float">
            <text:p>2920</text:p>
          </table:table-cell>
          <table:table-cell table:formula="of:=[.D31]*1000" office:value-type="float" office:value="2919999.96693063" calcext:value-type="float">
            <text:p>2920000</text:p>
          </table:table-cell>
          <table:table-cell table:formula="of:=[.E31]*0.72" office:value-type="float" office:value="2102399.97619006" calcext:value-type="float">
            <text:p>2102400</text:p>
          </table:table-cell>
          <table:table-cell table:formula="of:=[.E31]*0.045" office:value-type="float" office:value="131399.998511879" calcext:value-type="float">
            <text:p>131400</text:p>
          </table:table-cell>
          <table:table-cell table:formula="of:=[.E31]*0.233" office:value-type="float" office:value="680359.992294838" calcext:value-type="float">
            <text:p>680360</text:p>
          </table:table-cell>
          <table:table-cell table:formula="of:=[.E31]*0.002" office:value-type="float" office:value="5839.99993386127" calcext:value-type="float">
            <text:p>5840</text:p>
          </table:table-cell>
          <table:table-cell table:formula="of:=([.F31]/1000*111+[.G31]/1000*51+[.H31]/1000*60+[.I31]/250*20)*0.453592" office:value-type="float" office:value="127621.101461875" calcext:value-type="float">
            <text:p>127621</text:p>
          </table:table-cell>
          <table:table-cell table:formula="of:=([.F31]/1000*14.3+[.G31]/1000*6.5+[.H31]/1000*8.9+[.I31]/250*2.4)*0.453592" office:value-type="float" office:value="16796.370049075" calcext:value-type="float">
            <text:p>16796</text:p>
          </table:table-cell>
          <table:table-cell table:formula="of:=([.F31]/1000*12.1+[.G31]/1000*5.5+[.H31]/1000*7.6+[.I31]/250*2)*365*0.453592/1000" office:value-type="float" office:value="5195.17352045569" calcext:value-type="float">
            <text:p>5195</text:p>
          </table:table-cell>
          <table:table-cell table:formula="of:=[.J31]*[$Sheet2.$B$16]" office:value-type="float" office:value="91157.929615625" calcext:value-type="float">
            <text:p>91158</text:p>
          </table:table-cell>
          <table:table-cell table:formula="of:=[.J31]+[.M31]" office:value-type="float" office:value="218779.0310775" calcext:value-type="float">
            <text:p>218779</text:p>
          </table:table-cell>
          <table:table-cell table:formula="of:=([.F31]/1000*0.72+[.G31]/1000*0.3+[.H31]/1000*0.3+[.I31]/250*0.11)*0.453592" office:value-type="float" office:value="798.242804515001" calcext:value-type="float">
            <text:p>798.2</text:p>
          </table:table-cell>
          <table:table-cell table:formula="of:=([.F31]/1000*0.37+[.G31]/1000*0.11+[.H31]/1000*0.1+[.I31]/250*0.02)*0.453592" office:value-type="float" office:value="390.472491536251" calcext:value-type="float">
            <text:p>390.5</text:p>
          </table:table-cell>
          <table:table-cell table:formula="of:=[.P31]*[.$AC$4]" office:value-type="float" office:value="170.487989262307" calcext:value-type="float">
            <text:p>170.5</text:p>
          </table:table-cell>
          <table:table-cell table:formula="of:=([.F31]/1000*0.4+[.G31]/1000*0.24+[.H31]/1000*0.31+[.I31]/250*0.09)*0.453592" office:value-type="float" office:value="492.378646343751" calcext:value-type="float">
            <text:p>492.4</text:p>
          </table:table-cell>
          <table:table-cell table:formula="of:=[.R31]*[.$AC$10]" office:value-type="float" office:value="408.569515051198" calcext:value-type="float">
            <text:p>408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29</text:p>
          </table:table-cell>
          <table:table-cell office:value-type="float" office:value="105378.49" calcext:value-type="float">
            <text:p>105378.49</text:p>
          </table:table-cell>
          <table:table-cell/>
          <table:table-cell table:formula="of:=[.B32]/80/0.453592" office:value-type="float" office:value="2903.99990520115" calcext:value-type="float">
            <text:p>2904</text:p>
          </table:table-cell>
          <table:table-cell table:formula="of:=[.D32]*1000" office:value-type="float" office:value="2903999.90520115" calcext:value-type="float">
            <text:p>2904000</text:p>
          </table:table-cell>
          <table:table-cell table:formula="of:=[.E32]*0.72" office:value-type="float" office:value="2090879.93174483" calcext:value-type="float">
            <text:p>2090880</text:p>
          </table:table-cell>
          <table:table-cell table:formula="of:=[.E32]*0.045" office:value-type="float" office:value="130679.995734052" calcext:value-type="float">
            <text:p>130680</text:p>
          </table:table-cell>
          <table:table-cell table:formula="of:=[.E32]*0.233" office:value-type="float" office:value="676631.977911868" calcext:value-type="float">
            <text:p>676632</text:p>
          </table:table-cell>
          <table:table-cell table:formula="of:=[.E32]*0.002" office:value-type="float" office:value="5807.9998104023" calcext:value-type="float">
            <text:p>5808</text:p>
          </table:table-cell>
          <table:table-cell table:formula="of:=([.F32]/1000*111+[.G32]/1000*51+[.H32]/1000*60+[.I32]/250*20)*0.453592" office:value-type="float" office:value="126921.805049375" calcext:value-type="float">
            <text:p>126922</text:p>
          </table:table-cell>
          <table:table-cell table:formula="of:=([.F32]/1000*14.3+[.G32]/1000*6.5+[.H32]/1000*8.9+[.I32]/250*2.4)*0.453592" office:value-type="float" office:value="16704.334788575" calcext:value-type="float">
            <text:p>16704</text:p>
          </table:table-cell>
          <table:table-cell table:formula="of:=([.F32]/1000*12.1+[.G32]/1000*5.5+[.H32]/1000*7.6+[.I32]/250*2)*365*0.453592/1000" office:value-type="float" office:value="5166.70670608444" calcext:value-type="float">
            <text:p>5167</text:p>
          </table:table-cell>
          <table:table-cell table:formula="of:=[.J32]*[$Sheet2.$B$16]" office:value-type="float" office:value="90658.432178125" calcext:value-type="float">
            <text:p>90658</text:p>
          </table:table-cell>
          <table:table-cell table:formula="of:=[.J32]+[.M32]" office:value-type="float" office:value="217580.2372275" calcext:value-type="float">
            <text:p>217580</text:p>
          </table:table-cell>
          <table:table-cell table:formula="of:=([.F32]/1000*0.72+[.G32]/1000*0.3+[.H32]/1000*0.3+[.I32]/250*0.11)*0.453592" office:value-type="float" office:value="793.868854415001" calcext:value-type="float">
            <text:p>793.9</text:p>
          </table:table-cell>
          <table:table-cell table:formula="of:=([.F32]/1000*0.37+[.G32]/1000*0.11+[.H32]/1000*0.1+[.I32]/250*0.02)*0.453592" office:value-type="float" office:value="388.33290796125" calcext:value-type="float">
            <text:p>388.3</text:p>
          </table:table-cell>
          <table:table-cell table:formula="of:=[.P32]*[.$AC$4]" office:value-type="float" office:value="169.55380488449" calcext:value-type="float">
            <text:p>169.6</text:p>
          </table:table-cell>
          <table:table-cell table:formula="of:=([.F32]/1000*0.4+[.G32]/1000*0.24+[.H32]/1000*0.31+[.I32]/250*0.09)*0.453592" office:value-type="float" office:value="489.680670718751" calcext:value-type="float">
            <text:p>489.7</text:p>
          </table:table-cell>
          <table:table-cell table:formula="of:=[.R32]*[.$AC$10]" office:value-type="float" office:value="406.330769319814" calcext:value-type="float">
            <text:p>406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0</text:p>
          </table:table-cell>
          <table:table-cell office:value-type="float" office:value="104144.72" calcext:value-type="float">
            <text:p>104144.72</text:p>
          </table:table-cell>
          <table:table-cell/>
          <table:table-cell table:formula="of:=[.B33]/80/0.453592" office:value-type="float" office:value="2869.99991181502" calcext:value-type="float">
            <text:p>2870</text:p>
          </table:table-cell>
          <table:table-cell table:formula="of:=[.D33]*1000" office:value-type="float" office:value="2869999.91181502" calcext:value-type="float">
            <text:p>2870000</text:p>
          </table:table-cell>
          <table:table-cell table:formula="of:=[.E33]*0.72" office:value-type="float" office:value="2066399.93650682" calcext:value-type="float">
            <text:p>2066400</text:p>
          </table:table-cell>
          <table:table-cell table:formula="of:=[.E33]*0.045" office:value-type="float" office:value="129149.996031676" calcext:value-type="float">
            <text:p>129150</text:p>
          </table:table-cell>
          <table:table-cell table:formula="of:=[.E33]*0.233" office:value-type="float" office:value="668709.9794529" calcext:value-type="float">
            <text:p>668710</text:p>
          </table:table-cell>
          <table:table-cell table:formula="of:=[.E33]*0.002" office:value-type="float" office:value="5739.99982363005" calcext:value-type="float">
            <text:p>5740</text:p>
          </table:table-cell>
          <table:table-cell table:formula="of:=([.F33]/1000*111+[.G33]/1000*51+[.H33]/1000*60+[.I33]/250*20)*0.453592" office:value-type="float" office:value="125435.806195" calcext:value-type="float">
            <text:p>125436</text:p>
          </table:table-cell>
          <table:table-cell table:formula="of:=([.F33]/1000*14.3+[.G33]/1000*6.5+[.H33]/1000*8.9+[.I33]/250*2.4)*0.453592" office:value-type="float" office:value="16508.7606526" calcext:value-type="float">
            <text:p>16509</text:p>
          </table:table-cell>
          <table:table-cell table:formula="of:=([.F33]/1000*12.1+[.G33]/1000*5.5+[.H33]/1000*7.6+[.I33]/250*2)*365*0.453592/1000" office:value-type="float" office:value="5106.2149706955" calcext:value-type="float">
            <text:p>5106</text:p>
          </table:table-cell>
          <table:table-cell table:formula="of:=[.J33]*[$Sheet2.$B$16]" office:value-type="float" office:value="89597.004425" calcext:value-type="float">
            <text:p>89597</text:p>
          </table:table-cell>
          <table:table-cell table:formula="of:=[.J33]+[.M33]" office:value-type="float" office:value="215032.81062" calcext:value-type="float">
            <text:p>215033</text:p>
          </table:table-cell>
          <table:table-cell table:formula="of:=([.F33]/1000*0.72+[.G33]/1000*0.3+[.H33]/1000*0.3+[.I33]/250*0.11)*0.453592" office:value-type="float" office:value="784.574248120001" calcext:value-type="float">
            <text:p>784.6</text:p>
          </table:table-cell>
          <table:table-cell table:formula="of:=([.F33]/1000*0.37+[.G33]/1000*0.11+[.H33]/1000*0.1+[.I33]/250*0.02)*0.453592" office:value-type="float" office:value="383.786311290001" calcext:value-type="float">
            <text:p>383.8</text:p>
          </table:table-cell>
          <table:table-cell table:formula="of:=[.P33]*[.$AC$4]" office:value-type="float" office:value="167.56867112662" calcext:value-type="float">
            <text:p>167.6</text:p>
          </table:table-cell>
          <table:table-cell table:formula="of:=([.F33]/1000*0.4+[.G33]/1000*0.24+[.H33]/1000*0.31+[.I33]/250*0.09)*0.453592" office:value-type="float" office:value="483.94749575" calcext:value-type="float">
            <text:p>483.9</text:p>
          </table:table-cell>
          <table:table-cell table:formula="of:=[.R33]*[.$AC$10]" office:value-type="float" office:value="401.573453920213" calcext:value-type="float">
            <text:p>401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1</text:p>
          </table:table-cell>
          <table:table-cell office:value-type="float" office:value="102257.78" calcext:value-type="float">
            <text:p>102257.78</text:p>
          </table:table-cell>
          <table:table-cell/>
          <table:table-cell table:formula="of:=[.B34]/80/0.453592" office:value-type="float" office:value="2817.99998677225" calcext:value-type="float">
            <text:p>2818</text:p>
          </table:table-cell>
          <table:table-cell table:formula="of:=[.D34]*1000" office:value-type="float" office:value="2817999.98677225" calcext:value-type="float">
            <text:p>2818000</text:p>
          </table:table-cell>
          <table:table-cell table:formula="of:=[.E34]*0.72" office:value-type="float" office:value="2028959.99047602" calcext:value-type="float">
            <text:p>2028960</text:p>
          </table:table-cell>
          <table:table-cell table:formula="of:=[.E34]*0.045" office:value-type="float" office:value="126809.999404751" calcext:value-type="float">
            <text:p>126810</text:p>
          </table:table-cell>
          <table:table-cell table:formula="of:=[.E34]*0.233" office:value-type="float" office:value="656593.996917935" calcext:value-type="float">
            <text:p>656594</text:p>
          </table:table-cell>
          <table:table-cell table:formula="of:=[.E34]*0.002" office:value-type="float" office:value="5635.99997354451" calcext:value-type="float">
            <text:p>5636</text:p>
          </table:table-cell>
          <table:table-cell table:formula="of:=([.F34]/1000*111+[.G34]/1000*51+[.H34]/1000*60+[.I34]/250*20)*0.453592" office:value-type="float" office:value="123163.10489875" calcext:value-type="float">
            <text:p>123163</text:p>
          </table:table-cell>
          <table:table-cell table:formula="of:=([.F34]/1000*14.3+[.G34]/1000*6.5+[.H34]/1000*8.9+[.I34]/250*2.4)*0.453592" office:value-type="float" office:value="16209.64764115" calcext:value-type="float">
            <text:p>16210</text:p>
          </table:table-cell>
          <table:table-cell table:formula="of:=([.F34]/1000*12.1+[.G34]/1000*5.5+[.H34]/1000*7.6+[.I34]/250*2)*365*0.453592/1000" office:value-type="float" office:value="5013.69831428888" calcext:value-type="float">
            <text:p>5014</text:p>
          </table:table-cell>
          <table:table-cell table:formula="of:=[.J34]*[$Sheet2.$B$16]" office:value-type="float" office:value="87973.64635625" calcext:value-type="float">
            <text:p>87974</text:p>
          </table:table-cell>
          <table:table-cell table:formula="of:=[.J34]+[.M34]" office:value-type="float" office:value="211136.751255" calcext:value-type="float">
            <text:p>211137</text:p>
          </table:table-cell>
          <table:table-cell table:formula="of:=([.F34]/1000*0.72+[.G34]/1000*0.3+[.H34]/1000*0.3+[.I34]/250*0.11)*0.453592" office:value-type="float" office:value="770.358985629999" calcext:value-type="float">
            <text:p>770.4</text:p>
          </table:table-cell>
          <table:table-cell table:formula="of:=([.F34]/1000*0.37+[.G34]/1000*0.11+[.H34]/1000*0.1+[.I34]/250*0.02)*0.453592" office:value-type="float" office:value="376.8327015225" calcext:value-type="float">
            <text:p>376.8</text:p>
          </table:table-cell>
          <table:table-cell table:formula="of:=[.P34]*[.$AC$4]" office:value-type="float" office:value="164.532587988697" calcext:value-type="float">
            <text:p>164.5</text:p>
          </table:table-cell>
          <table:table-cell table:formula="of:=([.F34]/1000*0.4+[.G34]/1000*0.24+[.H34]/1000*0.31+[.I34]/250*0.09)*0.453592" office:value-type="float" office:value="475.1791214375" calcext:value-type="float">
            <text:p>475.2</text:p>
          </table:table-cell>
          <table:table-cell table:formula="of:=[.R34]*[.$AC$10]" office:value-type="float" office:value="394.297568852393" calcext:value-type="float">
            <text:p>394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2</text:p>
          </table:table-cell>
          <table:table-cell office:value-type="float" office:value="99499.94" calcext:value-type="float">
            <text:p>99499.94</text:p>
          </table:table-cell>
          <table:table-cell/>
          <table:table-cell table:formula="of:=[.B35]/80/0.453592" office:value-type="float" office:value="2741.99996913526" calcext:value-type="float">
            <text:p>2742</text:p>
          </table:table-cell>
          <table:table-cell table:formula="of:=[.D35]*1000" office:value-type="float" office:value="2741999.96913526" calcext:value-type="float">
            <text:p>2742000</text:p>
          </table:table-cell>
          <table:table-cell table:formula="of:=[.E35]*0.72" office:value-type="float" office:value="1974239.97777739" calcext:value-type="float">
            <text:p>1974240</text:p>
          </table:table-cell>
          <table:table-cell table:formula="of:=[.E35]*0.045" office:value-type="float" office:value="123389.998611087" calcext:value-type="float">
            <text:p>123390</text:p>
          </table:table-cell>
          <table:table-cell table:formula="of:=[.E35]*0.233" office:value-type="float" office:value="638885.992808515" calcext:value-type="float">
            <text:p>638886</text:p>
          </table:table-cell>
          <table:table-cell table:formula="of:=[.E35]*0.002" office:value-type="float" office:value="5483.99993827052" calcext:value-type="float">
            <text:p>5484</text:p>
          </table:table-cell>
          <table:table-cell table:formula="of:=([.F35]/1000*111+[.G35]/1000*51+[.H35]/1000*60+[.I35]/250*20)*0.453592" office:value-type="float" office:value="119841.45898375" calcext:value-type="float">
            <text:p>119841</text:p>
          </table:table-cell>
          <table:table-cell table:formula="of:=([.F35]/1000*14.3+[.G35]/1000*6.5+[.H35]/1000*8.9+[.I35]/250*2.4)*0.453592" office:value-type="float" office:value="15772.48173895" calcext:value-type="float">
            <text:p>15772</text:p>
          </table:table-cell>
          <table:table-cell table:formula="of:=([.F35]/1000*12.1+[.G35]/1000*5.5+[.H35]/1000*7.6+[.I35]/250*2)*365*0.453592/1000" office:value-type="float" office:value="4878.48143632538" calcext:value-type="float">
            <text:p>4878</text:p>
          </table:table-cell>
          <table:table-cell table:formula="of:=[.J35]*[$Sheet2.$B$16]" office:value-type="float" office:value="85601.04213125" calcext:value-type="float">
            <text:p>85601</text:p>
          </table:table-cell>
          <table:table-cell table:formula="of:=[.J35]+[.M35]" office:value-type="float" office:value="205442.501115" calcext:value-type="float">
            <text:p>205443</text:p>
          </table:table-cell>
          <table:table-cell table:formula="of:=([.F35]/1000*0.72+[.G35]/1000*0.3+[.H35]/1000*0.3+[.I35]/250*0.11)*0.453592" office:value-type="float" office:value="749.582797990001" calcext:value-type="float">
            <text:p>749.6</text:p>
          </table:table-cell>
          <table:table-cell table:formula="of:=([.F35]/1000*0.37+[.G35]/1000*0.11+[.H35]/1000*0.1+[.I35]/250*0.02)*0.453592" office:value-type="float" office:value="366.669716392501" calcext:value-type="float">
            <text:p>366.7</text:p>
          </table:table-cell>
          <table:table-cell table:formula="of:=[.P35]*[.$AC$4]" office:value-type="float" office:value="160.09522828405" calcext:value-type="float">
            <text:p>160.1</text:p>
          </table:table-cell>
          <table:table-cell table:formula="of:=([.F35]/1000*0.4+[.G35]/1000*0.24+[.H35]/1000*0.31+[.I35]/250*0.09)*0.453592" office:value-type="float" office:value="462.363783687501" calcext:value-type="float">
            <text:p>462.4</text:p>
          </table:table-cell>
          <table:table-cell table:formula="of:=[.R35]*[.$AC$10]" office:value-type="float" office:value="383.663565187501" calcext:value-type="float">
            <text:p>383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3</text:p>
          </table:table-cell>
          <table:table-cell office:value-type="float" office:value="99064.49" calcext:value-type="float">
            <text:p>99064.49</text:p>
          </table:table-cell>
          <table:table-cell/>
          <table:table-cell table:formula="of:=[.B36]/80/0.453592" office:value-type="float" office:value="2729.99992283815" calcext:value-type="float">
            <text:p>2730</text:p>
          </table:table-cell>
          <table:table-cell table:formula="of:=[.D36]*1000" office:value-type="float" office:value="2729999.92283815" calcext:value-type="float">
            <text:p>2730000</text:p>
          </table:table-cell>
          <table:table-cell table:formula="of:=[.E36]*0.72" office:value-type="float" office:value="1965599.94444346" calcext:value-type="float">
            <text:p>1965600</text:p>
          </table:table-cell>
          <table:table-cell table:formula="of:=[.E36]*0.045" office:value-type="float" office:value="122849.996527717" calcext:value-type="float">
            <text:p>122850</text:p>
          </table:table-cell>
          <table:table-cell table:formula="of:=[.E36]*0.233" office:value-type="float" office:value="636089.982021288" calcext:value-type="float">
            <text:p>636090</text:p>
          </table:table-cell>
          <table:table-cell table:formula="of:=[.E36]*0.002" office:value-type="float" office:value="5459.99984567629" calcext:value-type="float">
            <text:p>5460</text:p>
          </table:table-cell>
          <table:table-cell table:formula="of:=([.F36]/1000*111+[.G36]/1000*51+[.H36]/1000*60+[.I36]/250*20)*0.453592" office:value-type="float" office:value="119316.986674375" calcext:value-type="float">
            <text:p>119317</text:p>
          </table:table-cell>
          <table:table-cell table:formula="of:=([.F36]/1000*14.3+[.G36]/1000*6.5+[.H36]/1000*8.9+[.I36]/250*2.4)*0.453592" office:value-type="float" office:value="15703.455293575" calcext:value-type="float">
            <text:p>15703</text:p>
          </table:table-cell>
          <table:table-cell table:formula="of:=([.F36]/1000*12.1+[.G36]/1000*5.5+[.H36]/1000*7.6+[.I36]/250*2)*365*0.453592/1000" office:value-type="float" office:value="4857.13132554694" calcext:value-type="float">
            <text:p>4857</text:p>
          </table:table-cell>
          <table:table-cell table:formula="of:=[.J36]*[$Sheet2.$B$16]" office:value-type="float" office:value="85226.419053125" calcext:value-type="float">
            <text:p>85226</text:p>
          </table:table-cell>
          <table:table-cell table:formula="of:=[.J36]+[.M36]" office:value-type="float" office:value="204543.4057275" calcext:value-type="float">
            <text:p>204543</text:p>
          </table:table-cell>
          <table:table-cell table:formula="of:=([.F36]/1000*0.72+[.G36]/1000*0.3+[.H36]/1000*0.3+[.I36]/250*0.11)*0.453592" office:value-type="float" office:value="746.302335414999" calcext:value-type="float">
            <text:p>746.3</text:p>
          </table:table-cell>
          <table:table-cell table:formula="of:=([.F36]/1000*0.37+[.G36]/1000*0.11+[.H36]/1000*0.1+[.I36]/250*0.02)*0.453592" office:value-type="float" office:value="365.065028711249" calcext:value-type="float">
            <text:p>365.1</text:p>
          </table:table-cell>
          <table:table-cell table:formula="of:=[.P36]*[.$AC$4]" office:value-type="float" office:value="159.394590000686" calcext:value-type="float">
            <text:p>159.4</text:p>
          </table:table-cell>
          <table:table-cell table:formula="of:=([.F36]/1000*0.4+[.G36]/1000*0.24+[.H36]/1000*0.31+[.I36]/250*0.09)*0.453592" office:value-type="float" office:value="460.340301968749" calcext:value-type="float">
            <text:p>460.3</text:p>
          </table:table-cell>
          <table:table-cell table:formula="of:=[.R36]*[.$AC$10]" office:value-type="float" office:value="381.984505888962" calcext:value-type="float">
            <text:p>382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4</text:p>
          </table:table-cell>
          <table:table-cell office:value-type="float" office:value="98483.9" calcext:value-type="float">
            <text:p>98483.9</text:p>
          </table:table-cell>
          <table:table-cell/>
          <table:table-cell table:formula="of:=[.B37]/80/0.453592" office:value-type="float" office:value="2714.00013668671" calcext:value-type="float">
            <text:p>2714</text:p>
          </table:table-cell>
          <table:table-cell table:formula="of:=[.D37]*1000" office:value-type="float" office:value="2714000.13668671" calcext:value-type="float">
            <text:p>2714000</text:p>
          </table:table-cell>
          <table:table-cell table:formula="of:=[.E37]*0.72" office:value-type="float" office:value="1954080.09841443" calcext:value-type="float">
            <text:p>1954080</text:p>
          </table:table-cell>
          <table:table-cell table:formula="of:=[.E37]*0.045" office:value-type="float" office:value="122130.006150902" calcext:value-type="float">
            <text:p>122130</text:p>
          </table:table-cell>
          <table:table-cell table:formula="of:=[.E37]*0.233" office:value-type="float" office:value="632362.031848004" calcext:value-type="float">
            <text:p>632362</text:p>
          </table:table-cell>
          <table:table-cell table:formula="of:=[.E37]*0.002" office:value-type="float" office:value="5428.00027337343" calcext:value-type="float">
            <text:p>5428</text:p>
          </table:table-cell>
          <table:table-cell table:formula="of:=([.F37]/1000*111+[.G37]/1000*51+[.H37]/1000*60+[.I37]/250*20)*0.453592" office:value-type="float" office:value="118617.70230625" calcext:value-type="float">
            <text:p>118618</text:p>
          </table:table-cell>
          <table:table-cell table:formula="of:=([.F37]/1000*14.3+[.G37]/1000*6.5+[.H37]/1000*8.9+[.I37]/250*2.4)*0.453592" office:value-type="float" office:value="15611.42161825" calcext:value-type="float">
            <text:p>15611</text:p>
          </table:table-cell>
          <table:table-cell table:formula="of:=([.F37]/1000*12.1+[.G37]/1000*5.5+[.H37]/1000*7.6+[.I37]/250*2)*365*0.453592/1000" office:value-type="float" office:value="4828.66500147562" calcext:value-type="float">
            <text:p>4829</text:p>
          </table:table-cell>
          <table:table-cell table:formula="of:=[.J37]*[$Sheet2.$B$16]" office:value-type="float" office:value="84726.93021875" calcext:value-type="float">
            <text:p>84727</text:p>
          </table:table-cell>
          <table:table-cell table:formula="of:=[.J37]+[.M37]" office:value-type="float" office:value="203344.632525" calcext:value-type="float">
            <text:p>203345</text:p>
          </table:table-cell>
          <table:table-cell table:formula="of:=([.F37]/1000*0.72+[.G37]/1000*0.3+[.H37]/1000*0.3+[.I37]/250*0.11)*0.453592" office:value-type="float" office:value="741.928460649999" calcext:value-type="float">
            <text:p>741.9</text:p>
          </table:table-cell>
          <table:table-cell table:formula="of:=([.F37]/1000*0.37+[.G37]/1000*0.11+[.H37]/1000*0.1+[.I37]/250*0.02)*0.453592" office:value-type="float" office:value="362.925481987499" calcext:value-type="float">
            <text:p>362.9</text:p>
          </table:table-cell>
          <table:table-cell table:formula="of:=[.P37]*[.$AC$4]" office:value-type="float" office:value="158.460421712852" calcext:value-type="float">
            <text:p>158.5</text:p>
          </table:table-cell>
          <table:table-cell table:formula="of:=([.F37]/1000*0.4+[.G37]/1000*0.24+[.H37]/1000*0.31+[.I37]/250*0.09)*0.453592" office:value-type="float" office:value="457.642372812499" calcext:value-type="float">
            <text:p>457.6</text:p>
          </table:table-cell>
          <table:table-cell table:formula="of:=[.R37]*[.$AC$10]" office:value-type="float" office:value="379.745798716755" calcext:value-type="float">
            <text:p>379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5</text:p>
          </table:table-cell>
          <table:table-cell office:value-type="float" office:value="97431.56" calcext:value-type="float">
            <text:p>97431.56</text:p>
          </table:table-cell>
          <table:table-cell/>
          <table:table-cell table:formula="of:=[.B38]/80/0.453592" office:value-type="float" office:value="2684.99995590751" calcext:value-type="float">
            <text:p>2685</text:p>
          </table:table-cell>
          <table:table-cell table:formula="of:=[.D38]*1000" office:value-type="float" office:value="2684999.95590751" calcext:value-type="float">
            <text:p>2685000</text:p>
          </table:table-cell>
          <table:table-cell table:formula="of:=[.E38]*0.72" office:value-type="float" office:value="1933199.96825341" calcext:value-type="float">
            <text:p>1933200</text:p>
          </table:table-cell>
          <table:table-cell table:formula="of:=[.E38]*0.045" office:value-type="float" office:value="120824.998015838" calcext:value-type="float">
            <text:p>120825</text:p>
          </table:table-cell>
          <table:table-cell table:formula="of:=[.E38]*0.233" office:value-type="float" office:value="625604.98972645" calcext:value-type="float">
            <text:p>625605</text:p>
          </table:table-cell>
          <table:table-cell table:formula="of:=[.E38]*0.002" office:value-type="float" office:value="5369.99991181502" calcext:value-type="float">
            <text:p>5370</text:p>
          </table:table-cell>
          <table:table-cell table:formula="of:=([.F38]/1000*111+[.G38]/1000*51+[.H38]/1000*60+[.I38]/250*20)*0.453592" office:value-type="float" office:value="117350.2245475" calcext:value-type="float">
            <text:p>117350</text:p>
          </table:table-cell>
          <table:table-cell table:formula="of:=([.F38]/1000*14.3+[.G38]/1000*6.5+[.H38]/1000*8.9+[.I38]/250*2.4)*0.453592" office:value-type="float" office:value="15444.6073123" calcext:value-type="float">
            <text:p>15445</text:p>
          </table:table-cell>
          <table:table-cell table:formula="of:=([.F38]/1000*12.1+[.G38]/1000*5.5+[.H38]/1000*7.6+[.I38]/250*2)*365*0.453592/1000" office:value-type="float" office:value="4777.06877785275" calcext:value-type="float">
            <text:p>4777</text:p>
          </table:table-cell>
          <table:table-cell table:formula="of:=[.J38]*[$Sheet2.$B$16]" office:value-type="float" office:value="83821.5889625" calcext:value-type="float">
            <text:p>83822</text:p>
          </table:table-cell>
          <table:table-cell table:formula="of:=[.J38]+[.M38]" office:value-type="float" office:value="201171.81351" calcext:value-type="float">
            <text:p>201172</text:p>
          </table:table-cell>
          <table:table-cell table:formula="of:=([.F38]/1000*0.72+[.G38]/1000*0.3+[.H38]/1000*0.3+[.I38]/250*0.11)*0.453592" office:value-type="float" office:value="734.00065726" calcext:value-type="float">
            <text:p>734.0</text:p>
          </table:table-cell>
          <table:table-cell table:formula="of:=([.F38]/1000*0.37+[.G38]/1000*0.11+[.H38]/1000*0.1+[.I38]/250*0.02)*0.453592" office:value-type="float" office:value="359.047477545" calcext:value-type="float">
            <text:p>359.0</text:p>
          </table:table-cell>
          <table:table-cell table:formula="of:=[.P38]*[.$AC$4]" office:value-type="float" office:value="156.767208505563" calcext:value-type="float">
            <text:p>156.8</text:p>
          </table:table-cell>
          <table:table-cell table:formula="of:=([.F38]/1000*0.4+[.G38]/1000*0.24+[.H38]/1000*0.31+[.I38]/250*0.09)*0.453592" office:value-type="float" office:value="452.752280375" calcext:value-type="float">
            <text:p>452.8</text:p>
          </table:table-cell>
          <table:table-cell table:formula="of:=[.R38]*[.$AC$10]" office:value-type="float" office:value="375.68806243883" calcext:value-type="float">
            <text:p>375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6</text:p>
          </table:table-cell>
          <table:table-cell office:value-type="float" office:value="96887.25" calcext:value-type="float">
            <text:p>96887.25</text:p>
          </table:table-cell>
          <table:table-cell/>
          <table:table-cell table:formula="of:=[.B39]/80/0.453592" office:value-type="float" office:value="2669.99996693063" calcext:value-type="float">
            <text:p>2670</text:p>
          </table:table-cell>
          <table:table-cell table:formula="of:=[.D39]*1000" office:value-type="float" office:value="2669999.96693063" calcext:value-type="float">
            <text:p>2670000</text:p>
          </table:table-cell>
          <table:table-cell table:formula="of:=[.E39]*0.72" office:value-type="float" office:value="1922399.97619006" calcext:value-type="float">
            <text:p>1922400</text:p>
          </table:table-cell>
          <table:table-cell table:formula="of:=[.E39]*0.045" office:value-type="float" office:value="120149.998511879" calcext:value-type="float">
            <text:p>120150</text:p>
          </table:table-cell>
          <table:table-cell table:formula="of:=[.E39]*0.233" office:value-type="float" office:value="622109.992294838" calcext:value-type="float">
            <text:p>622110</text:p>
          </table:table-cell>
          <table:table-cell table:formula="of:=[.E39]*0.002" office:value-type="float" office:value="5339.99993386127" calcext:value-type="float">
            <text:p>5340</text:p>
          </table:table-cell>
          <table:table-cell table:formula="of:=([.F39]/1000*111+[.G39]/1000*51+[.H39]/1000*60+[.I39]/250*20)*0.453592" office:value-type="float" office:value="116694.637171875" calcext:value-type="float">
            <text:p>116695</text:p>
          </table:table-cell>
          <table:table-cell table:formula="of:=([.F39]/1000*14.3+[.G39]/1000*6.5+[.H39]/1000*8.9+[.I39]/250*2.4)*0.453592" office:value-type="float" office:value="15358.324651875" calcext:value-type="float">
            <text:p>15358</text:p>
          </table:table-cell>
          <table:table-cell table:formula="of:=([.F39]/1000*12.1+[.G39]/1000*5.5+[.H39]/1000*7.6+[.I39]/250*2)*365*0.453592/1000" office:value-type="float" office:value="4750.38126195469" calcext:value-type="float">
            <text:p>4750</text:p>
          </table:table-cell>
          <table:table-cell table:formula="of:=[.J39]*[$Sheet2.$B$16]" office:value-type="float" office:value="83353.312265625" calcext:value-type="float">
            <text:p>83353</text:p>
          </table:table-cell>
          <table:table-cell table:formula="of:=[.J39]+[.M39]" office:value-type="float" office:value="200047.9494375" calcext:value-type="float">
            <text:p>200048</text:p>
          </table:table-cell>
          <table:table-cell table:formula="of:=([.F39]/1000*0.72+[.G39]/1000*0.3+[.H39]/1000*0.3+[.I39]/250*0.11)*0.453592" office:value-type="float" office:value="729.900097875001" calcext:value-type="float">
            <text:p>729.9</text:p>
          </table:table-cell>
          <table:table-cell table:formula="of:=([.F39]/1000*0.37+[.G39]/1000*0.11+[.H39]/1000*0.1+[.I39]/250*0.02)*0.453592" office:value-type="float" office:value="357.041627156251" calcext:value-type="float">
            <text:p>357.0</text:p>
          </table:table-cell>
          <table:table-cell table:formula="of:=[.P39]*[.$AC$4]" office:value-type="float" office:value="155.891414673856" calcext:value-type="float">
            <text:p>155.9</text:p>
          </table:table-cell>
          <table:table-cell table:formula="of:=([.F39]/1000*0.4+[.G39]/1000*0.24+[.H39]/1000*0.31+[.I39]/250*0.09)*0.453592" office:value-type="float" office:value="450.222939843751" calcext:value-type="float">
            <text:p>450.2</text:p>
          </table:table-cell>
          <table:table-cell table:formula="of:=[.R39]*[.$AC$10]" office:value-type="float" office:value="373.589247955453" calcext:value-type="float">
            <text:p>373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7</text:p>
          </table:table-cell>
          <table:table-cell office:value-type="float" office:value="95036.6" calcext:value-type="float">
            <text:p>95036.6</text:p>
          </table:table-cell>
          <table:table-cell/>
          <table:table-cell table:formula="of:=[.B40]/80/0.453592" office:value-type="float" office:value="2619.00011464047" calcext:value-type="float">
            <text:p>2619</text:p>
          </table:table-cell>
          <table:table-cell table:formula="of:=[.D40]*1000" office:value-type="float" office:value="2619000.11464047" calcext:value-type="float">
            <text:p>2619000</text:p>
          </table:table-cell>
          <table:table-cell table:formula="of:=[.E40]*0.72" office:value-type="float" office:value="1885680.08254114" calcext:value-type="float">
            <text:p>1885680</text:p>
          </table:table-cell>
          <table:table-cell table:formula="of:=[.E40]*0.045" office:value-type="float" office:value="117855.005158821" calcext:value-type="float">
            <text:p>117855</text:p>
          </table:table-cell>
          <table:table-cell table:formula="of:=[.E40]*0.233" office:value-type="float" office:value="610227.02671123" calcext:value-type="float">
            <text:p>610227</text:p>
          </table:table-cell>
          <table:table-cell table:formula="of:=[.E40]*0.002" office:value-type="float" office:value="5238.00022928094" calcext:value-type="float">
            <text:p>5238</text:p>
          </table:table-cell>
          <table:table-cell table:formula="of:=([.F40]/1000*111+[.G40]/1000*51+[.H40]/1000*60+[.I40]/250*20)*0.453592" office:value-type="float" office:value="114465.6449125" calcext:value-type="float">
            <text:p>114466</text:p>
          </table:table-cell>
          <table:table-cell table:formula="of:=([.F40]/1000*14.3+[.G40]/1000*6.5+[.H40]/1000*8.9+[.I40]/250*2.4)*0.453592" office:value-type="float" office:value="15064.9642405" calcext:value-type="float">
            <text:p>15065</text:p>
          </table:table-cell>
          <table:table-cell table:formula="of:=([.F40]/1000*12.1+[.G40]/1000*5.5+[.H40]/1000*7.6+[.I40]/250*2)*365*0.453592/1000" office:value-type="float" office:value="4659.64390402125" calcext:value-type="float">
            <text:p>4660</text:p>
          </table:table-cell>
          <table:table-cell table:formula="of:=[.J40]*[$Sheet2.$B$16]" office:value-type="float" office:value="81761.1749375" calcext:value-type="float">
            <text:p>81761</text:p>
          </table:table-cell>
          <table:table-cell table:formula="of:=[.J40]+[.M40]" office:value-type="float" office:value="196226.81985" calcext:value-type="float">
            <text:p>196227</text:p>
          </table:table-cell>
          <table:table-cell table:formula="of:=([.F40]/1000*0.72+[.G40]/1000*0.3+[.H40]/1000*0.3+[.I40]/250*0.11)*0.453592" office:value-type="float" office:value="715.958226100001" calcext:value-type="float">
            <text:p>716.0</text:p>
          </table:table-cell>
          <table:table-cell table:formula="of:=([.F40]/1000*0.37+[.G40]/1000*0.11+[.H40]/1000*0.1+[.I40]/250*0.02)*0.453592" office:value-type="float" office:value="350.221750575" calcext:value-type="float">
            <text:p>350.2</text:p>
          </table:table-cell>
          <table:table-cell table:formula="of:=[.P40]*[.$AC$4]" office:value-type="float" office:value="152.913722082042" calcext:value-type="float">
            <text:p>152.9</text:p>
          </table:table-cell>
          <table:table-cell table:formula="of:=([.F40]/1000*0.4+[.G40]/1000*0.24+[.H40]/1000*0.31+[.I40]/250*0.09)*0.453592" office:value-type="float" office:value="441.623200625" calcext:value-type="float">
            <text:p>441.6</text:p>
          </table:table-cell>
          <table:table-cell table:formula="of:=[.R40]*[.$AC$10]" office:value-type="float" office:value="366.453294135639" calcext:value-type="float">
            <text:p>366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8</text:p>
          </table:table-cell>
          <table:table-cell office:value-type="float" office:value="93403.66" calcext:value-type="float">
            <text:p>93403.66</text:p>
          </table:table-cell>
          <table:table-cell/>
          <table:table-cell table:formula="of:=[.B41]/80/0.453592" office:value-type="float" office:value="2573.99987213178" calcext:value-type="float">
            <text:p>2574</text:p>
          </table:table-cell>
          <table:table-cell table:formula="of:=[.D41]*1000" office:value-type="float" office:value="2573999.87213178" calcext:value-type="float">
            <text:p>2574000</text:p>
          </table:table-cell>
          <table:table-cell table:formula="of:=[.E41]*0.72" office:value-type="float" office:value="1853279.90793488" calcext:value-type="float">
            <text:p>1853280</text:p>
          </table:table-cell>
          <table:table-cell table:formula="of:=[.E41]*0.045" office:value-type="float" office:value="115829.99424593" calcext:value-type="float">
            <text:p>115830</text:p>
          </table:table-cell>
          <table:table-cell table:formula="of:=[.E41]*0.233" office:value-type="float" office:value="599741.970206706" calcext:value-type="float">
            <text:p>599742</text:p>
          </table:table-cell>
          <table:table-cell table:formula="of:=[.E41]*0.002" office:value-type="float" office:value="5147.99974426357" calcext:value-type="float">
            <text:p>5148</text:p>
          </table:table-cell>
          <table:table-cell table:formula="of:=([.F41]/1000*111+[.G41]/1000*51+[.H41]/1000*60+[.I41]/250*20)*0.453592" office:value-type="float" office:value="112498.87074125" calcext:value-type="float">
            <text:p>112499</text:p>
          </table:table-cell>
          <table:table-cell table:formula="of:=([.F41]/1000*14.3+[.G41]/1000*6.5+[.H41]/1000*8.9+[.I41]/250*2.4)*0.453592" office:value-type="float" office:value="14806.11467405" calcext:value-type="float">
            <text:p>14806</text:p>
          </table:table-cell>
          <table:table-cell table:formula="of:=([.F41]/1000*12.1+[.G41]/1000*5.5+[.H41]/1000*7.6+[.I41]/250*2)*365*0.453592/1000" office:value-type="float" office:value="4579.58086602713" calcext:value-type="float">
            <text:p>4580</text:p>
          </table:table-cell>
          <table:table-cell table:formula="of:=[.J41]*[$Sheet2.$B$16]" office:value-type="float" office:value="80356.33624375" calcext:value-type="float">
            <text:p>80356</text:p>
          </table:table-cell>
          <table:table-cell table:formula="of:=[.J41]+[.M41]" office:value-type="float" office:value="192855.206985" calcext:value-type="float">
            <text:p>192855</text:p>
          </table:table-cell>
          <table:table-cell table:formula="of:=([.F41]/1000*0.72+[.G41]/1000*0.3+[.H41]/1000*0.3+[.I41]/250*0.11)*0.453592" office:value-type="float" office:value="703.656472609999" calcext:value-type="float">
            <text:p>703.7</text:p>
          </table:table-cell>
          <table:table-cell table:formula="of:=([.F41]/1000*0.37+[.G41]/1000*0.11+[.H41]/1000*0.1+[.I41]/250*0.02)*0.453592" office:value-type="float" office:value="344.204162557499" calcext:value-type="float">
            <text:p>344.2</text:p>
          </table:table-cell>
          <table:table-cell table:formula="of:=[.P41]*[.$AC$4]" office:value-type="float" office:value="150.286324496936" calcext:value-type="float">
            <text:p>150.3</text:p>
          </table:table-cell>
          <table:table-cell table:formula="of:=([.F41]/1000*0.4+[.G41]/1000*0.24+[.H41]/1000*0.31+[.I41]/250*0.09)*0.453592" office:value-type="float" office:value="434.035132562499" calcext:value-type="float">
            <text:p>434.0</text:p>
          </table:table-cell>
          <table:table-cell table:formula="of:=[.R41]*[.$AC$10]" office:value-type="float" office:value="360.156812126329" calcext:value-type="float">
            <text:p>360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39</text:p>
          </table:table-cell>
          <table:table-cell office:value-type="float" office:value="92387.62" calcext:value-type="float">
            <text:p>92387.62</text:p>
          </table:table-cell>
          <table:table-cell/>
          <table:table-cell table:formula="of:=[.B42]/80/0.453592" office:value-type="float" office:value="2546.00003968324" calcext:value-type="float">
            <text:p>2546</text:p>
          </table:table-cell>
          <table:table-cell table:formula="of:=[.D42]*1000" office:value-type="float" office:value="2546000.03968324" calcext:value-type="float">
            <text:p>2546000</text:p>
          </table:table-cell>
          <table:table-cell table:formula="of:=[.E42]*0.72" office:value-type="float" office:value="1833120.02857193" calcext:value-type="float">
            <text:p>1833120</text:p>
          </table:table-cell>
          <table:table-cell table:formula="of:=[.E42]*0.045" office:value-type="float" office:value="114570.001785746" calcext:value-type="float">
            <text:p>114570</text:p>
          </table:table-cell>
          <table:table-cell table:formula="of:=[.E42]*0.233" office:value-type="float" office:value="593218.009246195" calcext:value-type="float">
            <text:p>593218</text:p>
          </table:table-cell>
          <table:table-cell table:formula="of:=[.E42]*0.002" office:value-type="float" office:value="5092.00007936648" calcext:value-type="float">
            <text:p>5092</text:p>
          </table:table-cell>
          <table:table-cell table:formula="of:=([.F42]/1000*111+[.G42]/1000*51+[.H42]/1000*60+[.I42]/250*20)*0.453592" office:value-type="float" office:value="111275.11406375" calcext:value-type="float">
            <text:p>111275</text:p>
          </table:table-cell>
          <table:table-cell table:formula="of:=([.F42]/1000*14.3+[.G42]/1000*6.5+[.H42]/1000*8.9+[.I42]/250*2.4)*0.453592" office:value-type="float" office:value="14645.05455335" calcext:value-type="float">
            <text:p>14645</text:p>
          </table:table-cell>
          <table:table-cell table:formula="of:=([.F42]/1000*12.1+[.G42]/1000*5.5+[.H42]/1000*7.6+[.I42]/250*2)*365*0.453592/1000" office:value-type="float" office:value="4529.76443117738" calcext:value-type="float">
            <text:p>4530</text:p>
          </table:table-cell>
          <table:table-cell table:formula="of:=[.J42]*[$Sheet2.$B$16]" office:value-type="float" office:value="79482.22433125" calcext:value-type="float">
            <text:p>79482</text:p>
          </table:table-cell>
          <table:table-cell table:formula="of:=[.J42]+[.M42]" office:value-type="float" office:value="190757.338395" calcext:value-type="float">
            <text:p>190757</text:p>
          </table:table-cell>
          <table:table-cell table:formula="of:=([.F42]/1000*0.72+[.G42]/1000*0.3+[.H42]/1000*0.3+[.I42]/250*0.11)*0.453592" office:value-type="float" office:value="696.002135269999" calcext:value-type="float">
            <text:p>696.0</text:p>
          </table:table-cell>
          <table:table-cell table:formula="of:=([.F42]/1000*0.37+[.G42]/1000*0.11+[.H42]/1000*0.1+[.I42]/250*0.02)*0.453592" office:value-type="float" office:value="340.4599281525" calcext:value-type="float">
            <text:p>340.5</text:p>
          </table:table-cell>
          <table:table-cell table:formula="of:=[.P42]*[.$AC$4]" office:value-type="float" office:value="148.651517925739" calcext:value-type="float">
            <text:p>148.7</text:p>
          </table:table-cell>
          <table:table-cell table:formula="of:=([.F42]/1000*0.4+[.G42]/1000*0.24+[.H42]/1000*0.31+[.I42]/250*0.09)*0.453592" office:value-type="float" office:value="429.3137216875" calcext:value-type="float">
            <text:p>429.3</text:p>
          </table:table-cell>
          <table:table-cell table:formula="of:=[.R42]*[.$AC$10]" office:value-type="float" office:value="356.239045655585" calcext:value-type="float">
            <text:p>356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0</text:p>
          </table:table-cell>
          <table:table-cell office:value-type="float" office:value="92169.89" calcext:value-type="float">
            <text:p>92169.89</text:p>
          </table:table-cell>
          <table:table-cell/>
          <table:table-cell table:formula="of:=[.B43]/80/0.453592" office:value-type="float" office:value="2539.99987874566" calcext:value-type="float">
            <text:p>2540</text:p>
          </table:table-cell>
          <table:table-cell table:formula="of:=[.D43]*1000" office:value-type="float" office:value="2539999.87874566" calcext:value-type="float">
            <text:p>2540000</text:p>
          </table:table-cell>
          <table:table-cell table:formula="of:=[.E43]*0.72" office:value-type="float" office:value="1828799.91269687" calcext:value-type="float">
            <text:p>1828800</text:p>
          </table:table-cell>
          <table:table-cell table:formula="of:=[.E43]*0.045" office:value-type="float" office:value="114299.994543555" calcext:value-type="float">
            <text:p>114300</text:p>
          </table:table-cell>
          <table:table-cell table:formula="of:=[.E43]*0.233" office:value-type="float" office:value="591819.971747738" calcext:value-type="float">
            <text:p>591820</text:p>
          </table:table-cell>
          <table:table-cell table:formula="of:=[.E43]*0.002" office:value-type="float" office:value="5079.99975749131" calcext:value-type="float">
            <text:p>5080</text:p>
          </table:table-cell>
          <table:table-cell table:formula="of:=([.F43]/1000*111+[.G43]/1000*51+[.H43]/1000*60+[.I43]/250*20)*0.453592" office:value-type="float" office:value="111012.871886875" calcext:value-type="float">
            <text:p>111013</text:p>
          </table:table-cell>
          <table:table-cell table:formula="of:=([.F43]/1000*14.3+[.G43]/1000*6.5+[.H43]/1000*8.9+[.I43]/250*2.4)*0.453592" office:value-type="float" office:value="14610.540538075" calcext:value-type="float">
            <text:p>14611</text:p>
          </table:table-cell>
          <table:table-cell table:formula="of:=([.F43]/1000*12.1+[.G43]/1000*5.5+[.H43]/1000*7.6+[.I43]/250*2)*365*0.453592/1000" office:value-type="float" office:value="4519.08913063819" calcext:value-type="float">
            <text:p>4519</text:p>
          </table:table-cell>
          <table:table-cell table:formula="of:=[.J43]*[$Sheet2.$B$16]" office:value-type="float" office:value="79294.908490625" calcext:value-type="float">
            <text:p>79295</text:p>
          </table:table-cell>
          <table:table-cell table:formula="of:=[.J43]+[.M43]" office:value-type="float" office:value="190307.7803775" calcext:value-type="float">
            <text:p>190308</text:p>
          </table:table-cell>
          <table:table-cell table:formula="of:=([.F43]/1000*0.72+[.G43]/1000*0.3+[.H43]/1000*0.3+[.I43]/250*0.11)*0.453592" office:value-type="float" office:value="694.361866314999" calcext:value-type="float">
            <text:p>694.4</text:p>
          </table:table-cell>
          <table:table-cell table:formula="of:=([.F43]/1000*0.37+[.G43]/1000*0.11+[.H43]/1000*0.1+[.I43]/250*0.02)*0.453592" office:value-type="float" office:value="339.657565886249" calcext:value-type="float">
            <text:p>339.7</text:p>
          </table:table-cell>
          <table:table-cell table:formula="of:=[.P43]*[.$AC$4]" office:value-type="float" office:value="148.301190739067" calcext:value-type="float">
            <text:p>148.3</text:p>
          </table:table-cell>
          <table:table-cell table:formula="of:=([.F43]/1000*0.4+[.G43]/1000*0.24+[.H43]/1000*0.31+[.I43]/250*0.09)*0.453592" office:value-type="float" office:value="428.30195759375" calcext:value-type="float">
            <text:p>428.3</text:p>
          </table:table-cell>
          <table:table-cell table:formula="of:=[.R43]*[.$AC$10]" office:value-type="float" office:value="355.399496726728" calcext:value-type="float">
            <text:p>355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1</text:p>
          </table:table-cell>
          <table:table-cell office:value-type="float" office:value="91661.87" calcext:value-type="float">
            <text:p>91661.87</text:p>
          </table:table-cell>
          <table:table-cell/>
          <table:table-cell table:formula="of:=[.B44]/80/0.453592" office:value-type="float" office:value="2525.99996252138" calcext:value-type="float">
            <text:p>2526</text:p>
          </table:table-cell>
          <table:table-cell table:formula="of:=[.D44]*1000" office:value-type="float" office:value="2525999.96252138" calcext:value-type="float">
            <text:p>2526000</text:p>
          </table:table-cell>
          <table:table-cell table:formula="of:=[.E44]*0.72" office:value-type="float" office:value="1818719.9730154" calcext:value-type="float">
            <text:p>1818720</text:p>
          </table:table-cell>
          <table:table-cell table:formula="of:=[.E44]*0.045" office:value-type="float" office:value="113669.998313462" calcext:value-type="float">
            <text:p>113670</text:p>
          </table:table-cell>
          <table:table-cell table:formula="of:=[.E44]*0.233" office:value-type="float" office:value="588557.991267483" calcext:value-type="float">
            <text:p>588558</text:p>
          </table:table-cell>
          <table:table-cell table:formula="of:=[.E44]*0.002" office:value-type="float" office:value="5051.99992504277" calcext:value-type="float">
            <text:p>5052</text:p>
          </table:table-cell>
          <table:table-cell table:formula="of:=([.F44]/1000*111+[.G44]/1000*51+[.H44]/1000*60+[.I44]/250*20)*0.453592" office:value-type="float" office:value="110400.993548125" calcext:value-type="float">
            <text:p>110401</text:p>
          </table:table-cell>
          <table:table-cell table:formula="of:=([.F44]/1000*14.3+[.G44]/1000*6.5+[.H44]/1000*8.9+[.I44]/250*2.4)*0.453592" office:value-type="float" office:value="14530.010477725" calcext:value-type="float">
            <text:p>14530</text:p>
          </table:table-cell>
          <table:table-cell table:formula="of:=([.F44]/1000*12.1+[.G44]/1000*5.5+[.H44]/1000*7.6+[.I44]/250*2)*365*0.453592/1000" office:value-type="float" office:value="4494.18091321331" calcext:value-type="float">
            <text:p>4494</text:p>
          </table:table-cell>
          <table:table-cell table:formula="of:=[.J44]*[$Sheet2.$B$16]" office:value-type="float" office:value="78857.852534375" calcext:value-type="float">
            <text:p>78858</text:p>
          </table:table-cell>
          <table:table-cell table:formula="of:=[.J44]+[.M44]" office:value-type="float" office:value="189258.8460825" calcext:value-type="float">
            <text:p>189259</text:p>
          </table:table-cell>
          <table:table-cell table:formula="of:=([.F44]/1000*0.72+[.G44]/1000*0.3+[.H44]/1000*0.3+[.I44]/250*0.11)*0.453592" office:value-type="float" office:value="690.534697645001" calcext:value-type="float">
            <text:p>690.5</text:p>
          </table:table-cell>
          <table:table-cell table:formula="of:=([.F44]/1000*0.37+[.G44]/1000*0.11+[.H44]/1000*0.1+[.I44]/250*0.02)*0.453592" office:value-type="float" office:value="337.78544868375" calcext:value-type="float">
            <text:p>337.8</text:p>
          </table:table-cell>
          <table:table-cell table:formula="of:=[.P44]*[.$AC$4]" office:value-type="float" office:value="147.483787453468" calcext:value-type="float">
            <text:p>147.5</text:p>
          </table:table-cell>
          <table:table-cell table:formula="of:=([.F44]/1000*0.4+[.G44]/1000*0.24+[.H44]/1000*0.31+[.I44]/250*0.09)*0.453592" office:value-type="float" office:value="425.941252156251" calcext:value-type="float">
            <text:p>425.9</text:p>
          </table:table-cell>
          <table:table-cell table:formula="of:=[.R44]*[.$AC$10]" office:value-type="float" office:value="353.440613491357" calcext:value-type="float">
            <text:p>353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2</text:p>
          </table:table-cell>
          <table:table-cell office:value-type="float" office:value="90863.55" calcext:value-type="float">
            <text:p>90863.55</text:p>
          </table:table-cell>
          <table:table-cell/>
          <table:table-cell table:formula="of:=[.B45]/80/0.453592" office:value-type="float" office:value="2504.00001543237" calcext:value-type="float">
            <text:p>2504</text:p>
          </table:table-cell>
          <table:table-cell table:formula="of:=[.D45]*1000" office:value-type="float" office:value="2504000.01543237" calcext:value-type="float">
            <text:p>2504000</text:p>
          </table:table-cell>
          <table:table-cell table:formula="of:=[.E45]*0.72" office:value-type="float" office:value="1802880.01111131" calcext:value-type="float">
            <text:p>1802880</text:p>
          </table:table-cell>
          <table:table-cell table:formula="of:=[.E45]*0.045" office:value-type="float" office:value="112680.000694457" calcext:value-type="float">
            <text:p>112680</text:p>
          </table:table-cell>
          <table:table-cell table:formula="of:=[.E45]*0.233" office:value-type="float" office:value="583432.003595742" calcext:value-type="float">
            <text:p>583432</text:p>
          </table:table-cell>
          <table:table-cell table:formula="of:=[.E45]*0.002" office:value-type="float" office:value="5008.00003086474" calcext:value-type="float">
            <text:p>5008</text:p>
          </table:table-cell>
          <table:table-cell table:formula="of:=([.F45]/1000*111+[.G45]/1000*51+[.H45]/1000*60+[.I45]/250*20)*0.453592" office:value-type="float" office:value="109439.467003125" calcext:value-type="float">
            <text:p>109439</text:p>
          </table:table-cell>
          <table:table-cell table:formula="of:=([.F45]/1000*14.3+[.G45]/1000*6.5+[.H45]/1000*8.9+[.I45]/250*2.4)*0.453592" office:value-type="float" office:value="14403.462787125" calcext:value-type="float">
            <text:p>14403</text:p>
          </table:table-cell>
          <table:table-cell table:formula="of:=([.F45]/1000*12.1+[.G45]/1000*5.5+[.H45]/1000*7.6+[.I45]/250*2)*365*0.453592/1000" office:value-type="float" office:value="4455.03928860281" calcext:value-type="float">
            <text:p>4455</text:p>
          </table:table-cell>
          <table:table-cell table:formula="of:=[.J45]*[$Sheet2.$B$16]" office:value-type="float" office:value="78171.047859375" calcext:value-type="float">
            <text:p>78171</text:p>
          </table:table-cell>
          <table:table-cell table:formula="of:=[.J45]+[.M45]" office:value-type="float" office:value="187610.5148625" calcext:value-type="float">
            <text:p>187611</text:p>
          </table:table-cell>
          <table:table-cell table:formula="of:=([.F45]/1000*0.72+[.G45]/1000*0.3+[.H45]/1000*0.3+[.I45]/250*0.11)*0.453592" office:value-type="float" office:value="684.520553925001" calcext:value-type="float">
            <text:p>684.5</text:p>
          </table:table-cell>
          <table:table-cell table:formula="of:=([.F45]/1000*0.37+[.G45]/1000*0.11+[.H45]/1000*0.1+[.I45]/250*0.02)*0.453592" office:value-type="float" office:value="334.843539693751" calcext:value-type="float">
            <text:p>334.8</text:p>
          </table:table-cell>
          <table:table-cell table:formula="of:=[.P45]*[.$AC$4]" office:value-type="float" office:value="146.199291978961" calcext:value-type="float">
            <text:p>146.2</text:p>
          </table:table-cell>
          <table:table-cell table:formula="of:=([.F45]/1000*0.4+[.G45]/1000*0.24+[.H45]/1000*0.31+[.I45]/250*0.09)*0.453592" office:value-type="float" office:value="422.23155890625" calcext:value-type="float">
            <text:p>422.2</text:p>
          </table:table-cell>
          <table:table-cell table:formula="of:=[.R45]*[.$AC$10]" office:value-type="float" office:value="350.362357390293" calcext:value-type="float">
            <text:p>350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3</text:p>
          </table:table-cell>
          <table:table-cell office:value-type="float" office:value="87597.69" calcext:value-type="float">
            <text:p>87597.69</text:p>
          </table:table-cell>
          <table:table-cell/>
          <table:table-cell table:formula="of:=[.B46]/80/0.453592" office:value-type="float" office:value="2414.0000815711" calcext:value-type="float">
            <text:p>2414</text:p>
          </table:table-cell>
          <table:table-cell table:formula="of:=[.D46]*1000" office:value-type="float" office:value="2414000.0815711" calcext:value-type="float">
            <text:p>2414000</text:p>
          </table:table-cell>
          <table:table-cell table:formula="of:=[.E46]*0.72" office:value-type="float" office:value="1738080.05873119" calcext:value-type="float">
            <text:p>1738080</text:p>
          </table:table-cell>
          <table:table-cell table:formula="of:=[.E46]*0.045" office:value-type="float" office:value="108630.0036707" calcext:value-type="float">
            <text:p>108630</text:p>
          </table:table-cell>
          <table:table-cell table:formula="of:=[.E46]*0.233" office:value-type="float" office:value="562462.019006067" calcext:value-type="float">
            <text:p>562462</text:p>
          </table:table-cell>
          <table:table-cell table:formula="of:=[.E46]*0.002" office:value-type="float" office:value="4828.00016314221" calcext:value-type="float">
            <text:p>4828</text:p>
          </table:table-cell>
          <table:table-cell table:formula="of:=([.F46]/1000*111+[.G46]/1000*51+[.H46]/1000*60+[.I46]/250*20)*0.453592" office:value-type="float" office:value="105505.942749375" calcext:value-type="float">
            <text:p>105506</text:p>
          </table:table-cell>
          <table:table-cell table:formula="of:=([.F46]/1000*14.3+[.G46]/1000*6.5+[.H46]/1000*8.9+[.I46]/250*2.4)*0.453592" office:value-type="float" office:value="13885.766824575" calcext:value-type="float">
            <text:p>13886</text:p>
          </table:table-cell>
          <table:table-cell table:formula="of:=([.F46]/1000*12.1+[.G46]/1000*5.5+[.H46]/1000*7.6+[.I46]/250*2)*365*0.453592/1000" office:value-type="float" office:value="4294.91419321444" calcext:value-type="float">
            <text:p>4295</text:p>
          </table:table-cell>
          <table:table-cell table:formula="of:=[.J46]*[$Sheet2.$B$16]" office:value-type="float" office:value="75361.387678125" calcext:value-type="float">
            <text:p>75361</text:p>
          </table:table-cell>
          <table:table-cell table:formula="of:=[.J46]+[.M46]" office:value-type="float" office:value="180867.3304275" calcext:value-type="float">
            <text:p>180867</text:p>
          </table:table-cell>
          <table:table-cell table:formula="of:=([.F46]/1000*0.72+[.G46]/1000*0.3+[.H46]/1000*0.3+[.I46]/250*0.11)*0.453592" office:value-type="float" office:value="659.917197614999" calcext:value-type="float">
            <text:p>659.9</text:p>
          </table:table-cell>
          <table:table-cell table:formula="of:=([.F46]/1000*0.37+[.G46]/1000*0.11+[.H46]/1000*0.1+[.I46]/250*0.02)*0.453592" office:value-type="float" office:value="322.808437361249" calcext:value-type="float">
            <text:p>322.8</text:p>
          </table:table-cell>
          <table:table-cell table:formula="of:=[.P46]*[.$AC$4]" office:value-type="float" office:value="140.944528988714" calcext:value-type="float">
            <text:p>140.9</text:p>
          </table:table-cell>
          <table:table-cell table:formula="of:=([.F46]/1000*0.4+[.G46]/1000*0.24+[.H46]/1000*0.31+[.I46]/250*0.09)*0.453592" office:value-type="float" office:value="407.055515718749" calcext:value-type="float">
            <text:p>407.1</text:p>
          </table:table-cell>
          <table:table-cell table:formula="of:=[.R46]*[.$AC$10]" office:value-type="float" office:value="337.769470490026" calcext:value-type="float">
            <text:p>337.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4</text:p>
          </table:table-cell>
          <table:table-cell office:value-type="float" office:value="87162.24" calcext:value-type="float">
            <text:p>87162.24</text:p>
          </table:table-cell>
          <table:table-cell/>
          <table:table-cell table:formula="of:=[.B47]/80/0.453592" office:value-type="float" office:value="2402.00003527399" calcext:value-type="float">
            <text:p>2402</text:p>
          </table:table-cell>
          <table:table-cell table:formula="of:=[.D47]*1000" office:value-type="float" office:value="2402000.03527399" calcext:value-type="float">
            <text:p>2402000</text:p>
          </table:table-cell>
          <table:table-cell table:formula="of:=[.E47]*0.72" office:value-type="float" office:value="1729440.02539727" calcext:value-type="float">
            <text:p>1729440</text:p>
          </table:table-cell>
          <table:table-cell table:formula="of:=[.E47]*0.045" office:value-type="float" office:value="108090.00158733" calcext:value-type="float">
            <text:p>108090</text:p>
          </table:table-cell>
          <table:table-cell table:formula="of:=[.E47]*0.233" office:value-type="float" office:value="559666.00821884" calcext:value-type="float">
            <text:p>559666</text:p>
          </table:table-cell>
          <table:table-cell table:formula="of:=[.E47]*0.002" office:value-type="float" office:value="4804.00007054798" calcext:value-type="float">
            <text:p>4804</text:p>
          </table:table-cell>
          <table:table-cell table:formula="of:=([.F47]/1000*111+[.G47]/1000*51+[.H47]/1000*60+[.I47]/250*20)*0.453592" office:value-type="float" office:value="104981.47044" calcext:value-type="float">
            <text:p>104981</text:p>
          </table:table-cell>
          <table:table-cell table:formula="of:=([.F47]/1000*14.3+[.G47]/1000*6.5+[.H47]/1000*8.9+[.I47]/250*2.4)*0.453592" office:value-type="float" office:value="13816.7403792" calcext:value-type="float">
            <text:p>13817</text:p>
          </table:table-cell>
          <table:table-cell table:formula="of:=([.F47]/1000*12.1+[.G47]/1000*5.5+[.H47]/1000*7.6+[.I47]/250*2)*365*0.453592/1000" office:value-type="float" office:value="4273.564082436" calcext:value-type="float">
            <text:p>4274</text:p>
          </table:table-cell>
          <table:table-cell table:formula="of:=[.J47]*[$Sheet2.$B$16]" office:value-type="float" office:value="74986.7646" calcext:value-type="float">
            <text:p>74987</text:p>
          </table:table-cell>
          <table:table-cell table:formula="of:=[.J47]+[.M47]" office:value-type="float" office:value="179968.23504" calcext:value-type="float">
            <text:p>179968</text:p>
          </table:table-cell>
          <table:table-cell table:formula="of:=([.F47]/1000*0.72+[.G47]/1000*0.3+[.H47]/1000*0.3+[.I47]/250*0.11)*0.453592" office:value-type="float" office:value="656.636735039999" calcext:value-type="float">
            <text:p>656.6</text:p>
          </table:table-cell>
          <table:table-cell table:formula="of:=([.F47]/1000*0.37+[.G47]/1000*0.11+[.H47]/1000*0.1+[.I47]/250*0.02)*0.453592" office:value-type="float" office:value="321.203749679999" calcext:value-type="float">
            <text:p>321.2</text:p>
          </table:table-cell>
          <table:table-cell table:formula="of:=[.P47]*[.$AC$4]" office:value-type="float" office:value="140.243890705352" calcext:value-type="float">
            <text:p>140.2</text:p>
          </table:table-cell>
          <table:table-cell table:formula="of:=([.F47]/1000*0.4+[.G47]/1000*0.24+[.H47]/1000*0.31+[.I47]/250*0.09)*0.453592" office:value-type="float" office:value="405.032034" calcext:value-type="float">
            <text:p>405.0</text:p>
          </table:table-cell>
          <table:table-cell table:formula="of:=[.R47]*[.$AC$10]" office:value-type="float" office:value="336.090411191489" calcext:value-type="float">
            <text:p>336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5</text:p>
          </table:table-cell>
          <table:table-cell office:value-type="float" office:value="87017.09" calcext:value-type="float">
            <text:p>87017.09</text:p>
          </table:table-cell>
          <table:table-cell/>
          <table:table-cell table:formula="of:=[.B48]/80/0.453592" office:value-type="float" office:value="2398.00001984162" calcext:value-type="float">
            <text:p>2398</text:p>
          </table:table-cell>
          <table:table-cell table:formula="of:=[.D48]*1000" office:value-type="float" office:value="2398000.01984162" calcext:value-type="float">
            <text:p>2398000</text:p>
          </table:table-cell>
          <table:table-cell table:formula="of:=[.E48]*0.72" office:value-type="float" office:value="1726560.01428597" calcext:value-type="float">
            <text:p>1726560</text:p>
          </table:table-cell>
          <table:table-cell table:formula="of:=[.E48]*0.045" office:value-type="float" office:value="107910.000892873" calcext:value-type="float">
            <text:p>107910</text:p>
          </table:table-cell>
          <table:table-cell table:formula="of:=[.E48]*0.233" office:value-type="float" office:value="558734.004623098" calcext:value-type="float">
            <text:p>558734</text:p>
          </table:table-cell>
          <table:table-cell table:formula="of:=[.E48]*0.002" office:value-type="float" office:value="4796.00003968324" calcext:value-type="float">
            <text:p>4796</text:p>
          </table:table-cell>
          <table:table-cell table:formula="of:=([.F48]/1000*111+[.G48]/1000*51+[.H48]/1000*60+[.I48]/250*20)*0.453592" office:value-type="float" office:value="104806.646336875" calcext:value-type="float">
            <text:p>104807</text:p>
          </table:table-cell>
          <table:table-cell table:formula="of:=([.F48]/1000*14.3+[.G48]/1000*6.5+[.H48]/1000*8.9+[.I48]/250*2.4)*0.453592" office:value-type="float" office:value="13793.731564075" calcext:value-type="float">
            <text:p>13794</text:p>
          </table:table-cell>
          <table:table-cell table:formula="of:=([.F48]/1000*12.1+[.G48]/1000*5.5+[.H48]/1000*7.6+[.I48]/250*2)*365*0.453592/1000" office:value-type="float" office:value="4266.44737884319" calcext:value-type="float">
            <text:p>4266</text:p>
          </table:table-cell>
          <table:table-cell table:formula="of:=[.J48]*[$Sheet2.$B$16]" office:value-type="float" office:value="74861.890240625" calcext:value-type="float">
            <text:p>74862</text:p>
          </table:table-cell>
          <table:table-cell table:formula="of:=[.J48]+[.M48]" office:value-type="float" office:value="179668.5365775" calcext:value-type="float">
            <text:p>179669</text:p>
          </table:table-cell>
          <table:table-cell table:formula="of:=([.F48]/1000*0.72+[.G48]/1000*0.3+[.H48]/1000*0.3+[.I48]/250*0.11)*0.453592" office:value-type="float" office:value="655.543247515001" calcext:value-type="float">
            <text:p>655.5</text:p>
          </table:table-cell>
          <table:table-cell table:formula="of:=([.F48]/1000*0.37+[.G48]/1000*0.11+[.H48]/1000*0.1+[.I48]/250*0.02)*0.453592" office:value-type="float" office:value="320.668853786251" calcext:value-type="float">
            <text:p>320.7</text:p>
          </table:table-cell>
          <table:table-cell table:formula="of:=[.P48]*[.$AC$4]" office:value-type="float" office:value="140.010344610898" calcext:value-type="float">
            <text:p>140.0</text:p>
          </table:table-cell>
          <table:table-cell table:formula="of:=([.F48]/1000*0.4+[.G48]/1000*0.24+[.H48]/1000*0.31+[.I48]/250*0.09)*0.453592" office:value-type="float" office:value="404.357540093751" calcext:value-type="float">
            <text:p>404.4</text:p>
          </table:table-cell>
          <table:table-cell table:formula="of:=[.R48]*[.$AC$10]" office:value-type="float" office:value="335.530724758644" calcext:value-type="float">
            <text:p>335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6</text:p>
          </table:table-cell>
          <table:table-cell office:value-type="float" office:value="86654.22" calcext:value-type="float">
            <text:p>86654.22</text:p>
          </table:table-cell>
          <table:table-cell/>
          <table:table-cell table:formula="of:=[.B49]/80/0.453592" office:value-type="float" office:value="2388.00011904972" calcext:value-type="float">
            <text:p>2388</text:p>
          </table:table-cell>
          <table:table-cell table:formula="of:=[.D49]*1000" office:value-type="float" office:value="2388000.11904972" calcext:value-type="float">
            <text:p>2388000</text:p>
          </table:table-cell>
          <table:table-cell table:formula="of:=[.E49]*0.72" office:value-type="float" office:value="1719360.0857158" calcext:value-type="float">
            <text:p>1719360</text:p>
          </table:table-cell>
          <table:table-cell table:formula="of:=[.E49]*0.045" office:value-type="float" office:value="107460.005357237" calcext:value-type="float">
            <text:p>107460</text:p>
          </table:table-cell>
          <table:table-cell table:formula="of:=[.E49]*0.233" office:value-type="float" office:value="556404.027738584" calcext:value-type="float">
            <text:p>556404</text:p>
          </table:table-cell>
          <table:table-cell table:formula="of:=[.E49]*0.002" office:value-type="float" office:value="4776.00023809944" calcext:value-type="float">
            <text:p>4776</text:p>
          </table:table-cell>
          <table:table-cell table:formula="of:=([.F49]/1000*111+[.G49]/1000*51+[.H49]/1000*60+[.I49]/250*20)*0.453592" office:value-type="float" office:value="104369.59210125" calcext:value-type="float">
            <text:p>104370</text:p>
          </table:table-cell>
          <table:table-cell table:formula="of:=([.F49]/1000*14.3+[.G49]/1000*6.5+[.H49]/1000*8.9+[.I49]/250*2.4)*0.453592" office:value-type="float" office:value="13736.21031885" calcext:value-type="float">
            <text:p>13736</text:p>
          </table:table-cell>
          <table:table-cell table:formula="of:=([.F49]/1000*12.1+[.G49]/1000*5.5+[.H49]/1000*7.6+[.I49]/250*2)*365*0.453592/1000" office:value-type="float" office:value="4248.65586501112" calcext:value-type="float">
            <text:p>4249</text:p>
          </table:table-cell>
          <table:table-cell table:formula="of:=[.J49]*[$Sheet2.$B$16]" office:value-type="float" office:value="74549.70864375" calcext:value-type="float">
            <text:p>74550</text:p>
          </table:table-cell>
          <table:table-cell table:formula="of:=[.J49]+[.M49]" office:value-type="float" office:value="178919.300745" calcext:value-type="float">
            <text:p>178919</text:p>
          </table:table-cell>
          <table:table-cell table:formula="of:=([.F49]/1000*0.72+[.G49]/1000*0.3+[.H49]/1000*0.3+[.I49]/250*0.11)*0.453592" office:value-type="float" office:value="652.809566370001" calcext:value-type="float">
            <text:p>652.8</text:p>
          </table:table-cell>
          <table:table-cell table:formula="of:=([.F49]/1000*0.37+[.G49]/1000*0.11+[.H49]/1000*0.1+[.I49]/250*0.02)*0.453592" office:value-type="float" office:value="319.3316324775" calcext:value-type="float">
            <text:p>319.3</text:p>
          </table:table-cell>
          <table:table-cell table:formula="of:=[.P49]*[.$AC$4]" office:value-type="float" office:value="139.426487419754" calcext:value-type="float">
            <text:p>139.4</text:p>
          </table:table-cell>
          <table:table-cell table:formula="of:=([.F49]/1000*0.4+[.G49]/1000*0.24+[.H49]/1000*0.31+[.I49]/250*0.09)*0.453592" office:value-type="float" office:value="402.6713285625" calcext:value-type="float">
            <text:p>402.7</text:p>
          </table:table-cell>
          <table:table-cell table:formula="of:=[.R49]*[.$AC$10]" office:value-type="float" office:value="334.131527956117" calcext:value-type="float">
            <text:p>334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7</text:p>
          </table:table-cell>
          <table:table-cell office:value-type="float" office:value="85638.17" calcext:value-type="float">
            <text:p>85638.17</text:p>
          </table:table-cell>
          <table:table-cell/>
          <table:table-cell table:formula="of:=[.B50]/80/0.453592" office:value-type="float" office:value="2360.00001102312" calcext:value-type="float">
            <text:p>2360</text:p>
          </table:table-cell>
          <table:table-cell table:formula="of:=[.D50]*1000" office:value-type="float" office:value="2360000.01102312" calcext:value-type="float">
            <text:p>2360000</text:p>
          </table:table-cell>
          <table:table-cell table:formula="of:=[.E50]*0.72" office:value-type="float" office:value="1699200.00793665" calcext:value-type="float">
            <text:p>1699200</text:p>
          </table:table-cell>
          <table:table-cell table:formula="of:=[.E50]*0.045" office:value-type="float" office:value="106200.00049604" calcext:value-type="float">
            <text:p>106200</text:p>
          </table:table-cell>
          <table:table-cell table:formula="of:=[.E50]*0.233" office:value-type="float" office:value="549880.002568387" calcext:value-type="float">
            <text:p>549880</text:p>
          </table:table-cell>
          <table:table-cell table:formula="of:=[.E50]*0.002" office:value-type="float" office:value="4720.00002204624" calcext:value-type="float">
            <text:p>4720</text:p>
          </table:table-cell>
          <table:table-cell table:formula="of:=([.F50]/1000*111+[.G50]/1000*51+[.H50]/1000*60+[.I50]/250*20)*0.453592" office:value-type="float" office:value="103145.823379375" calcext:value-type="float">
            <text:p>103146</text:p>
          </table:table-cell>
          <table:table-cell table:formula="of:=([.F50]/1000*14.3+[.G50]/1000*6.5+[.H50]/1000*8.9+[.I50]/250*2.4)*0.453592" office:value-type="float" office:value="13575.148612975" calcext:value-type="float">
            <text:p>13575</text:p>
          </table:table-cell>
          <table:table-cell table:formula="of:=([.F50]/1000*12.1+[.G50]/1000*5.5+[.H50]/1000*7.6+[.I50]/250*2)*365*0.453592/1000" office:value-type="float" office:value="4198.83893986144" calcext:value-type="float">
            <text:p>4199</text:p>
          </table:table-cell>
          <table:table-cell table:formula="of:=[.J50]*[$Sheet2.$B$16]" office:value-type="float" office:value="73675.588128125" calcext:value-type="float">
            <text:p>73676</text:p>
          </table:table-cell>
          <table:table-cell table:formula="of:=[.J50]+[.M50]" office:value-type="float" office:value="176821.4115075" calcext:value-type="float">
            <text:p>176821</text:p>
          </table:table-cell>
          <table:table-cell table:formula="of:=([.F50]/1000*0.72+[.G50]/1000*0.3+[.H50]/1000*0.3+[.I50]/250*0.11)*0.453592" office:value-type="float" office:value="645.155153695001" calcext:value-type="float">
            <text:p>645.2</text:p>
          </table:table-cell>
          <table:table-cell table:formula="of:=([.F50]/1000*0.37+[.G50]/1000*0.11+[.H50]/1000*0.1+[.I50]/250*0.02)*0.453592" office:value-type="float" office:value="315.58736122125" calcext:value-type="float">
            <text:p>315.6</text:p>
          </table:table-cell>
          <table:table-cell table:formula="of:=[.P50]*[.$AC$4]" office:value-type="float" office:value="137.791664758574" calcext:value-type="float">
            <text:p>137.8</text:p>
          </table:table-cell>
          <table:table-cell table:formula="of:=([.F50]/1000*0.4+[.G50]/1000*0.24+[.H50]/1000*0.31+[.I50]/250*0.09)*0.453592" office:value-type="float" office:value="397.94987121875" calcext:value-type="float">
            <text:p>397.9</text:p>
          </table:table-cell>
          <table:table-cell table:formula="of:=[.R50]*[.$AC$10]" office:value-type="float" office:value="330.213722926197" calcext:value-type="float">
            <text:p>330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8</text:p>
          </table:table-cell>
          <table:table-cell office:value-type="float" office:value="85166.43" calcext:value-type="float">
            <text:p>85166.43</text:p>
          </table:table-cell>
          <table:table-cell/>
          <table:table-cell table:formula="of:=[.B51]/80/0.453592" office:value-type="float" office:value="2346.9998919734" calcext:value-type="float">
            <text:p>2347</text:p>
          </table:table-cell>
          <table:table-cell table:formula="of:=[.D51]*1000" office:value-type="float" office:value="2346999.8919734" calcext:value-type="float">
            <text:p>2347000</text:p>
          </table:table-cell>
          <table:table-cell table:formula="of:=[.E51]*0.72" office:value-type="float" office:value="1689839.92222085" calcext:value-type="float">
            <text:p>1689840</text:p>
          </table:table-cell>
          <table:table-cell table:formula="of:=[.E51]*0.045" office:value-type="float" office:value="105614.995138803" calcext:value-type="float">
            <text:p>105615</text:p>
          </table:table-cell>
          <table:table-cell table:formula="of:=[.E51]*0.233" office:value-type="float" office:value="546850.974829803" calcext:value-type="float">
            <text:p>546851</text:p>
          </table:table-cell>
          <table:table-cell table:formula="of:=[.E51]*0.002" office:value-type="float" office:value="4693.99978394681" calcext:value-type="float">
            <text:p>4694</text:p>
          </table:table-cell>
          <table:table-cell table:formula="of:=([.F51]/1000*111+[.G51]/1000*51+[.H51]/1000*60+[.I51]/250*20)*0.453592" office:value-type="float" office:value="102577.642033125" calcext:value-type="float">
            <text:p>102578</text:p>
          </table:table-cell>
          <table:table-cell table:formula="of:=([.F51]/1000*14.3+[.G51]/1000*6.5+[.H51]/1000*8.9+[.I51]/250*2.4)*0.453592" office:value-type="float" office:value="13500.369567525" calcext:value-type="float">
            <text:p>13500</text:p>
          </table:table-cell>
          <table:table-cell table:formula="of:=([.F51]/1000*12.1+[.G51]/1000*5.5+[.H51]/1000*7.6+[.I51]/250*2)*365*0.453592/1000" office:value-type="float" office:value="4175.70953060981" calcext:value-type="float">
            <text:p>4176</text:p>
          </table:table-cell>
          <table:table-cell table:formula="of:=[.J51]*[$Sheet2.$B$16]" office:value-type="float" office:value="73269.744309375" calcext:value-type="float">
            <text:p>73270</text:p>
          </table:table-cell>
          <table:table-cell table:formula="of:=[.J51]+[.M51]" office:value-type="float" office:value="175847.3863425" calcext:value-type="float">
            <text:p>175847</text:p>
          </table:table-cell>
          <table:table-cell table:formula="of:=([.F51]/1000*0.72+[.G51]/1000*0.3+[.H51]/1000*0.3+[.I51]/250*0.11)*0.453592" office:value-type="float" office:value="641.601300405" calcext:value-type="float">
            <text:p>641.6</text:p>
          </table:table-cell>
          <table:table-cell table:formula="of:=([.F51]/1000*0.37+[.G51]/1000*0.11+[.H51]/1000*0.1+[.I51]/250*0.02)*0.453592" office:value-type="float" office:value="313.84894035375" calcext:value-type="float">
            <text:p>313.8</text:p>
          </table:table-cell>
          <table:table-cell table:formula="of:=[.P51]*[.$AC$4]" office:value-type="float" office:value="137.032635929102" calcext:value-type="float">
            <text:p>137.0</text:p>
          </table:table-cell>
          <table:table-cell table:formula="of:=([.F51]/1000*0.4+[.G51]/1000*0.24+[.H51]/1000*0.31+[.I51]/250*0.09)*0.453592" office:value-type="float" office:value="395.75775440625" calcext:value-type="float">
            <text:p>395.8</text:p>
          </table:table-cell>
          <table:table-cell table:formula="of:=[.R51]*[.$AC$10]" office:value-type="float" office:value="328.394732379654" calcext:value-type="float">
            <text:p>328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49</text:p>
          </table:table-cell>
          <table:table-cell office:value-type="float" office:value="84912.42" calcext:value-type="float">
            <text:p>84912.42</text:p>
          </table:table-cell>
          <table:table-cell/>
          <table:table-cell table:formula="of:=[.B52]/80/0.453592" office:value-type="float" office:value="2339.99993386127" calcext:value-type="float">
            <text:p>2340</text:p>
          </table:table-cell>
          <table:table-cell table:formula="of:=[.D52]*1000" office:value-type="float" office:value="2339999.93386127" calcext:value-type="float">
            <text:p>2340000</text:p>
          </table:table-cell>
          <table:table-cell table:formula="of:=[.E52]*0.72" office:value-type="float" office:value="1684799.95238011" calcext:value-type="float">
            <text:p>1684800</text:p>
          </table:table-cell>
          <table:table-cell table:formula="of:=[.E52]*0.045" office:value-type="float" office:value="105299.997023757" calcext:value-type="float">
            <text:p>105300</text:p>
          </table:table-cell>
          <table:table-cell table:formula="of:=[.E52]*0.233" office:value-type="float" office:value="545219.984589675" calcext:value-type="float">
            <text:p>545220</text:p>
          </table:table-cell>
          <table:table-cell table:formula="of:=[.E52]*0.002" office:value-type="float" office:value="4679.99986772254" calcext:value-type="float">
            <text:p>4680</text:p>
          </table:table-cell>
          <table:table-cell table:formula="of:=([.F52]/1000*111+[.G52]/1000*51+[.H52]/1000*60+[.I52]/250*20)*0.453592" office:value-type="float" office:value="102271.70286375" calcext:value-type="float">
            <text:p>102272</text:p>
          </table:table-cell>
          <table:table-cell table:formula="of:=([.F52]/1000*14.3+[.G52]/1000*6.5+[.H52]/1000*8.9+[.I52]/250*2.4)*0.453592" office:value-type="float" office:value="13460.10453735" calcext:value-type="float">
            <text:p>13460</text:p>
          </table:table-cell>
          <table:table-cell table:formula="of:=([.F52]/1000*12.1+[.G52]/1000*5.5+[.H52]/1000*7.6+[.I52]/250*2)*365*0.453592/1000" office:value-type="float" office:value="4163.25542189737" calcext:value-type="float">
            <text:p>4163</text:p>
          </table:table-cell>
          <table:table-cell table:formula="of:=[.J52]*[$Sheet2.$B$16]" office:value-type="float" office:value="73051.21633125" calcext:value-type="float">
            <text:p>73051</text:p>
          </table:table-cell>
          <table:table-cell table:formula="of:=[.J52]+[.M52]" office:value-type="float" office:value="175322.919195" calcext:value-type="float">
            <text:p>175323</text:p>
          </table:table-cell>
          <table:table-cell table:formula="of:=([.F52]/1000*0.72+[.G52]/1000*0.3+[.H52]/1000*0.3+[.I52]/250*0.11)*0.453592" office:value-type="float" office:value="639.687716069999" calcext:value-type="float">
            <text:p>639.7</text:p>
          </table:table-cell>
          <table:table-cell table:formula="of:=([.F52]/1000*0.37+[.G52]/1000*0.11+[.H52]/1000*0.1+[.I52]/250*0.02)*0.453592" office:value-type="float" office:value="312.9128817525" calcext:value-type="float">
            <text:p>312.9</text:p>
          </table:table-cell>
          <table:table-cell table:formula="of:=[.P52]*[.$AC$4]" office:value-type="float" office:value="136.623934286303" calcext:value-type="float">
            <text:p>136.6</text:p>
          </table:table-cell>
          <table:table-cell table:formula="of:=([.F52]/1000*0.4+[.G52]/1000*0.24+[.H52]/1000*0.31+[.I52]/250*0.09)*0.453592" office:value-type="float" office:value="394.577401687499" calcext:value-type="float">
            <text:p>394.6</text:p>
          </table:table-cell>
          <table:table-cell table:formula="of:=[.R52]*[.$AC$10]" office:value-type="float" office:value="327.415290761968" calcext:value-type="float">
            <text:p>327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0</text:p>
          </table:table-cell>
          <table:table-cell office:value-type="float" office:value="84331.82" calcext:value-type="float">
            <text:p>84331.82</text:p>
          </table:table-cell>
          <table:table-cell/>
          <table:table-cell table:formula="of:=[.B53]/80/0.453592" office:value-type="float" office:value="2323.99987213178" calcext:value-type="float">
            <text:p>2324</text:p>
          </table:table-cell>
          <table:table-cell table:formula="of:=[.D53]*1000" office:value-type="float" office:value="2323999.87213178" calcext:value-type="float">
            <text:p>2324000</text:p>
          </table:table-cell>
          <table:table-cell table:formula="of:=[.E53]*0.72" office:value-type="float" office:value="1673279.90793488" calcext:value-type="float">
            <text:p>1673280</text:p>
          </table:table-cell>
          <table:table-cell table:formula="of:=[.E53]*0.045" office:value-type="float" office:value="104579.99424593" calcext:value-type="float">
            <text:p>104580</text:p>
          </table:table-cell>
          <table:table-cell table:formula="of:=[.E53]*0.233" office:value-type="float" office:value="541491.970206706" calcext:value-type="float">
            <text:p>541492</text:p>
          </table:table-cell>
          <table:table-cell table:formula="of:=[.E53]*0.002" office:value-type="float" office:value="4647.99974426357" calcext:value-type="float">
            <text:p>4648</text:p>
          </table:table-cell>
          <table:table-cell table:formula="of:=([.F53]/1000*111+[.G53]/1000*51+[.H53]/1000*60+[.I53]/250*20)*0.453592" office:value-type="float" office:value="101572.40645125" calcext:value-type="float">
            <text:p>101572</text:p>
          </table:table-cell>
          <table:table-cell table:formula="of:=([.F53]/1000*14.3+[.G53]/1000*6.5+[.H53]/1000*8.9+[.I53]/250*2.4)*0.453592" office:value-type="float" office:value="13368.06927685" calcext:value-type="float">
            <text:p>13368</text:p>
          </table:table-cell>
          <table:table-cell table:formula="of:=([.F53]/1000*12.1+[.G53]/1000*5.5+[.H53]/1000*7.6+[.I53]/250*2)*365*0.453592/1000" office:value-type="float" office:value="4134.78860752613" calcext:value-type="float">
            <text:p>4135</text:p>
          </table:table-cell>
          <table:table-cell table:formula="of:=[.J53]*[$Sheet2.$B$16]" office:value-type="float" office:value="72551.71889375" calcext:value-type="float">
            <text:p>72552</text:p>
          </table:table-cell>
          <table:table-cell table:formula="of:=[.J53]+[.M53]" office:value-type="float" office:value="174124.125345" calcext:value-type="float">
            <text:p>174124</text:p>
          </table:table-cell>
          <table:table-cell table:formula="of:=([.F53]/1000*0.72+[.G53]/1000*0.3+[.H53]/1000*0.3+[.I53]/250*0.11)*0.453592" office:value-type="float" office:value="635.313765969999" calcext:value-type="float">
            <text:p>635.3</text:p>
          </table:table-cell>
          <table:table-cell table:formula="of:=([.F53]/1000*0.37+[.G53]/1000*0.11+[.H53]/1000*0.1+[.I53]/250*0.02)*0.453592" office:value-type="float" office:value="310.773298177499" calcext:value-type="float">
            <text:p>310.8</text:p>
          </table:table-cell>
          <table:table-cell table:formula="of:=[.P53]*[.$AC$4]" office:value-type="float" office:value="135.689749908486" calcext:value-type="float">
            <text:p>135.7</text:p>
          </table:table-cell>
          <table:table-cell table:formula="of:=([.F53]/1000*0.4+[.G53]/1000*0.24+[.H53]/1000*0.31+[.I53]/250*0.09)*0.453592" office:value-type="float" office:value="391.879426062499" calcext:value-type="float">
            <text:p>391.9</text:p>
          </table:table-cell>
          <table:table-cell table:formula="of:=[.R53]*[.$AC$10]" office:value-type="float" office:value="325.176545030585" calcext:value-type="float">
            <text:p>325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1</text:p>
          </table:table-cell>
          <table:table-cell office:value-type="float" office:value="84295.54" calcext:value-type="float">
            <text:p>84295.54</text:p>
          </table:table-cell>
          <table:table-cell/>
          <table:table-cell table:formula="of:=[.B54]/80/0.453592" office:value-type="float" office:value="2323.00007495723" calcext:value-type="float">
            <text:p>2323</text:p>
          </table:table-cell>
          <table:table-cell table:formula="of:=[.D54]*1000" office:value-type="float" office:value="2323000.07495723" calcext:value-type="float">
            <text:p>2323000</text:p>
          </table:table-cell>
          <table:table-cell table:formula="of:=[.E54]*0.72" office:value-type="float" office:value="1672560.05396921" calcext:value-type="float">
            <text:p>1672560</text:p>
          </table:table-cell>
          <table:table-cell table:formula="of:=[.E54]*0.045" office:value-type="float" office:value="104535.003373075" calcext:value-type="float">
            <text:p>104535</text:p>
          </table:table-cell>
          <table:table-cell table:formula="of:=[.E54]*0.233" office:value-type="float" office:value="541259.017465035" calcext:value-type="float">
            <text:p>541259</text:p>
          </table:table-cell>
          <table:table-cell table:formula="of:=[.E54]*0.002" office:value-type="float" office:value="4646.00014991446" calcext:value-type="float">
            <text:p>4646</text:p>
          </table:table-cell>
          <table:table-cell table:formula="of:=([.F54]/1000*111+[.G54]/1000*51+[.H54]/1000*60+[.I54]/250*20)*0.453592" office:value-type="float" office:value="101528.70945875" calcext:value-type="float">
            <text:p>101529</text:p>
          </table:table-cell>
          <table:table-cell table:formula="of:=([.F54]/1000*14.3+[.G54]/1000*6.5+[.H54]/1000*8.9+[.I54]/250*2.4)*0.453592" office:value-type="float" office:value="13362.31826195" calcext:value-type="float">
            <text:p>13362</text:p>
          </table:table-cell>
          <table:table-cell table:formula="of:=([.F54]/1000*12.1+[.G54]/1000*5.5+[.H54]/1000*7.6+[.I54]/250*2)*365*0.453592/1000" office:value-type="float" office:value="4133.00979935288" calcext:value-type="float">
            <text:p>4133</text:p>
          </table:table-cell>
          <table:table-cell table:formula="of:=[.J54]*[$Sheet2.$B$16]" office:value-type="float" office:value="72520.50675625" calcext:value-type="float">
            <text:p>72521</text:p>
          </table:table-cell>
          <table:table-cell table:formula="of:=[.J54]+[.M54]" office:value-type="float" office:value="174049.216215" calcext:value-type="float">
            <text:p>174049</text:p>
          </table:table-cell>
          <table:table-cell table:formula="of:=([.F54]/1000*0.72+[.G54]/1000*0.3+[.H54]/1000*0.3+[.I54]/250*0.11)*0.453592" office:value-type="float" office:value="635.040450590001" calcext:value-type="float">
            <text:p>635.0</text:p>
          </table:table-cell>
          <table:table-cell table:formula="of:=([.F54]/1000*0.37+[.G54]/1000*0.11+[.H54]/1000*0.1+[.I54]/250*0.02)*0.453592" office:value-type="float" office:value="310.639601842501" calcext:value-type="float">
            <text:p>310.6</text:p>
          </table:table-cell>
          <table:table-cell table:formula="of:=[.P54]*[.$AC$4]" office:value-type="float" office:value="135.631375452359" calcext:value-type="float">
            <text:p>135.6</text:p>
          </table:table-cell>
          <table:table-cell table:formula="of:=([.F54]/1000*0.4+[.G54]/1000*0.24+[.H54]/1000*0.31+[.I54]/250*0.09)*0.453592" office:value-type="float" office:value="391.710837437501" calcext:value-type="float">
            <text:p>391.7</text:p>
          </table:table-cell>
          <table:table-cell table:formula="of:=[.R54]*[.$AC$10]" office:value-type="float" office:value="325.036652341756" calcext:value-type="float">
            <text:p>32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2</text:p>
          </table:table-cell>
          <table:table-cell office:value-type="float" office:value="81283.69" calcext:value-type="float">
            <text:p>81283.69</text:p>
          </table:table-cell>
          <table:table-cell/>
          <table:table-cell table:formula="of:=[.B55]/80/0.453592" office:value-type="float" office:value="2240.0000992081" calcext:value-type="float">
            <text:p>2240</text:p>
          </table:table-cell>
          <table:table-cell table:formula="of:=[.D55]*1000" office:value-type="float" office:value="2240000.0992081" calcext:value-type="float">
            <text:p>2240000</text:p>
          </table:table-cell>
          <table:table-cell table:formula="of:=[.E55]*0.72" office:value-type="float" office:value="1612800.07142983" calcext:value-type="float">
            <text:p>1612800</text:p>
          </table:table-cell>
          <table:table-cell table:formula="of:=[.E55]*0.045" office:value-type="float" office:value="100800.004464364" calcext:value-type="float">
            <text:p>100800</text:p>
          </table:table-cell>
          <table:table-cell table:formula="of:=[.E55]*0.233" office:value-type="float" office:value="521920.023115487" calcext:value-type="float">
            <text:p>521920</text:p>
          </table:table-cell>
          <table:table-cell table:formula="of:=[.E55]*0.002" office:value-type="float" office:value="4480.0001984162" calcext:value-type="float">
            <text:p>4480</text:p>
          </table:table-cell>
          <table:table-cell table:formula="of:=([.F55]/1000*111+[.G55]/1000*51+[.H55]/1000*60+[.I55]/250*20)*0.453592" office:value-type="float" office:value="97901.124374375" calcext:value-type="float">
            <text:p>97901</text:p>
          </table:table-cell>
          <table:table-cell table:formula="of:=([.F55]/1000*14.3+[.G55]/1000*6.5+[.H55]/1000*8.9+[.I55]/250*2.4)*0.453592" office:value-type="float" office:value="12884.887329575" calcext:value-type="float">
            <text:p>12885</text:p>
          </table:table-cell>
          <table:table-cell table:formula="of:=([.F55]/1000*12.1+[.G55]/1000*5.5+[.H55]/1000*7.6+[.I55]/250*2)*365*0.453592/1000" office:value-type="float" office:value="3985.33881267694" calcext:value-type="float">
            <text:p>3985</text:p>
          </table:table-cell>
          <table:table-cell table:formula="of:=[.J55]*[$Sheet2.$B$16]" office:value-type="float" office:value="69929.374553125" calcext:value-type="float">
            <text:p>69929</text:p>
          </table:table-cell>
          <table:table-cell table:formula="of:=[.J55]+[.M55]" office:value-type="float" office:value="167830.4989275" calcext:value-type="float">
            <text:p>167830</text:p>
          </table:table-cell>
          <table:table-cell table:formula="of:=([.F55]/1000*0.72+[.G55]/1000*0.3+[.H55]/1000*0.3+[.I55]/250*0.11)*0.453592" office:value-type="float" office:value="612.350678614999" calcext:value-type="float">
            <text:p>612.4</text:p>
          </table:table-cell>
          <table:table-cell table:formula="of:=([.F55]/1000*0.37+[.G55]/1000*0.11+[.H55]/1000*0.1+[.I55]/250*0.02)*0.453592" office:value-type="float" office:value="299.54055811125" calcext:value-type="float">
            <text:p>299.5</text:p>
          </table:table-cell>
          <table:table-cell table:formula="of:=[.P55]*[.$AC$4]" office:value-type="float" office:value="130.785314104912" calcext:value-type="float">
            <text:p>130.8</text:p>
          </table:table-cell>
          <table:table-cell table:formula="of:=([.F55]/1000*0.4+[.G55]/1000*0.24+[.H55]/1000*0.31+[.I55]/250*0.09)*0.453592" office:value-type="float" office:value="377.71514696875" calcext:value-type="float">
            <text:p>377.7</text:p>
          </table:table-cell>
          <table:table-cell table:formula="of:=[.R55]*[.$AC$10]" office:value-type="float" office:value="313.423207059175" calcext:value-type="float">
            <text:p>313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3</text:p>
          </table:table-cell>
          <table:table-cell office:value-type="float" office:value="80993.39" calcext:value-type="float">
            <text:p>80993.39</text:p>
          </table:table-cell>
          <table:table-cell/>
          <table:table-cell table:formula="of:=[.B56]/80/0.453592" office:value-type="float" office:value="2232.00006834336" calcext:value-type="float">
            <text:p>2232</text:p>
          </table:table-cell>
          <table:table-cell table:formula="of:=[.D56]*1000" office:value-type="float" office:value="2232000.06834336" calcext:value-type="float">
            <text:p>2232000</text:p>
          </table:table-cell>
          <table:table-cell table:formula="of:=[.E56]*0.72" office:value-type="float" office:value="1607040.04920722" calcext:value-type="float">
            <text:p>1607040</text:p>
          </table:table-cell>
          <table:table-cell table:formula="of:=[.E56]*0.045" office:value-type="float" office:value="100440.003075451" calcext:value-type="float">
            <text:p>100440</text:p>
          </table:table-cell>
          <table:table-cell table:formula="of:=[.E56]*0.233" office:value-type="float" office:value="520056.015924002" calcext:value-type="float">
            <text:p>520056</text:p>
          </table:table-cell>
          <table:table-cell table:formula="of:=[.E56]*0.002" office:value-type="float" office:value="4464.00013668671" calcext:value-type="float">
            <text:p>4464</text:p>
          </table:table-cell>
          <table:table-cell table:formula="of:=([.F56]/1000*111+[.G56]/1000*51+[.H56]/1000*60+[.I56]/250*20)*0.453592" office:value-type="float" office:value="97551.476168125" calcext:value-type="float">
            <text:p>97551</text:p>
          </table:table-cell>
          <table:table-cell table:formula="of:=([.F56]/1000*14.3+[.G56]/1000*6.5+[.H56]/1000*8.9+[.I56]/250*2.4)*0.453592" office:value-type="float" office:value="12838.869699325" calcext:value-type="float">
            <text:p>12839</text:p>
          </table:table-cell>
          <table:table-cell table:formula="of:=([.F56]/1000*12.1+[.G56]/1000*5.5+[.H56]/1000*7.6+[.I56]/250*2)*365*0.453592/1000" office:value-type="float" office:value="3971.10540549131" calcext:value-type="float">
            <text:p>3971</text:p>
          </table:table-cell>
          <table:table-cell table:formula="of:=[.J56]*[$Sheet2.$B$16]" office:value-type="float" office:value="69679.625834375" calcext:value-type="float">
            <text:p>69680</text:p>
          </table:table-cell>
          <table:table-cell table:formula="of:=[.J56]+[.M56]" office:value-type="float" office:value="167231.1020025" calcext:value-type="float">
            <text:p>167231</text:p>
          </table:table-cell>
          <table:table-cell table:formula="of:=([.F56]/1000*0.72+[.G56]/1000*0.3+[.H56]/1000*0.3+[.I56]/250*0.11)*0.453592" office:value-type="float" office:value="610.163703565001" calcext:value-type="float">
            <text:p>610.2</text:p>
          </table:table-cell>
          <table:table-cell table:formula="of:=([.F56]/1000*0.37+[.G56]/1000*0.11+[.H56]/1000*0.1+[.I56]/250*0.02)*0.453592" office:value-type="float" office:value="298.47076632375" calcext:value-type="float">
            <text:p>298.5</text:p>
          </table:table-cell>
          <table:table-cell table:formula="of:=[.P56]*[.$AC$4]" office:value-type="float" office:value="130.318221916004" calcext:value-type="float">
            <text:p>130.3</text:p>
          </table:table-cell>
          <table:table-cell table:formula="of:=([.F56]/1000*0.4+[.G56]/1000*0.24+[.H56]/1000*0.31+[.I56]/250*0.09)*0.453592" office:value-type="float" office:value="376.36615915625" calcext:value-type="float">
            <text:p>376.4</text:p>
          </table:table-cell>
          <table:table-cell table:formula="of:=[.R56]*[.$AC$10]" office:value-type="float" office:value="312.303834193484" calcext:value-type="float">
            <text:p>312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4</text:p>
          </table:table-cell>
          <table:table-cell office:value-type="float" office:value="78344.41" calcext:value-type="float">
            <text:p>78344.41</text:p>
          </table:table-cell>
          <table:table-cell/>
          <table:table-cell table:formula="of:=[.B57]/80/0.453592" office:value-type="float" office:value="2158.99999338613" calcext:value-type="float">
            <text:p>2159</text:p>
          </table:table-cell>
          <table:table-cell table:formula="of:=[.D57]*1000" office:value-type="float" office:value="2158999.99338613" calcext:value-type="float">
            <text:p>2159000</text:p>
          </table:table-cell>
          <table:table-cell table:formula="of:=[.E57]*0.72" office:value-type="float" office:value="1554479.99523801" calcext:value-type="float">
            <text:p>1554480</text:p>
          </table:table-cell>
          <table:table-cell table:formula="of:=[.E57]*0.045" office:value-type="float" office:value="97154.9997023757" calcext:value-type="float">
            <text:p>97155</text:p>
          </table:table-cell>
          <table:table-cell table:formula="of:=[.E57]*0.233" office:value-type="float" office:value="503046.998458968" calcext:value-type="float">
            <text:p>503047</text:p>
          </table:table-cell>
          <table:table-cell table:formula="of:=[.E57]*0.002" office:value-type="float" office:value="4317.99998677225" calcext:value-type="float">
            <text:p>4318</text:p>
          </table:table-cell>
          <table:table-cell table:formula="of:=([.F57]/1000*111+[.G57]/1000*51+[.H57]/1000*60+[.I57]/250*20)*0.453592" office:value-type="float" office:value="94360.945319375" calcext:value-type="float">
            <text:p>94361</text:p>
          </table:table-cell>
          <table:table-cell table:formula="of:=([.F57]/1000*14.3+[.G57]/1000*6.5+[.H57]/1000*8.9+[.I57]/250*2.4)*0.453592" office:value-type="float" office:value="12418.960012175" calcext:value-type="float">
            <text:p>12419</text:p>
          </table:table-cell>
          <table:table-cell table:formula="of:=([.F57]/1000*12.1+[.G57]/1000*5.5+[.H57]/1000*7.6+[.I57]/250*2)*365*0.453592/1000" office:value-type="float" office:value="3841.22593264744" calcext:value-type="float">
            <text:p>3841</text:p>
          </table:table-cell>
          <table:table-cell table:formula="of:=[.J57]*[$Sheet2.$B$16]" office:value-type="float" office:value="67400.675228125" calcext:value-type="float">
            <text:p>67401</text:p>
          </table:table-cell>
          <table:table-cell table:formula="of:=[.J57]+[.M57]" office:value-type="float" office:value="161761.6205475" calcext:value-type="float">
            <text:p>161762</text:p>
          </table:table-cell>
          <table:table-cell table:formula="of:=([.F57]/1000*0.72+[.G57]/1000*0.3+[.H57]/1000*0.3+[.I57]/250*0.11)*0.453592" office:value-type="float" office:value="590.207612735" calcext:value-type="float">
            <text:p>590.2</text:p>
          </table:table-cell>
          <table:table-cell table:formula="of:=([.F57]/1000*0.37+[.G57]/1000*0.11+[.H57]/1000*0.1+[.I57]/250*0.02)*0.453592" office:value-type="float" office:value="288.70894390125" calcext:value-type="float">
            <text:p>288.7</text:p>
          </table:table-cell>
          <table:table-cell table:formula="of:=[.P57]*[.$AC$4]" office:value-type="float" office:value="126.056017759701" calcext:value-type="float">
            <text:p>126.1</text:p>
          </table:table-cell>
          <table:table-cell table:formula="of:=([.F57]/1000*0.4+[.G57]/1000*0.24+[.H57]/1000*0.31+[.I57]/250*0.09)*0.453592" office:value-type="float" office:value="364.05668021875" calcext:value-type="float">
            <text:p>364.1</text:p>
          </table:table-cell>
          <table:table-cell table:formula="of:=[.R57]*[.$AC$10]" office:value-type="float" office:value="302.089585713431" calcext:value-type="float">
            <text:p>302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5</text:p>
          </table:table-cell>
          <table:table-cell office:value-type="float" office:value="77981.54" calcext:value-type="float">
            <text:p>77981.54</text:p>
          </table:table-cell>
          <table:table-cell/>
          <table:table-cell table:formula="of:=[.B58]/80/0.453592" office:value-type="float" office:value="2149.00009259423" calcext:value-type="float">
            <text:p>2149</text:p>
          </table:table-cell>
          <table:table-cell table:formula="of:=[.D58]*1000" office:value-type="float" office:value="2149000.09259423" calcext:value-type="float">
            <text:p>2149000</text:p>
          </table:table-cell>
          <table:table-cell table:formula="of:=[.E58]*0.72" office:value-type="float" office:value="1547280.06666784" calcext:value-type="float">
            <text:p>1547280</text:p>
          </table:table-cell>
          <table:table-cell table:formula="of:=[.E58]*0.045" office:value-type="float" office:value="96705.0041667401" calcext:value-type="float">
            <text:p>96705</text:p>
          </table:table-cell>
          <table:table-cell table:formula="of:=[.E58]*0.233" office:value-type="float" office:value="500717.021574455" calcext:value-type="float">
            <text:p>500717</text:p>
          </table:table-cell>
          <table:table-cell table:formula="of:=[.E58]*0.002" office:value-type="float" office:value="4298.00018518845" calcext:value-type="float">
            <text:p>4298</text:p>
          </table:table-cell>
          <table:table-cell table:formula="of:=([.F58]/1000*111+[.G58]/1000*51+[.H58]/1000*60+[.I58]/250*20)*0.453592" office:value-type="float" office:value="93923.89108375" calcext:value-type="float">
            <text:p>93924</text:p>
          </table:table-cell>
          <table:table-cell table:formula="of:=([.F58]/1000*14.3+[.G58]/1000*6.5+[.H58]/1000*8.9+[.I58]/250*2.4)*0.453592" office:value-type="float" office:value="12361.43876695" calcext:value-type="float">
            <text:p>12361</text:p>
          </table:table-cell>
          <table:table-cell table:formula="of:=([.F58]/1000*12.1+[.G58]/1000*5.5+[.H58]/1000*7.6+[.I58]/250*2)*365*0.453592/1000" office:value-type="float" office:value="3823.43441881537" calcext:value-type="float">
            <text:p>3823</text:p>
          </table:table-cell>
          <table:table-cell table:formula="of:=[.J58]*[$Sheet2.$B$16]" office:value-type="float" office:value="67088.49363125" calcext:value-type="float">
            <text:p>67088</text:p>
          </table:table-cell>
          <table:table-cell table:formula="of:=[.J58]+[.M58]" office:value-type="float" office:value="161012.384715" calcext:value-type="float">
            <text:p>161012</text:p>
          </table:table-cell>
          <table:table-cell table:formula="of:=([.F58]/1000*0.72+[.G58]/1000*0.3+[.H58]/1000*0.3+[.I58]/250*0.11)*0.453592" office:value-type="float" office:value="587.473931589999" calcext:value-type="float">
            <text:p>587.5</text:p>
          </table:table-cell>
          <table:table-cell table:formula="of:=([.F58]/1000*0.37+[.G58]/1000*0.11+[.H58]/1000*0.1+[.I58]/250*0.02)*0.453592" office:value-type="float" office:value="287.3717225925" calcext:value-type="float">
            <text:p>287.4</text:p>
          </table:table-cell>
          <table:table-cell table:formula="of:=[.P58]*[.$AC$4]" office:value-type="float" office:value="125.472160568556" calcext:value-type="float">
            <text:p>125.5</text:p>
          </table:table-cell>
          <table:table-cell table:formula="of:=([.F58]/1000*0.4+[.G58]/1000*0.24+[.H58]/1000*0.31+[.I58]/250*0.09)*0.453592" office:value-type="float" office:value="362.3704686875" calcext:value-type="float">
            <text:p>362.4</text:p>
          </table:table-cell>
          <table:table-cell table:formula="of:=[.R58]*[.$AC$10]" office:value-type="float" office:value="300.690388910904" calcext:value-type="float">
            <text:p>300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6</text:p>
          </table:table-cell>
          <table:table-cell office:value-type="float" office:value="77509.8" calcext:value-type="float">
            <text:p>77509.8</text:p>
          </table:table-cell>
          <table:table-cell/>
          <table:table-cell table:formula="of:=[.B59]/80/0.453592" office:value-type="float" office:value="2135.99997354451" calcext:value-type="float">
            <text:p>2136</text:p>
          </table:table-cell>
          <table:table-cell table:formula="of:=[.D59]*1000" office:value-type="float" office:value="2135999.97354451" calcext:value-type="float">
            <text:p>2136000</text:p>
          </table:table-cell>
          <table:table-cell table:formula="of:=[.E59]*0.72" office:value-type="float" office:value="1537919.98095205" calcext:value-type="float">
            <text:p>1537920</text:p>
          </table:table-cell>
          <table:table-cell table:formula="of:=[.E59]*0.045" office:value-type="float" office:value="96119.9988095028" calcext:value-type="float">
            <text:p>96120</text:p>
          </table:table-cell>
          <table:table-cell table:formula="of:=[.E59]*0.233" office:value-type="float" office:value="497687.99383587" calcext:value-type="float">
            <text:p>497688</text:p>
          </table:table-cell>
          <table:table-cell table:formula="of:=[.E59]*0.002" office:value-type="float" office:value="4271.99994708901" calcext:value-type="float">
            <text:p>4272</text:p>
          </table:table-cell>
          <table:table-cell table:formula="of:=([.F59]/1000*111+[.G59]/1000*51+[.H59]/1000*60+[.I59]/250*20)*0.453592" office:value-type="float" office:value="93355.7097375" calcext:value-type="float">
            <text:p>93356</text:p>
          </table:table-cell>
          <table:table-cell table:formula="of:=([.F59]/1000*14.3+[.G59]/1000*6.5+[.H59]/1000*8.9+[.I59]/250*2.4)*0.453592" office:value-type="float" office:value="12286.6597215" calcext:value-type="float">
            <text:p>12287</text:p>
          </table:table-cell>
          <table:table-cell table:formula="of:=([.F59]/1000*12.1+[.G59]/1000*5.5+[.H59]/1000*7.6+[.I59]/250*2)*365*0.453592/1000" office:value-type="float" office:value="3800.30500956375" calcext:value-type="float">
            <text:p>3800</text:p>
          </table:table-cell>
          <table:table-cell table:formula="of:=[.J59]*[$Sheet2.$B$16]" office:value-type="float" office:value="66682.6498125" calcext:value-type="float">
            <text:p>66683</text:p>
          </table:table-cell>
          <table:table-cell table:formula="of:=[.J59]+[.M59]" office:value-type="float" office:value="160038.35955" calcext:value-type="float">
            <text:p>160038</text:p>
          </table:table-cell>
          <table:table-cell table:formula="of:=([.F59]/1000*0.72+[.G59]/1000*0.3+[.H59]/1000*0.3+[.I59]/250*0.11)*0.453592" office:value-type="float" office:value="583.920078300002" calcext:value-type="float">
            <text:p>583.9</text:p>
          </table:table-cell>
          <table:table-cell table:formula="of:=([.F59]/1000*0.37+[.G59]/1000*0.11+[.H59]/1000*0.1+[.I59]/250*0.02)*0.453592" office:value-type="float" office:value="285.633301725001" calcext:value-type="float">
            <text:p>285.6</text:p>
          </table:table-cell>
          <table:table-cell table:formula="of:=[.P59]*[.$AC$4]" office:value-type="float" office:value="124.713131739085" calcext:value-type="float">
            <text:p>124.7</text:p>
          </table:table-cell>
          <table:table-cell table:formula="of:=([.F59]/1000*0.4+[.G59]/1000*0.24+[.H59]/1000*0.31+[.I59]/250*0.09)*0.453592" office:value-type="float" office:value="360.178351875001" calcext:value-type="float">
            <text:p>360.2</text:p>
          </table:table-cell>
          <table:table-cell table:formula="of:=[.R59]*[.$AC$10]" office:value-type="float" office:value="298.871398364362" calcext:value-type="float">
            <text:p>298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7</text:p>
          </table:table-cell>
          <table:table-cell office:value-type="float" office:value="76929.2" calcext:value-type="float">
            <text:p>76929.2</text:p>
          </table:table-cell>
          <table:table-cell/>
          <table:table-cell table:formula="of:=[.B60]/80/0.453592" office:value-type="float" office:value="2119.99991181502" calcext:value-type="float">
            <text:p>2120</text:p>
          </table:table-cell>
          <table:table-cell table:formula="of:=[.D60]*1000" office:value-type="float" office:value="2119999.91181502" calcext:value-type="float">
            <text:p>2120000</text:p>
          </table:table-cell>
          <table:table-cell table:formula="of:=[.E60]*0.72" office:value-type="float" office:value="1526399.93650682" calcext:value-type="float">
            <text:p>1526400</text:p>
          </table:table-cell>
          <table:table-cell table:formula="of:=[.E60]*0.045" office:value-type="float" office:value="95399.996031676" calcext:value-type="float">
            <text:p>95400</text:p>
          </table:table-cell>
          <table:table-cell table:formula="of:=[.E60]*0.233" office:value-type="float" office:value="493959.9794529" calcext:value-type="float">
            <text:p>493960</text:p>
          </table:table-cell>
          <table:table-cell table:formula="of:=[.E60]*0.002" office:value-type="float" office:value="4239.99982363005" calcext:value-type="float">
            <text:p>4240</text:p>
          </table:table-cell>
          <table:table-cell table:formula="of:=([.F60]/1000*111+[.G60]/1000*51+[.H60]/1000*60+[.I60]/250*20)*0.453592" office:value-type="float" office:value="92656.413325" calcext:value-type="float">
            <text:p>92656</text:p>
          </table:table-cell>
          <table:table-cell table:formula="of:=([.F60]/1000*14.3+[.G60]/1000*6.5+[.H60]/1000*8.9+[.I60]/250*2.4)*0.453592" office:value-type="float" office:value="12194.624461" calcext:value-type="float">
            <text:p>12195</text:p>
          </table:table-cell>
          <table:table-cell table:formula="of:=([.F60]/1000*12.1+[.G60]/1000*5.5+[.H60]/1000*7.6+[.I60]/250*2)*365*0.453592/1000" office:value-type="float" office:value="3771.8381951925" calcext:value-type="float">
            <text:p>3772</text:p>
          </table:table-cell>
          <table:table-cell table:formula="of:=[.J60]*[$Sheet2.$B$16]" office:value-type="float" office:value="66183.152375" calcext:value-type="float">
            <text:p>66183</text:p>
          </table:table-cell>
          <table:table-cell table:formula="of:=[.J60]+[.M60]" office:value-type="float" office:value="158839.5657" calcext:value-type="float">
            <text:p>158840</text:p>
          </table:table-cell>
          <table:table-cell table:formula="of:=([.F60]/1000*0.72+[.G60]/1000*0.3+[.H60]/1000*0.3+[.I60]/250*0.11)*0.453592" office:value-type="float" office:value="579.546128200001" calcext:value-type="float">
            <text:p>579.5</text:p>
          </table:table-cell>
          <table:table-cell table:formula="of:=([.F60]/1000*0.37+[.G60]/1000*0.11+[.H60]/1000*0.1+[.I60]/250*0.02)*0.453592" office:value-type="float" office:value="283.493718150001" calcext:value-type="float">
            <text:p>283.5</text:p>
          </table:table-cell>
          <table:table-cell table:formula="of:=[.P60]*[.$AC$4]" office:value-type="float" office:value="123.778947361268" calcext:value-type="float">
            <text:p>123.8</text:p>
          </table:table-cell>
          <table:table-cell table:formula="of:=([.F60]/1000*0.4+[.G60]/1000*0.24+[.H60]/1000*0.31+[.I60]/250*0.09)*0.453592" office:value-type="float" office:value="357.48037625" calcext:value-type="float">
            <text:p>357.5</text:p>
          </table:table-cell>
          <table:table-cell table:formula="of:=[.R60]*[.$AC$10]" office:value-type="float" office:value="296.632652632979" calcext:value-type="float">
            <text:p>296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8</text:p>
          </table:table-cell>
          <table:table-cell office:value-type="float" office:value="76203.46" calcext:value-type="float">
            <text:p>76203.46</text:p>
          </table:table-cell>
          <table:table-cell/>
          <table:table-cell table:formula="of:=[.B61]/80/0.453592" office:value-type="float" office:value="2100.00011023122" calcext:value-type="float">
            <text:p>2100</text:p>
          </table:table-cell>
          <table:table-cell table:formula="of:=[.D61]*1000" office:value-type="float" office:value="2100000.11023122" calcext:value-type="float">
            <text:p>2100000</text:p>
          </table:table-cell>
          <table:table-cell table:formula="of:=[.E61]*0.72" office:value-type="float" office:value="1512000.07936648" calcext:value-type="float">
            <text:p>1512000</text:p>
          </table:table-cell>
          <table:table-cell table:formula="of:=[.E61]*0.045" office:value-type="float" office:value="94500.004960405" calcext:value-type="float">
            <text:p>94500</text:p>
          </table:table-cell>
          <table:table-cell table:formula="of:=[.E61]*0.233" office:value-type="float" office:value="489300.025683875" calcext:value-type="float">
            <text:p>489300</text:p>
          </table:table-cell>
          <table:table-cell table:formula="of:=[.E61]*0.002" office:value-type="float" office:value="4200.00022046244" calcext:value-type="float">
            <text:p>4200</text:p>
          </table:table-cell>
          <table:table-cell table:formula="of:=([.F61]/1000*111+[.G61]/1000*51+[.H61]/1000*60+[.I61]/250*20)*0.453592" office:value-type="float" office:value="91782.30485375" calcext:value-type="float">
            <text:p>91782</text:p>
          </table:table-cell>
          <table:table-cell table:formula="of:=([.F61]/1000*14.3+[.G61]/1000*6.5+[.H61]/1000*8.9+[.I61]/250*2.4)*0.453592" office:value-type="float" office:value="12079.58197055" calcext:value-type="float">
            <text:p>12080</text:p>
          </table:table-cell>
          <table:table-cell table:formula="of:=([.F61]/1000*12.1+[.G61]/1000*5.5+[.H61]/1000*7.6+[.I61]/250*2)*365*0.453592/1000" office:value-type="float" office:value="3736.25516752837" calcext:value-type="float">
            <text:p>3736</text:p>
          </table:table-cell>
          <table:table-cell table:formula="of:=[.J61]*[$Sheet2.$B$16]" office:value-type="float" office:value="65558.78918125" calcext:value-type="float">
            <text:p>65559</text:p>
          </table:table-cell>
          <table:table-cell table:formula="of:=[.J61]+[.M61]" office:value-type="float" office:value="157341.094035" calcext:value-type="float">
            <text:p>157341</text:p>
          </table:table-cell>
          <table:table-cell table:formula="of:=([.F61]/1000*0.72+[.G61]/1000*0.3+[.H61]/1000*0.3+[.I61]/250*0.11)*0.453592" office:value-type="float" office:value="574.07876591" calcext:value-type="float">
            <text:p>574.1</text:p>
          </table:table-cell>
          <table:table-cell table:formula="of:=([.F61]/1000*0.37+[.G61]/1000*0.11+[.H61]/1000*0.1+[.I61]/250*0.02)*0.453592" office:value-type="float" office:value="280.8192755325" calcext:value-type="float">
            <text:p>280.8</text:p>
          </table:table-cell>
          <table:table-cell table:formula="of:=[.P61]*[.$AC$4]" office:value-type="float" office:value="122.611232978979" calcext:value-type="float">
            <text:p>122.6</text:p>
          </table:table-cell>
          <table:table-cell table:formula="of:=([.F61]/1000*0.4+[.G61]/1000*0.24+[.H61]/1000*0.31+[.I61]/250*0.09)*0.453592" office:value-type="float" office:value="354.1079531875" calcext:value-type="float">
            <text:p>354.1</text:p>
          </table:table-cell>
          <table:table-cell table:formula="of:=[.R61]*[.$AC$10]" office:value-type="float" office:value="293.834259027926" calcext:value-type="float">
            <text:p>293.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59</text:p>
          </table:table-cell>
          <table:table-cell office:value-type="float" office:value="75731.72" calcext:value-type="float">
            <text:p>75731.72</text:p>
          </table:table-cell>
          <table:table-cell/>
          <table:table-cell table:formula="of:=[.B62]/80/0.453592" office:value-type="float" office:value="2086.9999911815" calcext:value-type="float">
            <text:p>2087</text:p>
          </table:table-cell>
          <table:table-cell table:formula="of:=[.D62]*1000" office:value-type="float" office:value="2086999.9911815" calcext:value-type="float">
            <text:p>2087000</text:p>
          </table:table-cell>
          <table:table-cell table:formula="of:=[.E62]*0.72" office:value-type="float" office:value="1502639.99365068" calcext:value-type="float">
            <text:p>1502640</text:p>
          </table:table-cell>
          <table:table-cell table:formula="of:=[.E62]*0.045" office:value-type="float" office:value="93914.9996031676" calcext:value-type="float">
            <text:p>93915</text:p>
          </table:table-cell>
          <table:table-cell table:formula="of:=[.E62]*0.233" office:value-type="float" office:value="486270.99794529" calcext:value-type="float">
            <text:p>486271</text:p>
          </table:table-cell>
          <table:table-cell table:formula="of:=[.E62]*0.002" office:value-type="float" office:value="4173.99998236301" calcext:value-type="float">
            <text:p>4174</text:p>
          </table:table-cell>
          <table:table-cell table:formula="of:=([.F62]/1000*111+[.G62]/1000*51+[.H62]/1000*60+[.I62]/250*20)*0.453592" office:value-type="float" office:value="91214.1235075" calcext:value-type="float">
            <text:p>91214</text:p>
          </table:table-cell>
          <table:table-cell table:formula="of:=([.F62]/1000*14.3+[.G62]/1000*6.5+[.H62]/1000*8.9+[.I62]/250*2.4)*0.453592" office:value-type="float" office:value="12004.8029251" calcext:value-type="float">
            <text:p>12005</text:p>
          </table:table-cell>
          <table:table-cell table:formula="of:=([.F62]/1000*12.1+[.G62]/1000*5.5+[.H62]/1000*7.6+[.I62]/250*2)*365*0.453592/1000" office:value-type="float" office:value="3713.12575827675" calcext:value-type="float">
            <text:p>3713</text:p>
          </table:table-cell>
          <table:table-cell table:formula="of:=[.J62]*[$Sheet2.$B$16]" office:value-type="float" office:value="65152.9453625" calcext:value-type="float">
            <text:p>65153</text:p>
          </table:table-cell>
          <table:table-cell table:formula="of:=[.J62]+[.M62]" office:value-type="float" office:value="156367.06887" calcext:value-type="float">
            <text:p>156367</text:p>
          </table:table-cell>
          <table:table-cell table:formula="of:=([.F62]/1000*0.72+[.G62]/1000*0.3+[.H62]/1000*0.3+[.I62]/250*0.11)*0.453592" office:value-type="float" office:value="570.524912619999" calcext:value-type="float">
            <text:p>570.5</text:p>
          </table:table-cell>
          <table:table-cell table:formula="of:=([.F62]/1000*0.37+[.G62]/1000*0.11+[.H62]/1000*0.1+[.I62]/250*0.02)*0.453592" office:value-type="float" office:value="279.080854665" calcext:value-type="float">
            <text:p>279.1</text:p>
          </table:table-cell>
          <table:table-cell table:formula="of:=[.P62]*[.$AC$4]" office:value-type="float" office:value="121.852204149507" calcext:value-type="float">
            <text:p>121.9</text:p>
          </table:table-cell>
          <table:table-cell table:formula="of:=([.F62]/1000*0.4+[.G62]/1000*0.24+[.H62]/1000*0.31+[.I62]/250*0.09)*0.453592" office:value-type="float" office:value="351.915836375" calcext:value-type="float">
            <text:p>351.9</text:p>
          </table:table-cell>
          <table:table-cell table:formula="of:=[.R62]*[.$AC$10]" office:value-type="float" office:value="292.015268481383" calcext:value-type="float">
            <text:p>292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0</text:p>
          </table:table-cell>
          <table:table-cell office:value-type="float" office:value="75296.27" calcext:value-type="float">
            <text:p>75296.27</text:p>
          </table:table-cell>
          <table:table-cell/>
          <table:table-cell table:formula="of:=[.B63]/80/0.453592" office:value-type="float" office:value="2074.99994488439" calcext:value-type="float">
            <text:p>2075</text:p>
          </table:table-cell>
          <table:table-cell table:formula="of:=[.D63]*1000" office:value-type="float" office:value="2074999.94488439" calcext:value-type="float">
            <text:p>2075000</text:p>
          </table:table-cell>
          <table:table-cell table:formula="of:=[.E63]*0.72" office:value-type="float" office:value="1493999.96031676" calcext:value-type="float">
            <text:p>1494000</text:p>
          </table:table-cell>
          <table:table-cell table:formula="of:=[.E63]*0.045" office:value-type="float" office:value="93374.9975197975" calcext:value-type="float">
            <text:p>93375</text:p>
          </table:table-cell>
          <table:table-cell table:formula="of:=[.E63]*0.233" office:value-type="float" office:value="483474.987158063" calcext:value-type="float">
            <text:p>483475</text:p>
          </table:table-cell>
          <table:table-cell table:formula="of:=[.E63]*0.002" office:value-type="float" office:value="4149.99988976878" calcext:value-type="float">
            <text:p>4150</text:p>
          </table:table-cell>
          <table:table-cell table:formula="of:=([.F63]/1000*111+[.G63]/1000*51+[.H63]/1000*60+[.I63]/250*20)*0.453592" office:value-type="float" office:value="90689.651198125" calcext:value-type="float">
            <text:p>90690</text:p>
          </table:table-cell>
          <table:table-cell table:formula="of:=([.F63]/1000*14.3+[.G63]/1000*6.5+[.H63]/1000*8.9+[.I63]/250*2.4)*0.453592" office:value-type="float" office:value="11935.776479725" calcext:value-type="float">
            <text:p>11936</text:p>
          </table:table-cell>
          <table:table-cell table:formula="of:=([.F63]/1000*12.1+[.G63]/1000*5.5+[.H63]/1000*7.6+[.I63]/250*2)*365*0.453592/1000" office:value-type="float" office:value="3691.77564749831" calcext:value-type="float">
            <text:p>3692</text:p>
          </table:table-cell>
          <table:table-cell table:formula="of:=[.J63]*[$Sheet2.$B$16]" office:value-type="float" office:value="64778.322284375" calcext:value-type="float">
            <text:p>64778</text:p>
          </table:table-cell>
          <table:table-cell table:formula="of:=[.J63]+[.M63]" office:value-type="float" office:value="155467.9734825" calcext:value-type="float">
            <text:p>155468</text:p>
          </table:table-cell>
          <table:table-cell table:formula="of:=([.F63]/1000*0.72+[.G63]/1000*0.3+[.H63]/1000*0.3+[.I63]/250*0.11)*0.453592" office:value-type="float" office:value="567.244450045" calcext:value-type="float">
            <text:p>567.2</text:p>
          </table:table-cell>
          <table:table-cell table:formula="of:=([.F63]/1000*0.37+[.G63]/1000*0.11+[.H63]/1000*0.1+[.I63]/250*0.02)*0.453592" office:value-type="float" office:value="277.47616698375" calcext:value-type="float">
            <text:p>277.5</text:p>
          </table:table-cell>
          <table:table-cell table:formula="of:=[.P63]*[.$AC$4]" office:value-type="float" office:value="121.151565866144" calcext:value-type="float">
            <text:p>121.2</text:p>
          </table:table-cell>
          <table:table-cell table:formula="of:=([.F63]/1000*0.4+[.G63]/1000*0.24+[.H63]/1000*0.31+[.I63]/250*0.09)*0.453592" office:value-type="float" office:value="349.89235465625" calcext:value-type="float">
            <text:p>349.9</text:p>
          </table:table-cell>
          <table:table-cell table:formula="of:=[.R63]*[.$AC$10]" office:value-type="float" office:value="290.336209182846" calcext:value-type="float">
            <text:p>290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1</text:p>
          </table:table-cell>
          <table:table-cell office:value-type="float" office:value="73663.34" calcext:value-type="float">
            <text:p>73663.34</text:p>
          </table:table-cell>
          <table:table-cell/>
          <table:table-cell table:formula="of:=[.B64]/80/0.453592" office:value-type="float" office:value="2029.99997795376" calcext:value-type="float">
            <text:p>2030</text:p>
          </table:table-cell>
          <table:table-cell table:formula="of:=[.D64]*1000" office:value-type="float" office:value="2029999.97795376" calcext:value-type="float">
            <text:p>2030000</text:p>
          </table:table-cell>
          <table:table-cell table:formula="of:=[.E64]*0.72" office:value-type="float" office:value="1461599.9841267" calcext:value-type="float">
            <text:p>1461600</text:p>
          </table:table-cell>
          <table:table-cell table:formula="of:=[.E64]*0.045" office:value-type="float" office:value="91349.999007919" calcext:value-type="float">
            <text:p>91350</text:p>
          </table:table-cell>
          <table:table-cell table:formula="of:=[.E64]*0.233" office:value-type="float" office:value="472989.994863225" calcext:value-type="float">
            <text:p>472990</text:p>
          </table:table-cell>
          <table:table-cell table:formula="of:=[.E64]*0.002" office:value-type="float" office:value="4059.99995590751" calcext:value-type="float">
            <text:p>4060</text:p>
          </table:table-cell>
          <table:table-cell table:formula="of:=([.F64]/1000*111+[.G64]/1000*51+[.H64]/1000*60+[.I64]/250*20)*0.453592" office:value-type="float" office:value="88722.88907125" calcext:value-type="float">
            <text:p>88723</text:p>
          </table:table-cell>
          <table:table-cell table:formula="of:=([.F64]/1000*14.3+[.G64]/1000*6.5+[.H64]/1000*8.9+[.I64]/250*2.4)*0.453592" office:value-type="float" office:value="11676.92849845" calcext:value-type="float">
            <text:p>11677</text:p>
          </table:table-cell>
          <table:table-cell table:formula="of:=([.F64]/1000*12.1+[.G64]/1000*5.5+[.H64]/1000*7.6+[.I64]/250*2)*365*0.453592/1000" office:value-type="float" office:value="3611.71309980412" calcext:value-type="float">
            <text:p>3612</text:p>
          </table:table-cell>
          <table:table-cell table:formula="of:=[.J64]*[$Sheet2.$B$16]" office:value-type="float" office:value="63373.49219375" calcext:value-type="float">
            <text:p>63373</text:p>
          </table:table-cell>
          <table:table-cell table:formula="of:=[.J64]+[.M64]" office:value-type="float" office:value="152096.381265" calcext:value-type="float">
            <text:p>152096</text:p>
          </table:table-cell>
          <table:table-cell table:formula="of:=([.F64]/1000*0.72+[.G64]/1000*0.3+[.H64]/1000*0.3+[.I64]/250*0.11)*0.453592" office:value-type="float" office:value="554.942771889999" calcext:value-type="float">
            <text:p>554.9</text:p>
          </table:table-cell>
          <table:table-cell table:formula="of:=([.F64]/1000*0.37+[.G64]/1000*0.11+[.H64]/1000*0.1+[.I64]/250*0.02)*0.453592" office:value-type="float" office:value="271.458615817499" calcext:value-type="float">
            <text:p>271.5</text:p>
          </table:table-cell>
          <table:table-cell table:formula="of:=[.P64]*[.$AC$4]" office:value-type="float" office:value="118.524184371021" calcext:value-type="float">
            <text:p>118.5</text:p>
          </table:table-cell>
          <table:table-cell table:formula="of:=([.F64]/1000*0.4+[.G64]/1000*0.24+[.H64]/1000*0.31+[.I64]/250*0.09)*0.453592" office:value-type="float" office:value="342.304333062499" calcext:value-type="float">
            <text:p>342.3</text:p>
          </table:table-cell>
          <table:table-cell table:formula="of:=[.R64]*[.$AC$10]" office:value-type="float" office:value="284.039765732712" calcext:value-type="float">
            <text:p>284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2</text:p>
          </table:table-cell>
          <table:table-cell office:value-type="float" office:value="73300.47" calcext:value-type="float">
            <text:p>73300.47</text:p>
          </table:table-cell>
          <table:table-cell/>
          <table:table-cell table:formula="of:=[.B65]/80/0.453592" office:value-type="float" office:value="2020.00007716186" calcext:value-type="float">
            <text:p>2020</text:p>
          </table:table-cell>
          <table:table-cell table:formula="of:=[.D65]*1000" office:value-type="float" office:value="2020000.07716186" calcext:value-type="float">
            <text:p>2020000</text:p>
          </table:table-cell>
          <table:table-cell table:formula="of:=[.E65]*0.72" office:value-type="float" office:value="1454400.05555654" calcext:value-type="float">
            <text:p>1454400</text:p>
          </table:table-cell>
          <table:table-cell table:formula="of:=[.E65]*0.045" office:value-type="float" office:value="90900.0034722835" calcext:value-type="float">
            <text:p>90900</text:p>
          </table:table-cell>
          <table:table-cell table:formula="of:=[.E65]*0.233" office:value-type="float" office:value="470660.017978712" calcext:value-type="float">
            <text:p>470660</text:p>
          </table:table-cell>
          <table:table-cell table:formula="of:=[.E65]*0.002" office:value-type="float" office:value="4040.00015432371" calcext:value-type="float">
            <text:p>4040</text:p>
          </table:table-cell>
          <table:table-cell table:formula="of:=([.F65]/1000*111+[.G65]/1000*51+[.H65]/1000*60+[.I65]/250*20)*0.453592" office:value-type="float" office:value="88285.834835625" calcext:value-type="float">
            <text:p>88286</text:p>
          </table:table-cell>
          <table:table-cell table:formula="of:=([.F65]/1000*14.3+[.G65]/1000*6.5+[.H65]/1000*8.9+[.I65]/250*2.4)*0.453592" office:value-type="float" office:value="11619.407253225" calcext:value-type="float">
            <text:p>11619</text:p>
          </table:table-cell>
          <table:table-cell table:formula="of:=([.F65]/1000*12.1+[.G65]/1000*5.5+[.H65]/1000*7.6+[.I65]/250*2)*365*0.453592/1000" office:value-type="float" office:value="3593.92158597206" calcext:value-type="float">
            <text:p>3594</text:p>
          </table:table-cell>
          <table:table-cell table:formula="of:=[.J65]*[$Sheet2.$B$16]" office:value-type="float" office:value="63061.310596875" calcext:value-type="float">
            <text:p>63061</text:p>
          </table:table-cell>
          <table:table-cell table:formula="of:=[.J65]+[.M65]" office:value-type="float" office:value="151347.1454325" calcext:value-type="float">
            <text:p>151347</text:p>
          </table:table-cell>
          <table:table-cell table:formula="of:=([.F65]/1000*0.72+[.G65]/1000*0.3+[.H65]/1000*0.3+[.I65]/250*0.11)*0.453592" office:value-type="float" office:value="552.209090745002" calcext:value-type="float">
            <text:p>552.2</text:p>
          </table:table-cell>
          <table:table-cell table:formula="of:=([.F65]/1000*0.37+[.G65]/1000*0.11+[.H65]/1000*0.1+[.I65]/250*0.02)*0.453592" office:value-type="float" office:value="270.121394508751" calcext:value-type="float">
            <text:p>270.1</text:p>
          </table:table-cell>
          <table:table-cell table:formula="of:=[.P65]*[.$AC$4]" office:value-type="float" office:value="117.940327179877" calcext:value-type="float">
            <text:p>117.9</text:p>
          </table:table-cell>
          <table:table-cell table:formula="of:=([.F65]/1000*0.4+[.G65]/1000*0.24+[.H65]/1000*0.31+[.I65]/250*0.09)*0.453592" office:value-type="float" office:value="340.618121531251" calcext:value-type="float">
            <text:p>340.6</text:p>
          </table:table-cell>
          <table:table-cell table:formula="of:=[.R65]*[.$AC$10]" office:value-type="float" office:value="282.640568930187" calcext:value-type="float">
            <text:p>282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3</text:p>
          </table:table-cell>
          <table:table-cell office:value-type="float" office:value="71740.11" calcext:value-type="float">
            <text:p>71740.11</text:p>
          </table:table-cell>
          <table:table-cell/>
          <table:table-cell table:formula="of:=[.B66]/80/0.453592" office:value-type="float" office:value="1976.99998015838" calcext:value-type="float">
            <text:p>1977</text:p>
          </table:table-cell>
          <table:table-cell table:formula="of:=[.D66]*1000" office:value-type="float" office:value="1976999.98015838" calcext:value-type="float">
            <text:p>1977000</text:p>
          </table:table-cell>
          <table:table-cell table:formula="of:=[.E66]*0.72" office:value-type="float" office:value="1423439.98571403" calcext:value-type="float">
            <text:p>1423440</text:p>
          </table:table-cell>
          <table:table-cell table:formula="of:=[.E66]*0.045" office:value-type="float" office:value="88964.9991071271" calcext:value-type="float">
            <text:p>88965</text:p>
          </table:table-cell>
          <table:table-cell table:formula="of:=[.E66]*0.233" office:value-type="float" office:value="460640.995376903" calcext:value-type="float">
            <text:p>460641</text:p>
          </table:table-cell>
          <table:table-cell table:formula="of:=[.E66]*0.002" office:value-type="float" office:value="3953.99996031676" calcext:value-type="float">
            <text:p>3954</text:p>
          </table:table-cell>
          <table:table-cell table:formula="of:=([.F66]/1000*111+[.G66]/1000*51+[.H66]/1000*60+[.I66]/250*20)*0.453592" office:value-type="float" office:value="86406.478738125" calcext:value-type="float">
            <text:p>86406</text:p>
          </table:table-cell>
          <table:table-cell table:formula="of:=([.F66]/1000*14.3+[.G66]/1000*6.5+[.H66]/1000*8.9+[.I66]/250*2.4)*0.453592" office:value-type="float" office:value="11372.062886925" calcext:value-type="float">
            <text:p>11372</text:p>
          </table:table-cell>
          <table:table-cell table:formula="of:=([.F66]/1000*12.1+[.G66]/1000*5.5+[.H66]/1000*7.6+[.I66]/250*2)*365*0.453592/1000" office:value-type="float" office:value="3517.41714492431" calcext:value-type="float">
            <text:p>3517</text:p>
          </table:table-cell>
          <table:table-cell table:formula="of:=[.J66]*[$Sheet2.$B$16]" office:value-type="float" office:value="61718.913384375" calcext:value-type="float">
            <text:p>61719</text:p>
          </table:table-cell>
          <table:table-cell table:formula="of:=[.J66]+[.M66]" office:value-type="float" office:value="148125.3921225" calcext:value-type="float">
            <text:p>148125</text:p>
          </table:table-cell>
          <table:table-cell table:formula="of:=([.F66]/1000*0.72+[.G66]/1000*0.3+[.H66]/1000*0.3+[.I66]/250*0.11)*0.453592" office:value-type="float" office:value="540.454118684999" calcext:value-type="float">
            <text:p>540.5</text:p>
          </table:table-cell>
          <table:table-cell table:formula="of:=([.F66]/1000*0.37+[.G66]/1000*0.11+[.H66]/1000*0.1+[.I66]/250*0.02)*0.453592" office:value-type="float" office:value="264.371272863749" calcext:value-type="float">
            <text:p>264.4</text:p>
          </table:table-cell>
          <table:table-cell table:formula="of:=[.P66]*[.$AC$4]" office:value-type="float" office:value="115.429710686989" calcext:value-type="float">
            <text:p>115.4</text:p>
          </table:table-cell>
          <table:table-cell table:formula="of:=([.F66]/1000*0.4+[.G66]/1000*0.24+[.H66]/1000*0.31+[.I66]/250*0.09)*0.453592" office:value-type="float" office:value="333.367323656249" calcext:value-type="float">
            <text:p>333.4</text:p>
          </table:table-cell>
          <table:table-cell table:formula="of:=[.R66]*[.$AC$10]" office:value-type="float" office:value="276.623949416888" calcext:value-type="float">
            <text:p>276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4</text:p>
          </table:table-cell>
          <table:table-cell office:value-type="float" office:value="71594.96" calcext:value-type="float">
            <text:p>71594.96</text:p>
          </table:table-cell>
          <table:table-cell/>
          <table:table-cell table:formula="of:=[.B67]/80/0.453592" office:value-type="float" office:value="1972.99996472601" calcext:value-type="float">
            <text:p>1973</text:p>
          </table:table-cell>
          <table:table-cell table:formula="of:=[.D67]*1000" office:value-type="float" office:value="1972999.96472601" calcext:value-type="float">
            <text:p>1973000</text:p>
          </table:table-cell>
          <table:table-cell table:formula="of:=[.E67]*0.72" office:value-type="float" office:value="1420559.97460273" calcext:value-type="float">
            <text:p>1420560</text:p>
          </table:table-cell>
          <table:table-cell table:formula="of:=[.E67]*0.045" office:value-type="float" office:value="88784.9984126704" calcext:value-type="float">
            <text:p>88785</text:p>
          </table:table-cell>
          <table:table-cell table:formula="of:=[.E67]*0.233" office:value-type="float" office:value="459708.99178116" calcext:value-type="float">
            <text:p>459709</text:p>
          </table:table-cell>
          <table:table-cell table:formula="of:=[.E67]*0.002" office:value-type="float" office:value="3945.99992945202" calcext:value-type="float">
            <text:p>3946</text:p>
          </table:table-cell>
          <table:table-cell table:formula="of:=([.F67]/1000*111+[.G67]/1000*51+[.H67]/1000*60+[.I67]/250*20)*0.453592" office:value-type="float" office:value="86231.654635" calcext:value-type="float">
            <text:p>86232</text:p>
          </table:table-cell>
          <table:table-cell table:formula="of:=([.F67]/1000*14.3+[.G67]/1000*6.5+[.H67]/1000*8.9+[.I67]/250*2.4)*0.453592" office:value-type="float" office:value="11349.0540718" calcext:value-type="float">
            <text:p>11349</text:p>
          </table:table-cell>
          <table:table-cell table:formula="of:=([.F67]/1000*12.1+[.G67]/1000*5.5+[.H67]/1000*7.6+[.I67]/250*2)*365*0.453592/1000" office:value-type="float" office:value="3510.3004413315" calcext:value-type="float">
            <text:p>3510</text:p>
          </table:table-cell>
          <table:table-cell table:formula="of:=[.J67]*[$Sheet2.$B$16]" office:value-type="float" office:value="61594.039025" calcext:value-type="float">
            <text:p>61594</text:p>
          </table:table-cell>
          <table:table-cell table:formula="of:=[.J67]+[.M67]" office:value-type="float" office:value="147825.69366" calcext:value-type="float">
            <text:p>147826</text:p>
          </table:table-cell>
          <table:table-cell table:formula="of:=([.F67]/1000*0.72+[.G67]/1000*0.3+[.H67]/1000*0.3+[.I67]/250*0.11)*0.453592" office:value-type="float" office:value="539.360631160001" calcext:value-type="float">
            <text:p>539.4</text:p>
          </table:table-cell>
          <table:table-cell table:formula="of:=([.F67]/1000*0.37+[.G67]/1000*0.11+[.H67]/1000*0.1+[.I67]/250*0.02)*0.453592" office:value-type="float" office:value="263.836376970001" calcext:value-type="float">
            <text:p>263.8</text:p>
          </table:table-cell>
          <table:table-cell table:formula="of:=[.P67]*[.$AC$4]" office:value-type="float" office:value="115.196164592535" calcext:value-type="float">
            <text:p>115.2</text:p>
          </table:table-cell>
          <table:table-cell table:formula="of:=([.F67]/1000*0.4+[.G67]/1000*0.24+[.H67]/1000*0.31+[.I67]/250*0.09)*0.453592" office:value-type="float" office:value="332.692829750001" calcext:value-type="float">
            <text:p>332.7</text:p>
          </table:table-cell>
          <table:table-cell table:formula="of:=[.R67]*[.$AC$10]" office:value-type="float" office:value="276.064262984043" calcext:value-type="float">
            <text:p>276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5</text:p>
          </table:table-cell>
          <table:table-cell office:value-type="float" office:value="70578.92" calcext:value-type="float">
            <text:p>70578.92</text:p>
          </table:table-cell>
          <table:table-cell/>
          <table:table-cell table:formula="of:=[.B68]/80/0.453592" office:value-type="float" office:value="1945.00013227747" calcext:value-type="float">
            <text:p>1945</text:p>
          </table:table-cell>
          <table:table-cell table:formula="of:=[.D68]*1000" office:value-type="float" office:value="1945000.13227747" calcext:value-type="float">
            <text:p>1945000</text:p>
          </table:table-cell>
          <table:table-cell table:formula="of:=[.E68]*0.72" office:value-type="float" office:value="1400400.09523977" calcext:value-type="float">
            <text:p>1400400</text:p>
          </table:table-cell>
          <table:table-cell table:formula="of:=[.E68]*0.045" office:value-type="float" office:value="87525.0059524859" calcext:value-type="float">
            <text:p>87525</text:p>
          </table:table-cell>
          <table:table-cell table:formula="of:=[.E68]*0.233" office:value-type="float" office:value="453185.030820649" calcext:value-type="float">
            <text:p>453185</text:p>
          </table:table-cell>
          <table:table-cell table:formula="of:=[.E68]*0.002" office:value-type="float" office:value="3890.00026455493" calcext:value-type="float">
            <text:p>3890</text:p>
          </table:table-cell>
          <table:table-cell table:formula="of:=([.F68]/1000*111+[.G68]/1000*51+[.H68]/1000*60+[.I68]/250*20)*0.453592" office:value-type="float" office:value="85007.8979575" calcext:value-type="float">
            <text:p>85008</text:p>
          </table:table-cell>
          <table:table-cell table:formula="of:=([.F68]/1000*14.3+[.G68]/1000*6.5+[.H68]/1000*8.9+[.I68]/250*2.4)*0.453592" office:value-type="float" office:value="11187.9939511" calcext:value-type="float">
            <text:p>11188</text:p>
          </table:table-cell>
          <table:table-cell table:formula="of:=([.F68]/1000*12.1+[.G68]/1000*5.5+[.H68]/1000*7.6+[.I68]/250*2)*365*0.453592/1000" office:value-type="float" office:value="3460.48400648175" calcext:value-type="float">
            <text:p>3460</text:p>
          </table:table-cell>
          <table:table-cell table:formula="of:=[.J68]*[$Sheet2.$B$16]" office:value-type="float" office:value="60719.9271125" calcext:value-type="float">
            <text:p>60720</text:p>
          </table:table-cell>
          <table:table-cell table:formula="of:=[.J68]+[.M68]" office:value-type="float" office:value="145727.82507" calcext:value-type="float">
            <text:p>145728</text:p>
          </table:table-cell>
          <table:table-cell table:formula="of:=([.F68]/1000*0.72+[.G68]/1000*0.3+[.H68]/1000*0.3+[.I68]/250*0.11)*0.453592" office:value-type="float" office:value="531.706293819998" calcext:value-type="float">
            <text:p>531.7</text:p>
          </table:table-cell>
          <table:table-cell table:formula="of:=([.F68]/1000*0.37+[.G68]/1000*0.11+[.H68]/1000*0.1+[.I68]/250*0.02)*0.453592" office:value-type="float" office:value="260.092142564999" calcext:value-type="float">
            <text:p>260.1</text:p>
          </table:table-cell>
          <table:table-cell table:formula="of:=[.P68]*[.$AC$4]" office:value-type="float" office:value="113.561358021338" calcext:value-type="float">
            <text:p>113.6</text:p>
          </table:table-cell>
          <table:table-cell table:formula="of:=([.F68]/1000*0.4+[.G68]/1000*0.24+[.H68]/1000*0.31+[.I68]/250*0.09)*0.453592" office:value-type="float" office:value="327.971418874999" calcext:value-type="float">
            <text:p>328.0</text:p>
          </table:table-cell>
          <table:table-cell table:formula="of:=[.R68]*[.$AC$10]" office:value-type="float" office:value="272.146496513297" calcext:value-type="float">
            <text:p>272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6</text:p>
          </table:table-cell>
          <table:table-cell office:value-type="float" office:value="69091.13" calcext:value-type="float">
            <text:p>69091.13</text:p>
          </table:table-cell>
          <table:table-cell/>
          <table:table-cell table:formula="of:=[.B69]/80/0.453592" office:value-type="float" office:value="1903.99990520115" calcext:value-type="float">
            <text:p>1904</text:p>
          </table:table-cell>
          <table:table-cell table:formula="of:=[.D69]*1000" office:value-type="float" office:value="1903999.90520115" calcext:value-type="float">
            <text:p>1904000</text:p>
          </table:table-cell>
          <table:table-cell table:formula="of:=[.E69]*0.72" office:value-type="float" office:value="1370879.93174483" calcext:value-type="float">
            <text:p>1370880</text:p>
          </table:table-cell>
          <table:table-cell table:formula="of:=[.E69]*0.045" office:value-type="float" office:value="85679.9957340518" calcext:value-type="float">
            <text:p>85680</text:p>
          </table:table-cell>
          <table:table-cell table:formula="of:=[.E69]*0.233" office:value-type="float" office:value="443631.977911868" calcext:value-type="float">
            <text:p>443632</text:p>
          </table:table-cell>
          <table:table-cell table:formula="of:=[.E69]*0.002" office:value-type="float" office:value="3807.9998104023" calcext:value-type="float">
            <text:p>3808</text:p>
          </table:table-cell>
          <table:table-cell table:formula="of:=([.F69]/1000*111+[.G69]/1000*51+[.H69]/1000*60+[.I69]/250*20)*0.453592" office:value-type="float" office:value="83215.947889375" calcext:value-type="float">
            <text:p>83216</text:p>
          </table:table-cell>
          <table:table-cell table:formula="of:=([.F69]/1000*14.3+[.G69]/1000*6.5+[.H69]/1000*8.9+[.I69]/250*2.4)*0.453592" office:value-type="float" office:value="10952.153199775" calcext:value-type="float">
            <text:p>10952</text:p>
          </table:table-cell>
          <table:table-cell table:formula="of:=([.F69]/1000*12.1+[.G69]/1000*5.5+[.H69]/1000*7.6+[.I69]/250*2)*365*0.453592/1000" office:value-type="float" office:value="3387.53767208044" calcext:value-type="float">
            <text:p>3388</text:p>
          </table:table-cell>
          <table:table-cell table:formula="of:=[.J69]*[$Sheet2.$B$16]" office:value-type="float" office:value="59439.962778125" calcext:value-type="float">
            <text:p>59440</text:p>
          </table:table-cell>
          <table:table-cell table:formula="of:=[.J69]+[.M69]" office:value-type="float" office:value="142655.9106675" calcext:value-type="float">
            <text:p>142656</text:p>
          </table:table-cell>
          <table:table-cell table:formula="of:=([.F69]/1000*0.72+[.G69]/1000*0.3+[.H69]/1000*0.3+[.I69]/250*0.11)*0.453592" office:value-type="float" office:value="520.498027855001" calcext:value-type="float">
            <text:p>520.5</text:p>
          </table:table-cell>
          <table:table-cell table:formula="of:=([.F69]/1000*0.37+[.G69]/1000*0.11+[.H69]/1000*0.1+[.I69]/250*0.02)*0.453592" office:value-type="float" office:value="254.60945044125" calcext:value-type="float">
            <text:p>254.6</text:p>
          </table:table-cell>
          <table:table-cell table:formula="of:=[.P69]*[.$AC$4]" office:value-type="float" office:value="111.167506530687" calcext:value-type="float">
            <text:p>111.2</text:p>
          </table:table-cell>
          <table:table-cell table:formula="of:=([.F69]/1000*0.4+[.G69]/1000*0.24+[.H69]/1000*0.31+[.I69]/250*0.09)*0.453592" office:value-type="float" office:value="321.05784471875" calcext:value-type="float">
            <text:p>321.1</text:p>
          </table:table-cell>
          <table:table-cell table:formula="of:=[.R69]*[.$AC$10]" office:value-type="float" office:value="266.409700936835" calcext:value-type="float">
            <text:p>266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7</text:p>
          </table:table-cell>
          <table:table-cell office:value-type="float" office:value="67385.63" calcext:value-type="float">
            <text:p>67385.63</text:p>
          </table:table-cell>
          <table:table-cell/>
          <table:table-cell table:formula="of:=[.B70]/80/0.453592" office:value-type="float" office:value="1857.00006834336" calcext:value-type="float">
            <text:p>1857</text:p>
          </table:table-cell>
          <table:table-cell table:formula="of:=[.D70]*1000" office:value-type="float" office:value="1857000.06834336" calcext:value-type="float">
            <text:p>1857000</text:p>
          </table:table-cell>
          <table:table-cell table:formula="of:=[.E70]*0.72" office:value-type="float" office:value="1337040.04920722" calcext:value-type="float">
            <text:p>1337040</text:p>
          </table:table-cell>
          <table:table-cell table:formula="of:=[.E70]*0.045" office:value-type="float" office:value="83565.0030754511" calcext:value-type="float">
            <text:p>83565</text:p>
          </table:table-cell>
          <table:table-cell table:formula="of:=[.E70]*0.233" office:value-type="float" office:value="432681.015924002" calcext:value-type="float">
            <text:p>432681</text:p>
          </table:table-cell>
          <table:table-cell table:formula="of:=[.E70]*0.002" office:value-type="float" office:value="3714.00013668671" calcext:value-type="float">
            <text:p>3714</text:p>
          </table:table-cell>
          <table:table-cell table:formula="of:=([.F70]/1000*111+[.G70]/1000*51+[.H70]/1000*60+[.I70]/250*20)*0.453592" office:value-type="float" office:value="81161.779733125" calcext:value-type="float">
            <text:p>81162</text:p>
          </table:table-cell>
          <table:table-cell table:formula="of:=([.F70]/1000*14.3+[.G70]/1000*6.5+[.H70]/1000*8.9+[.I70]/250*2.4)*0.453592" office:value-type="float" office:value="10681.801603525" calcext:value-type="float">
            <text:p>10682</text:p>
          </table:table-cell>
          <table:table-cell table:formula="of:=([.F70]/1000*12.1+[.G70]/1000*5.5+[.H70]/1000*7.6+[.I70]/250*2)*365*0.453592/1000" office:value-type="float" office:value="3303.91701773981" calcext:value-type="float">
            <text:p>3304</text:p>
          </table:table-cell>
          <table:table-cell table:formula="of:=[.J70]*[$Sheet2.$B$16]" office:value-type="float" office:value="57972.699809375" calcext:value-type="float">
            <text:p>57973</text:p>
          </table:table-cell>
          <table:table-cell table:formula="of:=[.J70]+[.M70]" office:value-type="float" office:value="139134.4795425" calcext:value-type="float">
            <text:p>139134</text:p>
          </table:table-cell>
          <table:table-cell table:formula="of:=([.F70]/1000*0.72+[.G70]/1000*0.3+[.H70]/1000*0.3+[.I70]/250*0.11)*0.453592" office:value-type="float" office:value="507.649643605001" calcext:value-type="float">
            <text:p>507.6</text:p>
          </table:table-cell>
          <table:table-cell table:formula="of:=([.F70]/1000*0.37+[.G70]/1000*0.11+[.H70]/1000*0.1+[.I70]/250*0.02)*0.453592" office:value-type="float" office:value="248.32446975375" calcext:value-type="float">
            <text:p>248.3</text:p>
          </table:table-cell>
          <table:table-cell table:formula="of:=[.P70]*[.$AC$4]" office:value-type="float" office:value="108.423360033328" calcext:value-type="float">
            <text:p>108.4</text:p>
          </table:table-cell>
          <table:table-cell table:formula="of:=([.F70]/1000*0.4+[.G70]/1000*0.24+[.H70]/1000*0.31+[.I70]/250*0.09)*0.453592" office:value-type="float" office:value="313.13259940625" calcext:value-type="float">
            <text:p>313.1</text:p>
          </table:table-cell>
          <table:table-cell table:formula="of:=[.R70]*[.$AC$10]" office:value-type="float" office:value="259.833433549867" calcext:value-type="float">
            <text:p>259.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8</text:p>
          </table:table-cell>
          <table:table-cell office:value-type="float" office:value="66950.18" calcext:value-type="float">
            <text:p>66950.18</text:p>
          </table:table-cell>
          <table:table-cell/>
          <table:table-cell table:formula="of:=[.B71]/80/0.453592" office:value-type="float" office:value="1845.00002204624" calcext:value-type="float">
            <text:p>1845</text:p>
          </table:table-cell>
          <table:table-cell table:formula="of:=[.D71]*1000" office:value-type="float" office:value="1845000.02204624" calcext:value-type="float">
            <text:p>1845000</text:p>
          </table:table-cell>
          <table:table-cell table:formula="of:=[.E71]*0.72" office:value-type="float" office:value="1328400.0158733" calcext:value-type="float">
            <text:p>1328400</text:p>
          </table:table-cell>
          <table:table-cell table:formula="of:=[.E71]*0.045" office:value-type="float" office:value="83025.000992081" calcext:value-type="float">
            <text:p>83025</text:p>
          </table:table-cell>
          <table:table-cell table:formula="of:=[.E71]*0.233" office:value-type="float" office:value="429885.005136775" calcext:value-type="float">
            <text:p>429885</text:p>
          </table:table-cell>
          <table:table-cell table:formula="of:=[.E71]*0.002" office:value-type="float" office:value="3690.00004409249" calcext:value-type="float">
            <text:p>3690</text:p>
          </table:table-cell>
          <table:table-cell table:formula="of:=([.F71]/1000*111+[.G71]/1000*51+[.H71]/1000*60+[.I71]/250*20)*0.453592" office:value-type="float" office:value="80637.30742375" calcext:value-type="float">
            <text:p>80637</text:p>
          </table:table-cell>
          <table:table-cell table:formula="of:=([.F71]/1000*14.3+[.G71]/1000*6.5+[.H71]/1000*8.9+[.I71]/250*2.4)*0.453592" office:value-type="float" office:value="10612.77515815" calcext:value-type="float">
            <text:p>10613</text:p>
          </table:table-cell>
          <table:table-cell table:formula="of:=([.F71]/1000*12.1+[.G71]/1000*5.5+[.H71]/1000*7.6+[.I71]/250*2)*365*0.453592/1000" office:value-type="float" office:value="3282.56690696137" calcext:value-type="float">
            <text:p>3283</text:p>
          </table:table-cell>
          <table:table-cell table:formula="of:=[.J71]*[$Sheet2.$B$16]" office:value-type="float" office:value="57598.07673125" calcext:value-type="float">
            <text:p>57598</text:p>
          </table:table-cell>
          <table:table-cell table:formula="of:=[.J71]+[.M71]" office:value-type="float" office:value="138235.384155" calcext:value-type="float">
            <text:p>138235</text:p>
          </table:table-cell>
          <table:table-cell table:formula="of:=([.F71]/1000*0.72+[.G71]/1000*0.3+[.H71]/1000*0.3+[.I71]/250*0.11)*0.453592" office:value-type="float" office:value="504.369181030001" calcext:value-type="float">
            <text:p>504.4</text:p>
          </table:table-cell>
          <table:table-cell table:formula="of:=([.F71]/1000*0.37+[.G71]/1000*0.11+[.H71]/1000*0.1+[.I71]/250*0.02)*0.453592" office:value-type="float" office:value="246.719782072501" calcext:value-type="float">
            <text:p>246.7</text:p>
          </table:table-cell>
          <table:table-cell table:formula="of:=[.P71]*[.$AC$4]" office:value-type="float" office:value="107.722721749965" calcext:value-type="float">
            <text:p>107.7</text:p>
          </table:table-cell>
          <table:table-cell table:formula="of:=([.F71]/1000*0.4+[.G71]/1000*0.24+[.H71]/1000*0.31+[.I71]/250*0.09)*0.453592" office:value-type="float" office:value="311.109117687501" calcext:value-type="float">
            <text:p>311.1</text:p>
          </table:table-cell>
          <table:table-cell table:formula="of:=[.R71]*[.$AC$10]" office:value-type="float" office:value="258.15437425133" calcext:value-type="float">
            <text:p>258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69</text:p>
          </table:table-cell>
          <table:table-cell office:value-type="float" office:value="66768.74" calcext:value-type="float">
            <text:p>66768.74</text:p>
          </table:table-cell>
          <table:table-cell/>
          <table:table-cell table:formula="of:=[.B72]/80/0.453592" office:value-type="float" office:value="1839.99993386127" calcext:value-type="float">
            <text:p>1840</text:p>
          </table:table-cell>
          <table:table-cell table:formula="of:=[.D72]*1000" office:value-type="float" office:value="1839999.93386127" calcext:value-type="float">
            <text:p>1840000</text:p>
          </table:table-cell>
          <table:table-cell table:formula="of:=[.E72]*0.72" office:value-type="float" office:value="1324799.95238011" calcext:value-type="float">
            <text:p>1324800</text:p>
          </table:table-cell>
          <table:table-cell table:formula="of:=[.E72]*0.045" office:value-type="float" office:value="82799.997023757" calcext:value-type="float">
            <text:p>82800</text:p>
          </table:table-cell>
          <table:table-cell table:formula="of:=[.E72]*0.233" office:value-type="float" office:value="428719.984589675" calcext:value-type="float">
            <text:p>428720</text:p>
          </table:table-cell>
          <table:table-cell table:formula="of:=[.E72]*0.002" office:value-type="float" office:value="3679.99986772254" calcext:value-type="float">
            <text:p>3680</text:p>
          </table:table-cell>
          <table:table-cell table:formula="of:=([.F72]/1000*111+[.G72]/1000*51+[.H72]/1000*60+[.I72]/250*20)*0.453592" office:value-type="float" office:value="80418.77428375" calcext:value-type="float">
            <text:p>80419</text:p>
          </table:table-cell>
          <table:table-cell table:formula="of:=([.F72]/1000*14.3+[.G72]/1000*6.5+[.H72]/1000*8.9+[.I72]/250*2.4)*0.453592" office:value-type="float" office:value="10584.01374295" calcext:value-type="float">
            <text:p>10584</text:p>
          </table:table-cell>
          <table:table-cell table:formula="of:=([.F72]/1000*12.1+[.G72]/1000*5.5+[.H72]/1000*7.6+[.I72]/250*2)*365*0.453592/1000" office:value-type="float" office:value="3273.67090489538" calcext:value-type="float">
            <text:p>3274</text:p>
          </table:table-cell>
          <table:table-cell table:formula="of:=[.J72]*[$Sheet2.$B$16]" office:value-type="float" office:value="57441.98163125" calcext:value-type="float">
            <text:p>57442</text:p>
          </table:table-cell>
          <table:table-cell table:formula="of:=[.J72]+[.M72]" office:value-type="float" office:value="137860.755915" calcext:value-type="float">
            <text:p>137861</text:p>
          </table:table-cell>
          <table:table-cell table:formula="of:=([.F72]/1000*0.72+[.G72]/1000*0.3+[.H72]/1000*0.3+[.I72]/250*0.11)*0.453592" office:value-type="float" office:value="503.002302789999" calcext:value-type="float">
            <text:p>503.0</text:p>
          </table:table-cell>
          <table:table-cell table:formula="of:=([.F72]/1000*0.37+[.G72]/1000*0.11+[.H72]/1000*0.1+[.I72]/250*0.02)*0.453592" office:value-type="float" office:value="246.0511529925" calcext:value-type="float">
            <text:p>246.1</text:p>
          </table:table-cell>
          <table:table-cell table:formula="of:=[.P72]*[.$AC$4]" office:value-type="float" office:value="107.430785109401" calcext:value-type="float">
            <text:p>107.4</text:p>
          </table:table-cell>
          <table:table-cell table:formula="of:=([.F72]/1000*0.4+[.G72]/1000*0.24+[.H72]/1000*0.31+[.I72]/250*0.09)*0.453592" office:value-type="float" office:value="310.265988687499" calcext:value-type="float">
            <text:p>310.3</text:p>
          </table:table-cell>
          <table:table-cell table:formula="of:=[.R72]*[.$AC$10]" office:value-type="float" office:value="257.454756570478" calcext:value-type="float">
            <text:p>257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0</text:p>
          </table:table-cell>
          <table:table-cell office:value-type="float" office:value="66514.73" calcext:value-type="float">
            <text:p>66514.73</text:p>
          </table:table-cell>
          <table:table-cell/>
          <table:table-cell table:formula="of:=[.B73]/80/0.453592" office:value-type="float" office:value="1832.99997574913" calcext:value-type="float">
            <text:p>1833</text:p>
          </table:table-cell>
          <table:table-cell table:formula="of:=[.D73]*1000" office:value-type="float" office:value="1832999.97574913" calcext:value-type="float">
            <text:p>1833000</text:p>
          </table:table-cell>
          <table:table-cell table:formula="of:=[.E73]*0.72" office:value-type="float" office:value="1319759.98253937" calcext:value-type="float">
            <text:p>1319760</text:p>
          </table:table-cell>
          <table:table-cell table:formula="of:=[.E73]*0.045" office:value-type="float" office:value="82484.9989087109" calcext:value-type="float">
            <text:p>82485</text:p>
          </table:table-cell>
          <table:table-cell table:formula="of:=[.E73]*0.233" office:value-type="float" office:value="427088.994349548" calcext:value-type="float">
            <text:p>427089</text:p>
          </table:table-cell>
          <table:table-cell table:formula="of:=[.E73]*0.002" office:value-type="float" office:value="3665.99995149826" calcext:value-type="float">
            <text:p>3666</text:p>
          </table:table-cell>
          <table:table-cell table:formula="of:=([.F73]/1000*111+[.G73]/1000*51+[.H73]/1000*60+[.I73]/250*20)*0.453592" office:value-type="float" office:value="80112.835114375" calcext:value-type="float">
            <text:p>80113</text:p>
          </table:table-cell>
          <table:table-cell table:formula="of:=([.F73]/1000*14.3+[.G73]/1000*6.5+[.H73]/1000*8.9+[.I73]/250*2.4)*0.453592" office:value-type="float" office:value="10543.748712775" calcext:value-type="float">
            <text:p>10544</text:p>
          </table:table-cell>
          <table:table-cell table:formula="of:=([.F73]/1000*12.1+[.G73]/1000*5.5+[.H73]/1000*7.6+[.I73]/250*2)*365*0.453592/1000" office:value-type="float" office:value="3261.21679618294" calcext:value-type="float">
            <text:p>3261</text:p>
          </table:table-cell>
          <table:table-cell table:formula="of:=[.J73]*[$Sheet2.$B$16]" office:value-type="float" office:value="57223.453653125" calcext:value-type="float">
            <text:p>57223</text:p>
          </table:table-cell>
          <table:table-cell table:formula="of:=[.J73]+[.M73]" office:value-type="float" office:value="137336.2887675" calcext:value-type="float">
            <text:p>137336</text:p>
          </table:table-cell>
          <table:table-cell table:formula="of:=([.F73]/1000*0.72+[.G73]/1000*0.3+[.H73]/1000*0.3+[.I73]/250*0.11)*0.453592" office:value-type="float" office:value="501.088718454999" calcext:value-type="float">
            <text:p>501.1</text:p>
          </table:table-cell>
          <table:table-cell table:formula="of:=([.F73]/1000*0.37+[.G73]/1000*0.11+[.H73]/1000*0.1+[.I73]/250*0.02)*0.453592" office:value-type="float" office:value="245.115094391249" calcext:value-type="float">
            <text:p>245.1</text:p>
          </table:table-cell>
          <table:table-cell table:formula="of:=[.P73]*[.$AC$4]" office:value-type="float" office:value="107.022083466602" calcext:value-type="float">
            <text:p>107.0</text:p>
          </table:table-cell>
          <table:table-cell table:formula="of:=([.F73]/1000*0.4+[.G73]/1000*0.24+[.H73]/1000*0.31+[.I73]/250*0.09)*0.453592" office:value-type="float" office:value="309.085635968749" calcext:value-type="float">
            <text:p>309.1</text:p>
          </table:table-cell>
          <table:table-cell table:formula="of:=[.R73]*[.$AC$10]" office:value-type="float" office:value="256.475314952792" calcext:value-type="float">
            <text:p>256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1</text:p>
          </table:table-cell>
          <table:table-cell office:value-type="float" office:value="65934.13" calcext:value-type="float">
            <text:p>65934.13</text:p>
          </table:table-cell>
          <table:table-cell/>
          <table:table-cell table:formula="of:=[.B74]/80/0.453592" office:value-type="float" office:value="1816.99991401965" calcext:value-type="float">
            <text:p>1817</text:p>
          </table:table-cell>
          <table:table-cell table:formula="of:=[.D74]*1000" office:value-type="float" office:value="1816999.91401965" calcext:value-type="float">
            <text:p>1817000</text:p>
          </table:table-cell>
          <table:table-cell table:formula="of:=[.E74]*0.72" office:value-type="float" office:value="1308239.93809415" calcext:value-type="float">
            <text:p>1308240</text:p>
          </table:table-cell>
          <table:table-cell table:formula="of:=[.E74]*0.045" office:value-type="float" office:value="81764.9961308842" calcext:value-type="float">
            <text:p>81765</text:p>
          </table:table-cell>
          <table:table-cell table:formula="of:=[.E74]*0.233" office:value-type="float" office:value="423360.979966578" calcext:value-type="float">
            <text:p>423361</text:p>
          </table:table-cell>
          <table:table-cell table:formula="of:=[.E74]*0.002" office:value-type="float" office:value="3633.9998280393" calcext:value-type="float">
            <text:p>3634</text:p>
          </table:table-cell>
          <table:table-cell table:formula="of:=([.F74]/1000*111+[.G74]/1000*51+[.H74]/1000*60+[.I74]/250*20)*0.453592" office:value-type="float" office:value="79413.538701875" calcext:value-type="float">
            <text:p>79414</text:p>
          </table:table-cell>
          <table:table-cell table:formula="of:=([.F74]/1000*14.3+[.G74]/1000*6.5+[.H74]/1000*8.9+[.I74]/250*2.4)*0.453592" office:value-type="float" office:value="10451.713452275" calcext:value-type="float">
            <text:p>10452</text:p>
          </table:table-cell>
          <table:table-cell table:formula="of:=([.F74]/1000*12.1+[.G74]/1000*5.5+[.H74]/1000*7.6+[.I74]/250*2)*365*0.453592/1000" office:value-type="float" office:value="3232.74998181169" calcext:value-type="float">
            <text:p>3233</text:p>
          </table:table-cell>
          <table:table-cell table:formula="of:=[.J74]*[$Sheet2.$B$16]" office:value-type="float" office:value="56723.956215625" calcext:value-type="float">
            <text:p>56724</text:p>
          </table:table-cell>
          <table:table-cell table:formula="of:=[.J74]+[.M74]" office:value-type="float" office:value="136137.4949175" calcext:value-type="float">
            <text:p>136137</text:p>
          </table:table-cell>
          <table:table-cell table:formula="of:=([.F74]/1000*0.72+[.G74]/1000*0.3+[.H74]/1000*0.3+[.I74]/250*0.11)*0.453592" office:value-type="float" office:value="496.714768355001" calcext:value-type="float">
            <text:p>496.7</text:p>
          </table:table-cell>
          <table:table-cell table:formula="of:=([.F74]/1000*0.37+[.G74]/1000*0.11+[.H74]/1000*0.1+[.I74]/250*0.02)*0.453592" office:value-type="float" office:value="242.975510816251" calcext:value-type="float">
            <text:p>243.0</text:p>
          </table:table-cell>
          <table:table-cell table:formula="of:=[.P74]*[.$AC$4]" office:value-type="float" office:value="106.087899088785" calcext:value-type="float">
            <text:p>106.1</text:p>
          </table:table-cell>
          <table:table-cell table:formula="of:=([.F74]/1000*0.4+[.G74]/1000*0.24+[.H74]/1000*0.31+[.I74]/250*0.09)*0.453592" office:value-type="float" office:value="306.387660343751" calcext:value-type="float">
            <text:p>306.4</text:p>
          </table:table-cell>
          <table:table-cell table:formula="of:=[.R74]*[.$AC$10]" office:value-type="float" office:value="254.23656922141" calcext:value-type="float">
            <text:p>254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2</text:p>
          </table:table-cell>
          <table:table-cell office:value-type="float" office:value="65788.98" calcext:value-type="float">
            <text:p>65788.98</text:p>
          </table:table-cell>
          <table:table-cell/>
          <table:table-cell table:formula="of:=[.B75]/80/0.453592" office:value-type="float" office:value="1812.99989858728" calcext:value-type="float">
            <text:p>1813</text:p>
          </table:table-cell>
          <table:table-cell table:formula="of:=[.D75]*1000" office:value-type="float" office:value="1812999.89858728" calcext:value-type="float">
            <text:p>1813000</text:p>
          </table:table-cell>
          <table:table-cell table:formula="of:=[.E75]*0.72" office:value-type="float" office:value="1305359.92698284" calcext:value-type="float">
            <text:p>1305360</text:p>
          </table:table-cell>
          <table:table-cell table:formula="of:=[.E75]*0.045" office:value-type="float" office:value="81584.9954364274" calcext:value-type="float">
            <text:p>81585</text:p>
          </table:table-cell>
          <table:table-cell table:formula="of:=[.E75]*0.233" office:value-type="float" office:value="422428.976370835" calcext:value-type="float">
            <text:p>422429</text:p>
          </table:table-cell>
          <table:table-cell table:formula="of:=[.E75]*0.002" office:value-type="float" office:value="3625.99979717455" calcext:value-type="float">
            <text:p>3626</text:p>
          </table:table-cell>
          <table:table-cell table:formula="of:=([.F75]/1000*111+[.G75]/1000*51+[.H75]/1000*60+[.I75]/250*20)*0.453592" office:value-type="float" office:value="79238.71459875" calcext:value-type="float">
            <text:p>79239</text:p>
          </table:table-cell>
          <table:table-cell table:formula="of:=([.F75]/1000*14.3+[.G75]/1000*6.5+[.H75]/1000*8.9+[.I75]/250*2.4)*0.453592" office:value-type="float" office:value="10428.70463715" calcext:value-type="float">
            <text:p>10429</text:p>
          </table:table-cell>
          <table:table-cell table:formula="of:=([.F75]/1000*12.1+[.G75]/1000*5.5+[.H75]/1000*7.6+[.I75]/250*2)*365*0.453592/1000" office:value-type="float" office:value="3225.63327821887" calcext:value-type="float">
            <text:p>3226</text:p>
          </table:table-cell>
          <table:table-cell table:formula="of:=[.J75]*[$Sheet2.$B$16]" office:value-type="float" office:value="56599.08185625" calcext:value-type="float">
            <text:p>56599</text:p>
          </table:table-cell>
          <table:table-cell table:formula="of:=[.J75]+[.M75]" office:value-type="float" office:value="135837.796455" calcext:value-type="float">
            <text:p>135838</text:p>
          </table:table-cell>
          <table:table-cell table:formula="of:=([.F75]/1000*0.72+[.G75]/1000*0.3+[.H75]/1000*0.3+[.I75]/250*0.11)*0.453592" office:value-type="float" office:value="495.62128083" calcext:value-type="float">
            <text:p>495.6</text:p>
          </table:table-cell>
          <table:table-cell table:formula="of:=([.F75]/1000*0.37+[.G75]/1000*0.11+[.H75]/1000*0.1+[.I75]/250*0.02)*0.453592" office:value-type="float" office:value="242.4406149225" calcext:value-type="float">
            <text:p>242.4</text:p>
          </table:table-cell>
          <table:table-cell table:formula="of:=[.P75]*[.$AC$4]" office:value-type="float" office:value="105.854352994331" calcext:value-type="float">
            <text:p>105.9</text:p>
          </table:table-cell>
          <table:table-cell table:formula="of:=([.F75]/1000*0.4+[.G75]/1000*0.24+[.H75]/1000*0.31+[.I75]/250*0.09)*0.453592" office:value-type="float" office:value="305.7131664375" calcext:value-type="float">
            <text:p>305.7</text:p>
          </table:table-cell>
          <table:table-cell table:formula="of:=[.R75]*[.$AC$10]" office:value-type="float" office:value="253.676882788564" calcext:value-type="float">
            <text:p>253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3</text:p>
          </table:table-cell>
          <table:table-cell office:value-type="float" office:value="64990.66" calcext:value-type="float">
            <text:p>64990.66</text:p>
          </table:table-cell>
          <table:table-cell/>
          <table:table-cell table:formula="of:=[.B76]/80/0.453592" office:value-type="float" office:value="1790.99995149826" calcext:value-type="float">
            <text:p>1791</text:p>
          </table:table-cell>
          <table:table-cell table:formula="of:=[.D76]*1000" office:value-type="float" office:value="1790999.95149826" calcext:value-type="float">
            <text:p>1791000</text:p>
          </table:table-cell>
          <table:table-cell table:formula="of:=[.E76]*0.72" office:value-type="float" office:value="1289519.96507875" calcext:value-type="float">
            <text:p>1289520</text:p>
          </table:table-cell>
          <table:table-cell table:formula="of:=[.E76]*0.045" office:value-type="float" office:value="80594.9978174218" calcext:value-type="float">
            <text:p>80595</text:p>
          </table:table-cell>
          <table:table-cell table:formula="of:=[.E76]*0.233" office:value-type="float" office:value="417302.988699095" calcext:value-type="float">
            <text:p>417303</text:p>
          </table:table-cell>
          <table:table-cell table:formula="of:=[.E76]*0.002" office:value-type="float" office:value="3581.99990299653" calcext:value-type="float">
            <text:p>3582</text:p>
          </table:table-cell>
          <table:table-cell table:formula="of:=([.F76]/1000*111+[.G76]/1000*51+[.H76]/1000*60+[.I76]/250*20)*0.453592" office:value-type="float" office:value="78277.18805375" calcext:value-type="float">
            <text:p>78277</text:p>
          </table:table-cell>
          <table:table-cell table:formula="of:=([.F76]/1000*14.3+[.G76]/1000*6.5+[.H76]/1000*8.9+[.I76]/250*2.4)*0.453592" office:value-type="float" office:value="10302.15694655" calcext:value-type="float">
            <text:p>10302</text:p>
          </table:table-cell>
          <table:table-cell table:formula="of:=([.F76]/1000*12.1+[.G76]/1000*5.5+[.H76]/1000*7.6+[.I76]/250*2)*365*0.453592/1000" office:value-type="float" office:value="3186.49165360838" calcext:value-type="float">
            <text:p>3186</text:p>
          </table:table-cell>
          <table:table-cell table:formula="of:=[.J76]*[$Sheet2.$B$16]" office:value-type="float" office:value="55912.27718125" calcext:value-type="float">
            <text:p>55912</text:p>
          </table:table-cell>
          <table:table-cell table:formula="of:=[.J76]+[.M76]" office:value-type="float" office:value="134189.465235" calcext:value-type="float">
            <text:p>134189</text:p>
          </table:table-cell>
          <table:table-cell table:formula="of:=([.F76]/1000*0.72+[.G76]/1000*0.3+[.H76]/1000*0.3+[.I76]/250*0.11)*0.453592" office:value-type="float" office:value="489.60713711" calcext:value-type="float">
            <text:p>489.6</text:p>
          </table:table-cell>
          <table:table-cell table:formula="of:=([.F76]/1000*0.37+[.G76]/1000*0.11+[.H76]/1000*0.1+[.I76]/250*0.02)*0.453592" office:value-type="float" office:value="239.4987059325" calcext:value-type="float">
            <text:p>239.5</text:p>
          </table:table-cell>
          <table:table-cell table:formula="of:=[.P76]*[.$AC$4]" office:value-type="float" office:value="104.569857519824" calcext:value-type="float">
            <text:p>104.6</text:p>
          </table:table-cell>
          <table:table-cell table:formula="of:=([.F76]/1000*0.4+[.G76]/1000*0.24+[.H76]/1000*0.31+[.I76]/250*0.09)*0.453592" office:value-type="float" office:value="302.0034731875" calcext:value-type="float">
            <text:p>302.0</text:p>
          </table:table-cell>
          <table:table-cell table:formula="of:=[.R76]*[.$AC$10]" office:value-type="float" office:value="250.5986266875" calcext:value-type="float">
            <text:p>250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4</text:p>
          </table:table-cell>
          <table:table-cell office:value-type="float" office:value="64845.51" calcext:value-type="float">
            <text:p>64845.51</text:p>
          </table:table-cell>
          <table:table-cell/>
          <table:table-cell table:formula="of:=[.B77]/80/0.453592" office:value-type="float" office:value="1786.99993606589" calcext:value-type="float">
            <text:p>1787</text:p>
          </table:table-cell>
          <table:table-cell table:formula="of:=[.D77]*1000" office:value-type="float" office:value="1786999.93606589" calcext:value-type="float">
            <text:p>1787000</text:p>
          </table:table-cell>
          <table:table-cell table:formula="of:=[.E77]*0.72" office:value-type="float" office:value="1286639.95396744" calcext:value-type="float">
            <text:p>1286640</text:p>
          </table:table-cell>
          <table:table-cell table:formula="of:=[.E77]*0.045" office:value-type="float" office:value="80414.9971229652" calcext:value-type="float">
            <text:p>80415</text:p>
          </table:table-cell>
          <table:table-cell table:formula="of:=[.E77]*0.233" office:value-type="float" office:value="416370.985103353" calcext:value-type="float">
            <text:p>416371</text:p>
          </table:table-cell>
          <table:table-cell table:formula="of:=[.E77]*0.002" office:value-type="float" office:value="3573.99987213178" calcext:value-type="float">
            <text:p>3574</text:p>
          </table:table-cell>
          <table:table-cell table:formula="of:=([.F77]/1000*111+[.G77]/1000*51+[.H77]/1000*60+[.I77]/250*20)*0.453592" office:value-type="float" office:value="78102.363950625" calcext:value-type="float">
            <text:p>78102</text:p>
          </table:table-cell>
          <table:table-cell table:formula="of:=([.F77]/1000*14.3+[.G77]/1000*6.5+[.H77]/1000*8.9+[.I77]/250*2.4)*0.453592" office:value-type="float" office:value="10279.148131425" calcext:value-type="float">
            <text:p>10279</text:p>
          </table:table-cell>
          <table:table-cell table:formula="of:=([.F77]/1000*12.1+[.G77]/1000*5.5+[.H77]/1000*7.6+[.I77]/250*2)*365*0.453592/1000" office:value-type="float" office:value="3179.37495001556" calcext:value-type="float">
            <text:p>3179</text:p>
          </table:table-cell>
          <table:table-cell table:formula="of:=[.J77]*[$Sheet2.$B$16]" office:value-type="float" office:value="55787.402821875" calcext:value-type="float">
            <text:p>55787</text:p>
          </table:table-cell>
          <table:table-cell table:formula="of:=[.J77]+[.M77]" office:value-type="float" office:value="133889.7667725" calcext:value-type="float">
            <text:p>133890</text:p>
          </table:table-cell>
          <table:table-cell table:formula="of:=([.F77]/1000*0.72+[.G77]/1000*0.3+[.H77]/1000*0.3+[.I77]/250*0.11)*0.453592" office:value-type="float" office:value="488.513649584999" calcext:value-type="float">
            <text:p>488.5</text:p>
          </table:table-cell>
          <table:table-cell table:formula="of:=([.F77]/1000*0.37+[.G77]/1000*0.11+[.H77]/1000*0.1+[.I77]/250*0.02)*0.453592" office:value-type="float" office:value="238.96381003875" calcext:value-type="float">
            <text:p>239.0</text:p>
          </table:table-cell>
          <table:table-cell table:formula="of:=[.P77]*[.$AC$4]" office:value-type="float" office:value="104.33631142537" calcext:value-type="float">
            <text:p>104.3</text:p>
          </table:table-cell>
          <table:table-cell table:formula="of:=([.F77]/1000*0.4+[.G77]/1000*0.24+[.H77]/1000*0.31+[.I77]/250*0.09)*0.453592" office:value-type="float" office:value="301.32897928125" calcext:value-type="float">
            <text:p>301.3</text:p>
          </table:table-cell>
          <table:table-cell table:formula="of:=[.R77]*[.$AC$10]" office:value-type="float" office:value="250.038940254654" calcext:value-type="float">
            <text:p>250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5</text:p>
          </table:table-cell>
          <table:table-cell office:value-type="float" office:value="63865.75" calcext:value-type="float">
            <text:p>63865.75</text:p>
          </table:table-cell>
          <table:table-cell/>
          <table:table-cell table:formula="of:=[.B78]/80/0.453592" office:value-type="float" office:value="1759.9999007919" calcext:value-type="float">
            <text:p>1760</text:p>
          </table:table-cell>
          <table:table-cell table:formula="of:=[.D78]*1000" office:value-type="float" office:value="1759999.9007919" calcext:value-type="float">
            <text:p>1760000</text:p>
          </table:table-cell>
          <table:table-cell table:formula="of:=[.E78]*0.72" office:value-type="float" office:value="1267199.92857017" calcext:value-type="float">
            <text:p>1267200</text:p>
          </table:table-cell>
          <table:table-cell table:formula="of:=[.E78]*0.045" office:value-type="float" office:value="79199.9955356356" calcext:value-type="float">
            <text:p>79200</text:p>
          </table:table-cell>
          <table:table-cell table:formula="of:=[.E78]*0.233" office:value-type="float" office:value="410079.976884513" calcext:value-type="float">
            <text:p>410080</text:p>
          </table:table-cell>
          <table:table-cell table:formula="of:=[.E78]*0.002" office:value-type="float" office:value="3519.9998015838" calcext:value-type="float">
            <text:p>3520</text:p>
          </table:table-cell>
          <table:table-cell table:formula="of:=([.F78]/1000*111+[.G78]/1000*51+[.H78]/1000*60+[.I78]/250*20)*0.453592" office:value-type="float" office:value="76922.304265625" calcext:value-type="float">
            <text:p>76922</text:p>
          </table:table-cell>
          <table:table-cell table:formula="of:=([.F78]/1000*14.3+[.G78]/1000*6.5+[.H78]/1000*8.9+[.I78]/250*2.4)*0.453592" office:value-type="float" office:value="10123.839025625" calcext:value-type="float">
            <text:p>10124</text:p>
          </table:table-cell>
          <table:table-cell table:formula="of:=([.F78]/1000*12.1+[.G78]/1000*5.5+[.H78]/1000*7.6+[.I78]/250*2)*365*0.453592/1000" office:value-type="float" office:value="3131.33732333906" calcext:value-type="float">
            <text:p>3131</text:p>
          </table:table-cell>
          <table:table-cell table:formula="of:=[.J78]*[$Sheet2.$B$16]" office:value-type="float" office:value="54944.503046875" calcext:value-type="float">
            <text:p>54945</text:p>
          </table:table-cell>
          <table:table-cell table:formula="of:=[.J78]+[.M78]" office:value-type="float" office:value="131866.8073125" calcext:value-type="float">
            <text:p>131867</text:p>
          </table:table-cell>
          <table:table-cell table:formula="of:=([.F78]/1000*0.72+[.G78]/1000*0.3+[.H78]/1000*0.3+[.I78]/250*0.11)*0.453592" office:value-type="float" office:value="481.132627625" calcext:value-type="float">
            <text:p>481.1</text:p>
          </table:table-cell>
          <table:table-cell table:formula="of:=([.F78]/1000*0.37+[.G78]/1000*0.11+[.H78]/1000*0.1+[.I78]/250*0.02)*0.453592" office:value-type="float" office:value="235.35327196875" calcext:value-type="float">
            <text:p>235.4</text:p>
          </table:table-cell>
          <table:table-cell table:formula="of:=[.P78]*[.$AC$4]" office:value-type="float" office:value="102.759879310299" calcext:value-type="float">
            <text:p>102.8</text:p>
          </table:table-cell>
          <table:table-cell table:formula="of:=([.F78]/1000*0.4+[.G78]/1000*0.24+[.H78]/1000*0.31+[.I78]/250*0.09)*0.453592" office:value-type="float" office:value="296.77615703125" calcext:value-type="float">
            <text:p>296.8</text:p>
          </table:table-cell>
          <table:table-cell table:formula="of:=[.R78]*[.$AC$10]" office:value-type="float" office:value="246.26106647274" calcext:value-type="float">
            <text:p>246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6</text:p>
          </table:table-cell>
          <table:table-cell office:value-type="float" office:value="63793.18" calcext:value-type="float">
            <text:p>63793.18</text:p>
          </table:table-cell>
          <table:table-cell/>
          <table:table-cell table:formula="of:=[.B79]/80/0.453592" office:value-type="float" office:value="1758.00003086474" calcext:value-type="float">
            <text:p>1758</text:p>
          </table:table-cell>
          <table:table-cell table:formula="of:=[.D79]*1000" office:value-type="float" office:value="1758000.03086474" calcext:value-type="float">
            <text:p>1758000</text:p>
          </table:table-cell>
          <table:table-cell table:formula="of:=[.E79]*0.72" office:value-type="float" office:value="1265760.02222261" calcext:value-type="float">
            <text:p>1265760</text:p>
          </table:table-cell>
          <table:table-cell table:formula="of:=[.E79]*0.045" office:value-type="float" office:value="79110.0013889134" calcext:value-type="float">
            <text:p>79110</text:p>
          </table:table-cell>
          <table:table-cell table:formula="of:=[.E79]*0.233" office:value-type="float" office:value="409614.007191485" calcext:value-type="float">
            <text:p>409614</text:p>
          </table:table-cell>
          <table:table-cell table:formula="of:=[.E79]*0.002" office:value-type="float" office:value="3516.00006172948" calcext:value-type="float">
            <text:p>3516</text:p>
          </table:table-cell>
          <table:table-cell table:formula="of:=([.F79]/1000*111+[.G79]/1000*51+[.H79]/1000*60+[.I79]/250*20)*0.453592" office:value-type="float" office:value="76834.89823625" calcext:value-type="float">
            <text:p>76835</text:p>
          </table:table-cell>
          <table:table-cell table:formula="of:=([.F79]/1000*14.3+[.G79]/1000*6.5+[.H79]/1000*8.9+[.I79]/250*2.4)*0.453592" office:value-type="float" office:value="10112.33541065" calcext:value-type="float">
            <text:p>10112</text:p>
          </table:table-cell>
          <table:table-cell table:formula="of:=([.F79]/1000*12.1+[.G79]/1000*5.5+[.H79]/1000*7.6+[.I79]/250*2)*365*0.453592/1000" office:value-type="float" office:value="3127.77921669263" calcext:value-type="float">
            <text:p>3128</text:p>
          </table:table-cell>
          <table:table-cell table:formula="of:=[.J79]*[$Sheet2.$B$16]" office:value-type="float" office:value="54882.07016875" calcext:value-type="float">
            <text:p>54882</text:p>
          </table:table-cell>
          <table:table-cell table:formula="of:=[.J79]+[.M79]" office:value-type="float" office:value="131716.968405" calcext:value-type="float">
            <text:p>131717</text:p>
          </table:table-cell>
          <table:table-cell table:formula="of:=([.F79]/1000*0.72+[.G79]/1000*0.3+[.H79]/1000*0.3+[.I79]/250*0.11)*0.453592" office:value-type="float" office:value="480.585921529999" calcext:value-type="float">
            <text:p>480.6</text:p>
          </table:table-cell>
          <table:table-cell table:formula="of:=([.F79]/1000*0.37+[.G79]/1000*0.11+[.H79]/1000*0.1+[.I79]/250*0.02)*0.453592" office:value-type="float" office:value="235.085842447499" calcext:value-type="float">
            <text:p>235.1</text:p>
          </table:table-cell>
          <table:table-cell table:formula="of:=[.P79]*[.$AC$4]" office:value-type="float" office:value="102.643114308063" calcext:value-type="float">
            <text:p>102.6</text:p>
          </table:table-cell>
          <table:table-cell table:formula="of:=([.F79]/1000*0.4+[.G79]/1000*0.24+[.H79]/1000*0.31+[.I79]/250*0.09)*0.453592" office:value-type="float" office:value="296.438933312499" calcext:value-type="float">
            <text:p>296.4</text:p>
          </table:table-cell>
          <table:table-cell table:formula="of:=[.R79]*[.$AC$10]" office:value-type="float" office:value="245.981242535904" calcext:value-type="float">
            <text:p>24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7</text:p>
          </table:table-cell>
          <table:table-cell office:value-type="float" office:value="63502.88" calcext:value-type="float">
            <text:p>63502.88</text:p>
          </table:table-cell>
          <table:table-cell/>
          <table:table-cell table:formula="of:=[.B80]/80/0.453592" office:value-type="float" office:value="1750" calcext:value-type="float">
            <text:p>1750</text:p>
          </table:table-cell>
          <table:table-cell table:formula="of:=[.D80]*1000" office:value-type="float" office:value="1750000" calcext:value-type="float">
            <text:p>1750000</text:p>
          </table:table-cell>
          <table:table-cell table:formula="of:=[.E80]*0.72" office:value-type="float" office:value="1260000" calcext:value-type="float">
            <text:p>1260000</text:p>
          </table:table-cell>
          <table:table-cell table:formula="of:=[.E80]*0.045" office:value-type="float" office:value="78750" calcext:value-type="float">
            <text:p>78750</text:p>
          </table:table-cell>
          <table:table-cell table:formula="of:=[.E80]*0.233" office:value-type="float" office:value="407750" calcext:value-type="float">
            <text:p>407750</text:p>
          </table:table-cell>
          <table:table-cell table:formula="of:=[.E80]*0.002" office:value-type="float" office:value="3500" calcext:value-type="float">
            <text:p>3500</text:p>
          </table:table-cell>
          <table:table-cell table:formula="of:=([.F80]/1000*111+[.G80]/1000*51+[.H80]/1000*60+[.I80]/250*20)*0.453592" office:value-type="float" office:value="76485.25003" calcext:value-type="float">
            <text:p>76485</text:p>
          </table:table-cell>
          <table:table-cell table:formula="of:=([.F80]/1000*14.3+[.G80]/1000*6.5+[.H80]/1000*8.9+[.I80]/250*2.4)*0.453592" office:value-type="float" office:value="10066.3177804" calcext:value-type="float">
            <text:p>10066</text:p>
          </table:table-cell>
          <table:table-cell table:formula="of:=([.F80]/1000*12.1+[.G80]/1000*5.5+[.H80]/1000*7.6+[.I80]/250*2)*365*0.453592/1000" office:value-type="float" office:value="3113.545809507" calcext:value-type="float">
            <text:p>3114</text:p>
          </table:table-cell>
          <table:table-cell table:formula="of:=[.J80]*[$Sheet2.$B$16]" office:value-type="float" office:value="54632.32145" calcext:value-type="float">
            <text:p>54632</text:p>
          </table:table-cell>
          <table:table-cell table:formula="of:=[.J80]+[.M80]" office:value-type="float" office:value="131117.57148" calcext:value-type="float">
            <text:p>131118</text:p>
          </table:table-cell>
          <table:table-cell table:formula="of:=([.F80]/1000*0.72+[.G80]/1000*0.3+[.H80]/1000*0.3+[.I80]/250*0.11)*0.453592" office:value-type="float" office:value="478.39894648" calcext:value-type="float">
            <text:p>478.4</text:p>
          </table:table-cell>
          <table:table-cell table:formula="of:=([.F80]/1000*0.37+[.G80]/1000*0.11+[.H80]/1000*0.1+[.I80]/250*0.02)*0.453592" office:value-type="float" office:value="234.01605066" calcext:value-type="float">
            <text:p>234.0</text:p>
          </table:table-cell>
          <table:table-cell table:formula="of:=[.P80]*[.$AC$4]" office:value-type="float" office:value="102.176022119155" calcext:value-type="float">
            <text:p>102.2</text:p>
          </table:table-cell>
          <table:table-cell table:formula="of:=([.F80]/1000*0.4+[.G80]/1000*0.24+[.H80]/1000*0.31+[.I80]/250*0.09)*0.453592" office:value-type="float" office:value="295.0899455" calcext:value-type="float">
            <text:p>295.1</text:p>
          </table:table-cell>
          <table:table-cell table:formula="of:=[.R80]*[.$AC$10]" office:value-type="float" office:value="244.861869670213" calcext:value-type="float">
            <text:p>244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8</text:p>
          </table:table-cell>
          <table:table-cell office:value-type="float" office:value="62269.11" calcext:value-type="float">
            <text:p>62269.11</text:p>
          </table:table-cell>
          <table:table-cell/>
          <table:table-cell table:formula="of:=[.B81]/80/0.453592" office:value-type="float" office:value="1716.00000661387" calcext:value-type="float">
            <text:p>1716</text:p>
          </table:table-cell>
          <table:table-cell table:formula="of:=[.D81]*1000" office:value-type="float" office:value="1716000.00661387" calcext:value-type="float">
            <text:p>1716000</text:p>
          </table:table-cell>
          <table:table-cell table:formula="of:=[.E81]*0.72" office:value-type="float" office:value="1235520.00476199" calcext:value-type="float">
            <text:p>1235520</text:p>
          </table:table-cell>
          <table:table-cell table:formula="of:=[.E81]*0.045" office:value-type="float" office:value="77220.0002976243" calcext:value-type="float">
            <text:p>77220</text:p>
          </table:table-cell>
          <table:table-cell table:formula="of:=[.E81]*0.233" office:value-type="float" office:value="399828.001541032" calcext:value-type="float">
            <text:p>399828</text:p>
          </table:table-cell>
          <table:table-cell table:formula="of:=[.E81]*0.002" office:value-type="float" office:value="3432.00001322775" calcext:value-type="float">
            <text:p>3432</text:p>
          </table:table-cell>
          <table:table-cell table:formula="of:=([.F81]/1000*111+[.G81]/1000*51+[.H81]/1000*60+[.I81]/250*20)*0.453592" office:value-type="float" office:value="74999.251175625" calcext:value-type="float">
            <text:p>74999</text:p>
          </table:table-cell>
          <table:table-cell table:formula="of:=([.F81]/1000*14.3+[.G81]/1000*6.5+[.H81]/1000*8.9+[.I81]/250*2.4)*0.453592" office:value-type="float" office:value="9870.743644425" calcext:value-type="float">
            <text:p>9871</text:p>
          </table:table-cell>
          <table:table-cell table:formula="of:=([.F81]/1000*12.1+[.G81]/1000*5.5+[.H81]/1000*7.6+[.I81]/250*2)*365*0.453592/1000" office:value-type="float" office:value="3053.05407411806" calcext:value-type="float">
            <text:p>3053</text:p>
          </table:table-cell>
          <table:table-cell table:formula="of:=[.J81]*[$Sheet2.$B$16]" office:value-type="float" office:value="53570.893696875" calcext:value-type="float">
            <text:p>53571</text:p>
          </table:table-cell>
          <table:table-cell table:formula="of:=[.J81]+[.M81]" office:value-type="float" office:value="128570.1448725" calcext:value-type="float">
            <text:p>128570</text:p>
          </table:table-cell>
          <table:table-cell table:formula="of:=([.F81]/1000*0.72+[.G81]/1000*0.3+[.H81]/1000*0.3+[.I81]/250*0.11)*0.453592" office:value-type="float" office:value="469.104340185" calcext:value-type="float">
            <text:p>469.1</text:p>
          </table:table-cell>
          <table:table-cell table:formula="of:=([.F81]/1000*0.37+[.G81]/1000*0.11+[.H81]/1000*0.1+[.I81]/250*0.02)*0.453592" office:value-type="float" office:value="229.46945398875" calcext:value-type="float">
            <text:p>229.5</text:p>
          </table:table-cell>
          <table:table-cell table:formula="of:=[.P81]*[.$AC$4]" office:value-type="float" office:value="100.190888361285" calcext:value-type="float">
            <text:p>100.2</text:p>
          </table:table-cell>
          <table:table-cell table:formula="of:=([.F81]/1000*0.4+[.G81]/1000*0.24+[.H81]/1000*0.31+[.I81]/250*0.09)*0.453592" office:value-type="float" office:value="289.35677053125" calcext:value-type="float">
            <text:p>289.4</text:p>
          </table:table-cell>
          <table:table-cell table:formula="of:=[.R81]*[.$AC$10]" office:value-type="float" office:value="240.104554270612" calcext:value-type="float">
            <text:p>240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79</text:p>
          </table:table-cell>
          <table:table-cell office:value-type="float" office:value="62123.96" calcext:value-type="float">
            <text:p>62123.96</text:p>
          </table:table-cell>
          <table:table-cell/>
          <table:table-cell table:formula="of:=[.B82]/80/0.453592" office:value-type="float" office:value="1711.9999911815" calcext:value-type="float">
            <text:p>1712</text:p>
          </table:table-cell>
          <table:table-cell table:formula="of:=[.D82]*1000" office:value-type="float" office:value="1711999.9911815" calcext:value-type="float">
            <text:p>1712000</text:p>
          </table:table-cell>
          <table:table-cell table:formula="of:=[.E82]*0.72" office:value-type="float" office:value="1232639.99365068" calcext:value-type="float">
            <text:p>1232640</text:p>
          </table:table-cell>
          <table:table-cell table:formula="of:=[.E82]*0.045" office:value-type="float" office:value="77039.9996031676" calcext:value-type="float">
            <text:p>77040</text:p>
          </table:table-cell>
          <table:table-cell table:formula="of:=[.E82]*0.233" office:value-type="float" office:value="398895.99794529" calcext:value-type="float">
            <text:p>398896</text:p>
          </table:table-cell>
          <table:table-cell table:formula="of:=[.E82]*0.002" office:value-type="float" office:value="3423.999982363" calcext:value-type="float">
            <text:p>3424</text:p>
          </table:table-cell>
          <table:table-cell table:formula="of:=([.F82]/1000*111+[.G82]/1000*51+[.H82]/1000*60+[.I82]/250*20)*0.453592" office:value-type="float" office:value="74824.4270725" calcext:value-type="float">
            <text:p>74824</text:p>
          </table:table-cell>
          <table:table-cell table:formula="of:=([.F82]/1000*14.3+[.G82]/1000*6.5+[.H82]/1000*8.9+[.I82]/250*2.4)*0.453592" office:value-type="float" office:value="9847.7348293" calcext:value-type="float">
            <text:p>9848</text:p>
          </table:table-cell>
          <table:table-cell table:formula="of:=([.F82]/1000*12.1+[.G82]/1000*5.5+[.H82]/1000*7.6+[.I82]/250*2)*365*0.453592/1000" office:value-type="float" office:value="3045.93737052525" calcext:value-type="float">
            <text:p>3046</text:p>
          </table:table-cell>
          <table:table-cell table:formula="of:=[.J82]*[$Sheet2.$B$16]" office:value-type="float" office:value="53446.0193375" calcext:value-type="float">
            <text:p>53446</text:p>
          </table:table-cell>
          <table:table-cell table:formula="of:=[.J82]+[.M82]" office:value-type="float" office:value="128270.44641" calcext:value-type="float">
            <text:p>128270</text:p>
          </table:table-cell>
          <table:table-cell table:formula="of:=([.F82]/1000*0.72+[.G82]/1000*0.3+[.H82]/1000*0.3+[.I82]/250*0.11)*0.453592" office:value-type="float" office:value="468.010852659999" calcext:value-type="float">
            <text:p>468.0</text:p>
          </table:table-cell>
          <table:table-cell table:formula="of:=([.F82]/1000*0.37+[.G82]/1000*0.11+[.H82]/1000*0.1+[.I82]/250*0.02)*0.453592" office:value-type="float" office:value="228.934558095" calcext:value-type="float">
            <text:p>228.9</text:p>
          </table:table-cell>
          <table:table-cell table:formula="of:=[.P82]*[.$AC$4]" office:value-type="float" office:value="99.9573422668309" calcext:value-type="float">
            <text:p>100.0</text:p>
          </table:table-cell>
          <table:table-cell table:formula="of:=([.F82]/1000*0.4+[.G82]/1000*0.24+[.H82]/1000*0.31+[.I82]/250*0.09)*0.453592" office:value-type="float" office:value="288.682276625" calcext:value-type="float">
            <text:p>288.7</text:p>
          </table:table-cell>
          <table:table-cell table:formula="of:=[.R82]*[.$AC$10]" office:value-type="float" office:value="239.544867837766" calcext:value-type="float">
            <text:p>239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0</text:p>
          </table:table-cell>
          <table:table-cell office:value-type="float" office:value="61761.09" calcext:value-type="float">
            <text:p>61761.09</text:p>
          </table:table-cell>
          <table:table-cell/>
          <table:table-cell table:formula="of:=[.B83]/80/0.453592" office:value-type="float" office:value="1702.0000903896" calcext:value-type="float">
            <text:p>1702</text:p>
          </table:table-cell>
          <table:table-cell table:formula="of:=[.D83]*1000" office:value-type="float" office:value="1702000.0903896" calcext:value-type="float">
            <text:p>1702000</text:p>
          </table:table-cell>
          <table:table-cell table:formula="of:=[.E83]*0.72" office:value-type="float" office:value="1225440.06508051" calcext:value-type="float">
            <text:p>1225440</text:p>
          </table:table-cell>
          <table:table-cell table:formula="of:=[.E83]*0.045" office:value-type="float" office:value="76590.0040675321" calcext:value-type="float">
            <text:p>76590</text:p>
          </table:table-cell>
          <table:table-cell table:formula="of:=[.E83]*0.233" office:value-type="float" office:value="396566.021060777" calcext:value-type="float">
            <text:p>396566</text:p>
          </table:table-cell>
          <table:table-cell table:formula="of:=[.E83]*0.002" office:value-type="float" office:value="3404.0001807792" calcext:value-type="float">
            <text:p>3404</text:p>
          </table:table-cell>
          <table:table-cell table:formula="of:=([.F83]/1000*111+[.G83]/1000*51+[.H83]/1000*60+[.I83]/250*20)*0.453592" office:value-type="float" office:value="74387.372836875" calcext:value-type="float">
            <text:p>74387</text:p>
          </table:table-cell>
          <table:table-cell table:formula="of:=([.F83]/1000*14.3+[.G83]/1000*6.5+[.H83]/1000*8.9+[.I83]/250*2.4)*0.453592" office:value-type="float" office:value="9790.213584075" calcext:value-type="float">
            <text:p>9790</text:p>
          </table:table-cell>
          <table:table-cell table:formula="of:=([.F83]/1000*12.1+[.G83]/1000*5.5+[.H83]/1000*7.6+[.I83]/250*2)*365*0.453592/1000" office:value-type="float" office:value="3028.14585669319" calcext:value-type="float">
            <text:p>3028</text:p>
          </table:table-cell>
          <table:table-cell table:formula="of:=[.J83]*[$Sheet2.$B$16]" office:value-type="float" office:value="53133.837740625" calcext:value-type="float">
            <text:p>53134</text:p>
          </table:table-cell>
          <table:table-cell table:formula="of:=[.J83]+[.M83]" office:value-type="float" office:value="127521.2105775" calcext:value-type="float">
            <text:p>127521</text:p>
          </table:table-cell>
          <table:table-cell table:formula="of:=([.F83]/1000*0.72+[.G83]/1000*0.3+[.H83]/1000*0.3+[.I83]/250*0.11)*0.453592" office:value-type="float" office:value="465.277171514999" calcext:value-type="float">
            <text:p>465.3</text:p>
          </table:table-cell>
          <table:table-cell table:formula="of:=([.F83]/1000*0.37+[.G83]/1000*0.11+[.H83]/1000*0.1+[.I83]/250*0.02)*0.453592" office:value-type="float" office:value="227.597336786249" calcext:value-type="float">
            <text:p>227.6</text:p>
          </table:table-cell>
          <table:table-cell table:formula="of:=[.P83]*[.$AC$4]" office:value-type="float" office:value="99.3734850756864" calcext:value-type="float">
            <text:p>99.4</text:p>
          </table:table-cell>
          <table:table-cell table:formula="of:=([.F83]/1000*0.4+[.G83]/1000*0.24+[.H83]/1000*0.31+[.I83]/250*0.09)*0.453592" office:value-type="float" office:value="286.996065093749" calcext:value-type="float">
            <text:p>287.0</text:p>
          </table:table-cell>
          <table:table-cell table:formula="of:=[.R83]*[.$AC$10]" office:value-type="float" office:value="238.145671035239" calcext:value-type="float">
            <text:p>238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1</text:p>
          </table:table-cell>
          <table:table-cell office:value-type="float" office:value="61688.51" calcext:value-type="float">
            <text:p>61688.51</text:p>
          </table:table-cell>
          <table:table-cell/>
          <table:table-cell table:formula="of:=[.B84]/80/0.453592" office:value-type="float" office:value="1699.99994488439" calcext:value-type="float">
            <text:p>1700</text:p>
          </table:table-cell>
          <table:table-cell table:formula="of:=[.D84]*1000" office:value-type="float" office:value="1699999.94488439" calcext:value-type="float">
            <text:p>1700000</text:p>
          </table:table-cell>
          <table:table-cell table:formula="of:=[.E84]*0.72" office:value-type="float" office:value="1223999.96031676" calcext:value-type="float">
            <text:p>1224000</text:p>
          </table:table-cell>
          <table:table-cell table:formula="of:=[.E84]*0.045" office:value-type="float" office:value="76499.9975197975" calcext:value-type="float">
            <text:p>76500</text:p>
          </table:table-cell>
          <table:table-cell table:formula="of:=[.E84]*0.233" office:value-type="float" office:value="396099.987158063" calcext:value-type="float">
            <text:p>396100</text:p>
          </table:table-cell>
          <table:table-cell table:formula="of:=[.E84]*0.002" office:value-type="float" office:value="3399.99988976878" calcext:value-type="float">
            <text:p>3400</text:p>
          </table:table-cell>
          <table:table-cell table:formula="of:=([.F84]/1000*111+[.G84]/1000*51+[.H84]/1000*60+[.I84]/250*20)*0.453592" office:value-type="float" office:value="74299.954763125" calcext:value-type="float">
            <text:p>74300</text:p>
          </table:table-cell>
          <table:table-cell table:formula="of:=([.F84]/1000*14.3+[.G84]/1000*6.5+[.H84]/1000*8.9+[.I84]/250*2.4)*0.453592" office:value-type="float" office:value="9778.708383925" calcext:value-type="float">
            <text:p>9779</text:p>
          </table:table-cell>
          <table:table-cell table:formula="of:=([.F84]/1000*12.1+[.G84]/1000*5.5+[.H84]/1000*7.6+[.I84]/250*2)*365*0.453592/1000" office:value-type="float" office:value="3024.58725974681" calcext:value-type="float">
            <text:p>3025</text:p>
          </table:table-cell>
          <table:table-cell table:formula="of:=[.J84]*[$Sheet2.$B$16]" office:value-type="float" office:value="53071.396259375" calcext:value-type="float">
            <text:p>53071</text:p>
          </table:table-cell>
          <table:table-cell table:formula="of:=[.J84]+[.M84]" office:value-type="float" office:value="127371.3510225" calcext:value-type="float">
            <text:p>127371</text:p>
          </table:table-cell>
          <table:table-cell table:formula="of:=([.F84]/1000*0.72+[.G84]/1000*0.3+[.H84]/1000*0.3+[.I84]/250*0.11)*0.453592" office:value-type="float" office:value="464.730390085" calcext:value-type="float">
            <text:p>464.7</text:p>
          </table:table-cell>
          <table:table-cell table:formula="of:=([.F84]/1000*0.37+[.G84]/1000*0.11+[.H84]/1000*0.1+[.I84]/250*0.02)*0.453592" office:value-type="float" office:value="227.32987041375" calcext:value-type="float">
            <text:p>227.3</text:p>
          </table:table-cell>
          <table:table-cell table:formula="of:=[.P84]*[.$AC$4]" office:value-type="float" office:value="99.2567039834683" calcext:value-type="float">
            <text:p>99.3</text:p>
          </table:table-cell>
          <table:table-cell table:formula="of:=([.F84]/1000*0.4+[.G84]/1000*0.24+[.H84]/1000*0.31+[.I84]/250*0.09)*0.453592" office:value-type="float" office:value="286.65879490625" calcext:value-type="float">
            <text:p>286.7</text:p>
          </table:table-cell>
          <table:table-cell table:formula="of:=[.R84]*[.$AC$10]" office:value-type="float" office:value="237.865808539229" calcext:value-type="float">
            <text:p>237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2</text:p>
          </table:table-cell>
          <table:table-cell office:value-type="float" office:value="60962.76" calcext:value-type="float">
            <text:p>60962.76</text:p>
          </table:table-cell>
          <table:table-cell/>
          <table:table-cell table:formula="of:=[.B85]/80/0.453592" office:value-type="float" office:value="1679.99986772254" calcext:value-type="float">
            <text:p>1680</text:p>
          </table:table-cell>
          <table:table-cell table:formula="of:=[.D85]*1000" office:value-type="float" office:value="1679999.86772253" calcext:value-type="float">
            <text:p>1680000</text:p>
          </table:table-cell>
          <table:table-cell table:formula="of:=[.E85]*0.72" office:value-type="float" office:value="1209599.90476023" calcext:value-type="float">
            <text:p>1209600</text:p>
          </table:table-cell>
          <table:table-cell table:formula="of:=[.E85]*0.045" office:value-type="float" office:value="75599.9940475141" calcext:value-type="float">
            <text:p>75600</text:p>
          </table:table-cell>
          <table:table-cell table:formula="of:=[.E85]*0.233" office:value-type="float" office:value="391439.969179351" calcext:value-type="float">
            <text:p>391440</text:p>
          </table:table-cell>
          <table:table-cell table:formula="of:=[.E85]*0.002" office:value-type="float" office:value="3359.99973544507" calcext:value-type="float">
            <text:p>3360</text:p>
          </table:table-cell>
          <table:table-cell table:formula="of:=([.F85]/1000*111+[.G85]/1000*51+[.H85]/1000*60+[.I85]/250*20)*0.453592" office:value-type="float" office:value="73425.8342475" calcext:value-type="float">
            <text:p>73426</text:p>
          </table:table-cell>
          <table:table-cell table:formula="of:=([.F85]/1000*14.3+[.G85]/1000*6.5+[.H85]/1000*8.9+[.I85]/250*2.4)*0.453592" office:value-type="float" office:value="9663.6643083" calcext:value-type="float">
            <text:p>9664</text:p>
          </table:table-cell>
          <table:table-cell table:formula="of:=([.F85]/1000*12.1+[.G85]/1000*5.5+[.H85]/1000*7.6+[.I85]/250*2)*365*0.453592/1000" office:value-type="float" office:value="2989.00374178275" calcext:value-type="float">
            <text:p>2989</text:p>
          </table:table-cell>
          <table:table-cell table:formula="of:=[.J85]*[$Sheet2.$B$16]" office:value-type="float" office:value="52447.0244625" calcext:value-type="float">
            <text:p>52447</text:p>
          </table:table-cell>
          <table:table-cell table:formula="of:=[.J85]+[.M85]" office:value-type="float" office:value="125872.85871" calcext:value-type="float">
            <text:p>125873</text:p>
          </table:table-cell>
          <table:table-cell table:formula="of:=([.F85]/1000*0.72+[.G85]/1000*0.3+[.H85]/1000*0.3+[.I85]/250*0.11)*0.453592" office:value-type="float" office:value="459.262952460002" calcext:value-type="float">
            <text:p>459.3</text:p>
          </table:table-cell>
          <table:table-cell table:formula="of:=([.F85]/1000*0.37+[.G85]/1000*0.11+[.H85]/1000*0.1+[.I85]/250*0.02)*0.453592" office:value-type="float" office:value="224.655390945001" calcext:value-type="float">
            <text:p>224.7</text:p>
          </table:table-cell>
          <table:table-cell table:formula="of:=[.P85]*[.$AC$4]" office:value-type="float" office:value="98.0889735111976" calcext:value-type="float">
            <text:p>98.1</text:p>
          </table:table-cell>
          <table:table-cell table:formula="of:=([.F85]/1000*0.4+[.G85]/1000*0.24+[.H85]/1000*0.31+[.I85]/250*0.09)*0.453592" office:value-type="float" office:value="283.286325375001" calcext:value-type="float">
            <text:p>283.3</text:p>
          </table:table-cell>
          <table:table-cell table:formula="of:=[.R85]*[.$AC$10]" office:value-type="float" office:value="235.067376375001" calcext:value-type="float">
            <text:p>235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3</text:p>
          </table:table-cell>
          <table:table-cell office:value-type="float" office:value="60237.02" calcext:value-type="float">
            <text:p>60237.02</text:p>
          </table:table-cell>
          <table:table-cell/>
          <table:table-cell table:formula="of:=[.B86]/80/0.453592" office:value-type="float" office:value="1660.00006613873" calcext:value-type="float">
            <text:p>1660</text:p>
          </table:table-cell>
          <table:table-cell table:formula="of:=[.D86]*1000" office:value-type="float" office:value="1660000.06613873" calcext:value-type="float">
            <text:p>1660000</text:p>
          </table:table-cell>
          <table:table-cell table:formula="of:=[.E86]*0.72" office:value-type="float" office:value="1195200.04761989" calcext:value-type="float">
            <text:p>1195200</text:p>
          </table:table-cell>
          <table:table-cell table:formula="of:=[.E86]*0.045" office:value-type="float" office:value="74700.002976243" calcext:value-type="float">
            <text:p>74700</text:p>
          </table:table-cell>
          <table:table-cell table:formula="of:=[.E86]*0.233" office:value-type="float" office:value="386780.015410325" calcext:value-type="float">
            <text:p>386780</text:p>
          </table:table-cell>
          <table:table-cell table:formula="of:=[.E86]*0.002" office:value-type="float" office:value="3320.00013227746" calcext:value-type="float">
            <text:p>3320</text:p>
          </table:table-cell>
          <table:table-cell table:formula="of:=([.F86]/1000*111+[.G86]/1000*51+[.H86]/1000*60+[.I86]/250*20)*0.453592" office:value-type="float" office:value="72551.72577625" calcext:value-type="float">
            <text:p>72552</text:p>
          </table:table-cell>
          <table:table-cell table:formula="of:=([.F86]/1000*14.3+[.G86]/1000*6.5+[.H86]/1000*8.9+[.I86]/250*2.4)*0.453592" office:value-type="float" office:value="9548.62181785" calcext:value-type="float">
            <text:p>9549</text:p>
          </table:table-cell>
          <table:table-cell table:formula="of:=([.F86]/1000*12.1+[.G86]/1000*5.5+[.H86]/1000*7.6+[.I86]/250*2)*365*0.453592/1000" office:value-type="float" office:value="2953.42071411862" calcext:value-type="float">
            <text:p>2953</text:p>
          </table:table-cell>
          <table:table-cell table:formula="of:=[.J86]*[$Sheet2.$B$16]" office:value-type="float" office:value="51822.66126875" calcext:value-type="float">
            <text:p>51823</text:p>
          </table:table-cell>
          <table:table-cell table:formula="of:=[.J86]+[.M86]" office:value-type="float" office:value="124374.387045" calcext:value-type="float">
            <text:p>124374</text:p>
          </table:table-cell>
          <table:table-cell table:formula="of:=([.F86]/1000*0.72+[.G86]/1000*0.3+[.H86]/1000*0.3+[.I86]/250*0.11)*0.453592" office:value-type="float" office:value="453.795590170001" calcext:value-type="float">
            <text:p>453.8</text:p>
          </table:table-cell>
          <table:table-cell table:formula="of:=([.F86]/1000*0.37+[.G86]/1000*0.11+[.H86]/1000*0.1+[.I86]/250*0.02)*0.453592" office:value-type="float" office:value="221.9809483275" calcext:value-type="float">
            <text:p>222.0</text:p>
          </table:table-cell>
          <table:table-cell table:formula="of:=[.P86]*[.$AC$4]" office:value-type="float" office:value="96.9212591289086" calcext:value-type="float">
            <text:p>96.9</text:p>
          </table:table-cell>
          <table:table-cell table:formula="of:=([.F86]/1000*0.4+[.G86]/1000*0.24+[.H86]/1000*0.31+[.I86]/250*0.09)*0.453592" office:value-type="float" office:value="279.913902312501" calcext:value-type="float">
            <text:p>279.9</text:p>
          </table:table-cell>
          <table:table-cell table:formula="of:=[.R86]*[.$AC$10]" office:value-type="float" office:value="232.268982769947" calcext:value-type="float">
            <text:p>232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4</text:p>
          </table:table-cell>
          <table:table-cell office:value-type="float" office:value="59620.13" calcext:value-type="float">
            <text:p>59620.13</text:p>
          </table:table-cell>
          <table:table-cell/>
          <table:table-cell table:formula="of:=[.B87]/80/0.453592" office:value-type="float" office:value="1642.99993165664" calcext:value-type="float">
            <text:p>1643</text:p>
          </table:table-cell>
          <table:table-cell table:formula="of:=[.D87]*1000" office:value-type="float" office:value="1642999.93165664" calcext:value-type="float">
            <text:p>1643000</text:p>
          </table:table-cell>
          <table:table-cell table:formula="of:=[.E87]*0.72" office:value-type="float" office:value="1182959.95079278" calcext:value-type="float">
            <text:p>1182960</text:p>
          </table:table-cell>
          <table:table-cell table:formula="of:=[.E87]*0.045" office:value-type="float" office:value="73934.9969245489" calcext:value-type="float">
            <text:p>73935</text:p>
          </table:table-cell>
          <table:table-cell table:formula="of:=[.E87]*0.233" office:value-type="float" office:value="382818.984075998" calcext:value-type="float">
            <text:p>382819</text:p>
          </table:table-cell>
          <table:table-cell table:formula="of:=[.E87]*0.002" office:value-type="float" office:value="3285.99986331329" calcext:value-type="float">
            <text:p>3286</text:p>
          </table:table-cell>
          <table:table-cell table:formula="of:=([.F87]/1000*111+[.G87]/1000*51+[.H87]/1000*60+[.I87]/250*20)*0.453592" office:value-type="float" office:value="71808.720326875" calcext:value-type="float">
            <text:p>71809</text:p>
          </table:table-cell>
          <table:table-cell table:formula="of:=([.F87]/1000*14.3+[.G87]/1000*6.5+[.H87]/1000*8.9+[.I87]/250*2.4)*0.453592" office:value-type="float" office:value="9450.833957275" calcext:value-type="float">
            <text:p>9451</text:p>
          </table:table-cell>
          <table:table-cell table:formula="of:=([.F87]/1000*12.1+[.G87]/1000*5.5+[.H87]/1000*7.6+[.I87]/250*2)*365*0.453592/1000" office:value-type="float" office:value="2923.17460127419" calcext:value-type="float">
            <text:p>2923</text:p>
          </table:table-cell>
          <table:table-cell table:formula="of:=[.J87]*[$Sheet2.$B$16]" office:value-type="float" office:value="51291.943090625" calcext:value-type="float">
            <text:p>51292</text:p>
          </table:table-cell>
          <table:table-cell table:formula="of:=[.J87]+[.M87]" office:value-type="float" office:value="123100.6634175" calcext:value-type="float">
            <text:p>123101</text:p>
          </table:table-cell>
          <table:table-cell table:formula="of:=([.F87]/1000*0.72+[.G87]/1000*0.3+[.H87]/1000*0.3+[.I87]/250*0.11)*0.453592" office:value-type="float" office:value="449.148249354999" calcext:value-type="float">
            <text:p>449.1</text:p>
          </table:table-cell>
          <table:table-cell table:formula="of:=([.F87]/1000*0.37+[.G87]/1000*0.11+[.H87]/1000*0.1+[.I87]/250*0.02)*0.453592" office:value-type="float" office:value="219.70763156625" calcext:value-type="float">
            <text:p>219.7</text:p>
          </table:table-cell>
          <table:table-cell table:formula="of:=[.P87]*[.$AC$4]" office:value-type="float" office:value="95.9286842049822" calcext:value-type="float">
            <text:p>95.9</text:p>
          </table:table-cell>
          <table:table-cell table:formula="of:=([.F87]/1000*0.4+[.G87]/1000*0.24+[.H87]/1000*0.31+[.I87]/250*0.09)*0.453592" office:value-type="float" office:value="277.047291593749" calcext:value-type="float">
            <text:p>277.0</text:p>
          </table:table-cell>
          <table:table-cell table:formula="of:=[.R87]*[.$AC$10]" office:value-type="float" office:value="229.890305790558" calcext:value-type="float">
            <text:p>229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5</text:p>
          </table:table-cell>
          <table:table-cell office:value-type="float" office:value="59547.56" calcext:value-type="float">
            <text:p>59547.56</text:p>
          </table:table-cell>
          <table:table-cell/>
          <table:table-cell table:formula="of:=[.B88]/80/0.453592" office:value-type="float" office:value="1641.00006172948" calcext:value-type="float">
            <text:p>1641</text:p>
          </table:table-cell>
          <table:table-cell table:formula="of:=[.D88]*1000" office:value-type="float" office:value="1641000.06172948" calcext:value-type="float">
            <text:p>1641000</text:p>
          </table:table-cell>
          <table:table-cell table:formula="of:=[.E88]*0.72" office:value-type="float" office:value="1181520.04444523" calcext:value-type="float">
            <text:p>1181520</text:p>
          </table:table-cell>
          <table:table-cell table:formula="of:=[.E88]*0.045" office:value-type="float" office:value="73845.0027778268" calcext:value-type="float">
            <text:p>73845</text:p>
          </table:table-cell>
          <table:table-cell table:formula="of:=[.E88]*0.233" office:value-type="float" office:value="382353.01438297" calcext:value-type="float">
            <text:p>382353</text:p>
          </table:table-cell>
          <table:table-cell table:formula="of:=[.E88]*0.002" office:value-type="float" office:value="3282.00012345897" calcext:value-type="float">
            <text:p>3282</text:p>
          </table:table-cell>
          <table:table-cell table:formula="of:=([.F88]/1000*111+[.G88]/1000*51+[.H88]/1000*60+[.I88]/250*20)*0.453592" office:value-type="float" office:value="71721.3142975" calcext:value-type="float">
            <text:p>71721</text:p>
          </table:table-cell>
          <table:table-cell table:formula="of:=([.F88]/1000*14.3+[.G88]/1000*6.5+[.H88]/1000*8.9+[.I88]/250*2.4)*0.453592" office:value-type="float" office:value="9439.3303423" calcext:value-type="float">
            <text:p>9439</text:p>
          </table:table-cell>
          <table:table-cell table:formula="of:=([.F88]/1000*12.1+[.G88]/1000*5.5+[.H88]/1000*7.6+[.I88]/250*2)*365*0.453592/1000" office:value-type="float" office:value="2919.61649462775" calcext:value-type="float">
            <text:p>2920</text:p>
          </table:table-cell>
          <table:table-cell table:formula="of:=[.J88]*[$Sheet2.$B$16]" office:value-type="float" office:value="51229.5102125" calcext:value-type="float">
            <text:p>51230</text:p>
          </table:table-cell>
          <table:table-cell table:formula="of:=[.J88]+[.M88]" office:value-type="float" office:value="122950.82451" calcext:value-type="float">
            <text:p>122951</text:p>
          </table:table-cell>
          <table:table-cell table:formula="of:=([.F88]/1000*0.72+[.G88]/1000*0.3+[.H88]/1000*0.3+[.I88]/250*0.11)*0.453592" office:value-type="float" office:value="448.601543260001" calcext:value-type="float">
            <text:p>448.6</text:p>
          </table:table-cell>
          <table:table-cell table:formula="of:=([.F88]/1000*0.37+[.G88]/1000*0.11+[.H88]/1000*0.1+[.I88]/250*0.02)*0.453592" office:value-type="float" office:value="219.440202045" calcext:value-type="float">
            <text:p>219.4</text:p>
          </table:table-cell>
          <table:table-cell table:formula="of:=[.P88]*[.$AC$4]" office:value-type="float" office:value="95.8119192027466" calcext:value-type="float">
            <text:p>95.8</text:p>
          </table:table-cell>
          <table:table-cell table:formula="of:=([.F88]/1000*0.4+[.G88]/1000*0.24+[.H88]/1000*0.31+[.I88]/250*0.09)*0.453592" office:value-type="float" office:value="276.710067875" calcext:value-type="float">
            <text:p>276.7</text:p>
          </table:table-cell>
          <table:table-cell table:formula="of:=[.R88]*[.$AC$10]" office:value-type="float" office:value="229.610481853724" calcext:value-type="float">
            <text:p>229.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6</text:p>
          </table:table-cell>
          <table:table-cell office:value-type="float" office:value="59511.27" calcext:value-type="float">
            <text:p>59511.27</text:p>
          </table:table-cell>
          <table:table-cell/>
          <table:table-cell table:formula="of:=[.B89]/80/0.453592" office:value-type="float" office:value="1639.99998897688" calcext:value-type="float">
            <text:p>1640</text:p>
          </table:table-cell>
          <table:table-cell table:formula="of:=[.D89]*1000" office:value-type="float" office:value="1639999.98897688" calcext:value-type="float">
            <text:p>1640000</text:p>
          </table:table-cell>
          <table:table-cell table:formula="of:=[.E89]*0.72" office:value-type="float" office:value="1180799.99206335" calcext:value-type="float">
            <text:p>1180800</text:p>
          </table:table-cell>
          <table:table-cell table:formula="of:=[.E89]*0.045" office:value-type="float" office:value="73799.9995039595" calcext:value-type="float">
            <text:p>73800</text:p>
          </table:table-cell>
          <table:table-cell table:formula="of:=[.E89]*0.233" office:value-type="float" office:value="382119.997431613" calcext:value-type="float">
            <text:p>382120</text:p>
          </table:table-cell>
          <table:table-cell table:formula="of:=[.E89]*0.002" office:value-type="float" office:value="3279.99997795376" calcext:value-type="float">
            <text:p>3280</text:p>
          </table:table-cell>
          <table:table-cell table:formula="of:=([.F89]/1000*111+[.G89]/1000*51+[.H89]/1000*60+[.I89]/250*20)*0.453592" office:value-type="float" office:value="71677.605260625" calcext:value-type="float">
            <text:p>71678</text:p>
          </table:table-cell>
          <table:table-cell table:formula="of:=([.F89]/1000*14.3+[.G89]/1000*6.5+[.H89]/1000*8.9+[.I89]/250*2.4)*0.453592" office:value-type="float" office:value="9433.577742225" calcext:value-type="float">
            <text:p>9434</text:p>
          </table:table-cell>
          <table:table-cell table:formula="of:=([.F89]/1000*12.1+[.G89]/1000*5.5+[.H89]/1000*7.6+[.I89]/250*2)*365*0.453592/1000" office:value-type="float" office:value="2917.83719615456" calcext:value-type="float">
            <text:p>2918</text:p>
          </table:table-cell>
          <table:table-cell table:formula="of:=[.J89]*[$Sheet2.$B$16]" office:value-type="float" office:value="51198.289471875" calcext:value-type="float">
            <text:p>51198</text:p>
          </table:table-cell>
          <table:table-cell table:formula="of:=[.J89]+[.M89]" office:value-type="float" office:value="122875.8947325" calcext:value-type="float">
            <text:p>122876</text:p>
          </table:table-cell>
          <table:table-cell table:formula="of:=([.F89]/1000*0.72+[.G89]/1000*0.3+[.H89]/1000*0.3+[.I89]/250*0.11)*0.453592" office:value-type="float" office:value="448.328152544999" calcext:value-type="float">
            <text:p>448.3</text:p>
          </table:table-cell>
          <table:table-cell table:formula="of:=([.F89]/1000*0.37+[.G89]/1000*0.11+[.H89]/1000*0.1+[.I89]/250*0.02)*0.453592" office:value-type="float" office:value="219.30646885875" calcext:value-type="float">
            <text:p>219.3</text:p>
          </table:table-cell>
          <table:table-cell table:formula="of:=[.P89]*[.$AC$4]" office:value-type="float" office:value="95.7535286566372" calcext:value-type="float">
            <text:p>95.8</text:p>
          </table:table-cell>
          <table:table-cell table:formula="of:=([.F89]/1000*0.4+[.G89]/1000*0.24+[.H89]/1000*0.31+[.I89]/250*0.09)*0.453592" office:value-type="float" office:value="276.54143278125" calcext:value-type="float">
            <text:p>276.5</text:p>
          </table:table-cell>
          <table:table-cell table:formula="of:=[.R89]*[.$AC$10]" office:value-type="float" office:value="229.470550605718" calcext:value-type="float">
            <text:p>229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7</text:p>
          </table:table-cell>
          <table:table-cell office:value-type="float" office:value="59366.12" calcext:value-type="float">
            <text:p>59366.12</text:p>
          </table:table-cell>
          <table:table-cell/>
          <table:table-cell table:formula="of:=[.B90]/80/0.453592" office:value-type="float" office:value="1635.99997354451" calcext:value-type="float">
            <text:p>1636</text:p>
          </table:table-cell>
          <table:table-cell table:formula="of:=[.D90]*1000" office:value-type="float" office:value="1635999.97354451" calcext:value-type="float">
            <text:p>1636000</text:p>
          </table:table-cell>
          <table:table-cell table:formula="of:=[.E90]*0.72" office:value-type="float" office:value="1177919.98095204" calcext:value-type="float">
            <text:p>1177920</text:p>
          </table:table-cell>
          <table:table-cell table:formula="of:=[.E90]*0.045" office:value-type="float" office:value="73619.9988095028" calcext:value-type="float">
            <text:p>73620</text:p>
          </table:table-cell>
          <table:table-cell table:formula="of:=[.E90]*0.233" office:value-type="float" office:value="381187.99383587" calcext:value-type="float">
            <text:p>381188</text:p>
          </table:table-cell>
          <table:table-cell table:formula="of:=[.E90]*0.002" office:value-type="float" office:value="3271.99994708901" calcext:value-type="float">
            <text:p>3272</text:p>
          </table:table-cell>
          <table:table-cell table:formula="of:=([.F90]/1000*111+[.G90]/1000*51+[.H90]/1000*60+[.I90]/250*20)*0.453592" office:value-type="float" office:value="71502.7811575" calcext:value-type="float">
            <text:p>71503</text:p>
          </table:table-cell>
          <table:table-cell table:formula="of:=([.F90]/1000*14.3+[.G90]/1000*6.5+[.H90]/1000*8.9+[.I90]/250*2.4)*0.453592" office:value-type="float" office:value="9410.5689271" calcext:value-type="float">
            <text:p>9411</text:p>
          </table:table-cell>
          <table:table-cell table:formula="of:=([.F90]/1000*12.1+[.G90]/1000*5.5+[.H90]/1000*7.6+[.I90]/250*2)*365*0.453592/1000" office:value-type="float" office:value="2910.72049256175" calcext:value-type="float">
            <text:p>2911</text:p>
          </table:table-cell>
          <table:table-cell table:formula="of:=[.J90]*[$Sheet2.$B$16]" office:value-type="float" office:value="51073.4151125" calcext:value-type="float">
            <text:p>51073</text:p>
          </table:table-cell>
          <table:table-cell table:formula="of:=[.J90]+[.M90]" office:value-type="float" office:value="122576.19627" calcext:value-type="float">
            <text:p>122576</text:p>
          </table:table-cell>
          <table:table-cell table:formula="of:=([.F90]/1000*0.72+[.G90]/1000*0.3+[.H90]/1000*0.3+[.I90]/250*0.11)*0.453592" office:value-type="float" office:value="447.234665019998" calcext:value-type="float">
            <text:p>447.2</text:p>
          </table:table-cell>
          <table:table-cell table:formula="of:=([.F90]/1000*0.37+[.G90]/1000*0.11+[.H90]/1000*0.1+[.I90]/250*0.02)*0.453592" office:value-type="float" office:value="218.771572964999" calcext:value-type="float">
            <text:p>218.8</text:p>
          </table:table-cell>
          <table:table-cell table:formula="of:=[.P90]*[.$AC$4]" office:value-type="float" office:value="95.5199825621827" calcext:value-type="float">
            <text:p>95.5</text:p>
          </table:table-cell>
          <table:table-cell table:formula="of:=([.F90]/1000*0.4+[.G90]/1000*0.24+[.H90]/1000*0.31+[.I90]/250*0.09)*0.453592" office:value-type="float" office:value="275.866938874999" calcext:value-type="float">
            <text:p>275.9</text:p>
          </table:table-cell>
          <table:table-cell table:formula="of:=[.R90]*[.$AC$10]" office:value-type="float" office:value="228.910864172872" calcext:value-type="float">
            <text:p>228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8</text:p>
          </table:table-cell>
          <table:table-cell office:value-type="float" office:value="59148.4" calcext:value-type="float">
            <text:p>59148.4</text:p>
          </table:table-cell>
          <table:table-cell/>
          <table:table-cell table:formula="of:=[.B91]/80/0.453592" office:value-type="float" office:value="1630.00008818498" calcext:value-type="float">
            <text:p>1630</text:p>
          </table:table-cell>
          <table:table-cell table:formula="of:=[.D91]*1000" office:value-type="float" office:value="1630000.08818498" calcext:value-type="float">
            <text:p>1630000</text:p>
          </table:table-cell>
          <table:table-cell table:formula="of:=[.E91]*0.72" office:value-type="float" office:value="1173600.06349318" calcext:value-type="float">
            <text:p>1173600</text:p>
          </table:table-cell>
          <table:table-cell table:formula="of:=[.E91]*0.045" office:value-type="float" office:value="73350.003968324" calcext:value-type="float">
            <text:p>73350</text:p>
          </table:table-cell>
          <table:table-cell table:formula="of:=[.E91]*0.233" office:value-type="float" office:value="379790.0205471" calcext:value-type="float">
            <text:p>379790</text:p>
          </table:table-cell>
          <table:table-cell table:formula="of:=[.E91]*0.002" office:value-type="float" office:value="3260.00017636995" calcext:value-type="float">
            <text:p>3260</text:p>
          </table:table-cell>
          <table:table-cell table:formula="of:=([.F91]/1000*111+[.G91]/1000*51+[.H91]/1000*60+[.I91]/250*20)*0.453592" office:value-type="float" office:value="71240.551025" calcext:value-type="float">
            <text:p>71241</text:p>
          </table:table-cell>
          <table:table-cell table:formula="of:=([.F91]/1000*14.3+[.G91]/1000*6.5+[.H91]/1000*8.9+[.I91]/250*2.4)*0.453592" office:value-type="float" office:value="9376.056497" calcext:value-type="float">
            <text:p>9376</text:p>
          </table:table-cell>
          <table:table-cell table:formula="of:=([.F91]/1000*12.1+[.G91]/1000*5.5+[.H91]/1000*7.6+[.I91]/250*2)*365*0.453592/1000" office:value-type="float" office:value="2900.0456823225" calcext:value-type="float">
            <text:p>2900</text:p>
          </table:table-cell>
          <table:table-cell table:formula="of:=[.J91]*[$Sheet2.$B$16]" office:value-type="float" office:value="50886.107875" calcext:value-type="float">
            <text:p>50886</text:p>
          </table:table-cell>
          <table:table-cell table:formula="of:=[.J91]+[.M91]" office:value-type="float" office:value="122126.6589" calcext:value-type="float">
            <text:p>122127</text:p>
          </table:table-cell>
          <table:table-cell table:formula="of:=([.F91]/1000*0.72+[.G91]/1000*0.3+[.H91]/1000*0.3+[.I91]/250*0.11)*0.453592" office:value-type="float" office:value="445.594471399999" calcext:value-type="float">
            <text:p>445.6</text:p>
          </table:table-cell>
          <table:table-cell table:formula="of:=([.F91]/1000*0.37+[.G91]/1000*0.11+[.H91]/1000*0.1+[.I91]/250*0.02)*0.453592" office:value-type="float" office:value="217.96924755" calcext:value-type="float">
            <text:p>218.0</text:p>
          </table:table-cell>
          <table:table-cell table:formula="of:=[.P91]*[.$AC$4]" office:value-type="float" office:value="95.1696714654927" calcext:value-type="float">
            <text:p>95.2</text:p>
          </table:table-cell>
          <table:table-cell table:formula="of:=([.F91]/1000*0.4+[.G91]/1000*0.24+[.H91]/1000*0.31+[.I91]/250*0.09)*0.453592" office:value-type="float" office:value="274.855221249999" calcext:value-type="float">
            <text:p>274.9</text:p>
          </table:table-cell>
          <table:table-cell table:formula="of:=[.R91]*[.$AC$10]" office:value-type="float" office:value="228.071353803191" calcext:value-type="float">
            <text:p>228.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89</text:p>
          </table:table-cell>
          <table:table-cell office:value-type="float" office:value="57842.05" calcext:value-type="float">
            <text:p>57842.05</text:p>
          </table:table-cell>
          <table:table-cell/>
          <table:table-cell table:formula="of:=[.B92]/80/0.453592" office:value-type="float" office:value="1593.99994929364" calcext:value-type="float">
            <text:p>1594</text:p>
          </table:table-cell>
          <table:table-cell table:formula="of:=[.D92]*1000" office:value-type="float" office:value="1593999.94929364" calcext:value-type="float">
            <text:p>1594000</text:p>
          </table:table-cell>
          <table:table-cell table:formula="of:=[.E92]*0.72" office:value-type="float" office:value="1147679.96349142" calcext:value-type="float">
            <text:p>1147680</text:p>
          </table:table-cell>
          <table:table-cell table:formula="of:=[.E92]*0.045" office:value-type="float" office:value="71729.9977182137" calcext:value-type="float">
            <text:p>71730</text:p>
          </table:table-cell>
          <table:table-cell table:formula="of:=[.E92]*0.233" office:value-type="float" office:value="371401.988185418" calcext:value-type="float">
            <text:p>371402</text:p>
          </table:table-cell>
          <table:table-cell table:formula="of:=[.E92]*0.002" office:value-type="float" office:value="3187.99989858728" calcext:value-type="float">
            <text:p>3188</text:p>
          </table:table-cell>
          <table:table-cell table:formula="of:=([.F92]/1000*111+[.G92]/1000*51+[.H92]/1000*60+[.I92]/250*20)*0.453592" office:value-type="float" office:value="69667.134096875" calcext:value-type="float">
            <text:p>69667</text:p>
          </table:table-cell>
          <table:table-cell table:formula="of:=([.F92]/1000*14.3+[.G92]/1000*6.5+[.H92]/1000*8.9+[.I92]/250*2.4)*0.453592" office:value-type="float" office:value="9168.977160875" calcext:value-type="float">
            <text:p>9169</text:p>
          </table:table-cell>
          <table:table-cell table:formula="of:=([.F92]/1000*12.1+[.G92]/1000*5.5+[.H92]/1000*7.6+[.I92]/250*2)*365*0.453592/1000" office:value-type="float" office:value="2835.99534998719" calcext:value-type="float">
            <text:p>2836</text:p>
          </table:table-cell>
          <table:table-cell table:formula="of:=[.J92]*[$Sheet2.$B$16]" office:value-type="float" office:value="49762.238640625" calcext:value-type="float">
            <text:p>49762</text:p>
          </table:table-cell>
          <table:table-cell table:formula="of:=[.J92]+[.M92]" office:value-type="float" office:value="119429.3727375" calcext:value-type="float">
            <text:p>119429</text:p>
          </table:table-cell>
          <table:table-cell table:formula="of:=([.F92]/1000*0.72+[.G92]/1000*0.3+[.H92]/1000*0.3+[.I92]/250*0.11)*0.453592" office:value-type="float" office:value="435.753083675" calcext:value-type="float">
            <text:p>435.8</text:p>
          </table:table-cell>
          <table:table-cell table:formula="of:=([.F92]/1000*0.37+[.G92]/1000*0.11+[.H92]/1000*0.1+[.I92]/250*0.02)*0.453592" office:value-type="float" office:value="213.15518450625" calcext:value-type="float">
            <text:p>213.2</text:p>
          </table:table-cell>
          <table:table-cell table:formula="of:=[.P92]*[.$AC$4]" office:value-type="float" office:value="93.067756615405" calcext:value-type="float">
            <text:p>93.1</text:p>
          </table:table-cell>
          <table:table-cell table:formula="of:=([.F92]/1000*0.4+[.G92]/1000*0.24+[.H92]/1000*0.31+[.I92]/250*0.09)*0.453592" office:value-type="float" office:value="268.78477609375" calcext:value-type="float">
            <text:p>268.8</text:p>
          </table:table-cell>
          <table:table-cell table:formula="of:=[.R92]*[.$AC$10]" office:value-type="float" office:value="223.03417590758" calcext:value-type="float">
            <text:p>223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0</text:p>
          </table:table-cell>
          <table:table-cell office:value-type="float" office:value="57261.45" calcext:value-type="float">
            <text:p>57261.45</text:p>
          </table:table-cell>
          <table:table-cell/>
          <table:table-cell table:formula="of:=[.B93]/80/0.453592" office:value-type="float" office:value="1577.99988756415" calcext:value-type="float">
            <text:p>1578</text:p>
          </table:table-cell>
          <table:table-cell table:formula="of:=[.D93]*1000" office:value-type="float" office:value="1577999.88756415" calcext:value-type="float">
            <text:p>1578000</text:p>
          </table:table-cell>
          <table:table-cell table:formula="of:=[.E93]*0.72" office:value-type="float" office:value="1136159.91904619" calcext:value-type="float">
            <text:p>1136160</text:p>
          </table:table-cell>
          <table:table-cell table:formula="of:=[.E93]*0.045" office:value-type="float" office:value="71009.994940387" calcext:value-type="float">
            <text:p>71010</text:p>
          </table:table-cell>
          <table:table-cell table:formula="of:=[.E93]*0.233" office:value-type="float" office:value="367673.973802448" calcext:value-type="float">
            <text:p>367674</text:p>
          </table:table-cell>
          <table:table-cell table:formula="of:=[.E93]*0.002" office:value-type="float" office:value="3155.99977512831" calcext:value-type="float">
            <text:p>3156</text:p>
          </table:table-cell>
          <table:table-cell table:formula="of:=([.F93]/1000*111+[.G93]/1000*51+[.H93]/1000*60+[.I93]/250*20)*0.453592" office:value-type="float" office:value="68967.837684375" calcext:value-type="float">
            <text:p>68968</text:p>
          </table:table-cell>
          <table:table-cell table:formula="of:=([.F93]/1000*14.3+[.G93]/1000*6.5+[.H93]/1000*8.9+[.I93]/250*2.4)*0.453592" office:value-type="float" office:value="9076.941900375" calcext:value-type="float">
            <text:p>9077</text:p>
          </table:table-cell>
          <table:table-cell table:formula="of:=([.F93]/1000*12.1+[.G93]/1000*5.5+[.H93]/1000*7.6+[.I93]/250*2)*365*0.453592/1000" office:value-type="float" office:value="2807.52853561594" calcext:value-type="float">
            <text:p>2808</text:p>
          </table:table-cell>
          <table:table-cell table:formula="of:=[.J93]*[$Sheet2.$B$16]" office:value-type="float" office:value="49262.741203125" calcext:value-type="float">
            <text:p>49263</text:p>
          </table:table-cell>
          <table:table-cell table:formula="of:=[.J93]+[.M93]" office:value-type="float" office:value="118230.5788875" calcext:value-type="float">
            <text:p>118231</text:p>
          </table:table-cell>
          <table:table-cell table:formula="of:=([.F93]/1000*0.72+[.G93]/1000*0.3+[.H93]/1000*0.3+[.I93]/250*0.11)*0.453592" office:value-type="float" office:value="431.379133575" calcext:value-type="float">
            <text:p>431.4</text:p>
          </table:table-cell>
          <table:table-cell table:formula="of:=([.F93]/1000*0.37+[.G93]/1000*0.11+[.H93]/1000*0.1+[.I93]/250*0.02)*0.453592" office:value-type="float" office:value="211.01560093125" calcext:value-type="float">
            <text:p>211.0</text:p>
          </table:table-cell>
          <table:table-cell table:formula="of:=[.P93]*[.$AC$4]" office:value-type="float" office:value="92.1335722375879" calcext:value-type="float">
            <text:p>92.1</text:p>
          </table:table-cell>
          <table:table-cell table:formula="of:=([.F93]/1000*0.4+[.G93]/1000*0.24+[.H93]/1000*0.31+[.I93]/250*0.09)*0.453592" office:value-type="float" office:value="266.08680046875" calcext:value-type="float">
            <text:p>266.1</text:p>
          </table:table-cell>
          <table:table-cell table:formula="of:=[.R93]*[.$AC$10]" office:value-type="float" office:value="220.795430176197" calcext:value-type="float">
            <text:p>220.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1</text:p>
          </table:table-cell>
          <table:table-cell office:value-type="float" office:value="56245.41" calcext:value-type="float">
            <text:p>56245.41</text:p>
          </table:table-cell>
          <table:table-cell/>
          <table:table-cell table:formula="of:=[.B94]/80/0.453592" office:value-type="float" office:value="1550.00005511561" calcext:value-type="float">
            <text:p>1550</text:p>
          </table:table-cell>
          <table:table-cell table:formula="of:=[.D94]*1000" office:value-type="float" office:value="1550000.05511561" calcext:value-type="float">
            <text:p>1550000</text:p>
          </table:table-cell>
          <table:table-cell table:formula="of:=[.E94]*0.72" office:value-type="float" office:value="1116000.03968324" calcext:value-type="float">
            <text:p>1116000</text:p>
          </table:table-cell>
          <table:table-cell table:formula="of:=[.E94]*0.045" office:value-type="float" office:value="69750.0024802025" calcext:value-type="float">
            <text:p>69750</text:p>
          </table:table-cell>
          <table:table-cell table:formula="of:=[.E94]*0.233" office:value-type="float" office:value="361150.012841937" calcext:value-type="float">
            <text:p>361150</text:p>
          </table:table-cell>
          <table:table-cell table:formula="of:=[.E94]*0.002" office:value-type="float" office:value="3100.00011023122" calcext:value-type="float">
            <text:p>3100</text:p>
          </table:table-cell>
          <table:table-cell table:formula="of:=([.F94]/1000*111+[.G94]/1000*51+[.H94]/1000*60+[.I94]/250*20)*0.453592" office:value-type="float" office:value="67744.081006875" calcext:value-type="float">
            <text:p>67744</text:p>
          </table:table-cell>
          <table:table-cell table:formula="of:=([.F94]/1000*14.3+[.G94]/1000*6.5+[.H94]/1000*8.9+[.I94]/250*2.4)*0.453592" office:value-type="float" office:value="8915.881779675" calcext:value-type="float">
            <text:p>8916</text:p>
          </table:table-cell>
          <table:table-cell table:formula="of:=([.F94]/1000*12.1+[.G94]/1000*5.5+[.H94]/1000*7.6+[.I94]/250*2)*365*0.453592/1000" office:value-type="float" office:value="2757.71210076619" calcext:value-type="float">
            <text:p>2758</text:p>
          </table:table-cell>
          <table:table-cell table:formula="of:=[.J94]*[$Sheet2.$B$16]" office:value-type="float" office:value="48388.629290625" calcext:value-type="float">
            <text:p>48389</text:p>
          </table:table-cell>
          <table:table-cell table:formula="of:=[.J94]+[.M94]" office:value-type="float" office:value="116132.7102975" calcext:value-type="float">
            <text:p>116133</text:p>
          </table:table-cell>
          <table:table-cell table:formula="of:=([.F94]/1000*0.72+[.G94]/1000*0.3+[.H94]/1000*0.3+[.I94]/250*0.11)*0.453592" office:value-type="float" office:value="423.724796235" calcext:value-type="float">
            <text:p>423.7</text:p>
          </table:table-cell>
          <table:table-cell table:formula="of:=([.F94]/1000*0.37+[.G94]/1000*0.11+[.H94]/1000*0.1+[.I94]/250*0.02)*0.453592" office:value-type="float" office:value="207.27136652625" calcext:value-type="float">
            <text:p>207.3</text:p>
          </table:table-cell>
          <table:table-cell table:formula="of:=[.P94]*[.$AC$4]" office:value-type="float" office:value="90.4987656663909" calcext:value-type="float">
            <text:p>90.5</text:p>
          </table:table-cell>
          <table:table-cell table:formula="of:=([.F94]/1000*0.4+[.G94]/1000*0.24+[.H94]/1000*0.31+[.I94]/250*0.09)*0.453592" office:value-type="float" office:value="261.36538959375" calcext:value-type="float">
            <text:p>261.4</text:p>
          </table:table-cell>
          <table:table-cell table:formula="of:=[.R94]*[.$AC$10]" office:value-type="float" office:value="216.877663705452" calcext:value-type="float">
            <text:p>216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2</text:p>
          </table:table-cell>
          <table:table-cell office:value-type="float" office:value="55156.79" calcext:value-type="float">
            <text:p>55156.79</text:p>
          </table:table-cell>
          <table:table-cell/>
          <table:table-cell table:formula="of:=[.B95]/80/0.453592" office:value-type="float" office:value="1520.00007716185" calcext:value-type="float">
            <text:p>1520</text:p>
          </table:table-cell>
          <table:table-cell table:formula="of:=[.D95]*1000" office:value-type="float" office:value="1520000.07716186" calcext:value-type="float">
            <text:p>1520000</text:p>
          </table:table-cell>
          <table:table-cell table:formula="of:=[.E95]*0.72" office:value-type="float" office:value="1094400.05555654" calcext:value-type="float">
            <text:p>1094400</text:p>
          </table:table-cell>
          <table:table-cell table:formula="of:=[.E95]*0.045" office:value-type="float" office:value="68400.0034722835" calcext:value-type="float">
            <text:p>68400</text:p>
          </table:table-cell>
          <table:table-cell table:formula="of:=[.E95]*0.233" office:value-type="float" office:value="354160.017978712" calcext:value-type="float">
            <text:p>354160</text:p>
          </table:table-cell>
          <table:table-cell table:formula="of:=[.E95]*0.002" office:value-type="float" office:value="3040.00015432371" calcext:value-type="float">
            <text:p>3040</text:p>
          </table:table-cell>
          <table:table-cell table:formula="of:=([.F95]/1000*111+[.G95]/1000*51+[.H95]/1000*60+[.I95]/250*20)*0.453592" office:value-type="float" office:value="66432.906255625" calcext:value-type="float">
            <text:p>66433</text:p>
          </table:table-cell>
          <table:table-cell table:formula="of:=([.F95]/1000*14.3+[.G95]/1000*6.5+[.H95]/1000*8.9+[.I95]/250*2.4)*0.453592" office:value-type="float" office:value="8743.316458825" calcext:value-type="float">
            <text:p>8743</text:p>
          </table:table-cell>
          <table:table-cell table:formula="of:=([.F95]/1000*12.1+[.G95]/1000*5.5+[.H95]/1000*7.6+[.I95]/250*2)*365*0.453592/1000" office:value-type="float" office:value="2704.33706897006" calcext:value-type="float">
            <text:p>2704</text:p>
          </table:table-cell>
          <table:table-cell table:formula="of:=[.J95]*[$Sheet2.$B$16]" office:value-type="float" office:value="47452.075896875" calcext:value-type="float">
            <text:p>47452</text:p>
          </table:table-cell>
          <table:table-cell table:formula="of:=[.J95]+[.M95]" office:value-type="float" office:value="113884.9821525" calcext:value-type="float">
            <text:p>113885</text:p>
          </table:table-cell>
          <table:table-cell table:formula="of:=([.F95]/1000*0.72+[.G95]/1000*0.3+[.H95]/1000*0.3+[.I95]/250*0.11)*0.453592" office:value-type="float" office:value="415.523677465002" calcext:value-type="float">
            <text:p>415.5</text:p>
          </table:table-cell>
          <table:table-cell table:formula="of:=([.F95]/1000*0.37+[.G95]/1000*0.11+[.H95]/1000*0.1+[.I95]/250*0.02)*0.453592" office:value-type="float" office:value="203.259665748751" calcext:value-type="float">
            <text:p>203.3</text:p>
          </table:table-cell>
          <table:table-cell table:formula="of:=[.P95]*[.$AC$4]" office:value-type="float" office:value="88.7471780029757" calcext:value-type="float">
            <text:p>88.7</text:p>
          </table:table-cell>
          <table:table-cell table:formula="of:=([.F95]/1000*0.4+[.G95]/1000*0.24+[.H95]/1000*0.31+[.I95]/250*0.09)*0.453592" office:value-type="float" office:value="256.306708531251" calcext:value-type="float">
            <text:p>256.3</text:p>
          </table:table-cell>
          <table:table-cell table:formula="of:=[.R95]*[.$AC$10]" office:value-type="float" office:value="212.680034738697" calcext:value-type="float">
            <text:p>212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3</text:p>
          </table:table-cell>
          <table:table-cell office:value-type="float" office:value="54902.78" calcext:value-type="float">
            <text:p>54902.78</text:p>
          </table:table-cell>
          <table:table-cell/>
          <table:table-cell table:formula="of:=[.B96]/80/0.453592" office:value-type="float" office:value="1513.00011904972" calcext:value-type="float">
            <text:p>1513</text:p>
          </table:table-cell>
          <table:table-cell table:formula="of:=[.D96]*1000" office:value-type="float" office:value="1513000.11904972" calcext:value-type="float">
            <text:p>1513000</text:p>
          </table:table-cell>
          <table:table-cell table:formula="of:=[.E96]*0.72" office:value-type="float" office:value="1089360.0857158" calcext:value-type="float">
            <text:p>1089360</text:p>
          </table:table-cell>
          <table:table-cell table:formula="of:=[.E96]*0.045" office:value-type="float" office:value="68085.0053572373" calcext:value-type="float">
            <text:p>68085</text:p>
          </table:table-cell>
          <table:table-cell table:formula="of:=[.E96]*0.233" office:value-type="float" office:value="352529.027738584" calcext:value-type="float">
            <text:p>352529</text:p>
          </table:table-cell>
          <table:table-cell table:formula="of:=[.E96]*0.002" office:value-type="float" office:value="3026.00023809944" calcext:value-type="float">
            <text:p>3026</text:p>
          </table:table-cell>
          <table:table-cell table:formula="of:=([.F96]/1000*111+[.G96]/1000*51+[.H96]/1000*60+[.I96]/250*20)*0.453592" office:value-type="float" office:value="66126.96708625" calcext:value-type="float">
            <text:p>66127</text:p>
          </table:table-cell>
          <table:table-cell table:formula="of:=([.F96]/1000*14.3+[.G96]/1000*6.5+[.H96]/1000*8.9+[.I96]/250*2.4)*0.453592" office:value-type="float" office:value="8703.05142865" calcext:value-type="float">
            <text:p>8703</text:p>
          </table:table-cell>
          <table:table-cell table:formula="of:=([.F96]/1000*12.1+[.G96]/1000*5.5+[.H96]/1000*7.6+[.I96]/250*2)*365*0.453592/1000" office:value-type="float" office:value="2691.88296025762" calcext:value-type="float">
            <text:p>2692</text:p>
          </table:table-cell>
          <table:table-cell table:formula="of:=[.J96]*[$Sheet2.$B$16]" office:value-type="float" office:value="47233.54791875" calcext:value-type="float">
            <text:p>47234</text:p>
          </table:table-cell>
          <table:table-cell table:formula="of:=[.J96]+[.M96]" office:value-type="float" office:value="113360.515005" calcext:value-type="float">
            <text:p>113361</text:p>
          </table:table-cell>
          <table:table-cell table:formula="of:=([.F96]/1000*0.72+[.G96]/1000*0.3+[.H96]/1000*0.3+[.I96]/250*0.11)*0.453592" office:value-type="float" office:value="413.610093130001" calcext:value-type="float">
            <text:p>413.6</text:p>
          </table:table-cell>
          <table:table-cell table:formula="of:=([.F96]/1000*0.37+[.G96]/1000*0.11+[.H96]/1000*0.1+[.I96]/250*0.02)*0.453592" office:value-type="float" office:value="202.3236071475" calcext:value-type="float">
            <text:p>202.3</text:p>
          </table:table-cell>
          <table:table-cell table:formula="of:=[.P96]*[.$AC$4]" office:value-type="float" office:value="88.3384763601762" calcext:value-type="float">
            <text:p>88.3</text:p>
          </table:table-cell>
          <table:table-cell table:formula="of:=([.F96]/1000*0.4+[.G96]/1000*0.24+[.H96]/1000*0.31+[.I96]/250*0.09)*0.453592" office:value-type="float" office:value="255.1263558125" calcext:value-type="float">
            <text:p>255.1</text:p>
          </table:table-cell>
          <table:table-cell table:formula="of:=[.R96]*[.$AC$10]" office:value-type="float" office:value="211.700593121011" calcext:value-type="float">
            <text:p>211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4</text:p>
          </table:table-cell>
          <table:table-cell office:value-type="float" office:value="53923.02" calcext:value-type="float">
            <text:p>53923.02</text:p>
          </table:table-cell>
          <table:table-cell/>
          <table:table-cell table:formula="of:=[.B97]/80/0.453592" office:value-type="float" office:value="1486.00008377573" calcext:value-type="float">
            <text:p>1486</text:p>
          </table:table-cell>
          <table:table-cell table:formula="of:=[.D97]*1000" office:value-type="float" office:value="1486000.08377573" calcext:value-type="float">
            <text:p>1486000</text:p>
          </table:table-cell>
          <table:table-cell table:formula="of:=[.E97]*0.72" office:value-type="float" office:value="1069920.06031852" calcext:value-type="float">
            <text:p>1069920</text:p>
          </table:table-cell>
          <table:table-cell table:formula="of:=[.E97]*0.045" office:value-type="float" office:value="66870.0037699078" calcext:value-type="float">
            <text:p>66870</text:p>
          </table:table-cell>
          <table:table-cell table:formula="of:=[.E97]*0.233" office:value-type="float" office:value="346238.019519745" calcext:value-type="float">
            <text:p>346238</text:p>
          </table:table-cell>
          <table:table-cell table:formula="of:=[.E97]*0.002" office:value-type="float" office:value="2972.00016755146" calcext:value-type="float">
            <text:p>2972</text:p>
          </table:table-cell>
          <table:table-cell table:formula="of:=([.F97]/1000*111+[.G97]/1000*51+[.H97]/1000*60+[.I97]/250*20)*0.453592" office:value-type="float" office:value="64946.90740125" calcext:value-type="float">
            <text:p>64947</text:p>
          </table:table-cell>
          <table:table-cell table:formula="of:=([.F97]/1000*14.3+[.G97]/1000*6.5+[.H97]/1000*8.9+[.I97]/250*2.4)*0.453592" office:value-type="float" office:value="8547.74232285" calcext:value-type="float">
            <text:p>8548</text:p>
          </table:table-cell>
          <table:table-cell table:formula="of:=([.F97]/1000*12.1+[.G97]/1000*5.5+[.H97]/1000*7.6+[.I97]/250*2)*365*0.453592/1000" office:value-type="float" office:value="2643.84533358113" calcext:value-type="float">
            <text:p>2644</text:p>
          </table:table-cell>
          <table:table-cell table:formula="of:=[.J97]*[$Sheet2.$B$16]" office:value-type="float" office:value="46390.64814375" calcext:value-type="float">
            <text:p>46391</text:p>
          </table:table-cell>
          <table:table-cell table:formula="of:=[.J97]+[.M97]" office:value-type="float" office:value="111337.555545" calcext:value-type="float">
            <text:p>111338</text:p>
          </table:table-cell>
          <table:table-cell table:formula="of:=([.F97]/1000*0.72+[.G97]/1000*0.3+[.H97]/1000*0.3+[.I97]/250*0.11)*0.453592" office:value-type="float" office:value="406.229071169999" calcext:value-type="float">
            <text:p>406.2</text:p>
          </table:table-cell>
          <table:table-cell table:formula="of:=([.F97]/1000*0.37+[.G97]/1000*0.11+[.H97]/1000*0.1+[.I97]/250*0.02)*0.453592" office:value-type="float" office:value="198.713069077499" calcext:value-type="float">
            <text:p>198.7</text:p>
          </table:table-cell>
          <table:table-cell table:formula="of:=[.P97]*[.$AC$4]" office:value-type="float" office:value="86.7620442451053" calcext:value-type="float">
            <text:p>86.8</text:p>
          </table:table-cell>
          <table:table-cell table:formula="of:=([.F97]/1000*0.4+[.G97]/1000*0.24+[.H97]/1000*0.31+[.I97]/250*0.09)*0.453592" office:value-type="float" office:value="250.573533562499" calcext:value-type="float">
            <text:p>250.6</text:p>
          </table:table-cell>
          <table:table-cell table:formula="of:=[.R97]*[.$AC$10]" office:value-type="float" office:value="207.922719339095" calcext:value-type="float">
            <text:p>207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5</text:p>
          </table:table-cell>
          <table:table-cell office:value-type="float" office:value="53669.01" calcext:value-type="float">
            <text:p>53669.01</text:p>
          </table:table-cell>
          <table:table-cell/>
          <table:table-cell table:formula="of:=[.B98]/80/0.453592" office:value-type="float" office:value="1479.00012566359" calcext:value-type="float">
            <text:p>1479</text:p>
          </table:table-cell>
          <table:table-cell table:formula="of:=[.D98]*1000" office:value-type="float" office:value="1479000.12566359" calcext:value-type="float">
            <text:p>1479000</text:p>
          </table:table-cell>
          <table:table-cell table:formula="of:=[.E98]*0.72" office:value-type="float" office:value="1064880.09047779" calcext:value-type="float">
            <text:p>1064880</text:p>
          </table:table-cell>
          <table:table-cell table:formula="of:=[.E98]*0.045" office:value-type="float" office:value="66555.0056548616" calcext:value-type="float">
            <text:p>66555</text:p>
          </table:table-cell>
          <table:table-cell table:formula="of:=[.E98]*0.233" office:value-type="float" office:value="344607.029279617" calcext:value-type="float">
            <text:p>344607</text:p>
          </table:table-cell>
          <table:table-cell table:formula="of:=[.E98]*0.002" office:value-type="float" office:value="2958.00025132718" calcext:value-type="float">
            <text:p>2958</text:p>
          </table:table-cell>
          <table:table-cell table:formula="of:=([.F98]/1000*111+[.G98]/1000*51+[.H98]/1000*60+[.I98]/250*20)*0.453592" office:value-type="float" office:value="64640.968231875" calcext:value-type="float">
            <text:p>64641</text:p>
          </table:table-cell>
          <table:table-cell table:formula="of:=([.F98]/1000*14.3+[.G98]/1000*6.5+[.H98]/1000*8.9+[.I98]/250*2.4)*0.453592" office:value-type="float" office:value="8507.477292675" calcext:value-type="float">
            <text:p>8507</text:p>
          </table:table-cell>
          <table:table-cell table:formula="of:=([.F98]/1000*12.1+[.G98]/1000*5.5+[.H98]/1000*7.6+[.I98]/250*2)*365*0.453592/1000" office:value-type="float" office:value="2631.39122486869" calcext:value-type="float">
            <text:p>2631</text:p>
          </table:table-cell>
          <table:table-cell table:formula="of:=[.J98]*[$Sheet2.$B$16]" office:value-type="float" office:value="46172.120165625" calcext:value-type="float">
            <text:p>46172</text:p>
          </table:table-cell>
          <table:table-cell table:formula="of:=[.J98]+[.M98]" office:value-type="float" office:value="110813.0883975" calcext:value-type="float">
            <text:p>110813</text:p>
          </table:table-cell>
          <table:table-cell table:formula="of:=([.F98]/1000*0.72+[.G98]/1000*0.3+[.H98]/1000*0.3+[.I98]/250*0.11)*0.453592" office:value-type="float" office:value="404.315486835001" calcext:value-type="float">
            <text:p>404.3</text:p>
          </table:table-cell>
          <table:table-cell table:formula="of:=([.F98]/1000*0.37+[.G98]/1000*0.11+[.H98]/1000*0.1+[.I98]/250*0.02)*0.453592" office:value-type="float" office:value="197.777010476251" calcext:value-type="float">
            <text:p>197.8</text:p>
          </table:table-cell>
          <table:table-cell table:formula="of:=[.P98]*[.$AC$4]" office:value-type="float" office:value="86.3533426023066" calcext:value-type="float">
            <text:p>86.4</text:p>
          </table:table-cell>
          <table:table-cell table:formula="of:=([.F98]/1000*0.4+[.G98]/1000*0.24+[.H98]/1000*0.31+[.I98]/250*0.09)*0.453592" office:value-type="float" office:value="249.393180843751" calcext:value-type="float">
            <text:p>249.4</text:p>
          </table:table-cell>
          <table:table-cell table:formula="of:=[.R98]*[.$AC$10]" office:value-type="float" office:value="206.94327772141" calcext:value-type="float">
            <text:p>206.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6</text:p>
          </table:table-cell>
          <table:table-cell office:value-type="float" office:value="53560.14" calcext:value-type="float">
            <text:p>53560.14</text:p>
          </table:table-cell>
          <table:table-cell/>
          <table:table-cell table:formula="of:=[.B99]/80/0.453592" office:value-type="float" office:value="1475.99990740577" calcext:value-type="float">
            <text:p>1476</text:p>
          </table:table-cell>
          <table:table-cell table:formula="of:=[.D99]*1000" office:value-type="float" office:value="1475999.90740577" calcext:value-type="float">
            <text:p>1476000</text:p>
          </table:table-cell>
          <table:table-cell table:formula="of:=[.E99]*0.72" office:value-type="float" office:value="1062719.93333216" calcext:value-type="float">
            <text:p>1062720</text:p>
          </table:table-cell>
          <table:table-cell table:formula="of:=[.E99]*0.045" office:value-type="float" office:value="66419.9958332599" calcext:value-type="float">
            <text:p>66420</text:p>
          </table:table-cell>
          <table:table-cell table:formula="of:=[.E99]*0.233" office:value-type="float" office:value="343907.978425545" calcext:value-type="float">
            <text:p>343908</text:p>
          </table:table-cell>
          <table:table-cell table:formula="of:=[.E99]*0.002" office:value-type="float" office:value="2951.99981481155" calcext:value-type="float">
            <text:p>2952</text:p>
          </table:table-cell>
          <table:table-cell table:formula="of:=([.F99]/1000*111+[.G99]/1000*51+[.H99]/1000*60+[.I99]/250*20)*0.453592" office:value-type="float" office:value="64509.84112125" calcext:value-type="float">
            <text:p>64510</text:p>
          </table:table-cell>
          <table:table-cell table:formula="of:=([.F99]/1000*14.3+[.G99]/1000*6.5+[.H99]/1000*8.9+[.I99]/250*2.4)*0.453592" office:value-type="float" office:value="8490.21949245" calcext:value-type="float">
            <text:p>8490</text:p>
          </table:table-cell>
          <table:table-cell table:formula="of:=([.F99]/1000*12.1+[.G99]/1000*5.5+[.H99]/1000*7.6+[.I99]/250*2)*365*0.453592/1000" office:value-type="float" office:value="2626.05332944912" calcext:value-type="float">
            <text:p>2626</text:p>
          </table:table-cell>
          <table:table-cell table:formula="of:=[.J99]*[$Sheet2.$B$16]" office:value-type="float" office:value="46078.45794375" calcext:value-type="float">
            <text:p>46078</text:p>
          </table:table-cell>
          <table:table-cell table:formula="of:=[.J99]+[.M99]" office:value-type="float" office:value="110588.299065" calcext:value-type="float">
            <text:p>110588</text:p>
          </table:table-cell>
          <table:table-cell table:formula="of:=([.F99]/1000*0.72+[.G99]/1000*0.3+[.H99]/1000*0.3+[.I99]/250*0.11)*0.453592" office:value-type="float" office:value="403.495314690001" calcext:value-type="float">
            <text:p>403.5</text:p>
          </table:table-cell>
          <table:table-cell table:formula="of:=([.F99]/1000*0.37+[.G99]/1000*0.11+[.H99]/1000*0.1+[.I99]/250*0.02)*0.453592" office:value-type="float" office:value="197.3758109175" calcext:value-type="float">
            <text:p>197.4</text:p>
          </table:table-cell>
          <table:table-cell table:formula="of:=[.P99]*[.$AC$4]" office:value-type="float" office:value="86.1781709639791" calcext:value-type="float">
            <text:p>86.2</text:p>
          </table:table-cell>
          <table:table-cell table:formula="of:=([.F99]/1000*0.4+[.G99]/1000*0.24+[.H99]/1000*0.31+[.I99]/250*0.09)*0.453592" office:value-type="float" office:value="248.8872755625" calcext:value-type="float">
            <text:p>248.9</text:p>
          </table:table-cell>
          <table:table-cell table:formula="of:=[.R99]*[.$AC$10]" office:value-type="float" office:value="206.523483977394" calcext:value-type="float">
            <text:p>206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7</text:p>
          </table:table-cell>
          <table:table-cell office:value-type="float" office:value="53487.57" calcext:value-type="float">
            <text:p>53487.57</text:p>
          </table:table-cell>
          <table:table-cell/>
          <table:table-cell table:formula="of:=[.B100]/80/0.453592" office:value-type="float" office:value="1474.00003747862" calcext:value-type="float">
            <text:p>1474</text:p>
          </table:table-cell>
          <table:table-cell table:formula="of:=[.D100]*1000" office:value-type="float" office:value="1474000.03747862" calcext:value-type="float">
            <text:p>1474000</text:p>
          </table:table-cell>
          <table:table-cell table:formula="of:=[.E100]*0.72" office:value-type="float" office:value="1061280.0269846" calcext:value-type="float">
            <text:p>1061280</text:p>
          </table:table-cell>
          <table:table-cell table:formula="of:=[.E100]*0.045" office:value-type="float" office:value="66330.0016865377" calcext:value-type="float">
            <text:p>66330</text:p>
          </table:table-cell>
          <table:table-cell table:formula="of:=[.E100]*0.233" office:value-type="float" office:value="343442.008732517" calcext:value-type="float">
            <text:p>343442</text:p>
          </table:table-cell>
          <table:table-cell table:formula="of:=[.E100]*0.002" office:value-type="float" office:value="2948.00007495723" calcext:value-type="float">
            <text:p>2948</text:p>
          </table:table-cell>
          <table:table-cell table:formula="of:=([.F100]/1000*111+[.G100]/1000*51+[.H100]/1000*60+[.I100]/250*20)*0.453592" office:value-type="float" office:value="64422.435091875" calcext:value-type="float">
            <text:p>64422</text:p>
          </table:table-cell>
          <table:table-cell table:formula="of:=([.F100]/1000*14.3+[.G100]/1000*6.5+[.H100]/1000*8.9+[.I100]/250*2.4)*0.453592" office:value-type="float" office:value="8478.715877475" calcext:value-type="float">
            <text:p>8479</text:p>
          </table:table-cell>
          <table:table-cell table:formula="of:=([.F100]/1000*12.1+[.G100]/1000*5.5+[.H100]/1000*7.6+[.I100]/250*2)*365*0.453592/1000" office:value-type="float" office:value="2622.49522280269" calcext:value-type="float">
            <text:p>2622</text:p>
          </table:table-cell>
          <table:table-cell table:formula="of:=[.J100]*[$Sheet2.$B$16]" office:value-type="float" office:value="46016.025065625" calcext:value-type="float">
            <text:p>46016</text:p>
          </table:table-cell>
          <table:table-cell table:formula="of:=[.J100]+[.M100]" office:value-type="float" office:value="110438.4601575" calcext:value-type="float">
            <text:p>110438</text:p>
          </table:table-cell>
          <table:table-cell table:formula="of:=([.F100]/1000*0.72+[.G100]/1000*0.3+[.H100]/1000*0.3+[.I100]/250*0.11)*0.453592" office:value-type="float" office:value="402.948608594999" calcext:value-type="float">
            <text:p>402.9</text:p>
          </table:table-cell>
          <table:table-cell table:formula="of:=([.F100]/1000*0.37+[.G100]/1000*0.11+[.H100]/1000*0.1+[.I100]/250*0.02)*0.453592" office:value-type="float" office:value="197.108381396249" calcext:value-type="float">
            <text:p>197.1</text:p>
          </table:table-cell>
          <table:table-cell table:formula="of:=[.P100]*[.$AC$4]" office:value-type="float" office:value="86.0614059617427" calcext:value-type="float">
            <text:p>86.1</text:p>
          </table:table-cell>
          <table:table-cell table:formula="of:=([.F100]/1000*0.4+[.G100]/1000*0.24+[.H100]/1000*0.31+[.I100]/250*0.09)*0.453592" office:value-type="float" office:value="248.550051843749" calcext:value-type="float">
            <text:p>248.6</text:p>
          </table:table-cell>
          <table:table-cell table:formula="of:=[.R100]*[.$AC$10]" office:value-type="float" office:value="206.243660040558" calcext:value-type="float">
            <text:p>206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8</text:p>
          </table:table-cell>
          <table:table-cell office:value-type="float" office:value="53414.99" calcext:value-type="float">
            <text:p>53414.99</text:p>
          </table:table-cell>
          <table:table-cell/>
          <table:table-cell table:formula="of:=[.B101]/80/0.453592" office:value-type="float" office:value="1471.9998919734" calcext:value-type="float">
            <text:p>1472</text:p>
          </table:table-cell>
          <table:table-cell table:formula="of:=[.D101]*1000" office:value-type="float" office:value="1471999.8919734" calcext:value-type="float">
            <text:p>1472000</text:p>
          </table:table-cell>
          <table:table-cell table:formula="of:=[.E101]*0.72" office:value-type="float" office:value="1059839.92222085" calcext:value-type="float">
            <text:p>1059840</text:p>
          </table:table-cell>
          <table:table-cell table:formula="of:=[.E101]*0.045" office:value-type="float" office:value="66239.9951388032" calcext:value-type="float">
            <text:p>66240</text:p>
          </table:table-cell>
          <table:table-cell table:formula="of:=[.E101]*0.233" office:value-type="float" office:value="342975.974829803" calcext:value-type="float">
            <text:p>342976</text:p>
          </table:table-cell>
          <table:table-cell table:formula="of:=[.E101]*0.002" office:value-type="float" office:value="2943.99978394681" calcext:value-type="float">
            <text:p>2944</text:p>
          </table:table-cell>
          <table:table-cell table:formula="of:=([.F101]/1000*111+[.G101]/1000*51+[.H101]/1000*60+[.I101]/250*20)*0.453592" office:value-type="float" office:value="64335.017018125" calcext:value-type="float">
            <text:p>64335</text:p>
          </table:table-cell>
          <table:table-cell table:formula="of:=([.F101]/1000*14.3+[.G101]/1000*6.5+[.H101]/1000*8.9+[.I101]/250*2.4)*0.453592" office:value-type="float" office:value="8467.210677325" calcext:value-type="float">
            <text:p>8467</text:p>
          </table:table-cell>
          <table:table-cell table:formula="of:=([.F101]/1000*12.1+[.G101]/1000*5.5+[.H101]/1000*7.6+[.I101]/250*2)*365*0.453592/1000" office:value-type="float" office:value="2618.93662585631" calcext:value-type="float">
            <text:p>2619</text:p>
          </table:table-cell>
          <table:table-cell table:formula="of:=[.J101]*[$Sheet2.$B$16]" office:value-type="float" office:value="45953.583584375" calcext:value-type="float">
            <text:p>45954</text:p>
          </table:table-cell>
          <table:table-cell table:formula="of:=[.J101]+[.M101]" office:value-type="float" office:value="110288.6006025" calcext:value-type="float">
            <text:p>110289</text:p>
          </table:table-cell>
          <table:table-cell table:formula="of:=([.F101]/1000*0.72+[.G101]/1000*0.3+[.H101]/1000*0.3+[.I101]/250*0.11)*0.453592" office:value-type="float" office:value="402.401827165" calcext:value-type="float">
            <text:p>402.4</text:p>
          </table:table-cell>
          <table:table-cell table:formula="of:=([.F101]/1000*0.37+[.G101]/1000*0.11+[.H101]/1000*0.1+[.I101]/250*0.02)*0.453592" office:value-type="float" office:value="196.84091502375" calcext:value-type="float">
            <text:p>196.8</text:p>
          </table:table-cell>
          <table:table-cell table:formula="of:=[.P101]*[.$AC$4]" office:value-type="float" office:value="85.9446248695246" calcext:value-type="float">
            <text:p>85.9</text:p>
          </table:table-cell>
          <table:table-cell table:formula="of:=([.F101]/1000*0.4+[.G101]/1000*0.24+[.H101]/1000*0.31+[.I101]/250*0.09)*0.453592" office:value-type="float" office:value="248.21278165625" calcext:value-type="float">
            <text:p>248.2</text:p>
          </table:table-cell>
          <table:table-cell table:formula="of:=[.R101]*[.$AC$10]" office:value-type="float" office:value="205.963797544548" calcext:value-type="float">
            <text:p>20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99</text:p>
          </table:table-cell>
          <table:table-cell office:value-type="float" office:value="52435.24" calcext:value-type="float">
            <text:p>52435.24</text:p>
          </table:table-cell>
          <table:table-cell/>
          <table:table-cell table:formula="of:=[.B102]/80/0.453592" office:value-type="float" office:value="1445.00013227747" calcext:value-type="float">
            <text:p>1445</text:p>
          </table:table-cell>
          <table:table-cell table:formula="of:=[.D102]*1000" office:value-type="float" office:value="1445000.13227747" calcext:value-type="float">
            <text:p>1445000</text:p>
          </table:table-cell>
          <table:table-cell table:formula="of:=[.E102]*0.72" office:value-type="float" office:value="1040400.09523978" calcext:value-type="float">
            <text:p>1040400</text:p>
          </table:table-cell>
          <table:table-cell table:formula="of:=[.E102]*0.045" office:value-type="float" office:value="65025.0059524859" calcext:value-type="float">
            <text:p>65025</text:p>
          </table:table-cell>
          <table:table-cell table:formula="of:=[.E102]*0.233" office:value-type="float" office:value="336685.030820649" calcext:value-type="float">
            <text:p>336685</text:p>
          </table:table-cell>
          <table:table-cell table:formula="of:=[.E102]*0.002" office:value-type="float" office:value="2890.00026455493" calcext:value-type="float">
            <text:p>2890</text:p>
          </table:table-cell>
          <table:table-cell table:formula="of:=([.F102]/1000*111+[.G102]/1000*51+[.H102]/1000*60+[.I102]/250*20)*0.453592" office:value-type="float" office:value="63154.9693775" calcext:value-type="float">
            <text:p>63155</text:p>
          </table:table-cell>
          <table:table-cell table:formula="of:=([.F102]/1000*14.3+[.G102]/1000*6.5+[.H102]/1000*8.9+[.I102]/250*2.4)*0.453592" office:value-type="float" office:value="8311.9031567" calcext:value-type="float">
            <text:p>8312</text:p>
          </table:table-cell>
          <table:table-cell table:formula="of:=([.F102]/1000*12.1+[.G102]/1000*5.5+[.H102]/1000*7.6+[.I102]/250*2)*365*0.453592/1000" office:value-type="float" office:value="2570.89948947975" calcext:value-type="float">
            <text:p>2571</text:p>
          </table:table-cell>
          <table:table-cell table:formula="of:=[.J102]*[$Sheet2.$B$16]" office:value-type="float" office:value="45110.6924125" calcext:value-type="float">
            <text:p>45111</text:p>
          </table:table-cell>
          <table:table-cell table:formula="of:=[.J102]+[.M102]" office:value-type="float" office:value="108265.66179" calcext:value-type="float">
            <text:p>108266</text:p>
          </table:table-cell>
          <table:table-cell table:formula="of:=([.F102]/1000*0.72+[.G102]/1000*0.3+[.H102]/1000*0.3+[.I102]/250*0.11)*0.453592" office:value-type="float" office:value="395.020880540002" calcext:value-type="float">
            <text:p>395.0</text:p>
          </table:table-cell>
          <table:table-cell table:formula="of:=([.F102]/1000*0.37+[.G102]/1000*0.11+[.H102]/1000*0.1+[.I102]/250*0.02)*0.453592" office:value-type="float" office:value="193.230413805001" calcext:value-type="float">
            <text:p>193.2</text:p>
          </table:table-cell>
          <table:table-cell table:formula="of:=[.P102]*[.$AC$4]" office:value-type="float" office:value="84.368208844437" calcext:value-type="float">
            <text:p>84.4</text:p>
          </table:table-cell>
          <table:table-cell table:formula="of:=([.F102]/1000*0.4+[.G102]/1000*0.24+[.H102]/1000*0.31+[.I102]/250*0.09)*0.453592" office:value-type="float" office:value="243.660005875001" calcext:value-type="float">
            <text:p>243.7</text:p>
          </table:table-cell>
          <table:table-cell table:formula="of:=[.R102]*[.$AC$10]" office:value-type="float" office:value="202.185962321809" calcext:value-type="float">
            <text:p>202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100</text:p>
          </table:table-cell>
          <table:table-cell office:value-type="float" office:value="52398.95" calcext:value-type="float">
            <text:p>52398.95</text:p>
          </table:table-cell>
          <table:table-cell/>
          <table:table-cell table:formula="of:=[.B103]/80/0.453592" office:value-type="float" office:value="1444.00005952486" calcext:value-type="float">
            <text:p>1444</text:p>
          </table:table-cell>
          <table:table-cell table:formula="of:=[.D103]*1000" office:value-type="float" office:value="1444000.05952486" calcext:value-type="float">
            <text:p>1444000</text:p>
          </table:table-cell>
          <table:table-cell table:formula="of:=[.E103]*0.72" office:value-type="float" office:value="1039680.0428579" calcext:value-type="float">
            <text:p>1039680</text:p>
          </table:table-cell>
          <table:table-cell table:formula="of:=[.E103]*0.045" office:value-type="float" office:value="64980.0026786187" calcext:value-type="float">
            <text:p>64980</text:p>
          </table:table-cell>
          <table:table-cell table:formula="of:=[.E103]*0.233" office:value-type="float" office:value="336452.013869292" calcext:value-type="float">
            <text:p>336452</text:p>
          </table:table-cell>
          <table:table-cell table:formula="of:=[.E103]*0.002" office:value-type="float" office:value="2888.00011904972" calcext:value-type="float">
            <text:p>2888</text:p>
          </table:table-cell>
          <table:table-cell table:formula="of:=([.F103]/1000*111+[.G103]/1000*51+[.H103]/1000*60+[.I103]/250*20)*0.453592" office:value-type="float" office:value="63111.260340625" calcext:value-type="float">
            <text:p>63111</text:p>
          </table:table-cell>
          <table:table-cell table:formula="of:=([.F103]/1000*14.3+[.G103]/1000*6.5+[.H103]/1000*8.9+[.I103]/250*2.4)*0.453592" office:value-type="float" office:value="8306.150556625" calcext:value-type="float">
            <text:p>8306</text:p>
          </table:table-cell>
          <table:table-cell table:formula="of:=([.F103]/1000*12.1+[.G103]/1000*5.5+[.H103]/1000*7.6+[.I103]/250*2)*365*0.453592/1000" office:value-type="float" office:value="2569.12019100656" calcext:value-type="float">
            <text:p>2569</text:p>
          </table:table-cell>
          <table:table-cell table:formula="of:=[.J103]*[$Sheet2.$B$16]" office:value-type="float" office:value="45079.471671875" calcext:value-type="float">
            <text:p>45079</text:p>
          </table:table-cell>
          <table:table-cell table:formula="of:=[.J103]+[.M103]" office:value-type="float" office:value="108190.7320125" calcext:value-type="float">
            <text:p>108191</text:p>
          </table:table-cell>
          <table:table-cell table:formula="of:=([.F103]/1000*0.72+[.G103]/1000*0.3+[.H103]/1000*0.3+[.I103]/250*0.11)*0.453592" office:value-type="float" office:value="394.747489825" calcext:value-type="float">
            <text:p>394.7</text:p>
          </table:table-cell>
          <table:table-cell table:formula="of:=([.F103]/1000*0.37+[.G103]/1000*0.11+[.H103]/1000*0.1+[.I103]/250*0.02)*0.453592" office:value-type="float" office:value="193.09668061875" calcext:value-type="float">
            <text:p>193.1</text:p>
          </table:table-cell>
          <table:table-cell table:formula="of:=[.P103]*[.$AC$4]" office:value-type="float" office:value="84.3098182983275" calcext:value-type="float">
            <text:p>84.3</text:p>
          </table:table-cell>
          <table:table-cell table:formula="of:=([.F103]/1000*0.4+[.G103]/1000*0.24+[.H103]/1000*0.31+[.I103]/250*0.09)*0.453592" office:value-type="float" office:value="243.49137078125" calcext:value-type="float">
            <text:p>243.5</text:p>
          </table:table-cell>
          <table:table-cell table:formula="of:=[.R103]*[.$AC$10]" office:value-type="float" office:value="202.046031073803" calcext:value-type="float">
            <text:p>202.0</text:p>
          </table:table-cell>
          <table:table-cell table:number-columns-repeated="11"/>
        </table:table-row>
      </table:table>
      <table:table table:name="Sheet2" table:style-name="ta1">
        <table:table-column table:style-name="co3" table:number-columns-repeated="4" table:default-cell-style-name="Default"/>
        <table:table-row table:style-name="ro3">
          <table:table-cell office:value-type="string" calcext:value-type="string">
            <text:p>As excreted manure 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total was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g</text:p>
          </table:table-cell>
          <table:table-cell/>
        </table:table-row>
        <table:table-row table:style-name="ro3"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dilute to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ry mat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3">
          <table:table-cell office:value-type="string" calcext:value-type="string">
            <text:p>water</text:p>
          </table:table-cell>
          <table:table-cell table:formula="of:=100-[.B7]" office:value-type="float" office:value="93" calcext:value-type="float">
            <text:p>93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water to be added</text:p>
          </table:table-cell>
          <table:table-cell table:style-name="ce1" table:formula="of:=([.B8]-[.B4])*100/(100-[.B8])" office:value-type="float" office:value="71.4285714285714" calcext:value-type="float">
            <text:p>7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y x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93 = (x + 88)/(100 + x)</text:p>
          </table:table-cell>
        </table:table-row>
        <table:table-row table:style-name="ro3">
          <table:table-cell office:value-type="string" calcext:value-type="string">
            <text:p>Water %</text:p>
          </table:table-cell>
          <table:table-cell table:formula="of:=([.B10]+[.B4])/([.B3]+[.B10])*100" office:value-type="float" office:value="93" calcext:value-type="float">
            <text:p>93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per unit of waste, water to be added</text:p>
          </table:table-cell>
          <table:table-cell table:number-columns-repeated="3"/>
        </table:table-row>
        <table:table-row table:style-name="ro3">
          <table:table-cell/>
          <table:table-cell table:style-name="ce11" table:formula="of:=[.B10]/[.B3]" office:value-type="float" office:value="0.714285714285714" calcext:value-type="float">
            <text:p>0.7143</text:p>
          </table:table-cell>
          <table:table-cell office:value-type="string" calcext:value-type="string">
            <text:p>kg water/kg man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0" loext:min-decimal-places="0" number:min-integer-digits="1"/>
      <number:text> </number:text>
    </number:number-style>
    <number:number-style style:name="N136P0" style:volatile="true">
      <number:number number:decimal-places="3" loext:min-decimal-places="3" number:min-integer-digits="1"/>
      <number:text> </number:text>
    </number:number-style>
    <number:number-style style:name="N13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3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50:07.921090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7:16:02.112457098</dc:date>
    <dc:creator>Apoorva Sampat</dc:creator>
    <meta:editing-duration>PT1H9M39S</meta:editing-duration>
    <meta:editing-cycles>12</meta:editing-cycles>
    <meta:generator>LibreOffice/5.1.6.2$Linux_X86_64 LibreOffice_project/10m0$Build-2</meta:generator>
    <meta:document-statistic meta:table-count="2" meta:cell-count="1912" meta:object-count="0"/>
  </office:meta>
</office:document-meta>
</file>